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05mm"/>
    </style:style>
    <style:style style:name="co2" style:family="table-column">
      <style:table-column-properties fo:break-before="auto" style:column-width="9.61mm"/>
    </style:style>
    <style:style style:name="co3" style:family="table-column">
      <style:table-column-properties fo:break-before="auto" style:column-width="7.71mm"/>
    </style:style>
    <style:style style:name="co4" style:family="table-column">
      <style:table-column-properties fo:break-before="auto" style:column-width="10.58mm"/>
    </style:style>
    <style:style style:name="co5" style:family="table-column">
      <style:table-column-properties fo:break-before="auto" style:column-width="13.42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1.52mm"/>
    </style:style>
    <style:style style:name="co8" style:family="table-column">
      <style:table-column-properties fo:break-before="auto" style:column-width="16.51mm"/>
    </style:style>
    <style:style style:name="co9" style:family="table-column">
      <style:table-column-properties fo:break-before="auto" style:column-width="15.15mm"/>
    </style:style>
    <style:style style:name="co10" style:family="table-column">
      <style:table-column-properties fo:break-before="auto" style:column-width="8.34mm"/>
    </style:style>
    <style:style style:name="co11" style:family="table-column">
      <style:table-column-properties fo:break-before="auto" style:column-width="9.24mm"/>
    </style:style>
    <style:style style:name="co12" style:family="table-column">
      <style:table-column-properties fo:break-before="auto" style:column-width="33.76mm"/>
    </style:style>
    <style:style style:name="co13" style:family="table-column">
      <style:table-column-properties fo:break-before="auto" style:column-width="101.85mm"/>
    </style:style>
    <style:style style:name="co14" style:family="table-column">
      <style:table-column-properties fo:break-before="auto" style:column-width="34.63mm"/>
    </style:style>
    <style:style style:name="co15" style:family="table-column">
      <style:table-column-properties fo:break-before="auto" style:column-width="33.43mm"/>
    </style:style>
    <style:style style:name="co16" style:family="table-column">
      <style:table-column-properties fo:break-before="auto" style:column-width="25.14mm"/>
    </style:style>
    <style:style style:name="co17" style:family="table-column">
      <style:table-column-properties fo:break-before="auto" style:column-width="30.13mm"/>
    </style:style>
    <style:style style:name="co18" style:family="table-column">
      <style:table-column-properties fo:break-before="auto" style:column-width="148.1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91mm" fo:break-before="auto" style:use-optimal-row-height="true"/>
    </style:style>
    <style:style style:name="ro3" style:family="table-row">
      <style:table-row-properties style:row-height="4.73mm" fo:break-before="auto" style:use-optimal-row-height="true"/>
    </style:style>
    <style:style style:name="ro4" style:family="table-row">
      <style:table-row-properties style:row-height="5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" style:family="table-cell" style:parent-style-name="Default"/>
    <style:style style:name="ce1" style:family="table-cell" style:parent-style-name="Default">
      <style:table-cell-properties fo:background-color="#ffe5ca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color="#ce181e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127">
      <style:table-cell-properties style:text-align-source="fix" style:repeat-content="false"/>
      <style:paragraph-properties fo:text-align="center" fo:margin-left="0mm"/>
      <style:map style:condition="cell-content-is-not-between(0.4,2)" style:apply-style-name="Sem_20_título2" style:base-cell-address="'prfs nbr 6355_2'.G3"/>
    </style:style>
    <style:style style:name="ce48" style:family="table-cell" style:parent-style-name="Default" style:data-style-name="N127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  <style:map style:condition="cell-content-is-not-between(0.4,2)" style:apply-style-name="Sem_20_título2" style:base-cell-address="'prfs nbr 6355_2'.G3"/>
    </style:style>
    <style:style style:name="ce8" style:family="table-cell" style:parent-style-name="Default" style:data-style-name="N127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  <style:map style:condition="cell-content-is-not-between(50,250)" style:apply-style-name="Sem_20_título3" style:base-cell-address="'prfs nbr 6355_2'.H3"/>
    </style:style>
    <style:style style:name="ce50" style:family="table-cell" style:parent-style-name="Default" style:data-style-name="N127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  <style:map style:condition="cell-content-is-not-between(50,250)" style:apply-style-name="Sem_20_título3" style:base-cell-address="'prfs nbr 6355_2'.H3"/>
    </style:style>
    <style:style style:name="ce9" style:family="table-cell" style:parent-style-name="Default" style:data-style-name="N123">
      <style:table-cell-properties style:text-align-source="fix" style:repeat-content="false"/>
      <style:paragraph-properties fo:text-align="center" fo:margin-left="0mm"/>
    </style:style>
    <style:style style:name="ce52" style:family="table-cell" style:parent-style-name="Default" style:data-style-name="N123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0" style:family="table-cell" style:parent-style-name="Default" style:data-style-name="N127">
      <style:table-cell-properties style:text-align-source="fix" style:repeat-content="false"/>
      <style:paragraph-properties fo:text-align="center" fo:margin-left="0mm"/>
    </style:style>
    <style:style style:name="ce54" style:family="table-cell" style:parent-style-name="Default" style:data-style-name="N127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55" style:family="table-cell" style:parent-style-name="Default">
      <style:table-cell-properties fo:background-color="#bce4e5" style:text-align-source="fix" style:repeat-content="false"/>
      <style:paragraph-properties fo:text-align="center" fo:margin-left="0mm"/>
    </style:style>
    <style:style style:name="ce12" style:family="table-cell" style:parent-style-name="Default" style:data-style-name="N127">
      <style:table-cell-properties fo:background-color="#bce4e5"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ackground-color="#bce4e5"/>
    </style:style>
    <style:style style:name="ce11" style:family="table-cell" style:parent-style-name="Default">
      <style:table-cell-properties fo:background-color="#bce4e5" style:text-align-source="fix" style:repeat-content="false"/>
      <style:paragraph-properties fo:text-align="center" fo:margin-left="0mm"/>
    </style:style>
    <style:style style:name="ce14" style:family="table-cell" style:parent-style-name="Default" style:data-style-name="N123">
      <style:table-cell-properties fo:background-color="#bce4e5" style:text-align-source="fix" style:repeat-content="false"/>
      <style:paragraph-properties fo:text-align="center" fo:margin-left="0mm"/>
    </style:style>
    <style:style style:name="ce6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61" style:family="table-cell" style:parent-style-name="Default">
      <style:map style:condition="cell-content()!=&quot;DEVE-SE VERIFICAR A FLAMBAGEM DISTORCIONAL&quot;" style:apply-style-name="Sem_20_título4" style:base-cell-address="'prfs nbr 6355_2'.Q3"/>
      <style:map style:condition="cell-content()=&quot;DEVE-SE VERIFICAR A FLAMBAGEM DISTORCIONAL&quot;" style:apply-style-name="Sem_20_título5" style:base-cell-address="'prfs nbr 6355_2'.Q3"/>
    </style:style>
    <style:style style:name="ce62" style:family="table-cell" style:parent-style-name="Default">
      <style:map style:condition="cell-content()!=&quot;DEVE-SE VERIFICAR A FLAMBAGEM DISTORCIONAL&quot;" style:apply-style-name="Sem_20_título4" style:base-cell-address="'prfs nbr 6355_2'.Q4"/>
      <style:map style:condition="cell-content()=&quot;DEVE-SE VERIFICAR A FLAMBAGEM DISTORCIONAL&quot;" style:apply-style-name="Sem_20_título5" style:base-cell-address="'prfs nbr 6355_2'.Q4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8" style:family="table-cell" style:parent-style-name="Default" style:data-style-name="N16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9" style:family="table-cell" style:parent-style-name="Default" style:data-style-name="N16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3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fcd4d1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5" style:family="table-cell" style:parent-style-name="Default" style:data-style-name="N170">
      <style:table-cell-properties style:text-align-source="fix" style:repeat-content="false"/>
      <style:paragraph-properties fo:text-align="center" fo:margin-left="0mm"/>
    </style:style>
    <style:style style:name="ce76" style:family="table-cell" style:parent-style-name="Default" style:data-style-name="N168"/>
    <style:style style:name="ce77" style:family="table-cell" style:parent-style-name="Default" style:data-style-name="N168">
      <style:table-cell-properties fo:background-color="#fcd4d1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8" style:family="table-cell" style:parent-style-name="Default" style:data-style-name="N168">
      <style:table-cell-properties style:text-align-source="fix" style:repeat-content="false"/>
      <style:paragraph-properties fo:text-align="center" fo:margin-left="0mm"/>
    </style:style>
    <style:style style:name="ce79" style:family="table-cell" style:parent-style-name="Default" style:data-style-name="N168">
      <style:table-cell-properties fo:background-color="#fcd4d1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0" style:family="table-cell" style:parent-style-name="Default">
      <style:map style:condition="cell-content()!=&quot;DEVE-SE VERIFICAR A FLAMBAGEM DISTORCIONAL&quot;" style:apply-style-name="Sem_20_título4" style:base-cell-address="'prfs nbr 6355_2'.AD3"/>
      <style:map style:condition="cell-content()=&quot;DEVE-SE VERIFICAR A FLAMBAGEM DISTORCIONAL&quot;" style:apply-style-name="Sem_20_título5" style:base-cell-address="'prfs nbr 6355_2'.AD3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outline="false" style:text-line-through-style="none" style:text-line-through-type="none" fo:language="pt" fo:country="BR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f200" style:text-align-source="fix" style:repeat-content="false" fo:wrap-option="wrap"/>
      <style:paragraph-properties fo:text-align="center"/>
      <style:text-properties style:text-outline="false" style:text-line-through-style="none" style:text-line-through-type="none" fo:language="pt" fo:country="BR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200"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fo:border-left="0.06pt solid #000000" fo:border-right="none" fo:border-top="none"/>
    </style:style>
    <style:style style:name="ce33" style:family="table-cell" style:parent-style-name="Default">
      <style:table-cell-properties fo:border-bottom="none" fo:background-color="#fff200" fo:border-left="0.06pt solid #000000" fo:border-right="none" fo:border-top="none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0.06pt solid #000000" fo:border-left="0.06pt solid #000000" fo:border-right="none" fo:border-top="none"/>
    </style:style>
    <style:style style:name="ce35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0.06pt solid #000000" fo:border-left="none" fo:border-right="none" fo:border-top="none"/>
    </style:style>
    <style:style style:name="ce3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none" fo:border-left="none" fo:border-right="0.06pt solid #000000" fo:border-top="none"/>
    </style:style>
    <style:style style:name="ce40" style:family="table-cell" style:parent-style-name="Default">
      <style:table-cell-properties fo:border-bottom="0.06pt solid #000000" fo:border-left="none" fo:border-right="0.06pt solid #000000" fo:border-top="none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prfs nbr 6355_2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visibility="collapse" table:default-cell-style-name="ce13"/>
        <table:table-column table:style-name="co9" table:visibility="collapse" table:default-cell-style-name="ce13"/>
        <table:table-column table:style-name="co10" table:visibility="collapse" table:number-columns-repeated="2" table:default-cell-style-name="ce13"/>
        <table:table-column table:style-name="co11" table:visibility="collapse" table:default-cell-style-name="ce13"/>
        <table:table-column table:style-name="co12" table:visibility="collapse" table:default-cell-style-name="ce13"/>
        <table:table-column table:style-name="co13" table:default-cell-style-name="Default"/>
        <table:table-column table:style-name="co6" table:number-columns-repeated="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6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ce76"/>
        <table:table-column table:style-name="co17" table:default-cell-style-name="ce76"/>
        <table:table-column table:style-name="co18" table:default-cell-style-name="Default"/>
        <table:table-row table:style-name="ro1">
          <table:table-cell table:style-name="ce1" office:value-type="string" calcext:value-type="string" table:number-columns-spanned="17" table:number-rows-spanned="1">
            <text:p>Perfil U Enrijecido</text:p>
          </table:table-cell>
          <table:covered-table-cell table:number-columns-repeated="4" table:style-name="ce42"/>
          <table:covered-table-cell table:number-columns-repeated="5" table:style-name="ce3"/>
          <table:covered-table-cell table:number-columns-repeated="6" table:style-name="ce55"/>
          <table:covered-table-cell/>
          <table:table-cell table:number-columns-repeated="2"/>
          <table:table-cell table:style-name="ce20" office:value-type="string" calcext:value-type="string" table:number-columns-spanned="5" table:number-rows-spanned="1">
            <text:p>TABELA 14 – NBR 14762</text:p>
          </table:table-cell>
          <table:covered-table-cell table:number-columns-repeated="3" table:style-name="ce23"/>
          <table:covered-table-cell table:style-name="ce25"/>
          <table:table-cell table:number-columns-repeated="6"/>
        </table:table-row>
        <table:table-row table:style-name="ro2">
          <table:table-cell table:style-name="ce42" office:value-type="string" calcext:value-type="string">
            <text:p>Perfil</text:p>
          </table:table-cell>
          <table:table-cell table:style-name="ce42" office:value-type="string" calcext:value-type="string">
            <text:p>bw</text:p>
          </table:table-cell>
          <table:table-cell table:style-name="ce42" office:value-type="string" calcext:value-type="string">
            <text:p>bf</text:p>
          </table:table-cell>
          <table:table-cell table:style-name="ce42" office:value-type="string" calcext:value-type="string">
            <text:p>D</text:p>
          </table:table-cell>
          <table:table-cell table:style-name="ce42" office:value-type="string" calcext:value-type="string">
            <text:p>t</text:p>
          </table:table-cell>
          <table:table-cell table:style-name="ce42"/>
          <table:table-cell table:style-name="ce42" office:value-type="string" calcext:value-type="string">
            <text:p>bf/bw</text:p>
          </table:table-cell>
          <table:table-cell table:style-name="ce42" office:value-type="string" calcext:value-type="string">
            <text:p>bw/t</text:p>
          </table:table-cell>
          <table:table-cell table:style-name="ce42" office:value-type="string" calcext:value-type="string">
            <text:p>D/bw min</text:p>
          </table:table-cell>
          <table:table-cell table:style-name="ce42" office:value-type="string" calcext:value-type="string">
            <text:p>D/bw</text:p>
          </table:table-cell>
          <table:table-cell table:style-name="ce55" office:value-type="string" calcext:value-type="string">
            <text:p>PROC</text:p>
          </table:table-cell>
          <table:table-cell table:style-name="ce55" office:value-type="string" calcext:value-type="string">
            <text:p>250-200</text:p>
          </table:table-cell>
          <table:table-cell table:style-name="ce55" office:value-type="float" office:value="125" calcext:value-type="float">
            <text:p>125</text:p>
          </table:table-cell>
          <table:table-cell table:style-name="ce55" office:value-type="float" office:value="100" calcext:value-type="float">
            <text:p>100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string" calcext:value-type="string">
            <text:p>DEMAIS VALORES</text:p>
          </table:table-cell>
          <table:table-cell table:style-name="ce60" office:value-type="string" calcext:value-type="string">
            <text:p>VERIFICAÇÃO POR INTRPOLAÇÃO LINEAR POR FAIXA DO bw/t e Regressão linear dos demais dados</text:p>
          </table:table-cell>
          <table:table-cell table:number-columns-repeated="2"/>
          <table:table-cell table:style-name="ce20" office:value-type="string" calcext:value-type="string" table:number-columns-spanned="5" table:number-rows-spanned="1">
            <text:p>bw/t</text:p>
          </table:table-cell>
          <table:covered-table-cell table:number-columns-repeated="3" table:style-name="ce23"/>
          <table:covered-table-cell table:style-name="ce25"/>
          <table:table-cell/>
          <table:table-cell table:style-name="ce74" office:value-type="string" calcext:value-type="string">
            <text:p>python x ods</text:p>
          </table:table-cell>
          <table:table-cell table:style-name="ce74" office:value-type="string" calcext:value-type="string">
            <text:p>python interp2d</text:p>
          </table:table-cell>
          <table:table-cell table:style-name="ce77" office:value-type="string" calcext:value-type="string">
            <text:p>python x ods</text:p>
          </table:table-cell>
          <table:table-cell table:style-name="ce77" office:value-type="string" calcext:value-type="string">
            <text:p>python interp2d</text:p>
          </table:table-cell>
          <table:table-cell table:style-name="ce79" office:value-type="string" calcext:value-type="string">
            <text:p>VERIFICAÇÃO USANDO UMA INTERPOLAÇÃO BIDIMENSIONAL (python interp2d)</text:p>
          </table:table-cell>
        </table:table-row>
        <table:table-row table:style-name="ro1">
          <table:table-cell table:style-name="ce3" table:formula="of:=COM.MICROSOFT.CONCAT([.B3];&quot; x &quot;;[.C3];&quot; x &quot;;[.D3];&quot; x &quot;;[.E3])" office:value-type="string" office:string-value="50 x 25 x 10 x 1,2" calcext:value-type="string">
            <text:p>50 x 25 x 10 x 1,2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0" calcext:value-type="float">
            <text:p>10</text:p>
          </table:table-cell>
          <table:table-cell table:style-name="ce5" office:value-type="float" office:value="1.2" calcext:value-type="float">
            <text:p>1,20</text:p>
          </table:table-cell>
          <table:table-cell table:style-name="ce6"/>
          <table:table-cell table:style-name="ce7" table:formula="of:=[.C3]/[.B3]" office:value-type="float" office:value="0.5" calcext:value-type="float">
            <text:p>0,500</text:p>
          </table:table-cell>
          <table:table-cell table:style-name="ce8" table:formula="of:=[.B3]/[.E3]" office:value-type="float" office:value="41.6666666666667" calcext:value-type="float">
            <text:p>41,667</text:p>
          </table:table-cell>
          <table:table-cell table:style-name="ce9" table:formula="of:=IF(N(ISNA([.K3]));IF(MAX([.L3:.O3])=0;[.P3];MAX([.L3:.O3]));[.K3])" office:value-type="float" office:value="0.25039199561402" calcext:value-type="float">
            <text:p>0,250392</text:p>
          </table:table-cell>
          <table:table-cell table:style-name="ce10" table:formula="of:=[.D3]/[.B3]" office:value-type="float" office:value="0.2" calcext:value-type="float">
            <text:p>0,200</text:p>
          </table:table-cell>
          <table:table-cell table:style-name="ce12" table:formula="of:=INDEX([.$T$4:.$X$12];MATCH([.G3];[.$S$4:.$S$12];0);MATCH([.H3];[.$T$3:.$X$3];0))" office:value-type="string" office:string-value="" calcext:value-type="error">
            <text:p>#N/DISP</text:p>
          </table:table-cell>
          <table:table-cell table:style-name="ce11" table:formula="of:=IF([.H3]=250;0.05;IF([.H3]=200;0.06;0))" office:value-type="float" office:value="0" calcext:value-type="float">
            <text:p>0</text:p>
          </table:table-cell>
          <table:table-cell table:style-name="ce11" table:formula="of:=IF(AND([.H3]=125;[.G3]&gt;=0.4;[.G3]&lt;=0.6);0.1;IF(AND([.G3]&gt;=0.8;[.G3]&lt;=2);0.09;0))" office:value-type="float" office:value="0" calcext:value-type="float">
            <text:p>0</text:p>
          </table:table-cell>
          <table:table-cell table:style-name="ce11" table:formula="of:=IF(AND([.H3]=[.$W$3];[.G3]&gt;=[.$S$4];[.G3]&lt;=[.$S$6]);0.12;IF(AND([.G3]&gt;=[.$S$7];[.G3]&lt;=[.$S$8]);0.11;IF(AND([.G3]&gt;=[.$S$9];[.G3]&lt;=[.$S$12]);0.1;0)))" office:value-type="float" office:value="0" calcext:value-type="float">
            <text:p>0</text:p>
          </table:table-cell>
          <table:table-cell table:style-name="ce11" table:formula="of:=IF(AND([.H3]=[.$X$3];[.G3]&gt;=[.$S$4];[.G3]&lt;=[.$S$5]);0.25;IF(AND([.G3]&gt;=[.$S$6];[.G3]&lt;=[.$S$7]);0.22;IF(AND([.G3]&gt;=[.$S$8];[.G3]&lt;=[.$S$10]);0.2;IF(AND([.G3]&gt;=[.$S$11];[.G3]&lt;=[.$S$12]);0.19;0))))" office:value-type="float" office:value="0" calcext:value-type="float">
            <text:p>0</text:p>
          </table:table-cell>
          <table:table-cell table:style-name="ce14" table:formula="of:=-0.001887993421053*[.H3]-0.038404605263158*[.G3]+0.348260690789474" office:value-type="float" office:value="0.25039199561402" calcext:value-type="float">
            <text:p>0,250392</text:p>
          </table:table-cell>
          <table:table-cell table:style-name="ce61" table:formula="of:=IF([.I3]&gt;[.J3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  <table:table-cell/>
          <table:table-cell table:style-name="ce16" office:value-type="string" calcext:value-type="string">
            <text:p>bf/bw</text:p>
          </table:table-cell>
          <table:table-cell table:style-name="ce21" office:value-type="float" office:value="250" calcext:value-type="float">
            <text:p>250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office:value-type="float" office:value="125" calcext:value-type="float">
            <text:p>125</text:p>
          </table:table-cell>
          <table:table-cell table:style-name="ce24" office:value-type="float" office:value="100" calcext:value-type="float">
            <text:p>100</text:p>
          </table:table-cell>
          <table:table-cell table:style-name="ce26" office:value-type="float" office:value="50" calcext:value-type="float">
            <text:p>50</text:p>
          </table:table-cell>
          <table:table-cell/>
          <table:table-cell table:style-name="ce75" office:value-type="float" office:value="0.25039199561402" calcext:value-type="float">
            <text:p>0,250392</text:p>
          </table:table-cell>
          <table:table-cell table:style-name="ce75" office:value-type="float" office:value="0.25981891025641" calcext:value-type="float">
            <text:p>0,259819</text:p>
          </table:table-cell>
          <table:table-cell table:style-name="ce78" table:formula="of:=[.Z3]-[.$I3]" office:value-type="float" office:value="0" calcext:value-type="float">
            <text:p>0,0000</text:p>
          </table:table-cell>
          <table:table-cell table:style-name="ce78" table:formula="of:=[.AA3]-[.$I3]" office:value-type="float" office:value="0.00942691464239026" calcext:value-type="float">
            <text:p>0,0094</text:p>
          </table:table-cell>
          <table:table-cell table:style-name="ce80" table:formula="of:=IF([.AA3]&gt;[.J3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</table:table-row>
        <table:table-row table:style-name="ro1">
          <table:table-cell table:style-name="ce3" table:formula="of:=COM.MICROSOFT.CONCAT([.B4];&quot; x &quot;;[.C4];&quot; x &quot;;[.D4];&quot; x &quot;;[.E4])" office:value-type="string" office:string-value="50 x 25 x 10 x 1,5" calcext:value-type="string">
            <text:p>50 x 25 x 10 x 1,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0" calcext:value-type="float">
            <text:p>10</text:p>
          </table:table-cell>
          <table:table-cell table:style-name="ce5" office:value-type="float" office:value="1.5" calcext:value-type="float">
            <text:p>1,50</text:p>
          </table:table-cell>
          <table:table-cell table:style-name="ce6"/>
          <table:table-cell table:style-name="ce7" table:formula="of:=[.C4]/[.B4]" office:value-type="float" office:value="0.5" calcext:value-type="float">
            <text:p>0,500</text:p>
          </table:table-cell>
          <table:table-cell table:style-name="ce8" table:formula="of:=[.B4]/[.E4]" office:value-type="float" office:value="33.3333333333333" calcext:value-type="float">
            <text:p>33,333</text:p>
          </table:table-cell>
          <table:table-cell table:style-name="ce9" table:formula="of:=IF(N(ISNA([.K4]));IF(MAX([.L4:.O4])=0;[.P4];MAX([.L4:.O4]));[.K4])" office:value-type="float" office:value="0.266125274122795" calcext:value-type="float">
            <text:p>0,266125</text:p>
          </table:table-cell>
          <table:table-cell table:style-name="ce10" table:formula="of:=[.D4]/[.B4]" office:value-type="float" office:value="0.2" calcext:value-type="float">
            <text:p>0,200</text:p>
          </table:table-cell>
          <table:table-cell table:style-name="ce12" table:formula="of:=INDEX([.$T$4:.$X$12];MATCH([.G4];[.$S$4:.$S$12];0);MATCH([.H4];[.$T$3:.$X$3];0))" office:value-type="string" office:string-value="" calcext:value-type="error">
            <text:p>#N/DISP</text:p>
          </table:table-cell>
          <table:table-cell table:style-name="ce11" table:formula="of:=IF([.H4]=250;0.05;IF([.H4]=200;0.06;0))" office:value-type="float" office:value="0" calcext:value-type="float">
            <text:p>0</text:p>
          </table:table-cell>
          <table:table-cell table:style-name="ce11" table:formula="of:=IF(AND([.H4]=125;[.G4]&gt;=0.4;[.G4]&lt;=0.6);0.1;IF(AND([.G4]&gt;=0.8;[.G4]&lt;=2);0.09;0))" office:value-type="float" office:value="0" calcext:value-type="float">
            <text:p>0</text:p>
          </table:table-cell>
          <table:table-cell table:style-name="ce11" table:formula="of:=IF(AND([.H4]=[.$W$3];[.G4]&gt;=[.$S$4];[.G4]&lt;=[.$S$6]);0.12;IF(AND([.G4]&gt;=[.$S$7];[.G4]&lt;=[.$S$8]);0.11;IF(AND([.G4]&gt;=[.$S$9];[.G4]&lt;=[.$S$12]);0.1;0)))" office:value-type="float" office:value="0" calcext:value-type="float">
            <text:p>0</text:p>
          </table:table-cell>
          <table:table-cell table:style-name="ce11" table:formula="of:=IF(AND([.H4]=[.$X$3];[.G4]&gt;=[.$S$4];[.G4]&lt;=[.$S$5]);0.25;IF(AND([.G4]&gt;=[.$S$6];[.G4]&lt;=[.$S$7]);0.22;IF(AND([.G4]&gt;=[.$S$8];[.G4]&lt;=[.$S$10]);0.2;IF(AND([.G4]&gt;=[.$S$11];[.G4]&lt;=[.$S$12]);0.19;0))))" office:value-type="float" office:value="0" calcext:value-type="float">
            <text:p>0</text:p>
          </table:table-cell>
          <table:table-cell table:style-name="ce14" table:formula="of:=-0.001887993421053*[.H4]-0.038404605263158*[.G4]+0.348260690789474" office:value-type="float" office:value="0.266125274122795" calcext:value-type="float">
            <text:p>0,266125</text:p>
          </table:table-cell>
          <table:table-cell table:style-name="ce62" table:formula="of:=IF([.I4]&gt;[.J4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  <table:table-cell/>
          <table:table-cell table:style-name="ce17" office:value-type="float" office:value="0.4" calcext:value-type="float">
            <text:p>0,4</text:p>
          </table:table-cell>
          <table:table-cell table:style-name="ce22" office:value-type="float" office:value="0.05" calcext:value-type="float">
            <text:p>0,05</text:p>
          </table:table-cell>
          <table:table-cell table:style-name="ce22" office:value-type="float" office:value="0.06" calcext:value-type="float">
            <text:p>0,06</text:p>
          </table:table-cell>
          <table:table-cell table:style-name="ce22" office:value-type="float" office:value="0.1" calcext:value-type="float">
            <text:p>0,1</text:p>
          </table:table-cell>
          <table:table-cell table:style-name="ce22" office:value-type="float" office:value="0.12" calcext:value-type="float">
            <text:p>0,12</text:p>
          </table:table-cell>
          <table:table-cell table:style-name="ce22" office:value-type="float" office:value="0.25" calcext:value-type="float">
            <text:p>0,25</text:p>
          </table:table-cell>
          <table:table-cell/>
          <table:table-cell table:style-name="ce75" office:value-type="float" office:value="0.266125274122795" calcext:value-type="float">
            <text:p>0,266125</text:p>
          </table:table-cell>
          <table:table-cell table:style-name="ce75" office:value-type="float" office:value="0.25981891025641" calcext:value-type="float">
            <text:p>0,259819</text:p>
          </table:table-cell>
          <table:table-cell table:style-name="ce78" table:formula="of:=[.Z4]-[.$I4]" office:value-type="float" office:value="0" calcext:value-type="float">
            <text:p>0,0000</text:p>
          </table:table-cell>
          <table:table-cell table:style-name="ce78" table:formula="of:=[.AA4]-[.$I4]" office:value-type="float" office:value="-0.00630636386638472" calcext:value-type="float">
            <text:p>-0,0063</text:p>
          </table:table-cell>
          <table:table-cell table:style-name="ce80" table:formula="of:=IF([.AA4]&gt;[.J4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</table:table-row>
        <table:table-row table:style-name="ro1">
          <table:table-cell table:style-name="ce3" table:formula="of:=COM.MICROSOFT.CONCAT([.B5];&quot; x &quot;;[.C5];&quot; x &quot;;[.D5];&quot; x &quot;;[.E5])" office:value-type="string" office:string-value="50 x 25 x 10 x 2" calcext:value-type="string">
            <text:p>50 x 25 x 10 x 2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0" calcext:value-type="float">
            <text:p>10</text:p>
          </table:table-cell>
          <table:table-cell table:style-name="ce5" office:value-type="float" office:value="2" calcext:value-type="float">
            <text:p>2,00</text:p>
          </table:table-cell>
          <table:table-cell table:style-name="ce6"/>
          <table:table-cell table:style-name="ce7" table:formula="of:=[.C5]/[.B5]" office:value-type="float" office:value="0.5" calcext:value-type="float">
            <text:p>0,500</text:p>
          </table:table-cell>
          <table:table-cell table:style-name="ce8" table:formula="of:=[.B5]/[.E5]" office:value-type="float" office:value="25" calcext:value-type="float">
            <text:p>25,000</text:p>
          </table:table-cell>
          <table:table-cell table:style-name="ce9" table:formula="of:=IF(N(ISNA([.K5]));IF(MAX([.L5:.O5])=0;[.P5];MAX([.L5:.O5]));[.K5])" office:value-type="float" office:value="0.28185855263157" calcext:value-type="float">
            <text:p>0,281859</text:p>
          </table:table-cell>
          <table:table-cell table:style-name="ce10" table:formula="of:=[.D5]/[.B5]" office:value-type="float" office:value="0.2" calcext:value-type="float">
            <text:p>0,200</text:p>
          </table:table-cell>
          <table:table-cell table:style-name="ce12" table:formula="of:=INDEX([.$T$4:.$X$12];MATCH([.G5];[.$S$4:.$S$12];0);MATCH([.H5];[.$T$3:.$X$3];0))" office:value-type="string" office:string-value="" calcext:value-type="error">
            <text:p>#N/DISP</text:p>
          </table:table-cell>
          <table:table-cell table:style-name="ce11" table:formula="of:=IF([.H5]=250;0.05;IF([.H5]=200;0.06;0))" office:value-type="float" office:value="0" calcext:value-type="float">
            <text:p>0</text:p>
          </table:table-cell>
          <table:table-cell table:style-name="ce11" table:formula="of:=IF(AND([.H5]=125;[.G5]&gt;=0.4;[.G5]&lt;=0.6);0.1;IF(AND([.G5]&gt;=0.8;[.G5]&lt;=2);0.09;0))" office:value-type="float" office:value="0" calcext:value-type="float">
            <text:p>0</text:p>
          </table:table-cell>
          <table:table-cell table:style-name="ce11" table:formula="of:=IF(AND([.H5]=[.$W$3];[.G5]&gt;=[.$S$4];[.G5]&lt;=[.$S$6]);0.12;IF(AND([.G5]&gt;=[.$S$7];[.G5]&lt;=[.$S$8]);0.11;IF(AND([.G5]&gt;=[.$S$9];[.G5]&lt;=[.$S$12]);0.1;0)))" office:value-type="float" office:value="0" calcext:value-type="float">
            <text:p>0</text:p>
          </table:table-cell>
          <table:table-cell table:style-name="ce11" table:formula="of:=IF(AND([.H5]=[.$X$3];[.G5]&gt;=[.$S$4];[.G5]&lt;=[.$S$5]);0.25;IF(AND([.G5]&gt;=[.$S$6];[.G5]&lt;=[.$S$7]);0.22;IF(AND([.G5]&gt;=[.$S$8];[.G5]&lt;=[.$S$10]);0.2;IF(AND([.G5]&gt;=[.$S$11];[.G5]&lt;=[.$S$12]);0.19;0))))" office:value-type="float" office:value="0" calcext:value-type="float">
            <text:p>0</text:p>
          </table:table-cell>
          <table:table-cell table:style-name="ce14" table:formula="of:=-0.001887993421053*[.H5]-0.038404605263158*[.G5]+0.348260690789474" office:value-type="float" office:value="0.28185855263157" calcext:value-type="float">
            <text:p>0,281859</text:p>
          </table:table-cell>
          <table:table-cell table:style-name="ce62" table:formula="of:=IF([.I5]&gt;[.J5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  <table:table-cell/>
          <table:table-cell table:style-name="ce17" office:value-type="float" office:value="0.6" calcext:value-type="float">
            <text:p>0,6</text:p>
          </table:table-cell>
          <table:table-cell table:style-name="ce22" office:value-type="float" office:value="0.05" calcext:value-type="float">
            <text:p>0,05</text:p>
          </table:table-cell>
          <table:table-cell table:style-name="ce22" office:value-type="float" office:value="0.06" calcext:value-type="float">
            <text:p>0,06</text:p>
          </table:table-cell>
          <table:table-cell table:style-name="ce22" office:value-type="float" office:value="0.1" calcext:value-type="float">
            <text:p>0,1</text:p>
          </table:table-cell>
          <table:table-cell table:style-name="ce22" office:value-type="float" office:value="0.12" calcext:value-type="float">
            <text:p>0,12</text:p>
          </table:table-cell>
          <table:table-cell table:style-name="ce22" office:value-type="float" office:value="0.25" calcext:value-type="float">
            <text:p>0,25</text:p>
          </table:table-cell>
          <table:table-cell/>
          <table:table-cell table:style-name="ce75" office:value-type="float" office:value="0.28185855263157" calcext:value-type="float">
            <text:p>0,281859</text:p>
          </table:table-cell>
          <table:table-cell table:style-name="ce75" office:value-type="float" office:value="0.25981891025641" calcext:value-type="float">
            <text:p>0,259819</text:p>
          </table:table-cell>
          <table:table-cell table:style-name="ce78" table:formula="of:=[.Z5]-[.$I5]" office:value-type="float" office:value="0" calcext:value-type="float">
            <text:p>0,0000</text:p>
          </table:table-cell>
          <table:table-cell table:style-name="ce78" table:formula="of:=[.AA5]-[.$I5]" office:value-type="float" office:value="-0.0220396423751597" calcext:value-type="float">
            <text:p>-0,0220</text:p>
          </table:table-cell>
          <table:table-cell table:style-name="ce80" table:formula="of:=IF([.AA5]&gt;[.J5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</table:table-row>
        <table:table-row table:style-name="ro1">
          <table:table-cell table:style-name="ce3" table:formula="of:=COM.MICROSOFT.CONCAT([.B6];&quot; x &quot;;[.C6];&quot; x &quot;;[.D6];&quot; x &quot;;[.E6])" office:value-type="string" office:string-value="50 x 25 x 10 x 2,25" calcext:value-type="string">
            <text:p>50 x 25 x 10 x 2,2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0" calcext:value-type="float">
            <text:p>10</text:p>
          </table:table-cell>
          <table:table-cell table:style-name="ce5" office:value-type="float" office:value="2.25" calcext:value-type="float">
            <text:p>2,25</text:p>
          </table:table-cell>
          <table:table-cell table:style-name="ce6"/>
          <table:table-cell table:style-name="ce7" table:formula="of:=[.C6]/[.B6]" office:value-type="float" office:value="0.5" calcext:value-type="float">
            <text:p>0,500</text:p>
          </table:table-cell>
          <table:table-cell table:style-name="ce8" table:formula="of:=[.B6]/[.E6]" office:value-type="float" office:value="22.2222222222222" calcext:value-type="float">
            <text:p>22,222</text:p>
          </table:table-cell>
          <table:table-cell table:style-name="ce9" table:formula="of:=IF(N(ISNA([.K6]));IF(MAX([.L6:.O6])=0;[.P6];MAX([.L6:.O6]));[.K6])" office:value-type="float" office:value="0.287102978801162" calcext:value-type="float">
            <text:p>0,287103</text:p>
          </table:table-cell>
          <table:table-cell table:style-name="ce10" table:formula="of:=[.D6]/[.B6]" office:value-type="float" office:value="0.2" calcext:value-type="float">
            <text:p>0,200</text:p>
          </table:table-cell>
          <table:table-cell table:style-name="ce12" table:formula="of:=INDEX([.$T$4:.$X$12];MATCH([.G6];[.$S$4:.$S$12];0);MATCH([.H6];[.$T$3:.$X$3];0))" office:value-type="string" office:string-value="" calcext:value-type="error">
            <text:p>#N/DISP</text:p>
          </table:table-cell>
          <table:table-cell table:style-name="ce11" table:formula="of:=IF([.H6]=250;0.05;IF([.H6]=200;0.06;0))" office:value-type="float" office:value="0" calcext:value-type="float">
            <text:p>0</text:p>
          </table:table-cell>
          <table:table-cell table:style-name="ce11" table:formula="of:=IF(AND([.H6]=125;[.G6]&gt;=0.4;[.G6]&lt;=0.6);0.1;IF(AND([.G6]&gt;=0.8;[.G6]&lt;=2);0.09;0))" office:value-type="float" office:value="0" calcext:value-type="float">
            <text:p>0</text:p>
          </table:table-cell>
          <table:table-cell table:style-name="ce11" table:formula="of:=IF(AND([.H6]=[.$W$3];[.G6]&gt;=[.$S$4];[.G6]&lt;=[.$S$6]);0.12;IF(AND([.G6]&gt;=[.$S$7];[.G6]&lt;=[.$S$8]);0.11;IF(AND([.G6]&gt;=[.$S$9];[.G6]&lt;=[.$S$12]);0.1;0)))" office:value-type="float" office:value="0" calcext:value-type="float">
            <text:p>0</text:p>
          </table:table-cell>
          <table:table-cell table:style-name="ce11" table:formula="of:=IF(AND([.H6]=[.$X$3];[.G6]&gt;=[.$S$4];[.G6]&lt;=[.$S$5]);0.25;IF(AND([.G6]&gt;=[.$S$6];[.G6]&lt;=[.$S$7]);0.22;IF(AND([.G6]&gt;=[.$S$8];[.G6]&lt;=[.$S$10]);0.2;IF(AND([.G6]&gt;=[.$S$11];[.G6]&lt;=[.$S$12]);0.19;0))))" office:value-type="float" office:value="0" calcext:value-type="float">
            <text:p>0</text:p>
          </table:table-cell>
          <table:table-cell table:style-name="ce14" table:formula="of:=-0.001887993421053*[.H6]-0.038404605263158*[.G6]+0.348260690789474" office:value-type="float" office:value="0.287102978801162" calcext:value-type="float">
            <text:p>0,287103</text:p>
          </table:table-cell>
          <table:table-cell table:style-name="ce62" table:formula="of:=IF([.I6]&gt;[.J6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  <table:table-cell/>
          <table:table-cell table:style-name="ce17" office:value-type="float" office:value="0.8" calcext:value-type="float">
            <text:p>0,8</text:p>
          </table:table-cell>
          <table:table-cell table:style-name="ce22" office:value-type="float" office:value="0.05" calcext:value-type="float">
            <text:p>0,05</text:p>
          </table:table-cell>
          <table:table-cell table:style-name="ce22" office:value-type="float" office:value="0.06" calcext:value-type="float">
            <text:p>0,06</text:p>
          </table:table-cell>
          <table:table-cell table:style-name="ce22" office:value-type="float" office:value="0.09" calcext:value-type="float">
            <text:p>0,09</text:p>
          </table:table-cell>
          <table:table-cell table:style-name="ce22" office:value-type="float" office:value="0.12" calcext:value-type="float">
            <text:p>0,12</text:p>
          </table:table-cell>
          <table:table-cell table:style-name="ce22" office:value-type="float" office:value="0.22" calcext:value-type="float">
            <text:p>0,22</text:p>
          </table:table-cell>
          <table:table-cell/>
          <table:table-cell table:style-name="ce75" office:value-type="float" office:value="0.287102978801162" calcext:value-type="float">
            <text:p>0,287103</text:p>
          </table:table-cell>
          <table:table-cell table:style-name="ce75" office:value-type="float" office:value="0.25981891025641" calcext:value-type="float">
            <text:p>0,259819</text:p>
          </table:table-cell>
          <table:table-cell table:style-name="ce78" table:formula="of:=[.Z6]-[.$I6]" office:value-type="float" office:value="0" calcext:value-type="float">
            <text:p>0,0000</text:p>
          </table:table-cell>
          <table:table-cell table:style-name="ce78" table:formula="of:=[.AA6]-[.$I6]" office:value-type="float" office:value="-0.0272840685447514" calcext:value-type="float">
            <text:p>-0,0273</text:p>
          </table:table-cell>
          <table:table-cell table:style-name="ce80" table:formula="of:=IF([.AA6]&gt;[.J6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</table:table-row>
        <table:table-row table:style-name="ro1">
          <table:table-cell table:style-name="ce3" table:formula="of:=COM.MICROSOFT.CONCAT([.B7];&quot; x &quot;;[.C7];&quot; x &quot;;[.D7];&quot; x &quot;;[.E7])" office:value-type="string" office:string-value="50 x 25 x 10 x 2,65" calcext:value-type="string">
            <text:p>50 x 25 x 10 x 2,6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0" calcext:value-type="float">
            <text:p>10</text:p>
          </table:table-cell>
          <table:table-cell table:style-name="ce5" office:value-type="float" office:value="2.65" calcext:value-type="float">
            <text:p>2,65</text:p>
          </table:table-cell>
          <table:table-cell table:style-name="ce6"/>
          <table:table-cell table:style-name="ce7" table:formula="of:=[.C7]/[.B7]" office:value-type="float" office:value="0.5" calcext:value-type="float">
            <text:p>0,500</text:p>
          </table:table-cell>
          <table:table-cell table:style-name="ce8" table:formula="of:=[.B7]/[.E7]" office:value-type="float" office:value="18.8679245283019" calcext:value-type="float">
            <text:p>18,868</text:p>
          </table:table-cell>
          <table:table-cell table:style-name="ce9" table:formula="of:=IF(N(ISNA([.K7]));IF(MAX([.L7:.O7])=0;[.P7];MAX([.L7:.O7]));[.K7])" office:value-type="float" office:value="0.293435870779536" calcext:value-type="float">
            <text:p>0,293436</text:p>
          </table:table-cell>
          <table:table-cell table:style-name="ce10" table:formula="of:=[.D7]/[.B7]" office:value-type="float" office:value="0.2" calcext:value-type="float">
            <text:p>0,200</text:p>
          </table:table-cell>
          <table:table-cell table:style-name="ce12" table:formula="of:=INDEX([.$T$4:.$X$12];MATCH([.G7];[.$S$4:.$S$12];0);MATCH([.H7];[.$T$3:.$X$3];0))" office:value-type="string" office:string-value="" calcext:value-type="error">
            <text:p>#N/DISP</text:p>
          </table:table-cell>
          <table:table-cell table:style-name="ce11" table:formula="of:=IF([.H7]=250;0.05;IF([.H7]=200;0.06;0))" office:value-type="float" office:value="0" calcext:value-type="float">
            <text:p>0</text:p>
          </table:table-cell>
          <table:table-cell table:style-name="ce11" table:formula="of:=IF(AND([.H7]=125;[.G7]&gt;=0.4;[.G7]&lt;=0.6);0.1;IF(AND([.G7]&gt;=0.8;[.G7]&lt;=2);0.09;0))" office:value-type="float" office:value="0" calcext:value-type="float">
            <text:p>0</text:p>
          </table:table-cell>
          <table:table-cell table:style-name="ce11" table:formula="of:=IF(AND([.H7]=[.$W$3];[.G7]&gt;=[.$S$4];[.G7]&lt;=[.$S$6]);0.12;IF(AND([.G7]&gt;=[.$S$7];[.G7]&lt;=[.$S$8]);0.11;IF(AND([.G7]&gt;=[.$S$9];[.G7]&lt;=[.$S$12]);0.1;0)))" office:value-type="float" office:value="0" calcext:value-type="float">
            <text:p>0</text:p>
          </table:table-cell>
          <table:table-cell table:style-name="ce11" table:formula="of:=IF(AND([.H7]=[.$X$3];[.G7]&gt;=[.$S$4];[.G7]&lt;=[.$S$5]);0.25;IF(AND([.G7]&gt;=[.$S$6];[.G7]&lt;=[.$S$7]);0.22;IF(AND([.G7]&gt;=[.$S$8];[.G7]&lt;=[.$S$10]);0.2;IF(AND([.G7]&gt;=[.$S$11];[.G7]&lt;=[.$S$12]);0.19;0))))" office:value-type="float" office:value="0" calcext:value-type="float">
            <text:p>0</text:p>
          </table:table-cell>
          <table:table-cell table:style-name="ce14" table:formula="of:=-0.001887993421053*[.H7]-0.038404605263158*[.G7]+0.348260690789474" office:value-type="float" office:value="0.293435870779536" calcext:value-type="float">
            <text:p>0,293436</text:p>
          </table:table-cell>
          <table:table-cell table:style-name="ce62" table:formula="of:=IF([.I7]&gt;[.J7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  <table:table-cell/>
          <table:table-cell table:style-name="ce18" office:value-type="float" office:value="1" calcext:value-type="float">
            <text:p>1,0</text:p>
          </table:table-cell>
          <table:table-cell table:style-name="ce22" office:value-type="float" office:value="0.05" calcext:value-type="float">
            <text:p>0,05</text:p>
          </table:table-cell>
          <table:table-cell table:style-name="ce22" office:value-type="float" office:value="0.06" calcext:value-type="float">
            <text:p>0,06</text:p>
          </table:table-cell>
          <table:table-cell table:style-name="ce22" office:value-type="float" office:value="0.09" calcext:value-type="float">
            <text:p>0,09</text:p>
          </table:table-cell>
          <table:table-cell table:style-name="ce22" office:value-type="float" office:value="0.11" calcext:value-type="float">
            <text:p>0,11</text:p>
          </table:table-cell>
          <table:table-cell table:style-name="ce22" office:value-type="float" office:value="0.22" calcext:value-type="float">
            <text:p>0,22</text:p>
          </table:table-cell>
          <table:table-cell/>
          <table:table-cell table:style-name="ce75" office:value-type="float" office:value="0.293435870779536" calcext:value-type="float">
            <text:p>0,293436</text:p>
          </table:table-cell>
          <table:table-cell table:style-name="ce75" office:value-type="float" office:value="0.25981891025641" calcext:value-type="float">
            <text:p>0,259819</text:p>
          </table:table-cell>
          <table:table-cell table:style-name="ce78" table:formula="of:=[.Z7]-[.$I7]" office:value-type="float" office:value="0" calcext:value-type="float">
            <text:p>0,0000</text:p>
          </table:table-cell>
          <table:table-cell table:style-name="ce78" table:formula="of:=[.AA7]-[.$I7]" office:value-type="float" office:value="-0.0336169605231262" calcext:value-type="float">
            <text:p>-0,0336</text:p>
          </table:table-cell>
          <table:table-cell table:style-name="ce80" table:formula="of:=IF([.AA7]&gt;[.J7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</table:table-row>
        <table:table-row table:style-name="ro1">
          <table:table-cell table:style-name="ce3" table:formula="of:=COM.MICROSOFT.CONCAT([.B8];&quot; x &quot;;[.C8];&quot; x &quot;;[.D8];&quot; x &quot;;[.E8])" office:value-type="string" office:string-value="50 x 25 x 10 x 3" calcext:value-type="string">
            <text:p>50 x 25 x 10 x 3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0" calcext:value-type="float">
            <text:p>10</text:p>
          </table:table-cell>
          <table:table-cell table:style-name="ce5" office:value-type="float" office:value="3" calcext:value-type="float">
            <text:p>3,00</text:p>
          </table:table-cell>
          <table:table-cell table:style-name="ce6"/>
          <table:table-cell table:style-name="ce7" table:formula="of:=[.C8]/[.B8]" office:value-type="float" office:value="0.5" calcext:value-type="float">
            <text:p>0,500</text:p>
          </table:table-cell>
          <table:table-cell table:style-name="ce8" table:formula="of:=[.B8]/[.E8]" office:value-type="float" office:value="16.6666666666667" calcext:value-type="float">
            <text:p>16,667</text:p>
          </table:table-cell>
          <table:table-cell table:style-name="ce9" table:formula="of:=IF(N(ISNA([.K8]));IF(MAX([.L8:.O8])=0;[.P8];MAX([.L8:.O8]));[.K8])" office:value-type="float" office:value="0.297591831140345" calcext:value-type="float">
            <text:p>0,297592</text:p>
          </table:table-cell>
          <table:table-cell table:style-name="ce10" table:formula="of:=[.D8]/[.B8]" office:value-type="float" office:value="0.2" calcext:value-type="float">
            <text:p>0,200</text:p>
          </table:table-cell>
          <table:table-cell table:style-name="ce12" table:formula="of:=INDEX([.$T$4:.$X$12];MATCH([.G8];[.$S$4:.$S$12];0);MATCH([.H8];[.$T$3:.$X$3];0))" office:value-type="string" office:string-value="" calcext:value-type="error">
            <text:p>#N/DISP</text:p>
          </table:table-cell>
          <table:table-cell table:style-name="ce11" table:formula="of:=IF([.H8]=250;0.05;IF([.H8]=200;0.06;0))" office:value-type="float" office:value="0" calcext:value-type="float">
            <text:p>0</text:p>
          </table:table-cell>
          <table:table-cell table:style-name="ce11" table:formula="of:=IF(AND([.H8]=125;[.G8]&gt;=0.4;[.G8]&lt;=0.6);0.1;IF(AND([.G8]&gt;=0.8;[.G8]&lt;=2);0.09;0))" office:value-type="float" office:value="0" calcext:value-type="float">
            <text:p>0</text:p>
          </table:table-cell>
          <table:table-cell table:style-name="ce11" table:formula="of:=IF(AND([.H8]=[.$W$3];[.G8]&gt;=[.$S$4];[.G8]&lt;=[.$S$6]);0.12;IF(AND([.G8]&gt;=[.$S$7];[.G8]&lt;=[.$S$8]);0.11;IF(AND([.G8]&gt;=[.$S$9];[.G8]&lt;=[.$S$12]);0.1;0)))" office:value-type="float" office:value="0" calcext:value-type="float">
            <text:p>0</text:p>
          </table:table-cell>
          <table:table-cell table:style-name="ce11" table:formula="of:=IF(AND([.H8]=[.$X$3];[.G8]&gt;=[.$S$4];[.G8]&lt;=[.$S$5]);0.25;IF(AND([.G8]&gt;=[.$S$6];[.G8]&lt;=[.$S$7]);0.22;IF(AND([.G8]&gt;=[.$S$8];[.G8]&lt;=[.$S$10]);0.2;IF(AND([.G8]&gt;=[.$S$11];[.G8]&lt;=[.$S$12]);0.19;0))))" office:value-type="float" office:value="0" calcext:value-type="float">
            <text:p>0</text:p>
          </table:table-cell>
          <table:table-cell table:style-name="ce14" table:formula="of:=-0.001887993421053*[.H8]-0.038404605263158*[.G8]+0.348260690789474" office:value-type="float" office:value="0.297591831140345" calcext:value-type="float">
            <text:p>0,297592</text:p>
          </table:table-cell>
          <table:table-cell table:style-name="ce62" table:formula="of:=IF([.I8]&gt;[.J8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  <table:table-cell/>
          <table:table-cell table:style-name="ce17" office:value-type="float" office:value="1.2" calcext:value-type="float">
            <text:p>1,2</text:p>
          </table:table-cell>
          <table:table-cell table:style-name="ce22" office:value-type="float" office:value="0.05" calcext:value-type="float">
            <text:p>0,05</text:p>
          </table:table-cell>
          <table:table-cell table:style-name="ce22" office:value-type="float" office:value="0.06" calcext:value-type="float">
            <text:p>0,06</text:p>
          </table:table-cell>
          <table:table-cell table:style-name="ce22" office:value-type="float" office:value="0.09" calcext:value-type="float">
            <text:p>0,09</text:p>
          </table:table-cell>
          <table:table-cell table:style-name="ce22" office:value-type="float" office:value="0.11" calcext:value-type="float">
            <text:p>0,11</text:p>
          </table:table-cell>
          <table:table-cell table:style-name="ce22" office:value-type="float" office:value="0.2" calcext:value-type="float">
            <text:p>0,2</text:p>
          </table:table-cell>
          <table:table-cell/>
          <table:table-cell table:style-name="ce75" office:value-type="float" office:value="0.297591831140345" calcext:value-type="float">
            <text:p>0,297592</text:p>
          </table:table-cell>
          <table:table-cell table:style-name="ce75" office:value-type="float" office:value="0.25981891025641" calcext:value-type="float">
            <text:p>0,259819</text:p>
          </table:table-cell>
          <table:table-cell table:style-name="ce78" table:formula="of:=[.Z8]-[.$I8]" office:value-type="float" office:value="0" calcext:value-type="float">
            <text:p>0,0000</text:p>
          </table:table-cell>
          <table:table-cell table:style-name="ce78" table:formula="of:=[.AA8]-[.$I8]" office:value-type="float" office:value="-0.0377729208839347" calcext:value-type="float">
            <text:p>-0,0378</text:p>
          </table:table-cell>
          <table:table-cell table:style-name="ce80" table:formula="of:=IF([.AA8]&gt;[.J8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</table:table-row>
        <table:table-row table:style-name="ro1">
          <table:table-cell table:style-name="ce3" table:formula="of:=COM.MICROSOFT.CONCAT([.B9];&quot; x &quot;;[.C9];&quot; x &quot;;[.D9];&quot; x &quot;;[.E9])" office:value-type="string" office:string-value="75 x 40 x 15 x 1,2" calcext:value-type="string">
            <text:p>75 x 40 x 15 x 1,2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5" calcext:value-type="float">
            <text:p>15</text:p>
          </table:table-cell>
          <table:table-cell table:style-name="ce5" office:value-type="float" office:value="1.2" calcext:value-type="float">
            <text:p>1,20</text:p>
          </table:table-cell>
          <table:table-cell table:style-name="ce6"/>
          <table:table-cell table:style-name="ce7" table:formula="of:=[.C9]/[.B9]" office:value-type="float" office:value="0.533333333333333" calcext:value-type="float">
            <text:p>0,533</text:p>
          </table:table-cell>
          <table:table-cell table:style-name="ce8" table:formula="of:=[.B9]/[.E9]" office:value-type="float" office:value="62.5" calcext:value-type="float">
            <text:p>62,500</text:p>
          </table:table-cell>
          <table:table-cell table:style-name="ce9" table:formula="of:=IF(N(ISNA([.K9]));IF(MAX([.L9:.O9])=0;[.P9];MAX([.L9:.O9]));[.K9])" office:value-type="float" office:value="0.209778645833311" calcext:value-type="float">
            <text:p>0,209779</text:p>
          </table:table-cell>
          <table:table-cell table:style-name="ce10" table:formula="of:=[.D9]/[.B9]" office:value-type="float" office:value="0.2" calcext:value-type="float">
            <text:p>0,200</text:p>
          </table:table-cell>
          <table:table-cell table:style-name="ce12" table:formula="of:=INDEX([.$T$4:.$X$12];MATCH([.G9];[.$S$4:.$S$12];0);MATCH([.H9];[.$T$3:.$X$3];0))" office:value-type="string" office:string-value="" calcext:value-type="error">
            <text:p>#N/DISP</text:p>
          </table:table-cell>
          <table:table-cell table:style-name="ce11" table:formula="of:=IF([.H9]=250;0.05;IF([.H9]=200;0.06;0))" office:value-type="float" office:value="0" calcext:value-type="float">
            <text:p>0</text:p>
          </table:table-cell>
          <table:table-cell table:style-name="ce11" table:formula="of:=IF(AND([.H9]=125;[.G9]&gt;=0.4;[.G9]&lt;=0.6);0.1;IF(AND([.G9]&gt;=0.8;[.G9]&lt;=2);0.09;0))" office:value-type="float" office:value="0" calcext:value-type="float">
            <text:p>0</text:p>
          </table:table-cell>
          <table:table-cell table:style-name="ce11" table:formula="of:=IF(AND([.H9]=[.$W$3];[.G9]&gt;=[.$S$4];[.G9]&lt;=[.$S$6]);0.12;IF(AND([.G9]&gt;=[.$S$7];[.G9]&lt;=[.$S$8]);0.11;IF(AND([.G9]&gt;=[.$S$9];[.G9]&lt;=[.$S$12]);0.1;0)))" office:value-type="float" office:value="0" calcext:value-type="float">
            <text:p>0</text:p>
          </table:table-cell>
          <table:table-cell table:style-name="ce11" table:formula="of:=IF(AND([.H9]=[.$X$3];[.G9]&gt;=[.$S$4];[.G9]&lt;=[.$S$5]);0.25;IF(AND([.G9]&gt;=[.$S$6];[.G9]&lt;=[.$S$7]);0.22;IF(AND([.G9]&gt;=[.$S$8];[.G9]&lt;=[.$S$10]);0.2;IF(AND([.G9]&gt;=[.$S$11];[.G9]&lt;=[.$S$12]);0.19;0))))" office:value-type="float" office:value="0" calcext:value-type="float">
            <text:p>0</text:p>
          </table:table-cell>
          <table:table-cell table:style-name="ce14" table:formula="of:=-0.001887993421053*[.H9]-0.038404605263158*[.G9]+0.348260690789474" office:value-type="float" office:value="0.209778645833311" calcext:value-type="float">
            <text:p>0,209779</text:p>
          </table:table-cell>
          <table:table-cell table:style-name="ce62" table:formula="of:=IF([.I9]&gt;[.J9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  <table:table-cell/>
          <table:table-cell table:style-name="ce17" office:value-type="float" office:value="1.4" calcext:value-type="float">
            <text:p>1,4</text:p>
          </table:table-cell>
          <table:table-cell table:style-name="ce22" office:value-type="float" office:value="0.05" calcext:value-type="float">
            <text:p>0,05</text:p>
          </table:table-cell>
          <table:table-cell table:style-name="ce22" office:value-type="float" office:value="0.06" calcext:value-type="float">
            <text:p>0,06</text:p>
          </table:table-cell>
          <table:table-cell table:style-name="ce22" office:value-type="float" office:value="0.09" calcext:value-type="float">
            <text:p>0,09</text:p>
          </table:table-cell>
          <table:table-cell table:style-name="ce22" office:value-type="float" office:value="0.1" calcext:value-type="float">
            <text:p>0,1</text:p>
          </table:table-cell>
          <table:table-cell table:style-name="ce22" office:value-type="float" office:value="0.2" calcext:value-type="float">
            <text:p>0,2</text:p>
          </table:table-cell>
          <table:table-cell/>
          <table:table-cell table:style-name="ce75" office:value-type="float" office:value="0.209778645833311" calcext:value-type="float">
            <text:p>0,209779</text:p>
          </table:table-cell>
          <table:table-cell table:style-name="ce75" office:value-type="float" office:value="0.200943206013808" calcext:value-type="float">
            <text:p>0,200943</text:p>
          </table:table-cell>
          <table:table-cell table:style-name="ce78" table:formula="of:=[.Z9]-[.$I9]" office:value-type="float" office:value="0" calcext:value-type="float">
            <text:p>0,0000</text:p>
          </table:table-cell>
          <table:table-cell table:style-name="ce78" table:formula="of:=[.AA9]-[.$I9]" office:value-type="float" office:value="-0.00883543981950269" calcext:value-type="float">
            <text:p>-0,0088</text:p>
          </table:table-cell>
          <table:table-cell table:style-name="ce80" table:formula="of:=IF([.AA9]&gt;[.J9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</table:table-row>
        <table:table-row table:style-name="ro1">
          <table:table-cell table:style-name="ce3" table:formula="of:=COM.MICROSOFT.CONCAT([.B10];&quot; x &quot;;[.C10];&quot; x &quot;;[.D10];&quot; x &quot;;[.E10])" office:value-type="string" office:string-value="75 x 40 x 15 x 1,5" calcext:value-type="string">
            <text:p>75 x 40 x 15 x 1,5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5" calcext:value-type="float">
            <text:p>15</text:p>
          </table:table-cell>
          <table:table-cell table:style-name="ce5" office:value-type="float" office:value="1.5" calcext:value-type="float">
            <text:p>1,50</text:p>
          </table:table-cell>
          <table:table-cell table:style-name="ce6"/>
          <table:table-cell table:style-name="ce7" table:formula="of:=[.C10]/[.B10]" office:value-type="float" office:value="0.533333333333333" calcext:value-type="float">
            <text:p>0,533</text:p>
          </table:table-cell>
          <table:table-cell table:style-name="ce8" table:formula="of:=[.B10]/[.E10]" office:value-type="float" office:value="50" calcext:value-type="float">
            <text:p>50,000</text:p>
          </table:table-cell>
          <table:table-cell table:style-name="ce9" table:formula="of:=IF(N(ISNA([.K10]));IF(MAX([.L10:.O10])=0;[.P10];MAX([.L10:.O10]));[.K10])" office:value-type="float" office:value="0.25" calcext:value-type="float">
            <text:p>0,250000</text:p>
          </table:table-cell>
          <table:table-cell table:style-name="ce10" table:formula="of:=[.D10]/[.B10]" office:value-type="float" office:value="0.2" calcext:value-type="float">
            <text:p>0,200</text:p>
          </table:table-cell>
          <table:table-cell table:style-name="ce12" table:formula="of:=INDEX([.$T$4:.$X$12];MATCH([.G10];[.$S$4:.$S$12];0);MATCH([.H10];[.$T$3:.$X$3];0))" office:value-type="string" office:string-value="" calcext:value-type="error">
            <text:p>#N/DISP</text:p>
          </table:table-cell>
          <table:table-cell table:style-name="ce11" table:formula="of:=IF([.H10]=250;0.05;IF([.H10]=200;0.06;0))" office:value-type="float" office:value="0" calcext:value-type="float">
            <text:p>0</text:p>
          </table:table-cell>
          <table:table-cell table:style-name="ce11" table:formula="of:=IF(AND([.H10]=125;[.G10]&gt;=0.4;[.G10]&lt;=0.6);0.1;IF(AND([.G10]&gt;=0.8;[.G10]&lt;=2);0.09;0))" office:value-type="float" office:value="0" calcext:value-type="float">
            <text:p>0</text:p>
          </table:table-cell>
          <table:table-cell table:style-name="ce11" table:formula="of:=IF(AND([.H10]=[.$W$3];[.G10]&gt;=[.$S$4];[.G10]&lt;=[.$S$6]);0.12;IF(AND([.G10]&gt;=[.$S$7];[.G10]&lt;=[.$S$8]);0.11;IF(AND([.G10]&gt;=[.$S$9];[.G10]&lt;=[.$S$12]);0.1;0)))" office:value-type="float" office:value="0" calcext:value-type="float">
            <text:p>0</text:p>
          </table:table-cell>
          <table:table-cell table:style-name="ce11" table:formula="of:=IF(AND([.H10]=[.$X$3];[.G10]&gt;=[.$S$4];[.G10]&lt;=[.$S$5]);0.25;IF(AND([.G10]&gt;=[.$S$6];[.G10]&lt;=[.$S$7]);0.22;IF(AND([.G10]&gt;=[.$S$8];[.G10]&lt;=[.$S$10]);0.2;IF(AND([.G10]&gt;=[.$S$11];[.G10]&lt;=[.$S$12]);0.19;0))))" office:value-type="float" office:value="0.25" calcext:value-type="float">
            <text:p>0,25</text:p>
          </table:table-cell>
          <table:table-cell table:style-name="ce14" table:formula="of:=-0.001887993421053*[.H10]-0.038404605263158*[.G10]+0.348260690789474" office:value-type="float" office:value="0.233378563596473" calcext:value-type="float">
            <text:p>0,233379</text:p>
          </table:table-cell>
          <table:table-cell table:style-name="ce62" table:formula="of:=IF([.I10]&gt;[.J10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  <table:table-cell/>
          <table:table-cell table:style-name="ce17" office:value-type="float" office:value="1.6" calcext:value-type="float">
            <text:p>1,6</text:p>
          </table:table-cell>
          <table:table-cell table:style-name="ce22" office:value-type="float" office:value="0.05" calcext:value-type="float">
            <text:p>0,05</text:p>
          </table:table-cell>
          <table:table-cell table:style-name="ce22" office:value-type="float" office:value="0.06" calcext:value-type="float">
            <text:p>0,06</text:p>
          </table:table-cell>
          <table:table-cell table:style-name="ce22" office:value-type="float" office:value="0.09" calcext:value-type="float">
            <text:p>0,09</text:p>
          </table:table-cell>
          <table:table-cell table:style-name="ce22" office:value-type="float" office:value="0.1" calcext:value-type="float">
            <text:p>0,1</text:p>
          </table:table-cell>
          <table:table-cell table:style-name="ce22" office:value-type="float" office:value="0.2" calcext:value-type="float">
            <text:p>0,2</text:p>
          </table:table-cell>
          <table:table-cell/>
          <table:table-cell table:style-name="ce75" office:value-type="float" office:value="0.25" calcext:value-type="float">
            <text:p>0,250000</text:p>
          </table:table-cell>
          <table:table-cell table:style-name="ce75" office:value-type="float" office:value="0.258128521684077" calcext:value-type="float">
            <text:p>0,258129</text:p>
          </table:table-cell>
          <table:table-cell table:style-name="ce78" table:formula="of:=[.Z10]-[.$I10]" office:value-type="float" office:value="0" calcext:value-type="float">
            <text:p>0,0000</text:p>
          </table:table-cell>
          <table:table-cell table:style-name="ce78" table:formula="of:=[.AA10]-[.$I10]" office:value-type="float" office:value="0.00812852168407729" calcext:value-type="float">
            <text:p>0,0081</text:p>
          </table:table-cell>
          <table:table-cell table:style-name="ce80" table:formula="of:=IF([.AA10]&gt;[.J10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</table:table-row>
        <table:table-row table:style-name="ro1">
          <table:table-cell table:style-name="ce3" table:formula="of:=COM.MICROSOFT.CONCAT([.B11];&quot; x &quot;;[.C11];&quot; x &quot;;[.D11];&quot; x &quot;;[.E11])" office:value-type="string" office:string-value="75 x 40 x 15 x 2" calcext:value-type="string">
            <text:p>75 x 40 x 15 x 2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5" calcext:value-type="float">
            <text:p>15</text:p>
          </table:table-cell>
          <table:table-cell table:style-name="ce5" office:value-type="float" office:value="2" calcext:value-type="float">
            <text:p>2,00</text:p>
          </table:table-cell>
          <table:table-cell table:style-name="ce6"/>
          <table:table-cell table:style-name="ce7" table:formula="of:=[.C11]/[.B11]" office:value-type="float" office:value="0.533333333333333" calcext:value-type="float">
            <text:p>0,533</text:p>
          </table:table-cell>
          <table:table-cell table:style-name="ce8" table:formula="of:=[.B11]/[.E11]" office:value-type="float" office:value="37.5" calcext:value-type="float">
            <text:p>37,500</text:p>
          </table:table-cell>
          <table:table-cell table:style-name="ce9" table:formula="of:=IF(N(ISNA([.K11]));IF(MAX([.L11:.O11])=0;[.P11];MAX([.L11:.O11]));[.K11])" office:value-type="float" office:value="0.256978481359636" calcext:value-type="float">
            <text:p>0,256978</text:p>
          </table:table-cell>
          <table:table-cell table:style-name="ce10" table:formula="of:=[.D11]/[.B11]" office:value-type="float" office:value="0.2" calcext:value-type="float">
            <text:p>0,200</text:p>
          </table:table-cell>
          <table:table-cell table:style-name="ce12" table:formula="of:=INDEX([.$T$4:.$X$12];MATCH([.G11];[.$S$4:.$S$12];0);MATCH([.H11];[.$T$3:.$X$3];0))" office:value-type="string" office:string-value="" calcext:value-type="error">
            <text:p>#N/DISP</text:p>
          </table:table-cell>
          <table:table-cell table:style-name="ce11" table:formula="of:=IF([.H11]=250;0.05;IF([.H11]=200;0.06;0))" office:value-type="float" office:value="0" calcext:value-type="float">
            <text:p>0</text:p>
          </table:table-cell>
          <table:table-cell table:style-name="ce11" table:formula="of:=IF(AND([.H11]=125;[.G11]&gt;=0.4;[.G11]&lt;=0.6);0.1;IF(AND([.G11]&gt;=0.8;[.G11]&lt;=2);0.09;0))" office:value-type="float" office:value="0" calcext:value-type="float">
            <text:p>0</text:p>
          </table:table-cell>
          <table:table-cell table:style-name="ce11" table:formula="of:=IF(AND([.H11]=[.$W$3];[.G11]&gt;=[.$S$4];[.G11]&lt;=[.$S$6]);0.12;IF(AND([.G11]&gt;=[.$S$7];[.G11]&lt;=[.$S$8]);0.11;IF(AND([.G11]&gt;=[.$S$9];[.G11]&lt;=[.$S$12]);0.1;0)))" office:value-type="float" office:value="0" calcext:value-type="float">
            <text:p>0</text:p>
          </table:table-cell>
          <table:table-cell table:style-name="ce11" table:formula="of:=IF(AND([.H11]=[.$X$3];[.G11]&gt;=[.$S$4];[.G11]&lt;=[.$S$5]);0.25;IF(AND([.G11]&gt;=[.$S$6];[.G11]&lt;=[.$S$7]);0.22;IF(AND([.G11]&gt;=[.$S$8];[.G11]&lt;=[.$S$10]);0.2;IF(AND([.G11]&gt;=[.$S$11];[.G11]&lt;=[.$S$12]);0.19;0))))" office:value-type="float" office:value="0" calcext:value-type="float">
            <text:p>0</text:p>
          </table:table-cell>
          <table:table-cell table:style-name="ce14" table:formula="of:=-0.001887993421053*[.H11]-0.038404605263158*[.G11]+0.348260690789474" office:value-type="float" office:value="0.256978481359636" calcext:value-type="float">
            <text:p>0,256978</text:p>
          </table:table-cell>
          <table:table-cell table:style-name="ce62" table:formula="of:=IF([.I11]&gt;[.J11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  <table:table-cell/>
          <table:table-cell table:style-name="ce17" office:value-type="float" office:value="1.8" calcext:value-type="float">
            <text:p>1,8</text:p>
          </table:table-cell>
          <table:table-cell table:style-name="ce22" office:value-type="float" office:value="0.05" calcext:value-type="float">
            <text:p>0,05</text:p>
          </table:table-cell>
          <table:table-cell table:style-name="ce22" office:value-type="float" office:value="0.06" calcext:value-type="float">
            <text:p>0,06</text:p>
          </table:table-cell>
          <table:table-cell table:style-name="ce22" office:value-type="float" office:value="0.09" calcext:value-type="float">
            <text:p>0,09</text:p>
          </table:table-cell>
          <table:table-cell table:style-name="ce22" office:value-type="float" office:value="0.1" calcext:value-type="float">
            <text:p>0,1</text:p>
          </table:table-cell>
          <table:table-cell table:style-name="ce22" office:value-type="float" office:value="0.19" calcext:value-type="float">
            <text:p>0,19</text:p>
          </table:table-cell>
          <table:table-cell/>
          <table:table-cell table:style-name="ce75" office:value-type="float" office:value="0.256978481359636" calcext:value-type="float">
            <text:p>0,256978</text:p>
          </table:table-cell>
          <table:table-cell table:style-name="ce75" office:value-type="float" office:value="0.258128521684077" calcext:value-type="float">
            <text:p>0,258129</text:p>
          </table:table-cell>
          <table:table-cell table:style-name="ce78" table:formula="of:=[.Z11]-[.$I11]" office:value-type="float" office:value="0" calcext:value-type="float">
            <text:p>0,0000</text:p>
          </table:table-cell>
          <table:table-cell table:style-name="ce78" table:formula="of:=[.AA11]-[.$I11]" office:value-type="float" office:value="0.00115004032444171" calcext:value-type="float">
            <text:p>0,0012</text:p>
          </table:table-cell>
          <table:table-cell table:style-name="ce80" table:formula="of:=IF([.AA11]&gt;[.J11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</table:table-row>
        <table:table-row table:style-name="ro1">
          <table:table-cell table:style-name="ce3" table:formula="of:=COM.MICROSOFT.CONCAT([.B12];&quot; x &quot;;[.C12];&quot; x &quot;;[.D12];&quot; x &quot;;[.E12])" office:value-type="string" office:string-value="75 x 40 x 15 x 2,25" calcext:value-type="string">
            <text:p>75 x 40 x 15 x 2,25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5" calcext:value-type="float">
            <text:p>15</text:p>
          </table:table-cell>
          <table:table-cell table:style-name="ce5" office:value-type="float" office:value="2.25" calcext:value-type="float">
            <text:p>2,25</text:p>
          </table:table-cell>
          <table:table-cell table:style-name="ce6"/>
          <table:table-cell table:style-name="ce7" table:formula="of:=[.C12]/[.B12]" office:value-type="float" office:value="0.533333333333333" calcext:value-type="float">
            <text:p>0,533</text:p>
          </table:table-cell>
          <table:table-cell table:style-name="ce8" table:formula="of:=[.B12]/[.E12]" office:value-type="float" office:value="33.3333333333333" calcext:value-type="float">
            <text:p>33,333</text:p>
          </table:table-cell>
          <table:table-cell table:style-name="ce9" table:formula="of:=IF(N(ISNA([.K12]));IF(MAX([.L12:.O12])=0;[.P12];MAX([.L12:.O12]));[.K12])" office:value-type="float" office:value="0.264845120614023" calcext:value-type="float">
            <text:p>0,264845</text:p>
          </table:table-cell>
          <table:table-cell table:style-name="ce10" table:formula="of:=[.D12]/[.B12]" office:value-type="float" office:value="0.2" calcext:value-type="float">
            <text:p>0,200</text:p>
          </table:table-cell>
          <table:table-cell table:style-name="ce12" table:formula="of:=INDEX([.$T$4:.$X$12];MATCH([.G12];[.$S$4:.$S$12];0);MATCH([.H12];[.$T$3:.$X$3];0))" office:value-type="string" office:string-value="" calcext:value-type="error">
            <text:p>#N/DISP</text:p>
          </table:table-cell>
          <table:table-cell table:style-name="ce11" table:formula="of:=IF([.H12]=250;0.05;IF([.H12]=200;0.06;0))" office:value-type="float" office:value="0" calcext:value-type="float">
            <text:p>0</text:p>
          </table:table-cell>
          <table:table-cell table:style-name="ce11" table:formula="of:=IF(AND([.H12]=125;[.G12]&gt;=0.4;[.G12]&lt;=0.6);0.1;IF(AND([.G12]&gt;=0.8;[.G12]&lt;=2);0.09;0))" office:value-type="float" office:value="0" calcext:value-type="float">
            <text:p>0</text:p>
          </table:table-cell>
          <table:table-cell table:style-name="ce11" table:formula="of:=IF(AND([.H12]=[.$W$3];[.G12]&gt;=[.$S$4];[.G12]&lt;=[.$S$6]);0.12;IF(AND([.G12]&gt;=[.$S$7];[.G12]&lt;=[.$S$8]);0.11;IF(AND([.G12]&gt;=[.$S$9];[.G12]&lt;=[.$S$12]);0.1;0)))" office:value-type="float" office:value="0" calcext:value-type="float">
            <text:p>0</text:p>
          </table:table-cell>
          <table:table-cell table:style-name="ce11" table:formula="of:=IF(AND([.H12]=[.$X$3];[.G12]&gt;=[.$S$4];[.G12]&lt;=[.$S$5]);0.25;IF(AND([.G12]&gt;=[.$S$6];[.G12]&lt;=[.$S$7]);0.22;IF(AND([.G12]&gt;=[.$S$8];[.G12]&lt;=[.$S$10]);0.2;IF(AND([.G12]&gt;=[.$S$11];[.G12]&lt;=[.$S$12]);0.19;0))))" office:value-type="float" office:value="0" calcext:value-type="float">
            <text:p>0</text:p>
          </table:table-cell>
          <table:table-cell table:style-name="ce14" table:formula="of:=-0.001887993421053*[.H12]-0.038404605263158*[.G12]+0.348260690789474" office:value-type="float" office:value="0.264845120614023" calcext:value-type="float">
            <text:p>0,264845</text:p>
          </table:table-cell>
          <table:table-cell table:style-name="ce62" table:formula="of:=IF([.I12]&gt;[.J12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  <table:table-cell/>
          <table:table-cell table:style-name="ce19" office:value-type="float" office:value="2" calcext:value-type="float">
            <text:p>2,0</text:p>
          </table:table-cell>
          <table:table-cell table:style-name="ce22" office:value-type="float" office:value="0.05" calcext:value-type="float">
            <text:p>0,05</text:p>
          </table:table-cell>
          <table:table-cell table:style-name="ce22" office:value-type="float" office:value="0.06" calcext:value-type="float">
            <text:p>0,06</text:p>
          </table:table-cell>
          <table:table-cell table:style-name="ce22" office:value-type="float" office:value="0.09" calcext:value-type="float">
            <text:p>0,09</text:p>
          </table:table-cell>
          <table:table-cell table:style-name="ce22" office:value-type="float" office:value="0.1" calcext:value-type="float">
            <text:p>0,1</text:p>
          </table:table-cell>
          <table:table-cell table:style-name="ce22" office:value-type="float" office:value="0.19" calcext:value-type="float">
            <text:p>0,19</text:p>
          </table:table-cell>
          <table:table-cell/>
          <table:table-cell table:style-name="ce75" office:value-type="float" office:value="0.264845120614023" calcext:value-type="float">
            <text:p>0,264845</text:p>
          </table:table-cell>
          <table:table-cell table:style-name="ce75" office:value-type="float" office:value="0.258128521684077" calcext:value-type="float">
            <text:p>0,258129</text:p>
          </table:table-cell>
          <table:table-cell table:style-name="ce78" table:formula="of:=[.Z12]-[.$I12]" office:value-type="float" office:value="0" calcext:value-type="float">
            <text:p>0,0000</text:p>
          </table:table-cell>
          <table:table-cell table:style-name="ce78" table:formula="of:=[.AA12]-[.$I12]" office:value-type="float" office:value="-0.00671659892994581" calcext:value-type="float">
            <text:p>-0,0067</text:p>
          </table:table-cell>
          <table:table-cell table:style-name="ce80" table:formula="of:=IF([.AA12]&gt;[.J12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</table:table-row>
        <table:table-row table:style-name="ro1">
          <table:table-cell table:style-name="ce3" table:formula="of:=COM.MICROSOFT.CONCAT([.B13];&quot; x &quot;;[.C13];&quot; x &quot;;[.D13];&quot; x &quot;;[.E13])" office:value-type="string" office:string-value="75 x 40 x 15 x 2,65" calcext:value-type="string">
            <text:p>75 x 40 x 15 x 2,65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5" calcext:value-type="float">
            <text:p>15</text:p>
          </table:table-cell>
          <table:table-cell table:style-name="ce5" office:value-type="float" office:value="2.65" calcext:value-type="float">
            <text:p>2,65</text:p>
          </table:table-cell>
          <table:table-cell table:style-name="ce6"/>
          <table:table-cell table:style-name="ce7" table:formula="of:=[.C13]/[.B13]" office:value-type="float" office:value="0.533333333333333" calcext:value-type="float">
            <text:p>0,533</text:p>
          </table:table-cell>
          <table:table-cell table:style-name="ce8" table:formula="of:=[.B13]/[.E13]" office:value-type="float" office:value="28.3018867924528" calcext:value-type="float">
            <text:p>28,302</text:p>
          </table:table-cell>
          <table:table-cell table:style-name="ce9" table:formula="of:=IF(N(ISNA([.K13]));IF(MAX([.L13:.O13])=0;[.P13];MAX([.L13:.O13]));[.K13])" office:value-type="float" office:value="0.274344458581585" calcext:value-type="float">
            <text:p>0,274344</text:p>
          </table:table-cell>
          <table:table-cell table:style-name="ce10" table:formula="of:=[.D13]/[.B13]" office:value-type="float" office:value="0.2" calcext:value-type="float">
            <text:p>0,200</text:p>
          </table:table-cell>
          <table:table-cell table:style-name="ce12" table:formula="of:=INDEX([.$T$4:.$X$12];MATCH([.G13];[.$S$4:.$S$12];0);MATCH([.H13];[.$T$3:.$X$3];0))" office:value-type="string" office:string-value="" calcext:value-type="error">
            <text:p>#N/DISP</text:p>
          </table:table-cell>
          <table:table-cell table:style-name="ce11" table:formula="of:=IF([.H13]=250;0.05;IF([.H13]=200;0.06;0))" office:value-type="float" office:value="0" calcext:value-type="float">
            <text:p>0</text:p>
          </table:table-cell>
          <table:table-cell table:style-name="ce11" table:formula="of:=IF(AND([.H13]=125;[.G13]&gt;=0.4;[.G13]&lt;=0.6);0.1;IF(AND([.G13]&gt;=0.8;[.G13]&lt;=2);0.09;0))" office:value-type="float" office:value="0" calcext:value-type="float">
            <text:p>0</text:p>
          </table:table-cell>
          <table:table-cell table:style-name="ce11" table:formula="of:=IF(AND([.H13]=[.$W$3];[.G13]&gt;=[.$S$4];[.G13]&lt;=[.$S$6]);0.12;IF(AND([.G13]&gt;=[.$S$7];[.G13]&lt;=[.$S$8]);0.11;IF(AND([.G13]&gt;=[.$S$9];[.G13]&lt;=[.$S$12]);0.1;0)))" office:value-type="float" office:value="0" calcext:value-type="float">
            <text:p>0</text:p>
          </table:table-cell>
          <table:table-cell table:style-name="ce11" table:formula="of:=IF(AND([.H13]=[.$X$3];[.G13]&gt;=[.$S$4];[.G13]&lt;=[.$S$5]);0.25;IF(AND([.G13]&gt;=[.$S$6];[.G13]&lt;=[.$S$7]);0.22;IF(AND([.G13]&gt;=[.$S$8];[.G13]&lt;=[.$S$10]);0.2;IF(AND([.G13]&gt;=[.$S$11];[.G13]&lt;=[.$S$12]);0.19;0))))" office:value-type="float" office:value="0" calcext:value-type="float">
            <text:p>0</text:p>
          </table:table-cell>
          <table:table-cell table:style-name="ce14" table:formula="of:=-0.001887993421053*[.H13]-0.038404605263158*[.G13]+0.348260690789474" office:value-type="float" office:value="0.274344458581585" calcext:value-type="float">
            <text:p>0,274344</text:p>
          </table:table-cell>
          <table:table-cell table:style-name="ce62" table:formula="of:=IF([.I13]&gt;[.J13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  <table:table-cell table:number-columns-repeated="8"/>
          <table:table-cell table:style-name="ce75" office:value-type="float" office:value="0.274344458581585" calcext:value-type="float">
            <text:p>0,274344</text:p>
          </table:table-cell>
          <table:table-cell table:style-name="ce75" office:value-type="float" office:value="0.258128521684077" calcext:value-type="float">
            <text:p>0,258129</text:p>
          </table:table-cell>
          <table:table-cell table:style-name="ce78" table:formula="of:=[.Z13]-[.$I13]" office:value-type="float" office:value="0" calcext:value-type="float">
            <text:p>0,0000</text:p>
          </table:table-cell>
          <table:table-cell table:style-name="ce78" table:formula="of:=[.AA13]-[.$I13]" office:value-type="float" office:value="-0.0162159368975081" calcext:value-type="float">
            <text:p>-0,0162</text:p>
          </table:table-cell>
          <table:table-cell table:style-name="ce80" table:formula="of:=IF([.AA13]&gt;[.J13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</table:table-row>
        <table:table-row table:style-name="ro1">
          <table:table-cell table:style-name="ce3" table:formula="of:=COM.MICROSOFT.CONCAT([.B14];&quot; x &quot;;[.C14];&quot; x &quot;;[.D14];&quot; x &quot;;[.E14])" office:value-type="string" office:string-value="75 x 40 x 15 x 3" calcext:value-type="string">
            <text:p>75 x 40 x 15 x 3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5" calcext:value-type="float">
            <text:p>15</text:p>
          </table:table-cell>
          <table:table-cell table:style-name="ce5" office:value-type="float" office:value="3" calcext:value-type="float">
            <text:p>3,00</text:p>
          </table:table-cell>
          <table:table-cell table:style-name="ce6"/>
          <table:table-cell table:style-name="ce7" table:formula="of:=[.C14]/[.B14]" office:value-type="float" office:value="0.533333333333333" calcext:value-type="float">
            <text:p>0,533</text:p>
          </table:table-cell>
          <table:table-cell table:style-name="ce8" table:formula="of:=[.B14]/[.E14]" office:value-type="float" office:value="25" calcext:value-type="float">
            <text:p>25,000</text:p>
          </table:table-cell>
          <table:table-cell table:style-name="ce9" table:formula="of:=IF(N(ISNA([.K14]));IF(MAX([.L14:.O14])=0;[.P14];MAX([.L14:.O14]));[.K14])" office:value-type="float" office:value="0.280578399122798" calcext:value-type="float">
            <text:p>0,280578</text:p>
          </table:table-cell>
          <table:table-cell table:style-name="ce10" table:formula="of:=[.D14]/[.B14]" office:value-type="float" office:value="0.2" calcext:value-type="float">
            <text:p>0,200</text:p>
          </table:table-cell>
          <table:table-cell table:style-name="ce12" table:formula="of:=INDEX([.$T$4:.$X$12];MATCH([.G14];[.$S$4:.$S$12];0);MATCH([.H14];[.$T$3:.$X$3];0))" office:value-type="string" office:string-value="" calcext:value-type="error">
            <text:p>#N/DISP</text:p>
          </table:table-cell>
          <table:table-cell table:style-name="ce11" table:formula="of:=IF([.H14]=250;0.05;IF([.H14]=200;0.06;0))" office:value-type="float" office:value="0" calcext:value-type="float">
            <text:p>0</text:p>
          </table:table-cell>
          <table:table-cell table:style-name="ce11" table:formula="of:=IF(AND([.H14]=125;[.G14]&gt;=0.4;[.G14]&lt;=0.6);0.1;IF(AND([.G14]&gt;=0.8;[.G14]&lt;=2);0.09;0))" office:value-type="float" office:value="0" calcext:value-type="float">
            <text:p>0</text:p>
          </table:table-cell>
          <table:table-cell table:style-name="ce11" table:formula="of:=IF(AND([.H14]=[.$W$3];[.G14]&gt;=[.$S$4];[.G14]&lt;=[.$S$6]);0.12;IF(AND([.G14]&gt;=[.$S$7];[.G14]&lt;=[.$S$8]);0.11;IF(AND([.G14]&gt;=[.$S$9];[.G14]&lt;=[.$S$12]);0.1;0)))" office:value-type="float" office:value="0" calcext:value-type="float">
            <text:p>0</text:p>
          </table:table-cell>
          <table:table-cell table:style-name="ce11" table:formula="of:=IF(AND([.H14]=[.$X$3];[.G14]&gt;=[.$S$4];[.G14]&lt;=[.$S$5]);0.25;IF(AND([.G14]&gt;=[.$S$6];[.G14]&lt;=[.$S$7]);0.22;IF(AND([.G14]&gt;=[.$S$8];[.G14]&lt;=[.$S$10]);0.2;IF(AND([.G14]&gt;=[.$S$11];[.G14]&lt;=[.$S$12]);0.19;0))))" office:value-type="float" office:value="0" calcext:value-type="float">
            <text:p>0</text:p>
          </table:table-cell>
          <table:table-cell table:style-name="ce14" table:formula="of:=-0.001887993421053*[.H14]-0.038404605263158*[.G14]+0.348260690789474" office:value-type="float" office:value="0.280578399122798" calcext:value-type="float">
            <text:p>0,280578</text:p>
          </table:table-cell>
          <table:table-cell table:style-name="ce62" table:formula="of:=IF([.I14]&gt;[.J14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  <table:table-cell table:number-columns-repeated="8"/>
          <table:table-cell table:style-name="ce75" office:value-type="float" office:value="0.280578399122798" calcext:value-type="float">
            <text:p>0,280578</text:p>
          </table:table-cell>
          <table:table-cell table:style-name="ce75" office:value-type="float" office:value="0.258128521684077" calcext:value-type="float">
            <text:p>0,258129</text:p>
          </table:table-cell>
          <table:table-cell table:style-name="ce78" table:formula="of:=[.Z14]-[.$I14]" office:value-type="float" office:value="0" calcext:value-type="float">
            <text:p>0,0000</text:p>
          </table:table-cell>
          <table:table-cell table:style-name="ce78" table:formula="of:=[.AA14]-[.$I14]" office:value-type="float" office:value="-0.0224498774387208" calcext:value-type="float">
            <text:p>-0,0224</text:p>
          </table:table-cell>
          <table:table-cell table:style-name="ce80" table:formula="of:=IF([.AA14]&gt;[.J14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</table:table-row>
        <table:table-row table:style-name="ro3">
          <table:table-cell table:style-name="ce3" table:formula="of:=COM.MICROSOFT.CONCAT([.B15];&quot; x &quot;;[.C15];&quot; x &quot;;[.D15];&quot; x &quot;;[.E15])" office:value-type="string" office:string-value="100 x 40 x 17 x 1,2" calcext:value-type="string">
            <text:p>100 x 40 x 17 x 1,2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7" calcext:value-type="float">
            <text:p>17</text:p>
          </table:table-cell>
          <table:table-cell table:style-name="ce5" office:value-type="float" office:value="1.2" calcext:value-type="float">
            <text:p>1,20</text:p>
          </table:table-cell>
          <table:table-cell table:style-name="ce6"/>
          <table:table-cell table:style-name="ce48" table:formula="of:=[.C15]/[.B15]" office:value-type="float" office:value="0.4" calcext:value-type="float">
            <text:p>0,400</text:p>
          </table:table-cell>
          <table:table-cell table:style-name="ce50" table:formula="of:=[.B15]/[.E15]" office:value-type="float" office:value="83.3333333333333" calcext:value-type="float">
            <text:p>83,333</text:p>
          </table:table-cell>
          <table:table-cell table:style-name="ce52" table:formula="of:=IF(N(ISNA([.K15]));IF(MAX([.L15:.O15])=0;[.P15];MAX([.L15:.O15]));[.K15])" office:value-type="float" office:value="0.175566063596461" calcext:value-type="float">
            <text:p>0,175566</text:p>
          </table:table-cell>
          <table:table-cell table:style-name="ce54" table:formula="of:=[.D15]/[.B15]" office:value-type="float" office:value="0.17" calcext:value-type="float">
            <text:p>0,170</text:p>
          </table:table-cell>
          <table:table-cell table:style-name="ce12" table:formula="of:=INDEX([.$T$4:.$X$12];MATCH([.G15];[.$S$4:.$S$12];0);MATCH([.H15];[.$T$3:.$X$3];0))" office:value-type="string" office:string-value="" calcext:value-type="error">
            <text:p>#N/DISP</text:p>
          </table:table-cell>
          <table:table-cell table:style-name="ce11" table:formula="of:=IF([.H15]=250;0.05;IF([.H15]=200;0.06;0))" office:value-type="float" office:value="0" calcext:value-type="float">
            <text:p>0</text:p>
          </table:table-cell>
          <table:table-cell table:style-name="ce11" table:formula="of:=IF(AND([.H15]=125;[.G15]&gt;=0.4;[.G15]&lt;=0.6);0.1;IF(AND([.G15]&gt;=0.8;[.G15]&lt;=2);0.09;0))" office:value-type="float" office:value="0" calcext:value-type="float">
            <text:p>0</text:p>
          </table:table-cell>
          <table:table-cell table:style-name="ce11" table:formula="of:=IF(AND([.H15]=[.$W$3];[.G15]&gt;=[.$S$4];[.G15]&lt;=[.$S$6]);0.12;IF(AND([.G15]&gt;=[.$S$7];[.G15]&lt;=[.$S$8]);0.11;IF(AND([.G15]&gt;=[.$S$9];[.G15]&lt;=[.$S$12]);0.1;0)))" office:value-type="float" office:value="0" calcext:value-type="float">
            <text:p>0</text:p>
          </table:table-cell>
          <table:table-cell table:style-name="ce11" table:formula="of:=IF(AND([.H15]=[.$X$3];[.G15]&gt;=[.$S$4];[.G15]&lt;=[.$S$5]);0.25;IF(AND([.G15]&gt;=[.$S$6];[.G15]&lt;=[.$S$7]);0.22;IF(AND([.G15]&gt;=[.$S$8];[.G15]&lt;=[.$S$10]);0.2;IF(AND([.G15]&gt;=[.$S$11];[.G15]&lt;=[.$S$12]);0.19;0))))" office:value-type="float" office:value="0" calcext:value-type="float">
            <text:p>0</text:p>
          </table:table-cell>
          <table:table-cell table:style-name="ce14" table:formula="of:=-0.001887993421053*[.H15]-0.038404605263158*[.G15]+0.348260690789474" office:value-type="float" office:value="0.175566063596461" calcext:value-type="float">
            <text:p>0,175566</text:p>
          </table:table-cell>
          <table:table-cell table:style-name="ce62" table:formula="of:=IF([.I15]&gt;[.J15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  <table:table-cell table:number-columns-repeated="3"/>
          <table:table-cell table:style-name="ce3" table:number-columns-repeated="3"/>
          <table:table-cell table:number-columns-repeated="2"/>
          <table:table-cell table:style-name="ce75" office:value-type="float" office:value="0.175566063596461" calcext:value-type="float">
            <text:p>0,175566</text:p>
          </table:table-cell>
          <table:table-cell table:style-name="ce75" office:value-type="float" office:value="0.144591416813639" calcext:value-type="float">
            <text:p>0,144591</text:p>
          </table:table-cell>
          <table:table-cell table:style-name="ce78" table:formula="of:=[.Z15]-[.$I15]" office:value-type="float" office:value="0" calcext:value-type="float">
            <text:p>0,0000</text:p>
          </table:table-cell>
          <table:table-cell table:style-name="ce78" table:formula="of:=[.AA15]-[.$I15]" office:value-type="float" office:value="-0.0309746467828217" calcext:value-type="float">
            <text:p>-0,0310</text:p>
          </table:table-cell>
          <table:table-cell table:style-name="ce80" table:formula="of:=IF([.AA15]&gt;[.J15];&quot;DEVE-SE VERIFICAR A FLAMBAGEM DISTORCIONAL&quot;;&quot;DISPENSA-SE A ANÁLISE DA FLAMBAGEM DISTORCIONAL&quot;)" office:value-type="string" office:string-value="DISPENSA-SE A ANÁLISE DA FLAMBAGEM DISTORCIONAL" calcext:value-type="string">
            <text:p>DISPENSA-SE A ANÁLISE DA FLAMBAGEM DISTORCIONAL</text:p>
          </table:table-cell>
        </table:table-row>
        <table:table-row table:style-name="ro1">
          <table:table-cell table:style-name="ce3" table:formula="of:=COM.MICROSOFT.CONCAT([.B16];&quot; x &quot;;[.C16];&quot; x &quot;;[.D16];&quot; x &quot;;[.E16])" office:value-type="string" office:string-value="100 x 40 x 17 x 1,5" calcext:value-type="string">
            <text:p>100 x 40 x 17 x 1,5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7" calcext:value-type="float">
            <text:p>17</text:p>
          </table:table-cell>
          <table:table-cell table:style-name="ce5" office:value-type="float" office:value="1.5" calcext:value-type="float">
            <text:p>1,50</text:p>
          </table:table-cell>
          <table:table-cell table:style-name="ce6"/>
          <table:table-cell table:style-name="ce7" table:formula="of:=[.C16]/[.B16]" office:value-type="float" office:value="0.4" calcext:value-type="float">
            <text:p>0,400</text:p>
          </table:table-cell>
          <table:table-cell table:style-name="ce8" table:formula="of:=[.B16]/[.E16]" office:value-type="float" office:value="66.6666666666667" calcext:value-type="float">
            <text:p>66,667</text:p>
          </table:table-cell>
          <table:table-cell table:style-name="ce9" table:formula="of:=IF(N(ISNA([.K16]));IF(MAX([.L16:.O16])=0;[.P16];MAX([.L16:.O16]));[.K16])" office:value-type="float" office:value="0.207032620614011" calcext:value-type="float">
            <text:p>0,207033</text:p>
          </table:table-cell>
          <table:table-cell table:style-name="ce10" table:formula="of:=[.D16]/[.B16]" office:value-type="float" office:value="0.17" calcext:value-type="float">
            <text:p>0,170</text:p>
          </table:table-cell>
          <table:table-cell table:style-name="ce12" table:formula="of:=INDEX([.$T$4:.$X$12];MATCH([.G16];[.$S$4:.$S$12];0);MATCH([.H16];[.$T$3:.$X$3];0))" office:value-type="string" office:string-value="" calcext:value-type="error">
            <text:p>#N/DISP</text:p>
          </table:table-cell>
          <table:table-cell table:style-name="ce11" table:formula="of:=IF([.H16]=250;0.05;IF([.H16]=200;0.06;0))" office:value-type="float" office:value="0" calcext:value-type="float">
            <text:p>0</text:p>
          </table:table-cell>
          <table:table-cell table:style-name="ce11" table:formula="of:=IF(AND([.H16]=125;[.G16]&gt;=0.4;[.G16]&lt;=0.6);0.1;IF(AND([.G16]&gt;=0.8;[.G16]&lt;=2);0.09;0))" office:value-type="float" office:value="0" calcext:value-type="float">
            <text:p>0</text:p>
          </table:table-cell>
          <table:table-cell table:style-name="ce11" table:formula="of:=IF(AND([.H16]=[.$W$3];[.G16]&gt;=[.$S$4];[.G16]&lt;=[.$S$6]);0.12;IF(AND([.G16]&gt;=[.$S$7];[.G16]&lt;=[.$S$8]);0.11;IF(AND([.G16]&gt;=[.$S$9];[.G16]&lt;=[.$S$12]);0.1;0)))" office:value-type="float" office:value="0" calcext:value-type="float">
            <text:p>0</text:p>
          </table:table-cell>
          <table:table-cell table:style-name="ce11" table:formula="of:=IF(AND([.H16]=[.$X$3];[.G16]&gt;=[.$S$4];[.G16]&lt;=[.$S$5]);0.25;IF(AND([.G16]&gt;=[.$S$6];[.G16]&lt;=[.$S$7]);0.22;IF(AND([.G16]&gt;=[.$S$8];[.G16]&lt;=[.$S$10]);0.2;IF(AND([.G16]&gt;=[.$S$11];[.G16]&lt;=[.$S$12]);0.19;0))))" office:value-type="float" office:value="0" calcext:value-type="float">
            <text:p>0</text:p>
          </table:table-cell>
          <table:table-cell table:style-name="ce14" table:formula="of:=-0.001887993421053*[.H16]-0.038404605263158*[.G16]+0.348260690789474" office:value-type="float" office:value="0.207032620614011" calcext:value-type="float">
            <text:p>0,207033</text:p>
          </table:table-cell>
          <table:table-cell table:style-name="ce62" table:formula="of:=IF([.I16]&gt;[.J16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  <table:table-cell table:number-columns-repeated="3"/>
          <table:table-cell table:style-name="ce42"/>
          <table:table-cell table:style-name="ce3" table:number-columns-repeated="2"/>
          <table:table-cell table:number-columns-repeated="2"/>
          <table:table-cell table:style-name="ce75" office:value-type="float" office:value="0.207032620614011" calcext:value-type="float">
            <text:p>0,207033</text:p>
          </table:table-cell>
          <table:table-cell table:style-name="ce75" office:value-type="float" office:value="0.185761316872428" calcext:value-type="float">
            <text:p>0,185761</text:p>
          </table:table-cell>
          <table:table-cell table:style-name="ce78" table:formula="of:=[.Z16]-[.$I16]" office:value-type="float" office:value="0" calcext:value-type="float">
            <text:p>0,0000</text:p>
          </table:table-cell>
          <table:table-cell table:style-name="ce78" table:formula="of:=[.AA16]-[.$I16]" office:value-type="float" office:value="-0.0212713037415828" calcext:value-type="float">
            <text:p>-0,0213</text:p>
          </table:table-cell>
          <table:table-cell table:style-name="ce80" table:formula="of:=IF([.AA16]&gt;[.J16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</table:table-row>
        <table:table-row table:style-name="ro1">
          <table:table-cell table:style-name="ce3" table:formula="of:=COM.MICROSOFT.CONCAT([.B17];&quot; x &quot;;[.C17];&quot; x &quot;;[.D17];&quot; x &quot;;[.E17])" office:value-type="string" office:string-value="100 x 40 x 17 x 2" calcext:value-type="string">
            <text:p>100 x 40 x 17 x 2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7" calcext:value-type="float">
            <text:p>17</text:p>
          </table:table-cell>
          <table:table-cell table:style-name="ce5" office:value-type="float" office:value="2" calcext:value-type="float">
            <text:p>2,00</text:p>
          </table:table-cell>
          <table:table-cell table:style-name="ce6"/>
          <table:table-cell table:style-name="ce7" table:formula="of:=[.C17]/[.B17]" office:value-type="float" office:value="0.4" calcext:value-type="float">
            <text:p>0,400</text:p>
          </table:table-cell>
          <table:table-cell table:style-name="ce8" table:formula="of:=[.B17]/[.E17]" office:value-type="float" office:value="50" calcext:value-type="float">
            <text:p>50,000</text:p>
          </table:table-cell>
          <table:table-cell table:style-name="ce9" table:formula="of:=IF(N(ISNA([.K17]));IF(MAX([.L17:.O17])=0;[.P17];MAX([.L17:.O17]));[.K17])" office:value-type="float" office:value="0.25" calcext:value-type="float">
            <text:p>0,250000</text:p>
          </table:table-cell>
          <table:table-cell table:style-name="ce10" table:formula="of:=[.D17]/[.B17]" office:value-type="float" office:value="0.17" calcext:value-type="float">
            <text:p>0,170</text:p>
          </table:table-cell>
          <table:table-cell table:style-name="ce12" table:formula="of:=INDEX([.$T$4:.$X$12];MATCH([.G17];[.$S$4:.$S$12];0);MATCH([.H17];[.$T$3:.$X$3];0))" office:value-type="float" office:value="0.25" calcext:value-type="float">
            <text:p>0,250</text:p>
          </table:table-cell>
          <table:table-cell table:style-name="ce11" table:formula="of:=IF([.H17]=250;0.05;IF([.H17]=200;0.06;0))" office:value-type="float" office:value="0" calcext:value-type="float">
            <text:p>0</text:p>
          </table:table-cell>
          <table:table-cell table:style-name="ce11" table:formula="of:=IF(AND([.H17]=125;[.G17]&gt;=0.4;[.G17]&lt;=0.6);0.1;IF(AND([.G17]&gt;=0.8;[.G17]&lt;=2);0.09;0))" office:value-type="float" office:value="0" calcext:value-type="float">
            <text:p>0</text:p>
          </table:table-cell>
          <table:table-cell table:style-name="ce11" table:formula="of:=IF(AND([.H17]=[.$W$3];[.G17]&gt;=[.$S$4];[.G17]&lt;=[.$S$6]);0.12;IF(AND([.G17]&gt;=[.$S$7];[.G17]&lt;=[.$S$8]);0.11;IF(AND([.G17]&gt;=[.$S$9];[.G17]&lt;=[.$S$12]);0.1;0)))" office:value-type="float" office:value="0" calcext:value-type="float">
            <text:p>0</text:p>
          </table:table-cell>
          <table:table-cell table:style-name="ce11" table:formula="of:=IF(AND([.H17]=[.$X$3];[.G17]&gt;=[.$S$4];[.G17]&lt;=[.$S$5]);0.25;IF(AND([.G17]&gt;=[.$S$6];[.G17]&lt;=[.$S$7]);0.22;IF(AND([.G17]&gt;=[.$S$8];[.G17]&lt;=[.$S$10]);0.2;IF(AND([.G17]&gt;=[.$S$11];[.G17]&lt;=[.$S$12]);0.19;0))))" office:value-type="float" office:value="0.25" calcext:value-type="float">
            <text:p>0,25</text:p>
          </table:table-cell>
          <table:table-cell table:style-name="ce14" table:formula="of:=-0.001887993421053*[.H17]-0.038404605263158*[.G17]+0.348260690789474" office:value-type="float" office:value="0.238499177631561" calcext:value-type="float">
            <text:p>0,238499</text:p>
          </table:table-cell>
          <table:table-cell table:style-name="ce62" table:formula="of:=IF([.I17]&gt;[.J17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  <table:table-cell table:number-columns-repeated="8"/>
          <table:table-cell table:number-columns-repeated="2" table:style-name="ce75" office:value-type="float" office:value="0.25" calcext:value-type="float">
            <text:p>0,250000</text:p>
          </table:table-cell>
          <table:table-cell table:style-name="ce78" table:formula="of:=[.Z17]-[.$I17]" office:value-type="float" office:value="0" calcext:value-type="float">
            <text:p>0,0000</text:p>
          </table:table-cell>
          <table:table-cell table:style-name="ce78" table:formula="of:=[.AA17]-[.$I17]" office:value-type="float" office:value="0" calcext:value-type="float">
            <text:p>0,0000</text:p>
          </table:table-cell>
          <table:table-cell table:style-name="ce80" table:formula="of:=IF([.AA17]&gt;[.J17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</table:table-row>
        <table:table-row table:style-name="ro1">
          <table:table-cell table:style-name="ce3" table:formula="of:=COM.MICROSOFT.CONCAT([.B18];&quot; x &quot;;[.C18];&quot; x &quot;;[.D18];&quot; x &quot;;[.E18])" office:value-type="string" office:string-value="100 x 40 x 17 x 2,25" calcext:value-type="string">
            <text:p>100 x 40 x 17 x 2,25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7" calcext:value-type="float">
            <text:p>17</text:p>
          </table:table-cell>
          <table:table-cell table:style-name="ce5" office:value-type="float" office:value="2.25" calcext:value-type="float">
            <text:p>2,25</text:p>
          </table:table-cell>
          <table:table-cell table:style-name="ce6"/>
          <table:table-cell table:style-name="ce7" table:formula="of:=[.C18]/[.B18]" office:value-type="float" office:value="0.4" calcext:value-type="float">
            <text:p>0,400</text:p>
          </table:table-cell>
          <table:table-cell table:style-name="ce8" table:formula="of:=[.B18]/[.E18]" office:value-type="float" office:value="44.4444444444444" calcext:value-type="float">
            <text:p>44,444</text:p>
          </table:table-cell>
          <table:table-cell table:style-name="ce9" table:formula="of:=IF(N(ISNA([.K18]));IF(MAX([.L18:.O18])=0;[.P18];MAX([.L18:.O18]));[.K18])" office:value-type="float" office:value="0.248988029970744" calcext:value-type="float">
            <text:p>0,248988</text:p>
          </table:table-cell>
          <table:table-cell table:style-name="ce10" table:formula="of:=[.D18]/[.B18]" office:value-type="float" office:value="0.17" calcext:value-type="float">
            <text:p>0,170</text:p>
          </table:table-cell>
          <table:table-cell table:style-name="ce12" table:formula="of:=INDEX([.$T$4:.$X$12];MATCH([.G18];[.$S$4:.$S$12];0);MATCH([.H18];[.$T$3:.$X$3];0))" office:value-type="string" office:string-value="" calcext:value-type="error">
            <text:p>#N/DISP</text:p>
          </table:table-cell>
          <table:table-cell table:style-name="ce11" table:formula="of:=IF([.H18]=250;0.05;IF([.H18]=200;0.06;0))" office:value-type="float" office:value="0" calcext:value-type="float">
            <text:p>0</text:p>
          </table:table-cell>
          <table:table-cell table:style-name="ce11" table:formula="of:=IF(AND([.H18]=125;[.G18]&gt;=0.4;[.G18]&lt;=0.6);0.1;IF(AND([.G18]&gt;=0.8;[.G18]&lt;=2);0.09;0))" office:value-type="float" office:value="0" calcext:value-type="float">
            <text:p>0</text:p>
          </table:table-cell>
          <table:table-cell table:style-name="ce11" table:formula="of:=IF(AND([.H18]=[.$W$3];[.G18]&gt;=[.$S$4];[.G18]&lt;=[.$S$6]);0.12;IF(AND([.G18]&gt;=[.$S$7];[.G18]&lt;=[.$S$8]);0.11;IF(AND([.G18]&gt;=[.$S$9];[.G18]&lt;=[.$S$12]);0.1;0)))" office:value-type="float" office:value="0" calcext:value-type="float">
            <text:p>0</text:p>
          </table:table-cell>
          <table:table-cell table:style-name="ce11" table:formula="of:=IF(AND([.H18]=[.$X$3];[.G18]&gt;=[.$S$4];[.G18]&lt;=[.$S$5]);0.25;IF(AND([.G18]&gt;=[.$S$6];[.G18]&lt;=[.$S$7]);0.22;IF(AND([.G18]&gt;=[.$S$8];[.G18]&lt;=[.$S$10]);0.2;IF(AND([.G18]&gt;=[.$S$11];[.G18]&lt;=[.$S$12]);0.19;0))))" office:value-type="float" office:value="0" calcext:value-type="float">
            <text:p>0</text:p>
          </table:table-cell>
          <table:table-cell table:style-name="ce14" table:formula="of:=-0.001887993421053*[.H18]-0.038404605263158*[.G18]+0.348260690789474" office:value-type="float" office:value="0.248988029970744" calcext:value-type="float">
            <text:p>0,248988</text:p>
          </table:table-cell>
          <table:table-cell table:style-name="ce62" table:formula="of:=IF([.I18]&gt;[.J18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  <table:table-cell table:number-columns-repeated="3"/>
          <table:table-cell table:style-name="ce3" table:number-columns-repeated="2"/>
          <table:table-cell/>
          <table:table-cell table:style-name="ce3"/>
          <table:table-cell/>
          <table:table-cell table:style-name="ce75" office:value-type="float" office:value="0.248988029970744" calcext:value-type="float">
            <text:p>0,248988</text:p>
          </table:table-cell>
          <table:table-cell table:style-name="ce75" office:value-type="float" office:value="0.25" calcext:value-type="float">
            <text:p>0,250000</text:p>
          </table:table-cell>
          <table:table-cell table:style-name="ce78" table:formula="of:=[.Z18]-[.$I18]" office:value-type="float" office:value="0" calcext:value-type="float">
            <text:p>0,0000</text:p>
          </table:table-cell>
          <table:table-cell table:style-name="ce78" table:formula="of:=[.AA18]-[.$I18]" office:value-type="float" office:value="0.00101197002925585" calcext:value-type="float">
            <text:p>0,0010</text:p>
          </table:table-cell>
          <table:table-cell table:style-name="ce80" table:formula="of:=IF([.AA18]&gt;[.J18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</table:table-row>
        <table:table-row table:style-name="ro1">
          <table:table-cell table:style-name="ce3" table:formula="of:=COM.MICROSOFT.CONCAT([.B19];&quot; x &quot;;[.C19];&quot; x &quot;;[.D19];&quot; x &quot;;[.E19])" office:value-type="string" office:string-value="100 x 40 x 17 x 2,65" calcext:value-type="string">
            <text:p>100 x 40 x 17 x 2,65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7" calcext:value-type="float">
            <text:p>17</text:p>
          </table:table-cell>
          <table:table-cell table:style-name="ce5" office:value-type="float" office:value="2.65" calcext:value-type="float">
            <text:p>2,65</text:p>
          </table:table-cell>
          <table:table-cell table:style-name="ce6"/>
          <table:table-cell table:style-name="ce7" table:formula="of:=[.C19]/[.B19]" office:value-type="float" office:value="0.4" calcext:value-type="float">
            <text:p>0,400</text:p>
          </table:table-cell>
          <table:table-cell table:style-name="ce8" table:formula="of:=[.B19]/[.E19]" office:value-type="float" office:value="37.7358490566038" calcext:value-type="float">
            <text:p>37,736</text:p>
          </table:table-cell>
          <table:table-cell table:style-name="ce9" table:formula="of:=IF(N(ISNA([.K19]));IF(MAX([.L19:.O19])=0;[.P19];MAX([.L19:.O19]));[.K19])" office:value-type="float" office:value="0.261653813927494" calcext:value-type="float">
            <text:p>0,261654</text:p>
          </table:table-cell>
          <table:table-cell table:style-name="ce10" table:formula="of:=[.D19]/[.B19]" office:value-type="float" office:value="0.17" calcext:value-type="float">
            <text:p>0,170</text:p>
          </table:table-cell>
          <table:table-cell table:style-name="ce12" table:formula="of:=INDEX([.$T$4:.$X$12];MATCH([.G19];[.$S$4:.$S$12];0);MATCH([.H19];[.$T$3:.$X$3];0))" office:value-type="string" office:string-value="" calcext:value-type="error">
            <text:p>#N/DISP</text:p>
          </table:table-cell>
          <table:table-cell table:style-name="ce11" table:formula="of:=IF([.H19]=250;0.05;IF([.H19]=200;0.06;0))" office:value-type="float" office:value="0" calcext:value-type="float">
            <text:p>0</text:p>
          </table:table-cell>
          <table:table-cell table:style-name="ce11" table:formula="of:=IF(AND([.H19]=125;[.G19]&gt;=0.4;[.G19]&lt;=0.6);0.1;IF(AND([.G19]&gt;=0.8;[.G19]&lt;=2);0.09;0))" office:value-type="float" office:value="0" calcext:value-type="float">
            <text:p>0</text:p>
          </table:table-cell>
          <table:table-cell table:style-name="ce11" table:formula="of:=IF(AND([.H19]=[.$W$3];[.G19]&gt;=[.$S$4];[.G19]&lt;=[.$S$6]);0.12;IF(AND([.G19]&gt;=[.$S$7];[.G19]&lt;=[.$S$8]);0.11;IF(AND([.G19]&gt;=[.$S$9];[.G19]&lt;=[.$S$12]);0.1;0)))" office:value-type="float" office:value="0" calcext:value-type="float">
            <text:p>0</text:p>
          </table:table-cell>
          <table:table-cell table:style-name="ce11" table:formula="of:=IF(AND([.H19]=[.$X$3];[.G19]&gt;=[.$S$4];[.G19]&lt;=[.$S$5]);0.25;IF(AND([.G19]&gt;=[.$S$6];[.G19]&lt;=[.$S$7]);0.22;IF(AND([.G19]&gt;=[.$S$8];[.G19]&lt;=[.$S$10]);0.2;IF(AND([.G19]&gt;=[.$S$11];[.G19]&lt;=[.$S$12]);0.19;0))))" office:value-type="float" office:value="0" calcext:value-type="float">
            <text:p>0</text:p>
          </table:table-cell>
          <table:table-cell table:style-name="ce14" table:formula="of:=-0.001887993421053*[.H19]-0.038404605263158*[.G19]+0.348260690789474" office:value-type="float" office:value="0.261653813927494" calcext:value-type="float">
            <text:p>0,261654</text:p>
          </table:table-cell>
          <table:table-cell table:style-name="ce62" table:formula="of:=IF([.I19]&gt;[.J19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  <table:table-cell table:number-columns-repeated="3"/>
          <table:table-cell table:style-name="ce3" table:number-columns-repeated="2"/>
          <table:table-cell/>
          <table:table-cell table:style-name="ce3"/>
          <table:table-cell/>
          <table:table-cell table:style-name="ce75" office:value-type="float" office:value="0.261653813927494" calcext:value-type="float">
            <text:p>0,261654</text:p>
          </table:table-cell>
          <table:table-cell table:style-name="ce75" office:value-type="float" office:value="0.25" calcext:value-type="float">
            <text:p>0,250000</text:p>
          </table:table-cell>
          <table:table-cell table:style-name="ce78" table:formula="of:=[.Z19]-[.$I19]" office:value-type="float" office:value="0" calcext:value-type="float">
            <text:p>0,0000</text:p>
          </table:table-cell>
          <table:table-cell table:style-name="ce78" table:formula="of:=[.AA19]-[.$I19]" office:value-type="float" office:value="-0.0116538139274938" calcext:value-type="float">
            <text:p>-0,0117</text:p>
          </table:table-cell>
          <table:table-cell table:style-name="ce80" table:formula="of:=IF([.AA19]&gt;[.J19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</table:table-row>
        <table:table-row table:style-name="ro1">
          <table:table-cell table:style-name="ce3" table:formula="of:=COM.MICROSOFT.CONCAT([.B20];&quot; x &quot;;[.C20];&quot; x &quot;;[.D20];&quot; x &quot;;[.E20])" office:value-type="string" office:string-value="100 x 40 x 17 x 3" calcext:value-type="string">
            <text:p>100 x 40 x 17 x 3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7" calcext:value-type="float">
            <text:p>17</text:p>
          </table:table-cell>
          <table:table-cell table:style-name="ce5" office:value-type="float" office:value="3" calcext:value-type="float">
            <text:p>3,00</text:p>
          </table:table-cell>
          <table:table-cell table:style-name="ce6"/>
          <table:table-cell table:style-name="ce7" table:formula="of:=[.C20]/[.B20]" office:value-type="float" office:value="0.4" calcext:value-type="float">
            <text:p>0,400</text:p>
          </table:table-cell>
          <table:table-cell table:style-name="ce8" table:formula="of:=[.B20]/[.E20]" office:value-type="float" office:value="33.3333333333333" calcext:value-type="float">
            <text:p>33,333</text:p>
          </table:table-cell>
          <table:table-cell table:style-name="ce9" table:formula="of:=IF(N(ISNA([.K20]));IF(MAX([.L20:.O20])=0;[.P20];MAX([.L20:.O20]));[.K20])" office:value-type="float" office:value="0.269965734649111" calcext:value-type="float">
            <text:p>0,269966</text:p>
          </table:table-cell>
          <table:table-cell table:style-name="ce10" table:formula="of:=[.D20]/[.B20]" office:value-type="float" office:value="0.17" calcext:value-type="float">
            <text:p>0,170</text:p>
          </table:table-cell>
          <table:table-cell table:style-name="ce12" table:formula="of:=INDEX([.$T$4:.$X$12];MATCH([.G20];[.$S$4:.$S$12];0);MATCH([.H20];[.$T$3:.$X$3];0))" office:value-type="string" office:string-value="" calcext:value-type="error">
            <text:p>#N/DISP</text:p>
          </table:table-cell>
          <table:table-cell table:style-name="ce11" table:formula="of:=IF([.H20]=250;0.05;IF([.H20]=200;0.06;0))" office:value-type="float" office:value="0" calcext:value-type="float">
            <text:p>0</text:p>
          </table:table-cell>
          <table:table-cell table:style-name="ce11" table:formula="of:=IF(AND([.H20]=125;[.G20]&gt;=0.4;[.G20]&lt;=0.6);0.1;IF(AND([.G20]&gt;=0.8;[.G20]&lt;=2);0.09;0))" office:value-type="float" office:value="0" calcext:value-type="float">
            <text:p>0</text:p>
          </table:table-cell>
          <table:table-cell table:style-name="ce11" table:formula="of:=IF(AND([.H20]=[.$W$3];[.G20]&gt;=[.$S$4];[.G20]&lt;=[.$S$6]);0.12;IF(AND([.G20]&gt;=[.$S$7];[.G20]&lt;=[.$S$8]);0.11;IF(AND([.G20]&gt;=[.$S$9];[.G20]&lt;=[.$S$12]);0.1;0)))" office:value-type="float" office:value="0" calcext:value-type="float">
            <text:p>0</text:p>
          </table:table-cell>
          <table:table-cell table:style-name="ce11" table:formula="of:=IF(AND([.H20]=[.$X$3];[.G20]&gt;=[.$S$4];[.G20]&lt;=[.$S$5]);0.25;IF(AND([.G20]&gt;=[.$S$6];[.G20]&lt;=[.$S$7]);0.22;IF(AND([.G20]&gt;=[.$S$8];[.G20]&lt;=[.$S$10]);0.2;IF(AND([.G20]&gt;=[.$S$11];[.G20]&lt;=[.$S$12]);0.19;0))))" office:value-type="float" office:value="0" calcext:value-type="float">
            <text:p>0</text:p>
          </table:table-cell>
          <table:table-cell table:style-name="ce14" table:formula="of:=-0.001887993421053*[.H20]-0.038404605263158*[.G20]+0.348260690789474" office:value-type="float" office:value="0.269965734649111" calcext:value-type="float">
            <text:p>0,269966</text:p>
          </table:table-cell>
          <table:table-cell table:style-name="ce62" table:formula="of:=IF([.I20]&gt;[.J20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  <table:table-cell table:number-columns-repeated="8"/>
          <table:table-cell table:style-name="ce75" office:value-type="float" office:value="0.269965734649111" calcext:value-type="float">
            <text:p>0,269966</text:p>
          </table:table-cell>
          <table:table-cell table:style-name="ce75" office:value-type="float" office:value="0.25" calcext:value-type="float">
            <text:p>0,250000</text:p>
          </table:table-cell>
          <table:table-cell table:style-name="ce78" table:formula="of:=[.Z20]-[.$I20]" office:value-type="float" office:value="0" calcext:value-type="float">
            <text:p>0,0000</text:p>
          </table:table-cell>
          <table:table-cell table:style-name="ce78" table:formula="of:=[.AA20]-[.$I20]" office:value-type="float" office:value="-0.0199657346491108" calcext:value-type="float">
            <text:p>-0,0200</text:p>
          </table:table-cell>
          <table:table-cell table:style-name="ce80" table:formula="of:=IF([.AA20]&gt;[.J20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</table:table-row>
        <table:table-row table:style-name="ro1">
          <table:table-cell table:style-name="ce3" table:formula="of:=COM.MICROSOFT.CONCAT([.B21];&quot; x &quot;;[.C21];&quot; x &quot;;[.D21];&quot; x &quot;;[.E21])" office:value-type="string" office:string-value="100 x 40 x 17 x 3,35" calcext:value-type="string">
            <text:p>100 x 40 x 17 x 3,35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7" calcext:value-type="float">
            <text:p>17</text:p>
          </table:table-cell>
          <table:table-cell table:style-name="ce5" office:value-type="float" office:value="3.35" calcext:value-type="float">
            <text:p>3,35</text:p>
          </table:table-cell>
          <table:table-cell table:style-name="ce6"/>
          <table:table-cell table:style-name="ce7" table:formula="of:=[.C21]/[.B21]" office:value-type="float" office:value="0.4" calcext:value-type="float">
            <text:p>0,400</text:p>
          </table:table-cell>
          <table:table-cell table:style-name="ce8" table:formula="of:=[.B21]/[.E21]" office:value-type="float" office:value="29.8507462686567" calcext:value-type="float">
            <text:p>29,851</text:p>
          </table:table-cell>
          <table:table-cell table:style-name="ce9" table:formula="of:=IF(N(ISNA([.K21]));IF(MAX([.L21:.O21])=0;[.P21];MAX([.L21:.O21]));[.K21])" office:value-type="float" office:value="0.276540836115465" calcext:value-type="float">
            <text:p>0,276541</text:p>
          </table:table-cell>
          <table:table-cell table:style-name="ce10" table:formula="of:=[.D21]/[.B21]" office:value-type="float" office:value="0.17" calcext:value-type="float">
            <text:p>0,170</text:p>
          </table:table-cell>
          <table:table-cell table:style-name="ce12" table:formula="of:=INDEX([.$T$4:.$X$12];MATCH([.G21];[.$S$4:.$S$12];0);MATCH([.H21];[.$T$3:.$X$3];0))" office:value-type="string" office:string-value="" calcext:value-type="error">
            <text:p>#N/DISP</text:p>
          </table:table-cell>
          <table:table-cell table:style-name="ce11" table:formula="of:=IF([.H21]=250;0.05;IF([.H21]=200;0.06;0))" office:value-type="float" office:value="0" calcext:value-type="float">
            <text:p>0</text:p>
          </table:table-cell>
          <table:table-cell table:style-name="ce11" table:formula="of:=IF(AND([.H21]=125;[.G21]&gt;=0.4;[.G21]&lt;=0.6);0.1;IF(AND([.G21]&gt;=0.8;[.G21]&lt;=2);0.09;0))" office:value-type="float" office:value="0" calcext:value-type="float">
            <text:p>0</text:p>
          </table:table-cell>
          <table:table-cell table:style-name="ce11" table:formula="of:=IF(AND([.H21]=[.$W$3];[.G21]&gt;=[.$S$4];[.G21]&lt;=[.$S$6]);0.12;IF(AND([.G21]&gt;=[.$S$7];[.G21]&lt;=[.$S$8]);0.11;IF(AND([.G21]&gt;=[.$S$9];[.G21]&lt;=[.$S$12]);0.1;0)))" office:value-type="float" office:value="0" calcext:value-type="float">
            <text:p>0</text:p>
          </table:table-cell>
          <table:table-cell table:style-name="ce11" table:formula="of:=IF(AND([.H21]=[.$X$3];[.G21]&gt;=[.$S$4];[.G21]&lt;=[.$S$5]);0.25;IF(AND([.G21]&gt;=[.$S$6];[.G21]&lt;=[.$S$7]);0.22;IF(AND([.G21]&gt;=[.$S$8];[.G21]&lt;=[.$S$10]);0.2;IF(AND([.G21]&gt;=[.$S$11];[.G21]&lt;=[.$S$12]);0.19;0))))" office:value-type="float" office:value="0" calcext:value-type="float">
            <text:p>0</text:p>
          </table:table-cell>
          <table:table-cell table:style-name="ce14" table:formula="of:=-0.001887993421053*[.H21]-0.038404605263158*[.G21]+0.348260690789474" office:value-type="float" office:value="0.276540836115465" calcext:value-type="float">
            <text:p>0,276541</text:p>
          </table:table-cell>
          <table:table-cell table:style-name="ce62" table:formula="of:=IF([.I21]&gt;[.J21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  <table:table-cell table:number-columns-repeated="3"/>
          <table:table-cell table:style-name="ce3" table:number-columns-repeated="3"/>
          <table:table-cell table:number-columns-repeated="2"/>
          <table:table-cell table:style-name="ce75" office:value-type="float" office:value="0.276540836115464" calcext:value-type="float">
            <text:p>0,276541</text:p>
          </table:table-cell>
          <table:table-cell table:style-name="ce75" office:value-type="float" office:value="0.25" calcext:value-type="float">
            <text:p>0,250000</text:p>
          </table:table-cell>
          <table:table-cell table:style-name="ce78" table:formula="of:=[.Z21]-[.$I21]" office:value-type="float" office:value="0" calcext:value-type="float">
            <text:p>0,0000</text:p>
          </table:table-cell>
          <table:table-cell table:style-name="ce78" table:formula="of:=[.AA21]-[.$I21]" office:value-type="float" office:value="-0.0265408361154645" calcext:value-type="float">
            <text:p>-0,0265</text:p>
          </table:table-cell>
          <table:table-cell table:style-name="ce80" table:formula="of:=IF([.AA21]&gt;[.J21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</table:table-row>
        <table:table-row table:style-name="ro1">
          <table:table-cell table:style-name="ce3" table:formula="of:=COM.MICROSOFT.CONCAT([.B22];&quot; x &quot;;[.C22];&quot; x &quot;;[.D22];&quot; x &quot;;[.E22])" office:value-type="string" office:string-value="100 x 50 x 17 x 1,2" calcext:value-type="string">
            <text:p>100 x 50 x 17 x 1,2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7" calcext:value-type="float">
            <text:p>17</text:p>
          </table:table-cell>
          <table:table-cell table:style-name="ce5" office:value-type="float" office:value="1.2" calcext:value-type="float">
            <text:p>1,20</text:p>
          </table:table-cell>
          <table:table-cell table:style-name="ce6"/>
          <table:table-cell table:style-name="ce7" table:formula="of:=[.C22]/[.B22]" office:value-type="float" office:value="0.5" calcext:value-type="float">
            <text:p>0,500</text:p>
          </table:table-cell>
          <table:table-cell table:style-name="ce8" table:formula="of:=[.B22]/[.E22]" office:value-type="float" office:value="83.3333333333333" calcext:value-type="float">
            <text:p>83,333</text:p>
          </table:table-cell>
          <table:table-cell table:style-name="ce9" table:formula="of:=IF(N(ISNA([.K22]));IF(MAX([.L22:.O22])=0;[.P22];MAX([.L22:.O22]));[.K22])" office:value-type="float" office:value="0.171725603070145" calcext:value-type="float">
            <text:p>0,171726</text:p>
          </table:table-cell>
          <table:table-cell table:style-name="ce10" table:formula="of:=[.D22]/[.B22]" office:value-type="float" office:value="0.17" calcext:value-type="float">
            <text:p>0,170</text:p>
          </table:table-cell>
          <table:table-cell table:style-name="ce12" table:formula="of:=INDEX([.$T$4:.$X$12];MATCH([.G22];[.$S$4:.$S$12];0);MATCH([.H22];[.$T$3:.$X$3];0))" office:value-type="string" office:string-value="" calcext:value-type="error">
            <text:p>#N/DISP</text:p>
          </table:table-cell>
          <table:table-cell table:style-name="ce11" table:formula="of:=IF([.H22]=250;0.05;IF([.H22]=200;0.06;0))" office:value-type="float" office:value="0" calcext:value-type="float">
            <text:p>0</text:p>
          </table:table-cell>
          <table:table-cell table:style-name="ce11" table:formula="of:=IF(AND([.H22]=125;[.G22]&gt;=0.4;[.G22]&lt;=0.6);0.1;IF(AND([.G22]&gt;=0.8;[.G22]&lt;=2);0.09;0))" office:value-type="float" office:value="0" calcext:value-type="float">
            <text:p>0</text:p>
          </table:table-cell>
          <table:table-cell table:style-name="ce11" table:formula="of:=IF(AND([.H22]=[.$W$3];[.G22]&gt;=[.$S$4];[.G22]&lt;=[.$S$6]);0.12;IF(AND([.G22]&gt;=[.$S$7];[.G22]&lt;=[.$S$8]);0.11;IF(AND([.G22]&gt;=[.$S$9];[.G22]&lt;=[.$S$12]);0.1;0)))" office:value-type="float" office:value="0" calcext:value-type="float">
            <text:p>0</text:p>
          </table:table-cell>
          <table:table-cell table:style-name="ce11" table:formula="of:=IF(AND([.H22]=[.$X$3];[.G22]&gt;=[.$S$4];[.G22]&lt;=[.$S$5]);0.25;IF(AND([.G22]&gt;=[.$S$6];[.G22]&lt;=[.$S$7]);0.22;IF(AND([.G22]&gt;=[.$S$8];[.G22]&lt;=[.$S$10]);0.2;IF(AND([.G22]&gt;=[.$S$11];[.G22]&lt;=[.$S$12]);0.19;0))))" office:value-type="float" office:value="0" calcext:value-type="float">
            <text:p>0</text:p>
          </table:table-cell>
          <table:table-cell table:style-name="ce14" table:formula="of:=-0.001887993421053*[.H22]-0.038404605263158*[.G22]+0.348260690789474" office:value-type="float" office:value="0.171725603070145" calcext:value-type="float">
            <text:p>0,171726</text:p>
          </table:table-cell>
          <table:table-cell table:style-name="ce62" table:formula="of:=IF([.I22]&gt;[.J22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  <table:table-cell table:number-columns-repeated="8"/>
          <table:table-cell table:style-name="ce75" office:value-type="float" office:value="0.171725603070145" calcext:value-type="float">
            <text:p>0,171726</text:p>
          </table:table-cell>
          <table:table-cell table:style-name="ce75" office:value-type="float" office:value="0.141838786385083" calcext:value-type="float">
            <text:p>0,141839</text:p>
          </table:table-cell>
          <table:table-cell table:style-name="ce78" table:formula="of:=[.Z22]-[.$I22]" office:value-type="float" office:value="0" calcext:value-type="float">
            <text:p>0,0000</text:p>
          </table:table-cell>
          <table:table-cell table:style-name="ce78" table:formula="of:=[.AA22]-[.$I22]" office:value-type="float" office:value="-0.0298868166850623" calcext:value-type="float">
            <text:p>-0,0299</text:p>
          </table:table-cell>
          <table:table-cell table:style-name="ce80" table:formula="of:=IF([.AA22]&gt;[.J22];&quot;DEVE-SE VERIFICAR A FLAMBAGEM DISTORCIONAL&quot;;&quot;DISPENSA-SE A ANÁLISE DA FLAMBAGEM DISTORCIONAL&quot;)" office:value-type="string" office:string-value="DISPENSA-SE A ANÁLISE DA FLAMBAGEM DISTORCIONAL" calcext:value-type="string">
            <text:p>DISPENSA-SE A ANÁLISE DA FLAMBAGEM DISTORCIONAL</text:p>
          </table:table-cell>
        </table:table-row>
        <table:table-row table:style-name="ro1">
          <table:table-cell table:style-name="ce3" table:formula="of:=COM.MICROSOFT.CONCAT([.B23];&quot; x &quot;;[.C23];&quot; x &quot;;[.D23];&quot; x &quot;;[.E23])" office:value-type="string" office:string-value="100 x 50 x 17 x 1,5" calcext:value-type="string">
            <text:p>100 x 50 x 17 x 1,5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7" calcext:value-type="float">
            <text:p>17</text:p>
          </table:table-cell>
          <table:table-cell table:style-name="ce5" office:value-type="float" office:value="1.5" calcext:value-type="float">
            <text:p>1,50</text:p>
          </table:table-cell>
          <table:table-cell table:style-name="ce6"/>
          <table:table-cell table:style-name="ce7" table:formula="of:=[.C23]/[.B23]" office:value-type="float" office:value="0.5" calcext:value-type="float">
            <text:p>0,500</text:p>
          </table:table-cell>
          <table:table-cell table:style-name="ce8" table:formula="of:=[.B23]/[.E23]" office:value-type="float" office:value="66.6666666666667" calcext:value-type="float">
            <text:p>66,667</text:p>
          </table:table-cell>
          <table:table-cell table:style-name="ce9" table:formula="of:=IF(N(ISNA([.K23]));IF(MAX([.L23:.O23])=0;[.P23];MAX([.L23:.O23]));[.K23])" office:value-type="float" office:value="0.203192160087695" calcext:value-type="float">
            <text:p>0,203192</text:p>
          </table:table-cell>
          <table:table-cell table:style-name="ce10" table:formula="of:=[.D23]/[.B23]" office:value-type="float" office:value="0.17" calcext:value-type="float">
            <text:p>0,170</text:p>
          </table:table-cell>
          <table:table-cell table:style-name="ce12" table:formula="of:=INDEX([.$T$4:.$X$12];MATCH([.G23];[.$S$4:.$S$12];0);MATCH([.H23];[.$T$3:.$X$3];0))" office:value-type="string" office:string-value="" calcext:value-type="error">
            <text:p>#N/DISP</text:p>
          </table:table-cell>
          <table:table-cell table:style-name="ce11" table:formula="of:=IF([.H23]=250;0.05;IF([.H23]=200;0.06;0))" office:value-type="float" office:value="0" calcext:value-type="float">
            <text:p>0</text:p>
          </table:table-cell>
          <table:table-cell table:style-name="ce11" table:formula="of:=IF(AND([.H23]=125;[.G23]&gt;=0.4;[.G23]&lt;=0.6);0.1;IF(AND([.G23]&gt;=0.8;[.G23]&lt;=2);0.09;0))" office:value-type="float" office:value="0" calcext:value-type="float">
            <text:p>0</text:p>
          </table:table-cell>
          <table:table-cell table:style-name="ce11" table:formula="of:=IF(AND([.H23]=[.$W$3];[.G23]&gt;=[.$S$4];[.G23]&lt;=[.$S$6]);0.12;IF(AND([.G23]&gt;=[.$S$7];[.G23]&lt;=[.$S$8]);0.11;IF(AND([.G23]&gt;=[.$S$9];[.G23]&lt;=[.$S$12]);0.1;0)))" office:value-type="float" office:value="0" calcext:value-type="float">
            <text:p>0</text:p>
          </table:table-cell>
          <table:table-cell table:style-name="ce11" table:formula="of:=IF(AND([.H23]=[.$X$3];[.G23]&gt;=[.$S$4];[.G23]&lt;=[.$S$5]);0.25;IF(AND([.G23]&gt;=[.$S$6];[.G23]&lt;=[.$S$7]);0.22;IF(AND([.G23]&gt;=[.$S$8];[.G23]&lt;=[.$S$10]);0.2;IF(AND([.G23]&gt;=[.$S$11];[.G23]&lt;=[.$S$12]);0.19;0))))" office:value-type="float" office:value="0" calcext:value-type="float">
            <text:p>0</text:p>
          </table:table-cell>
          <table:table-cell table:style-name="ce14" table:formula="of:=-0.001887993421053*[.H23]-0.038404605263158*[.G23]+0.348260690789474" office:value-type="float" office:value="0.203192160087695" calcext:value-type="float">
            <text:p>0,203192</text:p>
          </table:table-cell>
          <table:table-cell table:style-name="ce62" table:formula="of:=IF([.I23]&gt;[.J23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  <table:table-cell table:number-columns-repeated="8"/>
          <table:table-cell table:style-name="ce75" office:value-type="float" office:value="0.203192160087695" calcext:value-type="float">
            <text:p>0,203192</text:p>
          </table:table-cell>
          <table:table-cell table:style-name="ce75" office:value-type="float" office:value="0.185876402078717" calcext:value-type="float">
            <text:p>0,185876</text:p>
          </table:table-cell>
          <table:table-cell table:style-name="ce78" table:formula="of:=[.Z23]-[.$I23]" office:value-type="float" office:value="0" calcext:value-type="float">
            <text:p>0,0000</text:p>
          </table:table-cell>
          <table:table-cell table:style-name="ce78" table:formula="of:=[.AA23]-[.$I23]" office:value-type="float" office:value="-0.0173157580089781" calcext:value-type="float">
            <text:p>-0,0173</text:p>
          </table:table-cell>
          <table:table-cell table:style-name="ce80" table:formula="of:=IF([.AA23]&gt;[.J23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</table:table-row>
        <table:table-row table:style-name="ro1">
          <table:table-cell table:style-name="ce3" table:formula="of:=COM.MICROSOFT.CONCAT([.B24];&quot; x &quot;;[.C24];&quot; x &quot;;[.D24];&quot; x &quot;;[.E24])" office:value-type="string" office:string-value="100 x 50 x 17 x 2" calcext:value-type="string">
            <text:p>100 x 50 x 17 x 2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7" calcext:value-type="float">
            <text:p>17</text:p>
          </table:table-cell>
          <table:table-cell table:style-name="ce5" office:value-type="float" office:value="2" calcext:value-type="float">
            <text:p>2,00</text:p>
          </table:table-cell>
          <table:table-cell table:style-name="ce6"/>
          <table:table-cell table:style-name="ce7" table:formula="of:=[.C24]/[.B24]" office:value-type="float" office:value="0.5" calcext:value-type="float">
            <text:p>0,500</text:p>
          </table:table-cell>
          <table:table-cell table:style-name="ce8" table:formula="of:=[.B24]/[.E24]" office:value-type="float" office:value="50" calcext:value-type="float">
            <text:p>50,000</text:p>
          </table:table-cell>
          <table:table-cell table:style-name="ce9" table:formula="of:=IF(N(ISNA([.K24]));IF(MAX([.L24:.O24])=0;[.P24];MAX([.L24:.O24]));[.K24])" office:value-type="float" office:value="0.25" calcext:value-type="float">
            <text:p>0,250000</text:p>
          </table:table-cell>
          <table:table-cell table:style-name="ce10" table:formula="of:=[.D24]/[.B24]" office:value-type="float" office:value="0.17" calcext:value-type="float">
            <text:p>0,170</text:p>
          </table:table-cell>
          <table:table-cell table:style-name="ce12" table:formula="of:=INDEX([.$T$4:.$X$12];MATCH([.G24];[.$S$4:.$S$12];0);MATCH([.H24];[.$T$3:.$X$3];0))" office:value-type="string" office:string-value="" calcext:value-type="error">
            <text:p>#N/DISP</text:p>
          </table:table-cell>
          <table:table-cell table:style-name="ce11" table:formula="of:=IF([.H24]=250;0.05;IF([.H24]=200;0.06;0))" office:value-type="float" office:value="0" calcext:value-type="float">
            <text:p>0</text:p>
          </table:table-cell>
          <table:table-cell table:style-name="ce11" table:formula="of:=IF(AND([.H24]=125;[.G24]&gt;=0.4;[.G24]&lt;=0.6);0.1;IF(AND([.G24]&gt;=0.8;[.G24]&lt;=2);0.09;0))" office:value-type="float" office:value="0" calcext:value-type="float">
            <text:p>0</text:p>
          </table:table-cell>
          <table:table-cell table:style-name="ce11" table:formula="of:=IF(AND([.H24]=[.$W$3];[.G24]&gt;=[.$S$4];[.G24]&lt;=[.$S$6]);0.12;IF(AND([.G24]&gt;=[.$S$7];[.G24]&lt;=[.$S$8]);0.11;IF(AND([.G24]&gt;=[.$S$9];[.G24]&lt;=[.$S$12]);0.1;0)))" office:value-type="float" office:value="0" calcext:value-type="float">
            <text:p>0</text:p>
          </table:table-cell>
          <table:table-cell table:style-name="ce11" table:formula="of:=IF(AND([.H24]=[.$X$3];[.G24]&gt;=[.$S$4];[.G24]&lt;=[.$S$5]);0.25;IF(AND([.G24]&gt;=[.$S$6];[.G24]&lt;=[.$S$7]);0.22;IF(AND([.G24]&gt;=[.$S$8];[.G24]&lt;=[.$S$10]);0.2;IF(AND([.G24]&gt;=[.$S$11];[.G24]&lt;=[.$S$12]);0.19;0))))" office:value-type="float" office:value="0.25" calcext:value-type="float">
            <text:p>0,25</text:p>
          </table:table-cell>
          <table:table-cell table:style-name="ce14" table:formula="of:=-0.001887993421053*[.H24]-0.038404605263158*[.G24]+0.348260690789474" office:value-type="float" office:value="0.234658717105245" calcext:value-type="float">
            <text:p>0,234659</text:p>
          </table:table-cell>
          <table:table-cell table:style-name="ce62" table:formula="of:=IF([.I24]&gt;[.J24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  <table:table-cell table:number-columns-repeated="8"/>
          <table:table-cell table:style-name="ce75" office:value-type="float" office:value="0.25" calcext:value-type="float">
            <text:p>0,250000</text:p>
          </table:table-cell>
          <table:table-cell table:style-name="ce75" office:value-type="float" office:value="0.25981891025641" calcext:value-type="float">
            <text:p>0,259819</text:p>
          </table:table-cell>
          <table:table-cell table:style-name="ce78" table:formula="of:=[.Z24]-[.$I24]" office:value-type="float" office:value="0" calcext:value-type="float">
            <text:p>0,0000</text:p>
          </table:table-cell>
          <table:table-cell table:style-name="ce78" table:formula="of:=[.AA24]-[.$I24]" office:value-type="float" office:value="0.0098189102564103" calcext:value-type="float">
            <text:p>0,0098</text:p>
          </table:table-cell>
          <table:table-cell table:style-name="ce80" table:formula="of:=IF([.AA24]&gt;[.J24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</table:table-row>
        <table:table-row table:style-name="ro1">
          <table:table-cell table:style-name="ce3" table:formula="of:=COM.MICROSOFT.CONCAT([.B25];&quot; x &quot;;[.C25];&quot; x &quot;;[.D25];&quot; x &quot;;[.E25])" office:value-type="string" office:string-value="100 x 50 x 17 x 2,25" calcext:value-type="string">
            <text:p>100 x 50 x 17 x 2,25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7" calcext:value-type="float">
            <text:p>17</text:p>
          </table:table-cell>
          <table:table-cell table:style-name="ce5" office:value-type="float" office:value="2.25" calcext:value-type="float">
            <text:p>2,25</text:p>
          </table:table-cell>
          <table:table-cell table:style-name="ce6"/>
          <table:table-cell table:style-name="ce7" table:formula="of:=[.C25]/[.B25]" office:value-type="float" office:value="0.5" calcext:value-type="float">
            <text:p>0,500</text:p>
          </table:table-cell>
          <table:table-cell table:style-name="ce8" table:formula="of:=[.B25]/[.E25]" office:value-type="float" office:value="44.4444444444444" calcext:value-type="float">
            <text:p>44,444</text:p>
          </table:table-cell>
          <table:table-cell table:style-name="ce9" table:formula="of:=IF(N(ISNA([.K25]));IF(MAX([.L25:.O25])=0;[.P25];MAX([.L25:.O25]));[.K25])" office:value-type="float" office:value="0.245147569444428" calcext:value-type="float">
            <text:p>0,245148</text:p>
          </table:table-cell>
          <table:table-cell table:style-name="ce10" table:formula="of:=[.D25]/[.B25]" office:value-type="float" office:value="0.17" calcext:value-type="float">
            <text:p>0,170</text:p>
          </table:table-cell>
          <table:table-cell table:style-name="ce12" table:formula="of:=INDEX([.$T$4:.$X$12];MATCH([.G25];[.$S$4:.$S$12];0);MATCH([.H25];[.$T$3:.$X$3];0))" office:value-type="string" office:string-value="" calcext:value-type="error">
            <text:p>#N/DISP</text:p>
          </table:table-cell>
          <table:table-cell table:style-name="ce11" table:formula="of:=IF([.H25]=250;0.05;IF([.H25]=200;0.06;0))" office:value-type="float" office:value="0" calcext:value-type="float">
            <text:p>0</text:p>
          </table:table-cell>
          <table:table-cell table:style-name="ce11" table:formula="of:=IF(AND([.H25]=125;[.G25]&gt;=0.4;[.G25]&lt;=0.6);0.1;IF(AND([.G25]&gt;=0.8;[.G25]&lt;=2);0.09;0))" office:value-type="float" office:value="0" calcext:value-type="float">
            <text:p>0</text:p>
          </table:table-cell>
          <table:table-cell table:style-name="ce11" table:formula="of:=IF(AND([.H25]=[.$W$3];[.G25]&gt;=[.$S$4];[.G25]&lt;=[.$S$6]);0.12;IF(AND([.G25]&gt;=[.$S$7];[.G25]&lt;=[.$S$8]);0.11;IF(AND([.G25]&gt;=[.$S$9];[.G25]&lt;=[.$S$12]);0.1;0)))" office:value-type="float" office:value="0" calcext:value-type="float">
            <text:p>0</text:p>
          </table:table-cell>
          <table:table-cell table:style-name="ce11" table:formula="of:=IF(AND([.H25]=[.$X$3];[.G25]&gt;=[.$S$4];[.G25]&lt;=[.$S$5]);0.25;IF(AND([.G25]&gt;=[.$S$6];[.G25]&lt;=[.$S$7]);0.22;IF(AND([.G25]&gt;=[.$S$8];[.G25]&lt;=[.$S$10]);0.2;IF(AND([.G25]&gt;=[.$S$11];[.G25]&lt;=[.$S$12]);0.19;0))))" office:value-type="float" office:value="0" calcext:value-type="float">
            <text:p>0</text:p>
          </table:table-cell>
          <table:table-cell table:style-name="ce14" table:formula="of:=-0.001887993421053*[.H25]-0.038404605263158*[.G25]+0.348260690789474" office:value-type="float" office:value="0.245147569444428" calcext:value-type="float">
            <text:p>0,245148</text:p>
          </table:table-cell>
          <table:table-cell table:style-name="ce62" table:formula="of:=IF([.I25]&gt;[.J25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  <table:table-cell table:number-columns-repeated="8"/>
          <table:table-cell table:style-name="ce75" office:value-type="float" office:value="0.245147569444428" calcext:value-type="float">
            <text:p>0,245148</text:p>
          </table:table-cell>
          <table:table-cell table:style-name="ce75" office:value-type="float" office:value="0.25981891025641" calcext:value-type="float">
            <text:p>0,259819</text:p>
          </table:table-cell>
          <table:table-cell table:style-name="ce78" table:formula="of:=[.Z25]-[.$I25]" office:value-type="float" office:value="0" calcext:value-type="float">
            <text:p>0,0000</text:p>
          </table:table-cell>
          <table:table-cell table:style-name="ce78" table:formula="of:=[.AA25]-[.$I25]" office:value-type="float" office:value="0.014671340811982" calcext:value-type="float">
            <text:p>0,0147</text:p>
          </table:table-cell>
          <table:table-cell table:style-name="ce80" table:formula="of:=IF([.AA25]&gt;[.J25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</table:table-row>
        <table:table-row table:style-name="ro1">
          <table:table-cell table:style-name="ce3" table:formula="of:=COM.MICROSOFT.CONCAT([.B26];&quot; x &quot;;[.C26];&quot; x &quot;;[.D26];&quot; x &quot;;[.E26])" office:value-type="string" office:string-value="100 x 50 x 17 x 2,65" calcext:value-type="string">
            <text:p>100 x 50 x 17 x 2,65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7" calcext:value-type="float">
            <text:p>17</text:p>
          </table:table-cell>
          <table:table-cell table:style-name="ce5" office:value-type="float" office:value="2.65" calcext:value-type="float">
            <text:p>2,65</text:p>
          </table:table-cell>
          <table:table-cell table:style-name="ce6"/>
          <table:table-cell table:style-name="ce7" table:formula="of:=[.C26]/[.B26]" office:value-type="float" office:value="0.5" calcext:value-type="float">
            <text:p>0,500</text:p>
          </table:table-cell>
          <table:table-cell table:style-name="ce8" table:formula="of:=[.B26]/[.E26]" office:value-type="float" office:value="37.7358490566038" calcext:value-type="float">
            <text:p>37,736</text:p>
          </table:table-cell>
          <table:table-cell table:style-name="ce9" table:formula="of:=IF(N(ISNA([.K26]));IF(MAX([.L26:.O26])=0;[.P26];MAX([.L26:.O26]));[.K26])" office:value-type="float" office:value="0.257813353401178" calcext:value-type="float">
            <text:p>0,257813</text:p>
          </table:table-cell>
          <table:table-cell table:style-name="ce10" table:formula="of:=[.D26]/[.B26]" office:value-type="float" office:value="0.17" calcext:value-type="float">
            <text:p>0,170</text:p>
          </table:table-cell>
          <table:table-cell table:style-name="ce12" table:formula="of:=INDEX([.$T$4:.$X$12];MATCH([.G26];[.$S$4:.$S$12];0);MATCH([.H26];[.$T$3:.$X$3];0))" office:value-type="string" office:string-value="" calcext:value-type="error">
            <text:p>#N/DISP</text:p>
          </table:table-cell>
          <table:table-cell table:style-name="ce11" table:formula="of:=IF([.H26]=250;0.05;IF([.H26]=200;0.06;0))" office:value-type="float" office:value="0" calcext:value-type="float">
            <text:p>0</text:p>
          </table:table-cell>
          <table:table-cell table:style-name="ce11" table:formula="of:=IF(AND([.H26]=125;[.G26]&gt;=0.4;[.G26]&lt;=0.6);0.1;IF(AND([.G26]&gt;=0.8;[.G26]&lt;=2);0.09;0))" office:value-type="float" office:value="0" calcext:value-type="float">
            <text:p>0</text:p>
          </table:table-cell>
          <table:table-cell table:style-name="ce11" table:formula="of:=IF(AND([.H26]=[.$W$3];[.G26]&gt;=[.$S$4];[.G26]&lt;=[.$S$6]);0.12;IF(AND([.G26]&gt;=[.$S$7];[.G26]&lt;=[.$S$8]);0.11;IF(AND([.G26]&gt;=[.$S$9];[.G26]&lt;=[.$S$12]);0.1;0)))" office:value-type="float" office:value="0" calcext:value-type="float">
            <text:p>0</text:p>
          </table:table-cell>
          <table:table-cell table:style-name="ce11" table:formula="of:=IF(AND([.H26]=[.$X$3];[.G26]&gt;=[.$S$4];[.G26]&lt;=[.$S$5]);0.25;IF(AND([.G26]&gt;=[.$S$6];[.G26]&lt;=[.$S$7]);0.22;IF(AND([.G26]&gt;=[.$S$8];[.G26]&lt;=[.$S$10]);0.2;IF(AND([.G26]&gt;=[.$S$11];[.G26]&lt;=[.$S$12]);0.19;0))))" office:value-type="float" office:value="0" calcext:value-type="float">
            <text:p>0</text:p>
          </table:table-cell>
          <table:table-cell table:style-name="ce14" table:formula="of:=-0.001887993421053*[.H26]-0.038404605263158*[.G26]+0.348260690789474" office:value-type="float" office:value="0.257813353401178" calcext:value-type="float">
            <text:p>0,257813</text:p>
          </table:table-cell>
          <table:table-cell table:style-name="ce62" table:formula="of:=IF([.I26]&gt;[.J26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  <table:table-cell table:number-columns-repeated="8"/>
          <table:table-cell table:style-name="ce75" office:value-type="float" office:value="0.257813353401178" calcext:value-type="float">
            <text:p>0,257813</text:p>
          </table:table-cell>
          <table:table-cell table:style-name="ce75" office:value-type="float" office:value="0.25981891025641" calcext:value-type="float">
            <text:p>0,259819</text:p>
          </table:table-cell>
          <table:table-cell table:style-name="ce78" table:formula="of:=[.Z26]-[.$I26]" office:value-type="float" office:value="0" calcext:value-type="float">
            <text:p>0,0000</text:p>
          </table:table-cell>
          <table:table-cell table:style-name="ce78" table:formula="of:=[.AA26]-[.$I26]" office:value-type="float" office:value="0.00200555685523224" calcext:value-type="float">
            <text:p>0,0020</text:p>
          </table:table-cell>
          <table:table-cell table:style-name="ce80" table:formula="of:=IF([.AA26]&gt;[.J26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</table:table-row>
        <table:table-row table:style-name="ro1">
          <table:table-cell table:style-name="ce3" table:formula="of:=COM.MICROSOFT.CONCAT([.B27];&quot; x &quot;;[.C27];&quot; x &quot;;[.D27];&quot; x &quot;;[.E27])" office:value-type="string" office:string-value="100 x 50 x 17 x 3" calcext:value-type="string">
            <text:p>100 x 50 x 17 x 3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7" calcext:value-type="float">
            <text:p>17</text:p>
          </table:table-cell>
          <table:table-cell table:style-name="ce5" office:value-type="float" office:value="3" calcext:value-type="float">
            <text:p>3,00</text:p>
          </table:table-cell>
          <table:table-cell table:style-name="ce6"/>
          <table:table-cell table:style-name="ce7" table:formula="of:=[.C27]/[.B27]" office:value-type="float" office:value="0.5" calcext:value-type="float">
            <text:p>0,500</text:p>
          </table:table-cell>
          <table:table-cell table:style-name="ce8" table:formula="of:=[.B27]/[.E27]" office:value-type="float" office:value="33.3333333333333" calcext:value-type="float">
            <text:p>33,333</text:p>
          </table:table-cell>
          <table:table-cell table:style-name="ce9" table:formula="of:=IF(N(ISNA([.K27]));IF(MAX([.L27:.O27])=0;[.P27];MAX([.L27:.O27]));[.K27])" office:value-type="float" office:value="0.266125274122795" calcext:value-type="float">
            <text:p>0,266125</text:p>
          </table:table-cell>
          <table:table-cell table:style-name="ce10" table:formula="of:=[.D27]/[.B27]" office:value-type="float" office:value="0.17" calcext:value-type="float">
            <text:p>0,170</text:p>
          </table:table-cell>
          <table:table-cell table:style-name="ce12" table:formula="of:=INDEX([.$T$4:.$X$12];MATCH([.G27];[.$S$4:.$S$12];0);MATCH([.H27];[.$T$3:.$X$3];0))" office:value-type="string" office:string-value="" calcext:value-type="error">
            <text:p>#N/DISP</text:p>
          </table:table-cell>
          <table:table-cell table:style-name="ce11" table:formula="of:=IF([.H27]=250;0.05;IF([.H27]=200;0.06;0))" office:value-type="float" office:value="0" calcext:value-type="float">
            <text:p>0</text:p>
          </table:table-cell>
          <table:table-cell table:style-name="ce11" table:formula="of:=IF(AND([.H27]=125;[.G27]&gt;=0.4;[.G27]&lt;=0.6);0.1;IF(AND([.G27]&gt;=0.8;[.G27]&lt;=2);0.09;0))" office:value-type="float" office:value="0" calcext:value-type="float">
            <text:p>0</text:p>
          </table:table-cell>
          <table:table-cell table:style-name="ce11" table:formula="of:=IF(AND([.H27]=[.$W$3];[.G27]&gt;=[.$S$4];[.G27]&lt;=[.$S$6]);0.12;IF(AND([.G27]&gt;=[.$S$7];[.G27]&lt;=[.$S$8]);0.11;IF(AND([.G27]&gt;=[.$S$9];[.G27]&lt;=[.$S$12]);0.1;0)))" office:value-type="float" office:value="0" calcext:value-type="float">
            <text:p>0</text:p>
          </table:table-cell>
          <table:table-cell table:style-name="ce11" table:formula="of:=IF(AND([.H27]=[.$X$3];[.G27]&gt;=[.$S$4];[.G27]&lt;=[.$S$5]);0.25;IF(AND([.G27]&gt;=[.$S$6];[.G27]&lt;=[.$S$7]);0.22;IF(AND([.G27]&gt;=[.$S$8];[.G27]&lt;=[.$S$10]);0.2;IF(AND([.G27]&gt;=[.$S$11];[.G27]&lt;=[.$S$12]);0.19;0))))" office:value-type="float" office:value="0" calcext:value-type="float">
            <text:p>0</text:p>
          </table:table-cell>
          <table:table-cell table:style-name="ce14" table:formula="of:=-0.001887993421053*[.H27]-0.038404605263158*[.G27]+0.348260690789474" office:value-type="float" office:value="0.266125274122795" calcext:value-type="float">
            <text:p>0,266125</text:p>
          </table:table-cell>
          <table:table-cell table:style-name="ce62" table:formula="of:=IF([.I27]&gt;[.J27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  <table:table-cell table:number-columns-repeated="8"/>
          <table:table-cell table:style-name="ce75" office:value-type="float" office:value="0.266125274122795" calcext:value-type="float">
            <text:p>0,266125</text:p>
          </table:table-cell>
          <table:table-cell table:style-name="ce75" office:value-type="float" office:value="0.25981891025641" calcext:value-type="float">
            <text:p>0,259819</text:p>
          </table:table-cell>
          <table:table-cell table:style-name="ce78" table:formula="of:=[.Z27]-[.$I27]" office:value-type="float" office:value="0" calcext:value-type="float">
            <text:p>0,0000</text:p>
          </table:table-cell>
          <table:table-cell table:style-name="ce78" table:formula="of:=[.AA27]-[.$I27]" office:value-type="float" office:value="-0.00630636386638472" calcext:value-type="float">
            <text:p>-0,0063</text:p>
          </table:table-cell>
          <table:table-cell table:style-name="ce80" table:formula="of:=IF([.AA27]&gt;[.J27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</table:table-row>
        <table:table-row table:style-name="ro1">
          <table:table-cell table:style-name="ce3" table:formula="of:=COM.MICROSOFT.CONCAT([.B28];&quot; x &quot;;[.C28];&quot; x &quot;;[.D28];&quot; x &quot;;[.E28])" office:value-type="string" office:string-value="100 x 50 x 17 x 3,35" calcext:value-type="string">
            <text:p>100 x 50 x 17 x 3,35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7" calcext:value-type="float">
            <text:p>17</text:p>
          </table:table-cell>
          <table:table-cell table:style-name="ce5" office:value-type="float" office:value="3.35" calcext:value-type="float">
            <text:p>3,35</text:p>
          </table:table-cell>
          <table:table-cell table:style-name="ce6"/>
          <table:table-cell table:style-name="ce7" table:formula="of:=[.C28]/[.B28]" office:value-type="float" office:value="0.5" calcext:value-type="float">
            <text:p>0,500</text:p>
          </table:table-cell>
          <table:table-cell table:style-name="ce8" table:formula="of:=[.B28]/[.E28]" office:value-type="float" office:value="29.8507462686567" calcext:value-type="float">
            <text:p>29,851</text:p>
          </table:table-cell>
          <table:table-cell table:style-name="ce9" table:formula="of:=IF(N(ISNA([.K28]));IF(MAX([.L28:.O28])=0;[.P28];MAX([.L28:.O28]));[.K28])" office:value-type="float" office:value="0.272700375589149" calcext:value-type="float">
            <text:p>0,272700</text:p>
          </table:table-cell>
          <table:table-cell table:style-name="ce10" table:formula="of:=[.D28]/[.B28]" office:value-type="float" office:value="0.17" calcext:value-type="float">
            <text:p>0,170</text:p>
          </table:table-cell>
          <table:table-cell table:style-name="ce12" table:formula="of:=INDEX([.$T$4:.$X$12];MATCH([.G28];[.$S$4:.$S$12];0);MATCH([.H28];[.$T$3:.$X$3];0))" office:value-type="string" office:string-value="" calcext:value-type="error">
            <text:p>#N/DISP</text:p>
          </table:table-cell>
          <table:table-cell table:style-name="ce11" table:formula="of:=IF([.H28]=250;0.05;IF([.H28]=200;0.06;0))" office:value-type="float" office:value="0" calcext:value-type="float">
            <text:p>0</text:p>
          </table:table-cell>
          <table:table-cell table:style-name="ce11" table:formula="of:=IF(AND([.H28]=125;[.G28]&gt;=0.4;[.G28]&lt;=0.6);0.1;IF(AND([.G28]&gt;=0.8;[.G28]&lt;=2);0.09;0))" office:value-type="float" office:value="0" calcext:value-type="float">
            <text:p>0</text:p>
          </table:table-cell>
          <table:table-cell table:style-name="ce11" table:formula="of:=IF(AND([.H28]=[.$W$3];[.G28]&gt;=[.$S$4];[.G28]&lt;=[.$S$6]);0.12;IF(AND([.G28]&gt;=[.$S$7];[.G28]&lt;=[.$S$8]);0.11;IF(AND([.G28]&gt;=[.$S$9];[.G28]&lt;=[.$S$12]);0.1;0)))" office:value-type="float" office:value="0" calcext:value-type="float">
            <text:p>0</text:p>
          </table:table-cell>
          <table:table-cell table:style-name="ce11" table:formula="of:=IF(AND([.H28]=[.$X$3];[.G28]&gt;=[.$S$4];[.G28]&lt;=[.$S$5]);0.25;IF(AND([.G28]&gt;=[.$S$6];[.G28]&lt;=[.$S$7]);0.22;IF(AND([.G28]&gt;=[.$S$8];[.G28]&lt;=[.$S$10]);0.2;IF(AND([.G28]&gt;=[.$S$11];[.G28]&lt;=[.$S$12]);0.19;0))))" office:value-type="float" office:value="0" calcext:value-type="float">
            <text:p>0</text:p>
          </table:table-cell>
          <table:table-cell table:style-name="ce14" table:formula="of:=-0.001887993421053*[.H28]-0.038404605263158*[.G28]+0.348260690789474" office:value-type="float" office:value="0.272700375589149" calcext:value-type="float">
            <text:p>0,272700</text:p>
          </table:table-cell>
          <table:table-cell table:style-name="ce62" table:formula="of:=IF([.I28]&gt;[.J28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  <table:table-cell table:number-columns-repeated="8"/>
          <table:table-cell table:style-name="ce75" office:value-type="float" office:value="0.272700375589149" calcext:value-type="float">
            <text:p>0,272700</text:p>
          </table:table-cell>
          <table:table-cell table:style-name="ce75" office:value-type="float" office:value="0.25981891025641" calcext:value-type="float">
            <text:p>0,259819</text:p>
          </table:table-cell>
          <table:table-cell table:style-name="ce78" table:formula="of:=[.Z28]-[.$I28]" office:value-type="float" office:value="0" calcext:value-type="float">
            <text:p>0,0000</text:p>
          </table:table-cell>
          <table:table-cell table:style-name="ce78" table:formula="of:=[.AA28]-[.$I28]" office:value-type="float" office:value="-0.0128814653327384" calcext:value-type="float">
            <text:p>-0,0129</text:p>
          </table:table-cell>
          <table:table-cell table:style-name="ce80" table:formula="of:=IF([.AA28]&gt;[.J28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</table:table-row>
        <table:table-row table:style-name="ro1">
          <table:table-cell table:style-name="ce3" table:formula="of:=COM.MICROSOFT.CONCAT([.B29];&quot; x &quot;;[.C29];&quot; x &quot;;[.D29];&quot; x &quot;;[.E29])" office:value-type="string" office:string-value="125 x 50 x 17 x 2" calcext:value-type="string">
            <text:p>125 x 50 x 17 x 2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7" calcext:value-type="float">
            <text:p>17</text:p>
          </table:table-cell>
          <table:table-cell table:style-name="ce5" office:value-type="float" office:value="2" calcext:value-type="float">
            <text:p>2,00</text:p>
          </table:table-cell>
          <table:table-cell table:style-name="ce6"/>
          <table:table-cell table:style-name="ce7" table:formula="of:=[.C29]/[.B29]" office:value-type="float" office:value="0.4" calcext:value-type="float">
            <text:p>0,400</text:p>
          </table:table-cell>
          <table:table-cell table:style-name="ce8" table:formula="of:=[.B29]/[.E29]" office:value-type="float" office:value="62.5" calcext:value-type="float">
            <text:p>62,500</text:p>
          </table:table-cell>
          <table:table-cell table:style-name="ce9" table:formula="of:=IF(N(ISNA([.K29]));IF(MAX([.L29:.O29])=0;[.P29];MAX([.L29:.O29]));[.K29])" office:value-type="float" office:value="0.214899259868398" calcext:value-type="float">
            <text:p>0,214899</text:p>
          </table:table-cell>
          <table:table-cell table:style-name="ce10" table:formula="of:=[.D29]/[.B29]" office:value-type="float" office:value="0.136" calcext:value-type="float">
            <text:p>0,136</text:p>
          </table:table-cell>
          <table:table-cell table:style-name="ce12" table:formula="of:=INDEX([.$T$4:.$X$12];MATCH([.G29];[.$S$4:.$S$12];0);MATCH([.H29];[.$T$3:.$X$3];0))" office:value-type="string" office:string-value="" calcext:value-type="error">
            <text:p>#N/DISP</text:p>
          </table:table-cell>
          <table:table-cell table:style-name="ce11" table:formula="of:=IF([.H29]=250;0.05;IF([.H29]=200;0.06;0))" office:value-type="float" office:value="0" calcext:value-type="float">
            <text:p>0</text:p>
          </table:table-cell>
          <table:table-cell table:style-name="ce11" table:formula="of:=IF(AND([.H29]=125;[.G29]&gt;=0.4;[.G29]&lt;=0.6);0.1;IF(AND([.G29]&gt;=0.8;[.G29]&lt;=2);0.09;0))" office:value-type="float" office:value="0" calcext:value-type="float">
            <text:p>0</text:p>
          </table:table-cell>
          <table:table-cell table:style-name="ce11" table:formula="of:=IF(AND([.H29]=[.$W$3];[.G29]&gt;=[.$S$4];[.G29]&lt;=[.$S$6]);0.12;IF(AND([.G29]&gt;=[.$S$7];[.G29]&lt;=[.$S$8]);0.11;IF(AND([.G29]&gt;=[.$S$9];[.G29]&lt;=[.$S$12]);0.1;0)))" office:value-type="float" office:value="0" calcext:value-type="float">
            <text:p>0</text:p>
          </table:table-cell>
          <table:table-cell table:style-name="ce11" table:formula="of:=IF(AND([.H29]=[.$X$3];[.G29]&gt;=[.$S$4];[.G29]&lt;=[.$S$5]);0.25;IF(AND([.G29]&gt;=[.$S$6];[.G29]&lt;=[.$S$7]);0.22;IF(AND([.G29]&gt;=[.$S$8];[.G29]&lt;=[.$S$10]);0.2;IF(AND([.G29]&gt;=[.$S$11];[.G29]&lt;=[.$S$12]);0.19;0))))" office:value-type="float" office:value="0" calcext:value-type="float">
            <text:p>0</text:p>
          </table:table-cell>
          <table:table-cell table:style-name="ce14" table:formula="of:=-0.001887993421053*[.H29]-0.038404605263158*[.G29]+0.348260690789474" office:value-type="float" office:value="0.214899259868398" calcext:value-type="float">
            <text:p>0,214899</text:p>
          </table:table-cell>
          <table:table-cell table:style-name="ce62" table:formula="of:=IF([.I29]&gt;[.J29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  <table:table-cell table:number-columns-repeated="8"/>
          <table:table-cell table:style-name="ce75" office:value-type="float" office:value="0.214899259868398" calcext:value-type="float">
            <text:p>0,214899</text:p>
          </table:table-cell>
          <table:table-cell table:style-name="ce75" office:value-type="float" office:value="0.199404761904762" calcext:value-type="float">
            <text:p>0,199405</text:p>
          </table:table-cell>
          <table:table-cell table:style-name="ce78" table:formula="of:=[.Z29]-[.$I29]" office:value-type="float" office:value="0" calcext:value-type="float">
            <text:p>0,0000</text:p>
          </table:table-cell>
          <table:table-cell table:style-name="ce78" table:formula="of:=[.AA29]-[.$I29]" office:value-type="float" office:value="-0.0154944979636364" calcext:value-type="float">
            <text:p>-0,0155</text:p>
          </table:table-cell>
          <table:table-cell table:style-name="ce80" table:formula="of:=IF([.AA29]&gt;[.J29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</table:table-row>
        <table:table-row table:style-name="ro1">
          <table:table-cell table:style-name="ce3" table:formula="of:=COM.MICROSOFT.CONCAT([.B30];&quot; x &quot;;[.C30];&quot; x &quot;;[.D30];&quot; x &quot;;[.E30])" office:value-type="string" office:string-value="125 x 50 x 17 x 2,25" calcext:value-type="string">
            <text:p>125 x 50 x 17 x 2,2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7" calcext:value-type="float">
            <text:p>17</text:p>
          </table:table-cell>
          <table:table-cell table:style-name="ce5" office:value-type="float" office:value="2.25" calcext:value-type="float">
            <text:p>2,25</text:p>
          </table:table-cell>
          <table:table-cell table:style-name="ce6"/>
          <table:table-cell table:style-name="ce7" table:formula="of:=[.C30]/[.B30]" office:value-type="float" office:value="0.4" calcext:value-type="float">
            <text:p>0,400</text:p>
          </table:table-cell>
          <table:table-cell table:style-name="ce8" table:formula="of:=[.B30]/[.E30]" office:value-type="float" office:value="55.5555555555556" calcext:value-type="float">
            <text:p>55,556</text:p>
          </table:table-cell>
          <table:table-cell table:style-name="ce9" table:formula="of:=IF(N(ISNA([.K30]));IF(MAX([.L30:.O30])=0;[.P30];MAX([.L30:.O30]));[.K30])" office:value-type="float" office:value="0.228010325292377" calcext:value-type="float">
            <text:p>0,228010</text:p>
          </table:table-cell>
          <table:table-cell table:style-name="ce10" table:formula="of:=[.D30]/[.B30]" office:value-type="float" office:value="0.136" calcext:value-type="float">
            <text:p>0,136</text:p>
          </table:table-cell>
          <table:table-cell table:style-name="ce12" table:formula="of:=INDEX([.$T$4:.$X$12];MATCH([.G30];[.$S$4:.$S$12];0);MATCH([.H30];[.$T$3:.$X$3];0))" office:value-type="string" office:string-value="" calcext:value-type="error">
            <text:p>#N/DISP</text:p>
          </table:table-cell>
          <table:table-cell table:style-name="ce11" table:formula="of:=IF([.H30]=250;0.05;IF([.H30]=200;0.06;0))" office:value-type="float" office:value="0" calcext:value-type="float">
            <text:p>0</text:p>
          </table:table-cell>
          <table:table-cell table:style-name="ce11" table:formula="of:=IF(AND([.H30]=125;[.G30]&gt;=0.4;[.G30]&lt;=0.6);0.1;IF(AND([.G30]&gt;=0.8;[.G30]&lt;=2);0.09;0))" office:value-type="float" office:value="0" calcext:value-type="float">
            <text:p>0</text:p>
          </table:table-cell>
          <table:table-cell table:style-name="ce11" table:formula="of:=IF(AND([.H30]=[.$W$3];[.G30]&gt;=[.$S$4];[.G30]&lt;=[.$S$6]);0.12;IF(AND([.G30]&gt;=[.$S$7];[.G30]&lt;=[.$S$8]);0.11;IF(AND([.G30]&gt;=[.$S$9];[.G30]&lt;=[.$S$12]);0.1;0)))" office:value-type="float" office:value="0" calcext:value-type="float">
            <text:p>0</text:p>
          </table:table-cell>
          <table:table-cell table:style-name="ce11" table:formula="of:=IF(AND([.H30]=[.$X$3];[.G30]&gt;=[.$S$4];[.G30]&lt;=[.$S$5]);0.25;IF(AND([.G30]&gt;=[.$S$6];[.G30]&lt;=[.$S$7]);0.22;IF(AND([.G30]&gt;=[.$S$8];[.G30]&lt;=[.$S$10]);0.2;IF(AND([.G30]&gt;=[.$S$11];[.G30]&lt;=[.$S$12]);0.19;0))))" office:value-type="float" office:value="0" calcext:value-type="float">
            <text:p>0</text:p>
          </table:table-cell>
          <table:table-cell table:style-name="ce14" table:formula="of:=-0.001887993421053*[.H30]-0.038404605263158*[.G30]+0.348260690789474" office:value-type="float" office:value="0.228010325292377" calcext:value-type="float">
            <text:p>0,228010</text:p>
          </table:table-cell>
          <table:table-cell table:style-name="ce62" table:formula="of:=IF([.I30]&gt;[.J30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  <table:table-cell table:number-columns-repeated="8"/>
          <table:table-cell table:style-name="ce75" office:value-type="float" office:value="0.228010325292377" calcext:value-type="float">
            <text:p>0,228010</text:p>
          </table:table-cell>
          <table:table-cell table:style-name="ce75" office:value-type="float" office:value="0.225623271713807" calcext:value-type="float">
            <text:p>0,225623</text:p>
          </table:table-cell>
          <table:table-cell table:style-name="ce78" table:formula="of:=[.Z30]-[.$I30]" office:value-type="float" office:value="0" calcext:value-type="float">
            <text:p>0,0000</text:p>
          </table:table-cell>
          <table:table-cell table:style-name="ce78" table:formula="of:=[.AA30]-[.$I30]" office:value-type="float" office:value="-0.00238705357857077" calcext:value-type="float">
            <text:p>-0,0024</text:p>
          </table:table-cell>
          <table:table-cell table:style-name="ce80" table:formula="of:=IF([.AA30]&gt;[.J30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</table:table-row>
        <table:table-row table:style-name="ro1">
          <table:table-cell table:style-name="ce3" table:formula="of:=COM.MICROSOFT.CONCAT([.B31];&quot; x &quot;;[.C31];&quot; x &quot;;[.D31];&quot; x &quot;;[.E31])" office:value-type="string" office:string-value="125 x 50 x 17 x 2,65" calcext:value-type="string">
            <text:p>125 x 50 x 17 x 2,6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7" calcext:value-type="float">
            <text:p>17</text:p>
          </table:table-cell>
          <table:table-cell table:style-name="ce5" office:value-type="float" office:value="2.65" calcext:value-type="float">
            <text:p>2,65</text:p>
          </table:table-cell>
          <table:table-cell table:style-name="ce6"/>
          <table:table-cell table:style-name="ce7" table:formula="of:=[.C31]/[.B31]" office:value-type="float" office:value="0.4" calcext:value-type="float">
            <text:p>0,400</text:p>
          </table:table-cell>
          <table:table-cell table:style-name="ce8" table:formula="of:=[.B31]/[.E31]" office:value-type="float" office:value="47.1698113207547" calcext:value-type="float">
            <text:p>47,170</text:p>
          </table:table-cell>
          <table:table-cell table:style-name="ce9" table:formula="of:=IF(N(ISNA([.K31]));IF(MAX([.L31:.O31])=0;[.P31];MAX([.L31:.O31]));[.K31])" office:value-type="float" office:value="0.243842555238315" calcext:value-type="float">
            <text:p>0,243843</text:p>
          </table:table-cell>
          <table:table-cell table:style-name="ce10" table:formula="of:=[.D31]/[.B31]" office:value-type="float" office:value="0.136" calcext:value-type="float">
            <text:p>0,136</text:p>
          </table:table-cell>
          <table:table-cell table:style-name="ce12" table:formula="of:=INDEX([.$T$4:.$X$12];MATCH([.G31];[.$S$4:.$S$12];0);MATCH([.H31];[.$T$3:.$X$3];0))" office:value-type="string" office:string-value="" calcext:value-type="error">
            <text:p>#N/DISP</text:p>
          </table:table-cell>
          <table:table-cell table:style-name="ce11" table:formula="of:=IF([.H31]=250;0.05;IF([.H31]=200;0.06;0))" office:value-type="float" office:value="0" calcext:value-type="float">
            <text:p>0</text:p>
          </table:table-cell>
          <table:table-cell table:style-name="ce11" table:formula="of:=IF(AND([.H31]=125;[.G31]&gt;=0.4;[.G31]&lt;=0.6);0.1;IF(AND([.G31]&gt;=0.8;[.G31]&lt;=2);0.09;0))" office:value-type="float" office:value="0" calcext:value-type="float">
            <text:p>0</text:p>
          </table:table-cell>
          <table:table-cell table:style-name="ce11" table:formula="of:=IF(AND([.H31]=[.$W$3];[.G31]&gt;=[.$S$4];[.G31]&lt;=[.$S$6]);0.12;IF(AND([.G31]&gt;=[.$S$7];[.G31]&lt;=[.$S$8]);0.11;IF(AND([.G31]&gt;=[.$S$9];[.G31]&lt;=[.$S$12]);0.1;0)))" office:value-type="float" office:value="0" calcext:value-type="float">
            <text:p>0</text:p>
          </table:table-cell>
          <table:table-cell table:style-name="ce11" table:formula="of:=IF(AND([.H31]=[.$X$3];[.G31]&gt;=[.$S$4];[.G31]&lt;=[.$S$5]);0.25;IF(AND([.G31]&gt;=[.$S$6];[.G31]&lt;=[.$S$7]);0.22;IF(AND([.G31]&gt;=[.$S$8];[.G31]&lt;=[.$S$10]);0.2;IF(AND([.G31]&gt;=[.$S$11];[.G31]&lt;=[.$S$12]);0.19;0))))" office:value-type="float" office:value="0" calcext:value-type="float">
            <text:p>0</text:p>
          </table:table-cell>
          <table:table-cell table:style-name="ce14" table:formula="of:=-0.001887993421053*[.H31]-0.038404605263158*[.G31]+0.348260690789474" office:value-type="float" office:value="0.243842555238315" calcext:value-type="float">
            <text:p>0,243843</text:p>
          </table:table-cell>
          <table:table-cell table:style-name="ce62" table:formula="of:=IF([.I31]&gt;[.J31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  <table:table-cell table:number-columns-repeated="8"/>
          <table:table-cell table:style-name="ce75" office:value-type="float" office:value="0.243842555238315" calcext:value-type="float">
            <text:p>0,243843</text:p>
          </table:table-cell>
          <table:table-cell table:style-name="ce75" office:value-type="float" office:value="0.25" calcext:value-type="float">
            <text:p>0,250000</text:p>
          </table:table-cell>
          <table:table-cell table:style-name="ce78" table:formula="of:=[.Z31]-[.$I31]" office:value-type="float" office:value="0" calcext:value-type="float">
            <text:p>0,0000</text:p>
          </table:table-cell>
          <table:table-cell table:style-name="ce78" table:formula="of:=[.AA31]-[.$I31]" office:value-type="float" office:value="0.00615744476168539" calcext:value-type="float">
            <text:p>0,0062</text:p>
          </table:table-cell>
          <table:table-cell table:style-name="ce80" table:formula="of:=IF([.AA31]&gt;[.J31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</table:table-row>
        <table:table-row table:style-name="ro1">
          <table:table-cell table:style-name="ce3" table:formula="of:=COM.MICROSOFT.CONCAT([.B32];&quot; x &quot;;[.C32];&quot; x &quot;;[.D32];&quot; x &quot;;[.E32])" office:value-type="string" office:string-value="125 x 50 x 17 x 3" calcext:value-type="string">
            <text:p>125 x 50 x 17 x 3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7" calcext:value-type="float">
            <text:p>17</text:p>
          </table:table-cell>
          <table:table-cell table:style-name="ce5" office:value-type="float" office:value="3" calcext:value-type="float">
            <text:p>3,00</text:p>
          </table:table-cell>
          <table:table-cell table:style-name="ce6"/>
          <table:table-cell table:style-name="ce7" table:formula="of:=[.C32]/[.B32]" office:value-type="float" office:value="0.4" calcext:value-type="float">
            <text:p>0,400</text:p>
          </table:table-cell>
          <table:table-cell table:style-name="ce8" table:formula="of:=[.B32]/[.E32]" office:value-type="float" office:value="41.6666666666667" calcext:value-type="float">
            <text:p>41,667</text:p>
          </table:table-cell>
          <table:table-cell table:style-name="ce9" table:formula="of:=IF(N(ISNA([.K32]));IF(MAX([.L32:.O32])=0;[.P32];MAX([.L32:.O32]));[.K32])" office:value-type="float" office:value="0.254232456140336" calcext:value-type="float">
            <text:p>0,254232</text:p>
          </table:table-cell>
          <table:table-cell table:style-name="ce10" table:formula="of:=[.D32]/[.B32]" office:value-type="float" office:value="0.136" calcext:value-type="float">
            <text:p>0,136</text:p>
          </table:table-cell>
          <table:table-cell table:style-name="ce12" table:formula="of:=INDEX([.$T$4:.$X$12];MATCH([.G32];[.$S$4:.$S$12];0);MATCH([.H32];[.$T$3:.$X$3];0))" office:value-type="string" office:string-value="" calcext:value-type="error">
            <text:p>#N/DISP</text:p>
          </table:table-cell>
          <table:table-cell table:style-name="ce11" table:formula="of:=IF([.H32]=250;0.05;IF([.H32]=200;0.06;0))" office:value-type="float" office:value="0" calcext:value-type="float">
            <text:p>0</text:p>
          </table:table-cell>
          <table:table-cell table:style-name="ce11" table:formula="of:=IF(AND([.H32]=125;[.G32]&gt;=0.4;[.G32]&lt;=0.6);0.1;IF(AND([.G32]&gt;=0.8;[.G32]&lt;=2);0.09;0))" office:value-type="float" office:value="0" calcext:value-type="float">
            <text:p>0</text:p>
          </table:table-cell>
          <table:table-cell table:style-name="ce11" table:formula="of:=IF(AND([.H32]=[.$W$3];[.G32]&gt;=[.$S$4];[.G32]&lt;=[.$S$6]);0.12;IF(AND([.G32]&gt;=[.$S$7];[.G32]&lt;=[.$S$8]);0.11;IF(AND([.G32]&gt;=[.$S$9];[.G32]&lt;=[.$S$12]);0.1;0)))" office:value-type="float" office:value="0" calcext:value-type="float">
            <text:p>0</text:p>
          </table:table-cell>
          <table:table-cell table:style-name="ce11" table:formula="of:=IF(AND([.H32]=[.$X$3];[.G32]&gt;=[.$S$4];[.G32]&lt;=[.$S$5]);0.25;IF(AND([.G32]&gt;=[.$S$6];[.G32]&lt;=[.$S$7]);0.22;IF(AND([.G32]&gt;=[.$S$8];[.G32]&lt;=[.$S$10]);0.2;IF(AND([.G32]&gt;=[.$S$11];[.G32]&lt;=[.$S$12]);0.19;0))))" office:value-type="float" office:value="0" calcext:value-type="float">
            <text:p>0</text:p>
          </table:table-cell>
          <table:table-cell table:style-name="ce14" table:formula="of:=-0.001887993421053*[.H32]-0.038404605263158*[.G32]+0.348260690789474" office:value-type="float" office:value="0.254232456140336" calcext:value-type="float">
            <text:p>0,254232</text:p>
          </table:table-cell>
          <table:table-cell table:style-name="ce62" table:formula="of:=IF([.I32]&gt;[.J32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  <table:table-cell table:number-columns-repeated="8"/>
          <table:table-cell table:style-name="ce75" office:value-type="float" office:value="0.254232456140336" calcext:value-type="float">
            <text:p>0,254232</text:p>
          </table:table-cell>
          <table:table-cell table:style-name="ce75" office:value-type="float" office:value="0.25" calcext:value-type="float">
            <text:p>0,250000</text:p>
          </table:table-cell>
          <table:table-cell table:style-name="ce78" table:formula="of:=[.Z32]-[.$I32]" office:value-type="float" office:value="0" calcext:value-type="float">
            <text:p>0,0000</text:p>
          </table:table-cell>
          <table:table-cell table:style-name="ce78" table:formula="of:=[.AA32]-[.$I32]" office:value-type="float" office:value="-0.00423245614033585" calcext:value-type="float">
            <text:p>-0,0042</text:p>
          </table:table-cell>
          <table:table-cell table:style-name="ce80" table:formula="of:=IF([.AA32]&gt;[.J32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</table:table-row>
        <table:table-row table:style-name="ro1">
          <table:table-cell table:style-name="ce3" table:formula="of:=COM.MICROSOFT.CONCAT([.B33];&quot; x &quot;;[.C33];&quot; x &quot;;[.D33];&quot; x &quot;;[.E33])" office:value-type="string" office:string-value="125 x 50 x 17 x 3,35" calcext:value-type="string">
            <text:p>125 x 50 x 17 x 3,3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7" calcext:value-type="float">
            <text:p>17</text:p>
          </table:table-cell>
          <table:table-cell table:style-name="ce5" office:value-type="float" office:value="3.35" calcext:value-type="float">
            <text:p>3,35</text:p>
          </table:table-cell>
          <table:table-cell table:style-name="ce6"/>
          <table:table-cell table:style-name="ce7" table:formula="of:=[.C33]/[.B33]" office:value-type="float" office:value="0.4" calcext:value-type="float">
            <text:p>0,400</text:p>
          </table:table-cell>
          <table:table-cell table:style-name="ce8" table:formula="of:=[.B33]/[.E33]" office:value-type="float" office:value="37.3134328358209" calcext:value-type="float">
            <text:p>37,313</text:p>
          </table:table-cell>
          <table:table-cell table:style-name="ce9" table:formula="of:=IF(N(ISNA([.K33]));IF(MAX([.L33:.O33])=0;[.P33];MAX([.L33:.O33]));[.K33])" office:value-type="float" office:value="0.262451332973278" calcext:value-type="float">
            <text:p>0,262451</text:p>
          </table:table-cell>
          <table:table-cell table:style-name="ce10" table:formula="of:=[.D33]/[.B33]" office:value-type="float" office:value="0.136" calcext:value-type="float">
            <text:p>0,136</text:p>
          </table:table-cell>
          <table:table-cell table:style-name="ce12" table:formula="of:=INDEX([.$T$4:.$X$12];MATCH([.G33];[.$S$4:.$S$12];0);MATCH([.H33];[.$T$3:.$X$3];0))" office:value-type="string" office:string-value="" calcext:value-type="error">
            <text:p>#N/DISP</text:p>
          </table:table-cell>
          <table:table-cell table:style-name="ce11" table:formula="of:=IF([.H33]=250;0.05;IF([.H33]=200;0.06;0))" office:value-type="float" office:value="0" calcext:value-type="float">
            <text:p>0</text:p>
          </table:table-cell>
          <table:table-cell table:style-name="ce11" table:formula="of:=IF(AND([.H33]=125;[.G33]&gt;=0.4;[.G33]&lt;=0.6);0.1;IF(AND([.G33]&gt;=0.8;[.G33]&lt;=2);0.09;0))" office:value-type="float" office:value="0" calcext:value-type="float">
            <text:p>0</text:p>
          </table:table-cell>
          <table:table-cell table:style-name="ce11" table:formula="of:=IF(AND([.H33]=[.$W$3];[.G33]&gt;=[.$S$4];[.G33]&lt;=[.$S$6]);0.12;IF(AND([.G33]&gt;=[.$S$7];[.G33]&lt;=[.$S$8]);0.11;IF(AND([.G33]&gt;=[.$S$9];[.G33]&lt;=[.$S$12]);0.1;0)))" office:value-type="float" office:value="0" calcext:value-type="float">
            <text:p>0</text:p>
          </table:table-cell>
          <table:table-cell table:style-name="ce11" table:formula="of:=IF(AND([.H33]=[.$X$3];[.G33]&gt;=[.$S$4];[.G33]&lt;=[.$S$5]);0.25;IF(AND([.G33]&gt;=[.$S$6];[.G33]&lt;=[.$S$7]);0.22;IF(AND([.G33]&gt;=[.$S$8];[.G33]&lt;=[.$S$10]);0.2;IF(AND([.G33]&gt;=[.$S$11];[.G33]&lt;=[.$S$12]);0.19;0))))" office:value-type="float" office:value="0" calcext:value-type="float">
            <text:p>0</text:p>
          </table:table-cell>
          <table:table-cell table:style-name="ce14" table:formula="of:=-0.001887993421053*[.H33]-0.038404605263158*[.G33]+0.348260690789474" office:value-type="float" office:value="0.262451332973278" calcext:value-type="float">
            <text:p>0,262451</text:p>
          </table:table-cell>
          <table:table-cell table:style-name="ce62" table:formula="of:=IF([.I33]&gt;[.J33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  <table:table-cell table:number-columns-repeated="8"/>
          <table:table-cell table:style-name="ce75" office:value-type="float" office:value="0.262451332973278" calcext:value-type="float">
            <text:p>0,262451</text:p>
          </table:table-cell>
          <table:table-cell table:style-name="ce75" office:value-type="float" office:value="0.25" calcext:value-type="float">
            <text:p>0,250000</text:p>
          </table:table-cell>
          <table:table-cell table:style-name="ce78" table:formula="of:=[.Z33]-[.$I33]" office:value-type="float" office:value="0" calcext:value-type="float">
            <text:p>0,0000</text:p>
          </table:table-cell>
          <table:table-cell table:style-name="ce78" table:formula="of:=[.AA33]-[.$I33]" office:value-type="float" office:value="-0.012451332973278" calcext:value-type="float">
            <text:p>-0,0125</text:p>
          </table:table-cell>
          <table:table-cell table:style-name="ce80" table:formula="of:=IF([.AA33]&gt;[.J33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</table:table-row>
        <table:table-row table:style-name="ro1">
          <table:table-cell table:style-name="ce3" table:formula="of:=COM.MICROSOFT.CONCAT([.B34];&quot; x &quot;;[.C34];&quot; x &quot;;[.D34];&quot; x &quot;;[.E34])" office:value-type="string" office:string-value="125 x 50 x 17 x 3,75" calcext:value-type="string">
            <text:p>125 x 50 x 17 x 3,7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7" calcext:value-type="float">
            <text:p>17</text:p>
          </table:table-cell>
          <table:table-cell table:style-name="ce5" office:value-type="float" office:value="3.75" calcext:value-type="float">
            <text:p>3,75</text:p>
          </table:table-cell>
          <table:table-cell table:style-name="ce6"/>
          <table:table-cell table:style-name="ce7" table:formula="of:=[.C34]/[.B34]" office:value-type="float" office:value="0.4" calcext:value-type="float">
            <text:p>0,400</text:p>
          </table:table-cell>
          <table:table-cell table:style-name="ce8" table:formula="of:=[.B34]/[.E34]" office:value-type="float" office:value="33.3333333333333" calcext:value-type="float">
            <text:p>33,333</text:p>
          </table:table-cell>
          <table:table-cell table:style-name="ce9" table:formula="of:=IF(N(ISNA([.K34]));IF(MAX([.L34:.O34])=0;[.P34];MAX([.L34:.O34]));[.K34])" office:value-type="float" office:value="0.269965734649111" calcext:value-type="float">
            <text:p>0,269966</text:p>
          </table:table-cell>
          <table:table-cell table:style-name="ce10" table:formula="of:=[.D34]/[.B34]" office:value-type="float" office:value="0.136" calcext:value-type="float">
            <text:p>0,136</text:p>
          </table:table-cell>
          <table:table-cell table:style-name="ce12" table:formula="of:=INDEX([.$T$4:.$X$12];MATCH([.G34];[.$S$4:.$S$12];0);MATCH([.H34];[.$T$3:.$X$3];0))" office:value-type="string" office:string-value="" calcext:value-type="error">
            <text:p>#N/DISP</text:p>
          </table:table-cell>
          <table:table-cell table:style-name="ce11" table:formula="of:=IF([.H34]=250;0.05;IF([.H34]=200;0.06;0))" office:value-type="float" office:value="0" calcext:value-type="float">
            <text:p>0</text:p>
          </table:table-cell>
          <table:table-cell table:style-name="ce11" table:formula="of:=IF(AND([.H34]=125;[.G34]&gt;=0.4;[.G34]&lt;=0.6);0.1;IF(AND([.G34]&gt;=0.8;[.G34]&lt;=2);0.09;0))" office:value-type="float" office:value="0" calcext:value-type="float">
            <text:p>0</text:p>
          </table:table-cell>
          <table:table-cell table:style-name="ce11" table:formula="of:=IF(AND([.H34]=[.$W$3];[.G34]&gt;=[.$S$4];[.G34]&lt;=[.$S$6]);0.12;IF(AND([.G34]&gt;=[.$S$7];[.G34]&lt;=[.$S$8]);0.11;IF(AND([.G34]&gt;=[.$S$9];[.G34]&lt;=[.$S$12]);0.1;0)))" office:value-type="float" office:value="0" calcext:value-type="float">
            <text:p>0</text:p>
          </table:table-cell>
          <table:table-cell table:style-name="ce11" table:formula="of:=IF(AND([.H34]=[.$X$3];[.G34]&gt;=[.$S$4];[.G34]&lt;=[.$S$5]);0.25;IF(AND([.G34]&gt;=[.$S$6];[.G34]&lt;=[.$S$7]);0.22;IF(AND([.G34]&gt;=[.$S$8];[.G34]&lt;=[.$S$10]);0.2;IF(AND([.G34]&gt;=[.$S$11];[.G34]&lt;=[.$S$12]);0.19;0))))" office:value-type="float" office:value="0" calcext:value-type="float">
            <text:p>0</text:p>
          </table:table-cell>
          <table:table-cell table:style-name="ce14" table:formula="of:=-0.001887993421053*[.H34]-0.038404605263158*[.G34]+0.348260690789474" office:value-type="float" office:value="0.269965734649111" calcext:value-type="float">
            <text:p>0,269966</text:p>
          </table:table-cell>
          <table:table-cell table:style-name="ce62" table:formula="of:=IF([.I34]&gt;[.J34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  <table:table-cell table:number-columns-repeated="8"/>
          <table:table-cell table:style-name="ce75" office:value-type="float" office:value="0.269965734649111" calcext:value-type="float">
            <text:p>0,269966</text:p>
          </table:table-cell>
          <table:table-cell table:style-name="ce75" office:value-type="float" office:value="0.25" calcext:value-type="float">
            <text:p>0,250000</text:p>
          </table:table-cell>
          <table:table-cell table:style-name="ce78" table:formula="of:=[.Z34]-[.$I34]" office:value-type="float" office:value="0" calcext:value-type="float">
            <text:p>0,0000</text:p>
          </table:table-cell>
          <table:table-cell table:style-name="ce78" table:formula="of:=[.AA34]-[.$I34]" office:value-type="float" office:value="-0.0199657346491108" calcext:value-type="float">
            <text:p>-0,0200</text:p>
          </table:table-cell>
          <table:table-cell table:style-name="ce80" table:formula="of:=IF([.AA34]&gt;[.J34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</table:table-row>
        <table:table-row table:style-name="ro1">
          <table:table-cell table:style-name="ce3" table:formula="of:=COM.MICROSOFT.CONCAT([.B35];&quot; x &quot;;[.C35];&quot; x &quot;;[.D35];&quot; x &quot;;[.E35])" office:value-type="string" office:string-value="150 x 60 x 20 x 2" calcext:value-type="string">
            <text:p>150 x 60 x 20 x 2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20" calcext:value-type="float">
            <text:p>20</text:p>
          </table:table-cell>
          <table:table-cell table:style-name="ce5" office:value-type="float" office:value="2" calcext:value-type="float">
            <text:p>2,00</text:p>
          </table:table-cell>
          <table:table-cell table:style-name="ce6"/>
          <table:table-cell table:style-name="ce7" table:formula="of:=[.C35]/[.B35]" office:value-type="float" office:value="0.4" calcext:value-type="float">
            <text:p>0,400</text:p>
          </table:table-cell>
          <table:table-cell table:style-name="ce8" table:formula="of:=[.B35]/[.E35]" office:value-type="float" office:value="75" calcext:value-type="float">
            <text:p>75,000</text:p>
          </table:table-cell>
          <table:table-cell table:style-name="ce9" table:formula="of:=IF(N(ISNA([.K35]));IF(MAX([.L35:.O35])=0;[.P35];MAX([.L35:.O35]));[.K35])" office:value-type="float" office:value="0.191299342105236" calcext:value-type="float">
            <text:p>0,191299</text:p>
          </table:table-cell>
          <table:table-cell table:style-name="ce10" table:formula="of:=[.D35]/[.B35]" office:value-type="float" office:value="0.133333333333333" calcext:value-type="float">
            <text:p>0,133</text:p>
          </table:table-cell>
          <table:table-cell table:style-name="ce12" table:formula="of:=INDEX([.$T$4:.$X$12];MATCH([.G35];[.$S$4:.$S$12];0);MATCH([.H35];[.$T$3:.$X$3];0))" office:value-type="string" office:string-value="" calcext:value-type="error">
            <text:p>#N/DISP</text:p>
          </table:table-cell>
          <table:table-cell table:style-name="ce11" table:formula="of:=IF([.H35]=250;0.05;IF([.H35]=200;0.06;0))" office:value-type="float" office:value="0" calcext:value-type="float">
            <text:p>0</text:p>
          </table:table-cell>
          <table:table-cell table:style-name="ce11" table:formula="of:=IF(AND([.H35]=125;[.G35]&gt;=0.4;[.G35]&lt;=0.6);0.1;IF(AND([.G35]&gt;=0.8;[.G35]&lt;=2);0.09;0))" office:value-type="float" office:value="0" calcext:value-type="float">
            <text:p>0</text:p>
          </table:table-cell>
          <table:table-cell table:style-name="ce11" table:formula="of:=IF(AND([.H35]=[.$W$3];[.G35]&gt;=[.$S$4];[.G35]&lt;=[.$S$6]);0.12;IF(AND([.G35]&gt;=[.$S$7];[.G35]&lt;=[.$S$8]);0.11;IF(AND([.G35]&gt;=[.$S$9];[.G35]&lt;=[.$S$12]);0.1;0)))" office:value-type="float" office:value="0" calcext:value-type="float">
            <text:p>0</text:p>
          </table:table-cell>
          <table:table-cell table:style-name="ce11" table:formula="of:=IF(AND([.H35]=[.$X$3];[.G35]&gt;=[.$S$4];[.G35]&lt;=[.$S$5]);0.25;IF(AND([.G35]&gt;=[.$S$6];[.G35]&lt;=[.$S$7]);0.22;IF(AND([.G35]&gt;=[.$S$8];[.G35]&lt;=[.$S$10]);0.2;IF(AND([.G35]&gt;=[.$S$11];[.G35]&lt;=[.$S$12]);0.19;0))))" office:value-type="float" office:value="0" calcext:value-type="float">
            <text:p>0</text:p>
          </table:table-cell>
          <table:table-cell table:style-name="ce14" table:formula="of:=-0.001887993421053*[.H35]-0.038404605263158*[.G35]+0.348260690789474" office:value-type="float" office:value="0.191299342105236" calcext:value-type="float">
            <text:p>0,191299</text:p>
          </table:table-cell>
          <table:table-cell table:style-name="ce62" table:formula="of:=IF([.I35]&gt;[.J35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  <table:table-cell table:number-columns-repeated="8"/>
          <table:table-cell table:style-name="ce75" office:value-type="float" office:value="0.191299342105236" calcext:value-type="float">
            <text:p>0,191299</text:p>
          </table:table-cell>
          <table:table-cell table:style-name="ce75" office:value-type="float" office:value="0.162698412698413" calcext:value-type="float">
            <text:p>0,162698</text:p>
          </table:table-cell>
          <table:table-cell table:style-name="ce78" table:formula="of:=[.Z35]-[.$I35]" office:value-type="float" office:value="0" calcext:value-type="float">
            <text:p>0,0000</text:p>
          </table:table-cell>
          <table:table-cell table:style-name="ce78" table:formula="of:=[.AA35]-[.$I35]" office:value-type="float" office:value="-0.028600929406823" calcext:value-type="float">
            <text:p>-0,0286</text:p>
          </table:table-cell>
          <table:table-cell table:style-name="ce80" table:formula="of:=IF([.AA35]&gt;[.J35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</table:table-row>
        <table:table-row table:style-name="ro1">
          <table:table-cell table:style-name="ce3" table:formula="of:=COM.MICROSOFT.CONCAT([.B36];&quot; x &quot;;[.C36];&quot; x &quot;;[.D36];&quot; x &quot;;[.E36])" office:value-type="string" office:string-value="150 x 60 x 20 x 2,25" calcext:value-type="string">
            <text:p>150 x 60 x 20 x 2,2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20" calcext:value-type="float">
            <text:p>20</text:p>
          </table:table-cell>
          <table:table-cell table:style-name="ce5" office:value-type="float" office:value="2.25" calcext:value-type="float">
            <text:p>2,25</text:p>
          </table:table-cell>
          <table:table-cell table:style-name="ce6"/>
          <table:table-cell table:style-name="ce7" table:formula="of:=[.C36]/[.B36]" office:value-type="float" office:value="0.4" calcext:value-type="float">
            <text:p>0,400</text:p>
          </table:table-cell>
          <table:table-cell table:style-name="ce8" table:formula="of:=[.B36]/[.E36]" office:value-type="float" office:value="66.6666666666667" calcext:value-type="float">
            <text:p>66,667</text:p>
          </table:table-cell>
          <table:table-cell table:style-name="ce9" table:formula="of:=IF(N(ISNA([.K36]));IF(MAX([.L36:.O36])=0;[.P36];MAX([.L36:.O36]));[.K36])" office:value-type="float" office:value="0.207032620614011" calcext:value-type="float">
            <text:p>0,207033</text:p>
          </table:table-cell>
          <table:table-cell table:style-name="ce10" table:formula="of:=[.D36]/[.B36]" office:value-type="float" office:value="0.133333333333333" calcext:value-type="float">
            <text:p>0,133</text:p>
          </table:table-cell>
          <table:table-cell table:style-name="ce12" table:formula="of:=INDEX([.$T$4:.$X$12];MATCH([.G36];[.$S$4:.$S$12];0);MATCH([.H36];[.$T$3:.$X$3];0))" office:value-type="string" office:string-value="" calcext:value-type="error">
            <text:p>#N/DISP</text:p>
          </table:table-cell>
          <table:table-cell table:style-name="ce11" table:formula="of:=IF([.H36]=250;0.05;IF([.H36]=200;0.06;0))" office:value-type="float" office:value="0" calcext:value-type="float">
            <text:p>0</text:p>
          </table:table-cell>
          <table:table-cell table:style-name="ce11" table:formula="of:=IF(AND([.H36]=125;[.G36]&gt;=0.4;[.G36]&lt;=0.6);0.1;IF(AND([.G36]&gt;=0.8;[.G36]&lt;=2);0.09;0))" office:value-type="float" office:value="0" calcext:value-type="float">
            <text:p>0</text:p>
          </table:table-cell>
          <table:table-cell table:style-name="ce11" table:formula="of:=IF(AND([.H36]=[.$W$3];[.G36]&gt;=[.$S$4];[.G36]&lt;=[.$S$6]);0.12;IF(AND([.G36]&gt;=[.$S$7];[.G36]&lt;=[.$S$8]);0.11;IF(AND([.G36]&gt;=[.$S$9];[.G36]&lt;=[.$S$12]);0.1;0)))" office:value-type="float" office:value="0" calcext:value-type="float">
            <text:p>0</text:p>
          </table:table-cell>
          <table:table-cell table:style-name="ce11" table:formula="of:=IF(AND([.H36]=[.$X$3];[.G36]&gt;=[.$S$4];[.G36]&lt;=[.$S$5]);0.25;IF(AND([.G36]&gt;=[.$S$6];[.G36]&lt;=[.$S$7]);0.22;IF(AND([.G36]&gt;=[.$S$8];[.G36]&lt;=[.$S$10]);0.2;IF(AND([.G36]&gt;=[.$S$11];[.G36]&lt;=[.$S$12]);0.19;0))))" office:value-type="float" office:value="0" calcext:value-type="float">
            <text:p>0</text:p>
          </table:table-cell>
          <table:table-cell table:style-name="ce14" table:formula="of:=-0.001887993421053*[.H36]-0.038404605263158*[.G36]+0.348260690789474" office:value-type="float" office:value="0.207032620614011" calcext:value-type="float">
            <text:p>0,207033</text:p>
          </table:table-cell>
          <table:table-cell table:style-name="ce62" table:formula="of:=IF([.I36]&gt;[.J36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  <table:table-cell table:number-columns-repeated="8"/>
          <table:table-cell table:style-name="ce75" office:value-type="float" office:value="0.207032620614011" calcext:value-type="float">
            <text:p>0,207033</text:p>
          </table:table-cell>
          <table:table-cell table:style-name="ce75" office:value-type="float" office:value="0.185761316872428" calcext:value-type="float">
            <text:p>0,185761</text:p>
          </table:table-cell>
          <table:table-cell table:style-name="ce78" table:formula="of:=[.Z36]-[.$I36]" office:value-type="float" office:value="0" calcext:value-type="float">
            <text:p>0,0000</text:p>
          </table:table-cell>
          <table:table-cell table:style-name="ce78" table:formula="of:=[.AA36]-[.$I36]" office:value-type="float" office:value="-0.0212713037415828" calcext:value-type="float">
            <text:p>-0,0213</text:p>
          </table:table-cell>
          <table:table-cell table:style-name="ce80" table:formula="of:=IF([.AA36]&gt;[.J36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</table:table-row>
        <table:table-row table:style-name="ro1">
          <table:table-cell table:style-name="ce3" table:formula="of:=COM.MICROSOFT.CONCAT([.B37];&quot; x &quot;;[.C37];&quot; x &quot;;[.D37];&quot; x &quot;;[.E37])" office:value-type="string" office:string-value="150 x 60 x 20 x 2,65" calcext:value-type="string">
            <text:p>150 x 60 x 20 x 2,6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20" calcext:value-type="float">
            <text:p>20</text:p>
          </table:table-cell>
          <table:table-cell table:style-name="ce5" office:value-type="float" office:value="2.65" calcext:value-type="float">
            <text:p>2,65</text:p>
          </table:table-cell>
          <table:table-cell table:style-name="ce6"/>
          <table:table-cell table:style-name="ce7" table:formula="of:=[.C37]/[.B37]" office:value-type="float" office:value="0.4" calcext:value-type="float">
            <text:p>0,400</text:p>
          </table:table-cell>
          <table:table-cell table:style-name="ce8" table:formula="of:=[.B37]/[.E37]" office:value-type="float" office:value="56.6037735849057" calcext:value-type="float">
            <text:p>56,604</text:p>
          </table:table-cell>
          <table:table-cell table:style-name="ce9" table:formula="of:=IF(N(ISNA([.K37]));IF(MAX([.L37:.O37])=0;[.P37];MAX([.L37:.O37]));[.K37])" office:value-type="float" office:value="0.226031296549135" calcext:value-type="float">
            <text:p>0,226031</text:p>
          </table:table-cell>
          <table:table-cell table:style-name="ce10" table:formula="of:=[.D37]/[.B37]" office:value-type="float" office:value="0.133333333333333" calcext:value-type="float">
            <text:p>0,133</text:p>
          </table:table-cell>
          <table:table-cell table:style-name="ce12" table:formula="of:=INDEX([.$T$4:.$X$12];MATCH([.G37];[.$S$4:.$S$12];0);MATCH([.H37];[.$T$3:.$X$3];0))" office:value-type="string" office:string-value="" calcext:value-type="error">
            <text:p>#N/DISP</text:p>
          </table:table-cell>
          <table:table-cell table:style-name="ce11" table:formula="of:=IF([.H37]=250;0.05;IF([.H37]=200;0.06;0))" office:value-type="float" office:value="0" calcext:value-type="float">
            <text:p>0</text:p>
          </table:table-cell>
          <table:table-cell table:style-name="ce11" table:formula="of:=IF(AND([.H37]=125;[.G37]&gt;=0.4;[.G37]&lt;=0.6);0.1;IF(AND([.G37]&gt;=0.8;[.G37]&lt;=2);0.09;0))" office:value-type="float" office:value="0" calcext:value-type="float">
            <text:p>0</text:p>
          </table:table-cell>
          <table:table-cell table:style-name="ce11" table:formula="of:=IF(AND([.H37]=[.$W$3];[.G37]&gt;=[.$S$4];[.G37]&lt;=[.$S$6]);0.12;IF(AND([.G37]&gt;=[.$S$7];[.G37]&lt;=[.$S$8]);0.11;IF(AND([.G37]&gt;=[.$S$9];[.G37]&lt;=[.$S$12]);0.1;0)))" office:value-type="float" office:value="0" calcext:value-type="float">
            <text:p>0</text:p>
          </table:table-cell>
          <table:table-cell table:style-name="ce11" table:formula="of:=IF(AND([.H37]=[.$X$3];[.G37]&gt;=[.$S$4];[.G37]&lt;=[.$S$5]);0.25;IF(AND([.G37]&gt;=[.$S$6];[.G37]&lt;=[.$S$7]);0.22;IF(AND([.G37]&gt;=[.$S$8];[.G37]&lt;=[.$S$10]);0.2;IF(AND([.G37]&gt;=[.$S$11];[.G37]&lt;=[.$S$12]);0.19;0))))" office:value-type="float" office:value="0" calcext:value-type="float">
            <text:p>0</text:p>
          </table:table-cell>
          <table:table-cell table:style-name="ce14" table:formula="of:=-0.001887993421053*[.H37]-0.038404605263158*[.G37]+0.348260690789474" office:value-type="float" office:value="0.226031296549135" calcext:value-type="float">
            <text:p>0,226031</text:p>
          </table:table-cell>
          <table:table-cell table:style-name="ce62" table:formula="of:=IF([.I37]&gt;[.J37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  <table:table-cell table:number-columns-repeated="8"/>
          <table:table-cell table:style-name="ce75" office:value-type="float" office:value="0.226031296549135" calcext:value-type="float">
            <text:p>0,226031</text:p>
          </table:table-cell>
          <table:table-cell table:style-name="ce75" office:value-type="float" office:value="0.221372527507793" calcext:value-type="float">
            <text:p>0,221373</text:p>
          </table:table-cell>
          <table:table-cell table:style-name="ce78" table:formula="of:=[.Z37]-[.$I37]" office:value-type="float" office:value="0" calcext:value-type="float">
            <text:p>0,0000</text:p>
          </table:table-cell>
          <table:table-cell table:style-name="ce78" table:formula="of:=[.AA37]-[.$I37]" office:value-type="float" office:value="-0.00465876904134185" calcext:value-type="float">
            <text:p>-0,0047</text:p>
          </table:table-cell>
          <table:table-cell table:style-name="ce80" table:formula="of:=IF([.AA37]&gt;[.J37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</table:table-row>
        <table:table-row table:style-name="ro1">
          <table:table-cell table:style-name="ce3" table:formula="of:=COM.MICROSOFT.CONCAT([.B38];&quot; x &quot;;[.C38];&quot; x &quot;;[.D38];&quot; x &quot;;[.E38])" office:value-type="string" office:string-value="150 x 60 x 20 x 3" calcext:value-type="string">
            <text:p>150 x 60 x 20 x 3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20" calcext:value-type="float">
            <text:p>20</text:p>
          </table:table-cell>
          <table:table-cell table:style-name="ce5" office:value-type="float" office:value="3" calcext:value-type="float">
            <text:p>3,00</text:p>
          </table:table-cell>
          <table:table-cell table:style-name="ce6"/>
          <table:table-cell table:style-name="ce7" table:formula="of:=[.C38]/[.B38]" office:value-type="float" office:value="0.4" calcext:value-type="float">
            <text:p>0,400</text:p>
          </table:table-cell>
          <table:table-cell table:style-name="ce8" table:formula="of:=[.B38]/[.E38]" office:value-type="float" office:value="50" calcext:value-type="float">
            <text:p>50,000</text:p>
          </table:table-cell>
          <table:table-cell table:style-name="ce9" table:formula="of:=IF(N(ISNA([.K38]));IF(MAX([.L38:.O38])=0;[.P38];MAX([.L38:.O38]));[.K38])" office:value-type="float" office:value="0.25" calcext:value-type="float">
            <text:p>0,250000</text:p>
          </table:table-cell>
          <table:table-cell table:style-name="ce10" table:formula="of:=[.D38]/[.B38]" office:value-type="float" office:value="0.133333333333333" calcext:value-type="float">
            <text:p>0,133</text:p>
          </table:table-cell>
          <table:table-cell table:style-name="ce12" table:formula="of:=INDEX([.$T$4:.$X$12];MATCH([.G38];[.$S$4:.$S$12];0);MATCH([.H38];[.$T$3:.$X$3];0))" office:value-type="float" office:value="0.25" calcext:value-type="float">
            <text:p>0,250</text:p>
          </table:table-cell>
          <table:table-cell table:style-name="ce11" table:formula="of:=IF([.H38]=250;0.05;IF([.H38]=200;0.06;0))" office:value-type="float" office:value="0" calcext:value-type="float">
            <text:p>0</text:p>
          </table:table-cell>
          <table:table-cell table:style-name="ce11" table:formula="of:=IF(AND([.H38]=125;[.G38]&gt;=0.4;[.G38]&lt;=0.6);0.1;IF(AND([.G38]&gt;=0.8;[.G38]&lt;=2);0.09;0))" office:value-type="float" office:value="0" calcext:value-type="float">
            <text:p>0</text:p>
          </table:table-cell>
          <table:table-cell table:style-name="ce11" table:formula="of:=IF(AND([.H38]=[.$W$3];[.G38]&gt;=[.$S$4];[.G38]&lt;=[.$S$6]);0.12;IF(AND([.G38]&gt;=[.$S$7];[.G38]&lt;=[.$S$8]);0.11;IF(AND([.G38]&gt;=[.$S$9];[.G38]&lt;=[.$S$12]);0.1;0)))" office:value-type="float" office:value="0" calcext:value-type="float">
            <text:p>0</text:p>
          </table:table-cell>
          <table:table-cell table:style-name="ce11" table:formula="of:=IF(AND([.H38]=[.$X$3];[.G38]&gt;=[.$S$4];[.G38]&lt;=[.$S$5]);0.25;IF(AND([.G38]&gt;=[.$S$6];[.G38]&lt;=[.$S$7]);0.22;IF(AND([.G38]&gt;=[.$S$8];[.G38]&lt;=[.$S$10]);0.2;IF(AND([.G38]&gt;=[.$S$11];[.G38]&lt;=[.$S$12]);0.19;0))))" office:value-type="float" office:value="0.25" calcext:value-type="float">
            <text:p>0,25</text:p>
          </table:table-cell>
          <table:table-cell table:style-name="ce14" table:formula="of:=-0.001887993421053*[.H38]-0.038404605263158*[.G38]+0.348260690789474" office:value-type="float" office:value="0.238499177631561" calcext:value-type="float">
            <text:p>0,238499</text:p>
          </table:table-cell>
          <table:table-cell table:style-name="ce62" table:formula="of:=IF([.I38]&gt;[.J38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  <table:table-cell table:number-columns-repeated="8"/>
          <table:table-cell table:number-columns-repeated="2" table:style-name="ce75" office:value-type="float" office:value="0.25" calcext:value-type="float">
            <text:p>0,250000</text:p>
          </table:table-cell>
          <table:table-cell table:style-name="ce78" table:formula="of:=[.Z38]-[.$I38]" office:value-type="float" office:value="0" calcext:value-type="float">
            <text:p>0,0000</text:p>
          </table:table-cell>
          <table:table-cell table:style-name="ce78" table:formula="of:=[.AA38]-[.$I38]" office:value-type="float" office:value="0" calcext:value-type="float">
            <text:p>0,0000</text:p>
          </table:table-cell>
          <table:table-cell table:style-name="ce80" table:formula="of:=IF([.AA38]&gt;[.J38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</table:table-row>
        <table:table-row table:style-name="ro1">
          <table:table-cell table:style-name="ce3" table:formula="of:=COM.MICROSOFT.CONCAT([.B39];&quot; x &quot;;[.C39];&quot; x &quot;;[.D39];&quot; x &quot;;[.E39])" office:value-type="string" office:string-value="150 x 60 x 20 x 3,35" calcext:value-type="string">
            <text:p>150 x 60 x 20 x 3,3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20" calcext:value-type="float">
            <text:p>20</text:p>
          </table:table-cell>
          <table:table-cell table:style-name="ce5" office:value-type="float" office:value="3.35" calcext:value-type="float">
            <text:p>3,35</text:p>
          </table:table-cell>
          <table:table-cell table:style-name="ce6"/>
          <table:table-cell table:style-name="ce7" table:formula="of:=[.C39]/[.B39]" office:value-type="float" office:value="0.4" calcext:value-type="float">
            <text:p>0,400</text:p>
          </table:table-cell>
          <table:table-cell table:style-name="ce8" table:formula="of:=[.B39]/[.E39]" office:value-type="float" office:value="44.7761194029851" calcext:value-type="float">
            <text:p>44,776</text:p>
          </table:table-cell>
          <table:table-cell table:style-name="ce9" table:formula="of:=IF(N(ISNA([.K39]));IF(MAX([.L39:.O39])=0;[.P39];MAX([.L39:.O39]));[.K39])" office:value-type="float" office:value="0.248361829831091" calcext:value-type="float">
            <text:p>0,248362</text:p>
          </table:table-cell>
          <table:table-cell table:style-name="ce10" table:formula="of:=[.D39]/[.B39]" office:value-type="float" office:value="0.133333333333333" calcext:value-type="float">
            <text:p>0,133</text:p>
          </table:table-cell>
          <table:table-cell table:style-name="ce12" table:formula="of:=INDEX([.$T$4:.$X$12];MATCH([.G39];[.$S$4:.$S$12];0);MATCH([.H39];[.$T$3:.$X$3];0))" office:value-type="string" office:string-value="" calcext:value-type="error">
            <text:p>#N/DISP</text:p>
          </table:table-cell>
          <table:table-cell table:style-name="ce11" table:formula="of:=IF([.H39]=250;0.05;IF([.H39]=200;0.06;0))" office:value-type="float" office:value="0" calcext:value-type="float">
            <text:p>0</text:p>
          </table:table-cell>
          <table:table-cell table:style-name="ce11" table:formula="of:=IF(AND([.H39]=125;[.G39]&gt;=0.4;[.G39]&lt;=0.6);0.1;IF(AND([.G39]&gt;=0.8;[.G39]&lt;=2);0.09;0))" office:value-type="float" office:value="0" calcext:value-type="float">
            <text:p>0</text:p>
          </table:table-cell>
          <table:table-cell table:style-name="ce11" table:formula="of:=IF(AND([.H39]=[.$W$3];[.G39]&gt;=[.$S$4];[.G39]&lt;=[.$S$6]);0.12;IF(AND([.G39]&gt;=[.$S$7];[.G39]&lt;=[.$S$8]);0.11;IF(AND([.G39]&gt;=[.$S$9];[.G39]&lt;=[.$S$12]);0.1;0)))" office:value-type="float" office:value="0" calcext:value-type="float">
            <text:p>0</text:p>
          </table:table-cell>
          <table:table-cell table:style-name="ce11" table:formula="of:=IF(AND([.H39]=[.$X$3];[.G39]&gt;=[.$S$4];[.G39]&lt;=[.$S$5]);0.25;IF(AND([.G39]&gt;=[.$S$6];[.G39]&lt;=[.$S$7]);0.22;IF(AND([.G39]&gt;=[.$S$8];[.G39]&lt;=[.$S$10]);0.2;IF(AND([.G39]&gt;=[.$S$11];[.G39]&lt;=[.$S$12]);0.19;0))))" office:value-type="float" office:value="0" calcext:value-type="float">
            <text:p>0</text:p>
          </table:table-cell>
          <table:table-cell table:style-name="ce14" table:formula="of:=-0.001887993421053*[.H39]-0.038404605263158*[.G39]+0.348260690789474" office:value-type="float" office:value="0.248361829831091" calcext:value-type="float">
            <text:p>0,248362</text:p>
          </table:table-cell>
          <table:table-cell table:style-name="ce62" table:formula="of:=IF([.I39]&gt;[.J39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  <table:table-cell table:number-columns-repeated="8"/>
          <table:table-cell table:style-name="ce75" office:value-type="float" office:value="0.248361829831091" calcext:value-type="float">
            <text:p>0,248362</text:p>
          </table:table-cell>
          <table:table-cell table:style-name="ce75" office:value-type="float" office:value="0.25" calcext:value-type="float">
            <text:p>0,250000</text:p>
          </table:table-cell>
          <table:table-cell table:style-name="ce78" table:formula="of:=[.Z39]-[.$I39]" office:value-type="float" office:value="0" calcext:value-type="float">
            <text:p>0,0000</text:p>
          </table:table-cell>
          <table:table-cell table:style-name="ce78" table:formula="of:=[.AA39]-[.$I39]" office:value-type="float" office:value="0.0016381701689086" calcext:value-type="float">
            <text:p>0,0016</text:p>
          </table:table-cell>
          <table:table-cell table:style-name="ce80" table:formula="of:=IF([.AA39]&gt;[.J39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</table:table-row>
        <table:table-row table:style-name="ro1">
          <table:table-cell table:style-name="ce3" table:formula="of:=COM.MICROSOFT.CONCAT([.B40];&quot; x &quot;;[.C40];&quot; x &quot;;[.D40];&quot; x &quot;;[.E40])" office:value-type="string" office:string-value="150 x 60 x 20 x 3,75" calcext:value-type="string">
            <text:p>150 x 60 x 20 x 3,7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20" calcext:value-type="float">
            <text:p>20</text:p>
          </table:table-cell>
          <table:table-cell table:style-name="ce5" office:value-type="float" office:value="3.75" calcext:value-type="float">
            <text:p>3,75</text:p>
          </table:table-cell>
          <table:table-cell table:style-name="ce6"/>
          <table:table-cell table:style-name="ce7" table:formula="of:=[.C40]/[.B40]" office:value-type="float" office:value="0.4" calcext:value-type="float">
            <text:p>0,400</text:p>
          </table:table-cell>
          <table:table-cell table:style-name="ce8" table:formula="of:=[.B40]/[.E40]" office:value-type="float" office:value="40" calcext:value-type="float">
            <text:p>40,000</text:p>
          </table:table-cell>
          <table:table-cell table:style-name="ce9" table:formula="of:=IF(N(ISNA([.K40]));IF(MAX([.L40:.O40])=0;[.P40];MAX([.L40:.O40]));[.K40])" office:value-type="float" office:value="0.257379111842091" calcext:value-type="float">
            <text:p>0,257379</text:p>
          </table:table-cell>
          <table:table-cell table:style-name="ce10" table:formula="of:=[.D40]/[.B40]" office:value-type="float" office:value="0.133333333333333" calcext:value-type="float">
            <text:p>0,133</text:p>
          </table:table-cell>
          <table:table-cell table:style-name="ce12" table:formula="of:=INDEX([.$T$4:.$X$12];MATCH([.G40];[.$S$4:.$S$12];0);MATCH([.H40];[.$T$3:.$X$3];0))" office:value-type="string" office:string-value="" calcext:value-type="error">
            <text:p>#N/DISP</text:p>
          </table:table-cell>
          <table:table-cell table:style-name="ce11" table:formula="of:=IF([.H40]=250;0.05;IF([.H40]=200;0.06;0))" office:value-type="float" office:value="0" calcext:value-type="float">
            <text:p>0</text:p>
          </table:table-cell>
          <table:table-cell table:style-name="ce11" table:formula="of:=IF(AND([.H40]=125;[.G40]&gt;=0.4;[.G40]&lt;=0.6);0.1;IF(AND([.G40]&gt;=0.8;[.G40]&lt;=2);0.09;0))" office:value-type="float" office:value="0" calcext:value-type="float">
            <text:p>0</text:p>
          </table:table-cell>
          <table:table-cell table:style-name="ce11" table:formula="of:=IF(AND([.H40]=[.$W$3];[.G40]&gt;=[.$S$4];[.G40]&lt;=[.$S$6]);0.12;IF(AND([.G40]&gt;=[.$S$7];[.G40]&lt;=[.$S$8]);0.11;IF(AND([.G40]&gt;=[.$S$9];[.G40]&lt;=[.$S$12]);0.1;0)))" office:value-type="float" office:value="0" calcext:value-type="float">
            <text:p>0</text:p>
          </table:table-cell>
          <table:table-cell table:style-name="ce11" table:formula="of:=IF(AND([.H40]=[.$X$3];[.G40]&gt;=[.$S$4];[.G40]&lt;=[.$S$5]);0.25;IF(AND([.G40]&gt;=[.$S$6];[.G40]&lt;=[.$S$7]);0.22;IF(AND([.G40]&gt;=[.$S$8];[.G40]&lt;=[.$S$10]);0.2;IF(AND([.G40]&gt;=[.$S$11];[.G40]&lt;=[.$S$12]);0.19;0))))" office:value-type="float" office:value="0" calcext:value-type="float">
            <text:p>0</text:p>
          </table:table-cell>
          <table:table-cell table:style-name="ce14" table:formula="of:=-0.001887993421053*[.H40]-0.038404605263158*[.G40]+0.348260690789474" office:value-type="float" office:value="0.257379111842091" calcext:value-type="float">
            <text:p>0,257379</text:p>
          </table:table-cell>
          <table:table-cell table:style-name="ce62" table:formula="of:=IF([.I40]&gt;[.J40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  <table:table-cell table:number-columns-repeated="8"/>
          <table:table-cell table:style-name="ce75" office:value-type="float" office:value="0.257379111842091" calcext:value-type="float">
            <text:p>0,257379</text:p>
          </table:table-cell>
          <table:table-cell table:style-name="ce75" office:value-type="float" office:value="0.25" calcext:value-type="float">
            <text:p>0,250000</text:p>
          </table:table-cell>
          <table:table-cell table:style-name="ce78" table:formula="of:=[.Z40]-[.$I40]" office:value-type="float" office:value="0" calcext:value-type="float">
            <text:p>0,0000</text:p>
          </table:table-cell>
          <table:table-cell table:style-name="ce78" table:formula="of:=[.AA40]-[.$I40]" office:value-type="float" office:value="-0.00737911184209084" calcext:value-type="float">
            <text:p>-0,0074</text:p>
          </table:table-cell>
          <table:table-cell table:style-name="ce80" table:formula="of:=IF([.AA40]&gt;[.J40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</table:table-row>
        <table:table-row table:style-name="ro1">
          <table:table-cell table:style-name="ce3" table:formula="of:=COM.MICROSOFT.CONCAT([.B41];&quot; x &quot;;[.C41];&quot; x &quot;;[.D41];&quot; x &quot;;[.E41])" office:value-type="string" office:string-value="150 x 60 x 20 x 4,25" calcext:value-type="string">
            <text:p>150 x 60 x 20 x 4,2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20" calcext:value-type="float">
            <text:p>20</text:p>
          </table:table-cell>
          <table:table-cell table:style-name="ce5" office:value-type="float" office:value="4.25" calcext:value-type="float">
            <text:p>4,25</text:p>
          </table:table-cell>
          <table:table-cell table:style-name="ce6"/>
          <table:table-cell table:style-name="ce7" table:formula="of:=[.C41]/[.B41]" office:value-type="float" office:value="0.4" calcext:value-type="float">
            <text:p>0,400</text:p>
          </table:table-cell>
          <table:table-cell table:style-name="ce8" table:formula="of:=[.B41]/[.E41]" office:value-type="float" office:value="35.2941176470588" calcext:value-type="float">
            <text:p>35,294</text:p>
          </table:table-cell>
          <table:table-cell table:style-name="ce9" table:formula="of:=IF(N(ISNA([.K41]));IF(MAX([.L41:.O41])=0;[.P41];MAX([.L41:.O41]));[.K41])" office:value-type="float" office:value="0.266263786764693" calcext:value-type="float">
            <text:p>0,266264</text:p>
          </table:table-cell>
          <table:table-cell table:style-name="ce10" table:formula="of:=[.D41]/[.B41]" office:value-type="float" office:value="0.133333333333333" calcext:value-type="float">
            <text:p>0,133</text:p>
          </table:table-cell>
          <table:table-cell table:style-name="ce12" table:formula="of:=INDEX([.$T$4:.$X$12];MATCH([.G41];[.$S$4:.$S$12];0);MATCH([.H41];[.$T$3:.$X$3];0))" office:value-type="string" office:string-value="" calcext:value-type="error">
            <text:p>#N/DISP</text:p>
          </table:table-cell>
          <table:table-cell table:style-name="ce11" table:formula="of:=IF([.H41]=250;0.05;IF([.H41]=200;0.06;0))" office:value-type="float" office:value="0" calcext:value-type="float">
            <text:p>0</text:p>
          </table:table-cell>
          <table:table-cell table:style-name="ce11" table:formula="of:=IF(AND([.H41]=125;[.G41]&gt;=0.4;[.G41]&lt;=0.6);0.1;IF(AND([.G41]&gt;=0.8;[.G41]&lt;=2);0.09;0))" office:value-type="float" office:value="0" calcext:value-type="float">
            <text:p>0</text:p>
          </table:table-cell>
          <table:table-cell table:style-name="ce11" table:formula="of:=IF(AND([.H41]=[.$W$3];[.G41]&gt;=[.$S$4];[.G41]&lt;=[.$S$6]);0.12;IF(AND([.G41]&gt;=[.$S$7];[.G41]&lt;=[.$S$8]);0.11;IF(AND([.G41]&gt;=[.$S$9];[.G41]&lt;=[.$S$12]);0.1;0)))" office:value-type="float" office:value="0" calcext:value-type="float">
            <text:p>0</text:p>
          </table:table-cell>
          <table:table-cell table:style-name="ce11" table:formula="of:=IF(AND([.H41]=[.$X$3];[.G41]&gt;=[.$S$4];[.G41]&lt;=[.$S$5]);0.25;IF(AND([.G41]&gt;=[.$S$6];[.G41]&lt;=[.$S$7]);0.22;IF(AND([.G41]&gt;=[.$S$8];[.G41]&lt;=[.$S$10]);0.2;IF(AND([.G41]&gt;=[.$S$11];[.G41]&lt;=[.$S$12]);0.19;0))))" office:value-type="float" office:value="0" calcext:value-type="float">
            <text:p>0</text:p>
          </table:table-cell>
          <table:table-cell table:style-name="ce14" table:formula="of:=-0.001887993421053*[.H41]-0.038404605263158*[.G41]+0.348260690789474" office:value-type="float" office:value="0.266263786764693" calcext:value-type="float">
            <text:p>0,266264</text:p>
          </table:table-cell>
          <table:table-cell table:style-name="ce62" table:formula="of:=IF([.I41]&gt;[.J41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  <table:table-cell table:number-columns-repeated="8"/>
          <table:table-cell table:style-name="ce75" office:value-type="float" office:value="0.266263786764693" calcext:value-type="float">
            <text:p>0,266264</text:p>
          </table:table-cell>
          <table:table-cell table:style-name="ce75" office:value-type="float" office:value="0.25" calcext:value-type="float">
            <text:p>0,250000</text:p>
          </table:table-cell>
          <table:table-cell table:style-name="ce78" table:formula="of:=[.Z41]-[.$I41]" office:value-type="float" office:value="0" calcext:value-type="float">
            <text:p>0,0000</text:p>
          </table:table-cell>
          <table:table-cell table:style-name="ce78" table:formula="of:=[.AA41]-[.$I41]" office:value-type="float" office:value="-0.0162637867646932" calcext:value-type="float">
            <text:p>-0,0163</text:p>
          </table:table-cell>
          <table:table-cell table:style-name="ce80" table:formula="of:=IF([.AA41]&gt;[.J41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</table:table-row>
        <table:table-row table:style-name="ro1">
          <table:table-cell table:style-name="ce3" table:formula="of:=COM.MICROSOFT.CONCAT([.B42];&quot; x &quot;;[.C42];&quot; x &quot;;[.D42];&quot; x &quot;;[.E42])" office:value-type="string" office:string-value="150 x 60 x 20 x 4,75" calcext:value-type="string">
            <text:p>150 x 60 x 20 x 4,7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20" calcext:value-type="float">
            <text:p>20</text:p>
          </table:table-cell>
          <table:table-cell table:style-name="ce5" office:value-type="float" office:value="4.75" calcext:value-type="float">
            <text:p>4,75</text:p>
          </table:table-cell>
          <table:table-cell table:style-name="ce6"/>
          <table:table-cell table:style-name="ce7" table:formula="of:=[.C42]/[.B42]" office:value-type="float" office:value="0.4" calcext:value-type="float">
            <text:p>0,400</text:p>
          </table:table-cell>
          <table:table-cell table:style-name="ce8" table:formula="of:=[.B42]/[.E42]" office:value-type="float" office:value="31.5789473684211" calcext:value-type="float">
            <text:p>31,579</text:p>
          </table:table-cell>
          <table:table-cell table:style-name="ce9" table:formula="of:=IF(N(ISNA([.K42]));IF(MAX([.L42:.O42])=0;[.P42];MAX([.L42:.O42]));[.K42])" office:value-type="float" office:value="0.273278003808853" calcext:value-type="float">
            <text:p>0,273278</text:p>
          </table:table-cell>
          <table:table-cell table:style-name="ce10" table:formula="of:=[.D42]/[.B42]" office:value-type="float" office:value="0.133333333333333" calcext:value-type="float">
            <text:p>0,133</text:p>
          </table:table-cell>
          <table:table-cell table:style-name="ce12" table:formula="of:=INDEX([.$T$4:.$X$12];MATCH([.G42];[.$S$4:.$S$12];0);MATCH([.H42];[.$T$3:.$X$3];0))" office:value-type="string" office:string-value="" calcext:value-type="error">
            <text:p>#N/DISP</text:p>
          </table:table-cell>
          <table:table-cell table:style-name="ce11" table:formula="of:=IF([.H42]=250;0.05;IF([.H42]=200;0.06;0))" office:value-type="float" office:value="0" calcext:value-type="float">
            <text:p>0</text:p>
          </table:table-cell>
          <table:table-cell table:style-name="ce11" table:formula="of:=IF(AND([.H42]=125;[.G42]&gt;=0.4;[.G42]&lt;=0.6);0.1;IF(AND([.G42]&gt;=0.8;[.G42]&lt;=2);0.09;0))" office:value-type="float" office:value="0" calcext:value-type="float">
            <text:p>0</text:p>
          </table:table-cell>
          <table:table-cell table:style-name="ce11" table:formula="of:=IF(AND([.H42]=[.$W$3];[.G42]&gt;=[.$S$4];[.G42]&lt;=[.$S$6]);0.12;IF(AND([.G42]&gt;=[.$S$7];[.G42]&lt;=[.$S$8]);0.11;IF(AND([.G42]&gt;=[.$S$9];[.G42]&lt;=[.$S$12]);0.1;0)))" office:value-type="float" office:value="0" calcext:value-type="float">
            <text:p>0</text:p>
          </table:table-cell>
          <table:table-cell table:style-name="ce11" table:formula="of:=IF(AND([.H42]=[.$X$3];[.G42]&gt;=[.$S$4];[.G42]&lt;=[.$S$5]);0.25;IF(AND([.G42]&gt;=[.$S$6];[.G42]&lt;=[.$S$7]);0.22;IF(AND([.G42]&gt;=[.$S$8];[.G42]&lt;=[.$S$10]);0.2;IF(AND([.G42]&gt;=[.$S$11];[.G42]&lt;=[.$S$12]);0.19;0))))" office:value-type="float" office:value="0" calcext:value-type="float">
            <text:p>0</text:p>
          </table:table-cell>
          <table:table-cell table:style-name="ce14" table:formula="of:=-0.001887993421053*[.H42]-0.038404605263158*[.G42]+0.348260690789474" office:value-type="float" office:value="0.273278003808853" calcext:value-type="float">
            <text:p>0,273278</text:p>
          </table:table-cell>
          <table:table-cell table:style-name="ce62" table:formula="of:=IF([.I42]&gt;[.J42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  <table:table-cell table:number-columns-repeated="8"/>
          <table:table-cell table:style-name="ce75" office:value-type="float" office:value="0.273278003808853" calcext:value-type="float">
            <text:p>0,273278</text:p>
          </table:table-cell>
          <table:table-cell table:style-name="ce75" office:value-type="float" office:value="0.25" calcext:value-type="float">
            <text:p>0,250000</text:p>
          </table:table-cell>
          <table:table-cell table:style-name="ce78" table:formula="of:=[.Z42]-[.$I42]" office:value-type="float" office:value="0" calcext:value-type="float">
            <text:p>0,0000</text:p>
          </table:table-cell>
          <table:table-cell table:style-name="ce78" table:formula="of:=[.AA42]-[.$I42]" office:value-type="float" office:value="-0.0232780038088529" calcext:value-type="float">
            <text:p>-0,0233</text:p>
          </table:table-cell>
          <table:table-cell table:style-name="ce80" table:formula="of:=IF([.AA42]&gt;[.J42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</table:table-row>
        <table:table-row table:style-name="ro1">
          <table:table-cell table:style-name="ce3" table:formula="of:=COM.MICROSOFT.CONCAT([.B43];&quot; x &quot;;[.C43];&quot; x &quot;;[.D43];&quot; x &quot;;[.E43])" office:value-type="string" office:string-value="200 x 75 x 20 x 2" calcext:value-type="string">
            <text:p>200 x 75 x 20 x 2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20" calcext:value-type="float">
            <text:p>20</text:p>
          </table:table-cell>
          <table:table-cell table:style-name="ce5" office:value-type="float" office:value="2" calcext:value-type="float">
            <text:p>2,00</text:p>
          </table:table-cell>
          <table:table-cell table:style-name="ce6"/>
          <table:table-cell table:style-name="ce7" table:formula="of:=[.C43]/[.B43]" office:value-type="float" office:value="0.375" calcext:value-type="float">
            <text:p>0,375</text:p>
          </table:table-cell>
          <table:table-cell table:style-name="ce8" table:formula="of:=[.B43]/[.E43]" office:value-type="float" office:value="100" calcext:value-type="float">
            <text:p>100,000</text:p>
          </table:table-cell>
          <table:table-cell table:style-name="ce9" table:formula="of:=IF(N(ISNA([.K43]));IF(MAX([.L43:.O43])=0;[.P43];MAX([.L43:.O43]));[.K43])" office:value-type="float" office:value="0.14505962171049" calcext:value-type="float">
            <text:p>0,145060</text:p>
          </table:table-cell>
          <table:table-cell table:style-name="ce10" table:formula="of:=[.D43]/[.B43]" office:value-type="float" office:value="0.1" calcext:value-type="float">
            <text:p>0,100</text:p>
          </table:table-cell>
          <table:table-cell table:style-name="ce12" table:formula="of:=INDEX([.$T$4:.$X$12];MATCH([.G43];[.$S$4:.$S$12];0);MATCH([.H43];[.$T$3:.$X$3];0))" office:value-type="string" office:string-value="" calcext:value-type="error">
            <text:p>#N/DISP</text:p>
          </table:table-cell>
          <table:table-cell table:style-name="ce11" table:formula="of:=IF([.H43]=250;0.05;IF([.H43]=200;0.06;0))" office:value-type="float" office:value="0" calcext:value-type="float">
            <text:p>0</text:p>
          </table:table-cell>
          <table:table-cell table:style-name="ce11" table:formula="of:=IF(AND([.H43]=125;[.G43]&gt;=0.4;[.G43]&lt;=0.6);0.1;IF(AND([.G43]&gt;=0.8;[.G43]&lt;=2);0.09;0))" office:value-type="float" office:value="0" calcext:value-type="float">
            <text:p>0</text:p>
          </table:table-cell>
          <table:table-cell table:style-name="ce11" table:formula="of:=IF(AND([.H43]=[.$W$3];[.G43]&gt;=[.$S$4];[.G43]&lt;=[.$S$6]);0.12;IF(AND([.G43]&gt;=[.$S$7];[.G43]&lt;=[.$S$8]);0.11;IF(AND([.G43]&gt;=[.$S$9];[.G43]&lt;=[.$S$12]);0.1;0)))" office:value-type="float" office:value="0" calcext:value-type="float">
            <text:p>0</text:p>
          </table:table-cell>
          <table:table-cell table:style-name="ce11" table:formula="of:=IF(AND([.H43]=[.$X$3];[.G43]&gt;=[.$S$4];[.G43]&lt;=[.$S$5]);0.25;IF(AND([.G43]&gt;=[.$S$6];[.G43]&lt;=[.$S$7]);0.22;IF(AND([.G43]&gt;=[.$S$8];[.G43]&lt;=[.$S$10]);0.2;IF(AND([.G43]&gt;=[.$S$11];[.G43]&lt;=[.$S$12]);0.19;0))))" office:value-type="float" office:value="0" calcext:value-type="float">
            <text:p>0</text:p>
          </table:table-cell>
          <table:table-cell table:style-name="ce14" table:formula="of:=-0.001887993421053*[.H43]-0.038404605263158*[.G43]+0.348260690789474" office:value-type="float" office:value="0.14505962171049" calcext:value-type="float">
            <text:p>0,145060</text:p>
          </table:table-cell>
          <table:table-cell table:style-name="ce62" table:formula="of:=IF([.I43]&gt;[.J43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  <table:table-cell table:number-columns-repeated="8"/>
          <table:table-cell table:number-columns-repeated="2" table:style-name="ce75" office:value-type="float" office:value="0.12" calcext:value-type="float">
            <text:p>0,120000</text:p>
          </table:table-cell>
          <table:table-cell table:style-name="ce78" table:formula="of:=[.Z43]-[.$I43]" office:value-type="float" office:value="-0.0250596217104898" calcext:value-type="float">
            <text:p>-0,0251</text:p>
          </table:table-cell>
          <table:table-cell table:style-name="ce78" table:formula="of:=[.AA43]-[.$I43]" office:value-type="float" office:value="-0.0250596217104898" calcext:value-type="float">
            <text:p>-0,0251</text:p>
          </table:table-cell>
          <table:table-cell table:style-name="ce80" table:formula="of:=IF([.AA43]&gt;[.J43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</table:table-row>
        <table:table-row table:style-name="ro1">
          <table:table-cell table:style-name="ce3" table:formula="of:=COM.MICROSOFT.CONCAT([.B44];&quot; x &quot;;[.C44];&quot; x &quot;;[.D44];&quot; x &quot;;[.E44])" office:value-type="string" office:string-value="200 x 75 x 20 x 2,25" calcext:value-type="string">
            <text:p>200 x 75 x 20 x 2,25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20" calcext:value-type="float">
            <text:p>20</text:p>
          </table:table-cell>
          <table:table-cell table:style-name="ce5" office:value-type="float" office:value="2.25" calcext:value-type="float">
            <text:p>2,25</text:p>
          </table:table-cell>
          <table:table-cell table:style-name="ce6"/>
          <table:table-cell table:style-name="ce7" table:formula="of:=[.C44]/[.B44]" office:value-type="float" office:value="0.375" calcext:value-type="float">
            <text:p>0,375</text:p>
          </table:table-cell>
          <table:table-cell table:style-name="ce8" table:formula="of:=[.B44]/[.E44]" office:value-type="float" office:value="88.8888888888889" calcext:value-type="float">
            <text:p>88,889</text:p>
          </table:table-cell>
          <table:table-cell table:style-name="ce9" table:formula="of:=IF(N(ISNA([.K44]));IF(MAX([.L44:.O44])=0;[.P44];MAX([.L44:.O44]));[.K44])" office:value-type="float" office:value="0.166037326388856" calcext:value-type="float">
            <text:p>0,166037</text:p>
          </table:table-cell>
          <table:table-cell table:style-name="ce10" table:formula="of:=[.D44]/[.B44]" office:value-type="float" office:value="0.1" calcext:value-type="float">
            <text:p>0,100</text:p>
          </table:table-cell>
          <table:table-cell table:style-name="ce12" table:formula="of:=INDEX([.$T$4:.$X$12];MATCH([.G44];[.$S$4:.$S$12];0);MATCH([.H44];[.$T$3:.$X$3];0))" office:value-type="string" office:string-value="" calcext:value-type="error">
            <text:p>#N/DISP</text:p>
          </table:table-cell>
          <table:table-cell table:style-name="ce11" table:formula="of:=IF([.H44]=250;0.05;IF([.H44]=200;0.06;0))" office:value-type="float" office:value="0" calcext:value-type="float">
            <text:p>0</text:p>
          </table:table-cell>
          <table:table-cell table:style-name="ce11" table:formula="of:=IF(AND([.H44]=125;[.G44]&gt;=0.4;[.G44]&lt;=0.6);0.1;IF(AND([.G44]&gt;=0.8;[.G44]&lt;=2);0.09;0))" office:value-type="float" office:value="0" calcext:value-type="float">
            <text:p>0</text:p>
          </table:table-cell>
          <table:table-cell table:style-name="ce11" table:formula="of:=IF(AND([.H44]=[.$W$3];[.G44]&gt;=[.$S$4];[.G44]&lt;=[.$S$6]);0.12;IF(AND([.G44]&gt;=[.$S$7];[.G44]&lt;=[.$S$8]);0.11;IF(AND([.G44]&gt;=[.$S$9];[.G44]&lt;=[.$S$12]);0.1;0)))" office:value-type="float" office:value="0" calcext:value-type="float">
            <text:p>0</text:p>
          </table:table-cell>
          <table:table-cell table:style-name="ce11" table:formula="of:=IF(AND([.H44]=[.$X$3];[.G44]&gt;=[.$S$4];[.G44]&lt;=[.$S$5]);0.25;IF(AND([.G44]&gt;=[.$S$6];[.G44]&lt;=[.$S$7]);0.22;IF(AND([.G44]&gt;=[.$S$8];[.G44]&lt;=[.$S$10]);0.2;IF(AND([.G44]&gt;=[.$S$11];[.G44]&lt;=[.$S$12]);0.19;0))))" office:value-type="float" office:value="0" calcext:value-type="float">
            <text:p>0</text:p>
          </table:table-cell>
          <table:table-cell table:style-name="ce14" table:formula="of:=-0.001887993421053*[.H44]-0.038404605263158*[.G44]+0.348260690789474" office:value-type="float" office:value="0.166037326388856" calcext:value-type="float">
            <text:p>0,166037</text:p>
          </table:table-cell>
          <table:table-cell table:style-name="ce62" table:formula="of:=IF([.I44]&gt;[.J44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  <table:table-cell table:number-columns-repeated="8"/>
          <table:table-cell table:style-name="ce75" office:value-type="float" office:value="0.166037326388856" calcext:value-type="float">
            <text:p>0,166037</text:p>
          </table:table-cell>
          <table:table-cell table:style-name="ce75" office:value-type="float" office:value="0.13487273281512" calcext:value-type="float">
            <text:p>0,134873</text:p>
          </table:table-cell>
          <table:table-cell table:style-name="ce78" table:formula="of:=[.Z44]-[.$I44]" office:value-type="float" office:value="0" calcext:value-type="float">
            <text:p>0,0000</text:p>
          </table:table-cell>
          <table:table-cell table:style-name="ce78" table:formula="of:=[.AA44]-[.$I44]" office:value-type="float" office:value="-0.0311645935737367" calcext:value-type="float">
            <text:p>-0,0312</text:p>
          </table:table-cell>
          <table:table-cell table:style-name="ce80" table:formula="of:=IF([.AA44]&gt;[.J44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</table:table-row>
        <table:table-row table:style-name="ro1">
          <table:table-cell table:style-name="ce3" table:formula="of:=COM.MICROSOFT.CONCAT([.B45];&quot; x &quot;;[.C45];&quot; x &quot;;[.D45];&quot; x &quot;;[.E45])" office:value-type="string" office:string-value="200 x 75 x 25 x 2,65" calcext:value-type="string">
            <text:p>200 x 75 x 25 x 2,65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25" calcext:value-type="float">
            <text:p>25</text:p>
          </table:table-cell>
          <table:table-cell table:style-name="ce5" office:value-type="float" office:value="2.65" calcext:value-type="float">
            <text:p>2,65</text:p>
          </table:table-cell>
          <table:table-cell table:style-name="ce6"/>
          <table:table-cell table:style-name="ce7" table:formula="of:=[.C45]/[.B45]" office:value-type="float" office:value="0.375" calcext:value-type="float">
            <text:p>0,375</text:p>
          </table:table-cell>
          <table:table-cell table:style-name="ce8" table:formula="of:=[.B45]/[.E45]" office:value-type="float" office:value="75.4716981132076" calcext:value-type="float">
            <text:p>75,472</text:p>
          </table:table-cell>
          <table:table-cell table:style-name="ce9" table:formula="of:=IF(N(ISNA([.K45]));IF(MAX([.L45:.O45])=0;[.P45];MAX([.L45:.O45]));[.K45])" office:value-type="float" office:value="0.191368894302356" calcext:value-type="float">
            <text:p>0,191369</text:p>
          </table:table-cell>
          <table:table-cell table:style-name="ce10" table:formula="of:=[.D45]/[.B45]" office:value-type="float" office:value="0.125" calcext:value-type="float">
            <text:p>0,125</text:p>
          </table:table-cell>
          <table:table-cell table:style-name="ce12" table:formula="of:=INDEX([.$T$4:.$X$12];MATCH([.G45];[.$S$4:.$S$12];0);MATCH([.H45];[.$T$3:.$X$3];0))" office:value-type="string" office:string-value="" calcext:value-type="error">
            <text:p>#N/DISP</text:p>
          </table:table-cell>
          <table:table-cell table:style-name="ce11" table:formula="of:=IF([.H45]=250;0.05;IF([.H45]=200;0.06;0))" office:value-type="float" office:value="0" calcext:value-type="float">
            <text:p>0</text:p>
          </table:table-cell>
          <table:table-cell table:style-name="ce11" table:formula="of:=IF(AND([.H45]=125;[.G45]&gt;=0.4;[.G45]&lt;=0.6);0.1;IF(AND([.G45]&gt;=0.8;[.G45]&lt;=2);0.09;0))" office:value-type="float" office:value="0" calcext:value-type="float">
            <text:p>0</text:p>
          </table:table-cell>
          <table:table-cell table:style-name="ce11" table:formula="of:=IF(AND([.H45]=[.$W$3];[.G45]&gt;=[.$S$4];[.G45]&lt;=[.$S$6]);0.12;IF(AND([.G45]&gt;=[.$S$7];[.G45]&lt;=[.$S$8]);0.11;IF(AND([.G45]&gt;=[.$S$9];[.G45]&lt;=[.$S$12]);0.1;0)))" office:value-type="float" office:value="0" calcext:value-type="float">
            <text:p>0</text:p>
          </table:table-cell>
          <table:table-cell table:style-name="ce11" table:formula="of:=IF(AND([.H45]=[.$X$3];[.G45]&gt;=[.$S$4];[.G45]&lt;=[.$S$5]);0.25;IF(AND([.G45]&gt;=[.$S$6];[.G45]&lt;=[.$S$7]);0.22;IF(AND([.G45]&gt;=[.$S$8];[.G45]&lt;=[.$S$10]);0.2;IF(AND([.G45]&gt;=[.$S$11];[.G45]&lt;=[.$S$12]);0.19;0))))" office:value-type="float" office:value="0" calcext:value-type="float">
            <text:p>0</text:p>
          </table:table-cell>
          <table:table-cell table:style-name="ce14" table:formula="of:=-0.001887993421053*[.H45]-0.038404605263158*[.G45]+0.348260690789474" office:value-type="float" office:value="0.191368894302356" calcext:value-type="float">
            <text:p>0,191369</text:p>
          </table:table-cell>
          <table:table-cell table:style-name="ce62" table:formula="of:=IF([.I45]&gt;[.J45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  <table:table-cell table:number-columns-repeated="8"/>
          <table:table-cell table:style-name="ce75" office:value-type="float" office:value="0.191368894302356" calcext:value-type="float">
            <text:p>0,191369</text:p>
          </table:table-cell>
          <table:table-cell table:style-name="ce75" office:value-type="float" office:value="0.161548795314253" calcext:value-type="float">
            <text:p>0,161549</text:p>
          </table:table-cell>
          <table:table-cell table:style-name="ce78" table:formula="of:=[.Z45]-[.$I45]" office:value-type="float" office:value="0" calcext:value-type="float">
            <text:p>0,0000</text:p>
          </table:table-cell>
          <table:table-cell table:style-name="ce78" table:formula="of:=[.AA45]-[.$I45]" office:value-type="float" office:value="-0.0298200989881031" calcext:value-type="float">
            <text:p>-0,0298</text:p>
          </table:table-cell>
          <table:table-cell table:style-name="ce80" table:formula="of:=IF([.AA45]&gt;[.J45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</table:table-row>
        <table:table-row table:style-name="ro1">
          <table:table-cell table:style-name="ce3" table:formula="of:=COM.MICROSOFT.CONCAT([.B46];&quot; x &quot;;[.C46];&quot; x &quot;;[.D46];&quot; x &quot;;[.E46])" office:value-type="string" office:string-value="200 x 75 x 25 x 3" calcext:value-type="string">
            <text:p>200 x 75 x 25 x 3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25" calcext:value-type="float">
            <text:p>25</text:p>
          </table:table-cell>
          <table:table-cell table:style-name="ce5" office:value-type="float" office:value="3" calcext:value-type="float">
            <text:p>3,00</text:p>
          </table:table-cell>
          <table:table-cell table:style-name="ce6"/>
          <table:table-cell table:style-name="ce7" table:formula="of:=[.C46]/[.B46]" office:value-type="float" office:value="0.375" calcext:value-type="float">
            <text:p>0,375</text:p>
          </table:table-cell>
          <table:table-cell table:style-name="ce8" table:formula="of:=[.B46]/[.E46]" office:value-type="float" office:value="66.6666666666667" calcext:value-type="float">
            <text:p>66,667</text:p>
          </table:table-cell>
          <table:table-cell table:style-name="ce9" table:formula="of:=IF(N(ISNA([.K46]));IF(MAX([.L46:.O46])=0;[.P46];MAX([.L46:.O46]));[.K46])" office:value-type="float" office:value="0.20799273574559" calcext:value-type="float">
            <text:p>0,207993</text:p>
          </table:table-cell>
          <table:table-cell table:style-name="ce10" table:formula="of:=[.D46]/[.B46]" office:value-type="float" office:value="0.125" calcext:value-type="float">
            <text:p>0,125</text:p>
          </table:table-cell>
          <table:table-cell table:style-name="ce12" table:formula="of:=INDEX([.$T$4:.$X$12];MATCH([.G46];[.$S$4:.$S$12];0);MATCH([.H46];[.$T$3:.$X$3];0))" office:value-type="string" office:string-value="" calcext:value-type="error">
            <text:p>#N/DISP</text:p>
          </table:table-cell>
          <table:table-cell table:style-name="ce11" table:formula="of:=IF([.H46]=250;0.05;IF([.H46]=200;0.06;0))" office:value-type="float" office:value="0" calcext:value-type="float">
            <text:p>0</text:p>
          </table:table-cell>
          <table:table-cell table:style-name="ce11" table:formula="of:=IF(AND([.H46]=125;[.G46]&gt;=0.4;[.G46]&lt;=0.6);0.1;IF(AND([.G46]&gt;=0.8;[.G46]&lt;=2);0.09;0))" office:value-type="float" office:value="0" calcext:value-type="float">
            <text:p>0</text:p>
          </table:table-cell>
          <table:table-cell table:style-name="ce11" table:formula="of:=IF(AND([.H46]=[.$W$3];[.G46]&gt;=[.$S$4];[.G46]&lt;=[.$S$6]);0.12;IF(AND([.G46]&gt;=[.$S$7];[.G46]&lt;=[.$S$8]);0.11;IF(AND([.G46]&gt;=[.$S$9];[.G46]&lt;=[.$S$12]);0.1;0)))" office:value-type="float" office:value="0" calcext:value-type="float">
            <text:p>0</text:p>
          </table:table-cell>
          <table:table-cell table:style-name="ce11" table:formula="of:=IF(AND([.H46]=[.$X$3];[.G46]&gt;=[.$S$4];[.G46]&lt;=[.$S$5]);0.25;IF(AND([.G46]&gt;=[.$S$6];[.G46]&lt;=[.$S$7]);0.22;IF(AND([.G46]&gt;=[.$S$8];[.G46]&lt;=[.$S$10]);0.2;IF(AND([.G46]&gt;=[.$S$11];[.G46]&lt;=[.$S$12]);0.19;0))))" office:value-type="float" office:value="0" calcext:value-type="float">
            <text:p>0</text:p>
          </table:table-cell>
          <table:table-cell table:style-name="ce14" table:formula="of:=-0.001887993421053*[.H46]-0.038404605263158*[.G46]+0.348260690789474" office:value-type="float" office:value="0.20799273574559" calcext:value-type="float">
            <text:p>0,207993</text:p>
          </table:table-cell>
          <table:table-cell table:style-name="ce62" table:formula="of:=IF([.I46]&gt;[.J46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  <table:table-cell table:number-columns-repeated="8"/>
          <table:table-cell table:style-name="ce75" office:value-type="float" office:value="0.20799273574559" calcext:value-type="float">
            <text:p>0,207993</text:p>
          </table:table-cell>
          <table:table-cell table:style-name="ce75" office:value-type="float" office:value="0.185761316872428" calcext:value-type="float">
            <text:p>0,185761</text:p>
          </table:table-cell>
          <table:table-cell table:style-name="ce78" table:formula="of:=[.Z46]-[.$I46]" office:value-type="float" office:value="0" calcext:value-type="float">
            <text:p>0,0000</text:p>
          </table:table-cell>
          <table:table-cell table:style-name="ce78" table:formula="of:=[.AA46]-[.$I46]" office:value-type="float" office:value="-0.0222314188731618" calcext:value-type="float">
            <text:p>-0,0222</text:p>
          </table:table-cell>
          <table:table-cell table:style-name="ce80" table:formula="of:=IF([.AA46]&gt;[.J46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</table:table-row>
        <table:table-row table:style-name="ro1">
          <table:table-cell table:style-name="ce3" table:formula="of:=COM.MICROSOFT.CONCAT([.B47];&quot; x &quot;;[.C47];&quot; x &quot;;[.D47];&quot; x &quot;;[.E47])" office:value-type="string" office:string-value="200 x 75 x 25 x 3,35" calcext:value-type="string">
            <text:p>200 x 75 x 25 x 3,35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25" calcext:value-type="float">
            <text:p>25</text:p>
          </table:table-cell>
          <table:table-cell table:style-name="ce5" office:value-type="float" office:value="3.35" calcext:value-type="float">
            <text:p>3,35</text:p>
          </table:table-cell>
          <table:table-cell table:style-name="ce6"/>
          <table:table-cell table:style-name="ce7" table:formula="of:=[.C47]/[.B47]" office:value-type="float" office:value="0.375" calcext:value-type="float">
            <text:p>0,375</text:p>
          </table:table-cell>
          <table:table-cell table:style-name="ce8" table:formula="of:=[.B47]/[.E47]" office:value-type="float" office:value="59.7014925373134" calcext:value-type="float">
            <text:p>59,701</text:p>
          </table:table-cell>
          <table:table-cell table:style-name="ce9" table:formula="of:=IF(N(ISNA([.K47]));IF(MAX([.L47:.O47])=0;[.P47];MAX([.L47:.O47]));[.K47])" office:value-type="float" office:value="0.221142938678297" calcext:value-type="float">
            <text:p>0,221143</text:p>
          </table:table-cell>
          <table:table-cell table:style-name="ce10" table:formula="of:=[.D47]/[.B47]" office:value-type="float" office:value="0.125" calcext:value-type="float">
            <text:p>0,125</text:p>
          </table:table-cell>
          <table:table-cell table:style-name="ce12" table:formula="of:=INDEX([.$T$4:.$X$12];MATCH([.G47];[.$S$4:.$S$12];0);MATCH([.H47];[.$T$3:.$X$3];0))" office:value-type="string" office:string-value="" calcext:value-type="error">
            <text:p>#N/DISP</text:p>
          </table:table-cell>
          <table:table-cell table:style-name="ce11" table:formula="of:=IF([.H47]=250;0.05;IF([.H47]=200;0.06;0))" office:value-type="float" office:value="0" calcext:value-type="float">
            <text:p>0</text:p>
          </table:table-cell>
          <table:table-cell table:style-name="ce11" table:formula="of:=IF(AND([.H47]=125;[.G47]&gt;=0.4;[.G47]&lt;=0.6);0.1;IF(AND([.G47]&gt;=0.8;[.G47]&lt;=2);0.09;0))" office:value-type="float" office:value="0" calcext:value-type="float">
            <text:p>0</text:p>
          </table:table-cell>
          <table:table-cell table:style-name="ce11" table:formula="of:=IF(AND([.H47]=[.$W$3];[.G47]&gt;=[.$S$4];[.G47]&lt;=[.$S$6]);0.12;IF(AND([.G47]&gt;=[.$S$7];[.G47]&lt;=[.$S$8]);0.11;IF(AND([.G47]&gt;=[.$S$9];[.G47]&lt;=[.$S$12]);0.1;0)))" office:value-type="float" office:value="0" calcext:value-type="float">
            <text:p>0</text:p>
          </table:table-cell>
          <table:table-cell table:style-name="ce11" table:formula="of:=IF(AND([.H47]=[.$X$3];[.G47]&gt;=[.$S$4];[.G47]&lt;=[.$S$5]);0.25;IF(AND([.G47]&gt;=[.$S$6];[.G47]&lt;=[.$S$7]);0.22;IF(AND([.G47]&gt;=[.$S$8];[.G47]&lt;=[.$S$10]);0.2;IF(AND([.G47]&gt;=[.$S$11];[.G47]&lt;=[.$S$12]);0.19;0))))" office:value-type="float" office:value="0" calcext:value-type="float">
            <text:p>0</text:p>
          </table:table-cell>
          <table:table-cell table:style-name="ce14" table:formula="of:=-0.001887993421053*[.H47]-0.038404605263158*[.G47]+0.348260690789474" office:value-type="float" office:value="0.221142938678297" calcext:value-type="float">
            <text:p>0,221143</text:p>
          </table:table-cell>
          <table:table-cell table:style-name="ce62" table:formula="of:=IF([.I47]&gt;[.J47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  <table:table-cell table:number-columns-repeated="8"/>
          <table:table-cell table:style-name="ce75" office:value-type="float" office:value="0.221142938678297" calcext:value-type="float">
            <text:p>0,221143</text:p>
          </table:table-cell>
          <table:table-cell table:style-name="ce75" office:value-type="float" office:value="0.209428353886615" calcext:value-type="float">
            <text:p>0,209428</text:p>
          </table:table-cell>
          <table:table-cell table:style-name="ce78" table:formula="of:=[.Z47]-[.$I47]" office:value-type="float" office:value="0" calcext:value-type="float">
            <text:p>0,0000</text:p>
          </table:table-cell>
          <table:table-cell table:style-name="ce78" table:formula="of:=[.AA47]-[.$I47]" office:value-type="float" office:value="-0.0117145847916822" calcext:value-type="float">
            <text:p>-0,0117</text:p>
          </table:table-cell>
          <table:table-cell table:style-name="ce80" table:formula="of:=IF([.AA47]&gt;[.J47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</table:table-row>
        <table:table-row table:style-name="ro1">
          <table:table-cell table:style-name="ce3" table:formula="of:=COM.MICROSOFT.CONCAT([.B48];&quot; x &quot;;[.C48];&quot; x &quot;;[.D48];&quot; x &quot;;[.E48])" office:value-type="string" office:string-value="200 x 75 x 25 x 3,75" calcext:value-type="string">
            <text:p>200 x 75 x 25 x 3,75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25" calcext:value-type="float">
            <text:p>25</text:p>
          </table:table-cell>
          <table:table-cell table:style-name="ce5" office:value-type="float" office:value="3.75" calcext:value-type="float">
            <text:p>3,75</text:p>
          </table:table-cell>
          <table:table-cell table:style-name="ce6"/>
          <table:table-cell table:style-name="ce7" table:formula="of:=[.C48]/[.B48]" office:value-type="float" office:value="0.375" calcext:value-type="float">
            <text:p>0,375</text:p>
          </table:table-cell>
          <table:table-cell table:style-name="ce8" table:formula="of:=[.B48]/[.E48]" office:value-type="float" office:value="53.3333333333333" calcext:value-type="float">
            <text:p>53,333</text:p>
          </table:table-cell>
          <table:table-cell table:style-name="ce9" table:formula="of:=IF(N(ISNA([.K48]));IF(MAX([.L48:.O48])=0;[.P48];MAX([.L48:.O48]));[.K48])" office:value-type="float" office:value="0.23316598135963" calcext:value-type="float">
            <text:p>0,233166</text:p>
          </table:table-cell>
          <table:table-cell table:style-name="ce10" table:formula="of:=[.D48]/[.B48]" office:value-type="float" office:value="0.125" calcext:value-type="float">
            <text:p>0,125</text:p>
          </table:table-cell>
          <table:table-cell table:style-name="ce12" table:formula="of:=INDEX([.$T$4:.$X$12];MATCH([.G48];[.$S$4:.$S$12];0);MATCH([.H48];[.$T$3:.$X$3];0))" office:value-type="string" office:string-value="" calcext:value-type="error">
            <text:p>#N/DISP</text:p>
          </table:table-cell>
          <table:table-cell table:style-name="ce11" table:formula="of:=IF([.H48]=250;0.05;IF([.H48]=200;0.06;0))" office:value-type="float" office:value="0" calcext:value-type="float">
            <text:p>0</text:p>
          </table:table-cell>
          <table:table-cell table:style-name="ce11" table:formula="of:=IF(AND([.H48]=125;[.G48]&gt;=0.4;[.G48]&lt;=0.6);0.1;IF(AND([.G48]&gt;=0.8;[.G48]&lt;=2);0.09;0))" office:value-type="float" office:value="0" calcext:value-type="float">
            <text:p>0</text:p>
          </table:table-cell>
          <table:table-cell table:style-name="ce11" table:formula="of:=IF(AND([.H48]=[.$W$3];[.G48]&gt;=[.$S$4];[.G48]&lt;=[.$S$6]);0.12;IF(AND([.G48]&gt;=[.$S$7];[.G48]&lt;=[.$S$8]);0.11;IF(AND([.G48]&gt;=[.$S$9];[.G48]&lt;=[.$S$12]);0.1;0)))" office:value-type="float" office:value="0" calcext:value-type="float">
            <text:p>0</text:p>
          </table:table-cell>
          <table:table-cell table:style-name="ce11" table:formula="of:=IF(AND([.H48]=[.$X$3];[.G48]&gt;=[.$S$4];[.G48]&lt;=[.$S$5]);0.25;IF(AND([.G48]&gt;=[.$S$6];[.G48]&lt;=[.$S$7]);0.22;IF(AND([.G48]&gt;=[.$S$8];[.G48]&lt;=[.$S$10]);0.2;IF(AND([.G48]&gt;=[.$S$11];[.G48]&lt;=[.$S$12]);0.19;0))))" office:value-type="float" office:value="0" calcext:value-type="float">
            <text:p>0</text:p>
          </table:table-cell>
          <table:table-cell table:style-name="ce14" table:formula="of:=-0.001887993421053*[.H48]-0.038404605263158*[.G48]+0.348260690789474" office:value-type="float" office:value="0.23316598135963" calcext:value-type="float">
            <text:p>0,233166</text:p>
          </table:table-cell>
          <table:table-cell table:style-name="ce62" table:formula="of:=IF([.I48]&gt;[.J48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  <table:table-cell table:number-columns-repeated="8"/>
          <table:table-cell table:style-name="ce75" office:value-type="float" office:value="0.23316598135963" calcext:value-type="float">
            <text:p>0,233166</text:p>
          </table:table-cell>
          <table:table-cell table:style-name="ce75" office:value-type="float" office:value="0.234995226337448" calcext:value-type="float">
            <text:p>0,234995</text:p>
          </table:table-cell>
          <table:table-cell table:style-name="ce78" table:formula="of:=[.Z48]-[.$I48]" office:value-type="float" office:value="0" calcext:value-type="float">
            <text:p>0,0000</text:p>
          </table:table-cell>
          <table:table-cell table:style-name="ce78" table:formula="of:=[.AA48]-[.$I48]" office:value-type="float" office:value="0.00182924497781872" calcext:value-type="float">
            <text:p>0,0018</text:p>
          </table:table-cell>
          <table:table-cell table:style-name="ce80" table:formula="of:=IF([.AA48]&gt;[.J48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</table:table-row>
        <table:table-row table:style-name="ro1">
          <table:table-cell table:style-name="ce3" table:formula="of:=COM.MICROSOFT.CONCAT([.B49];&quot; x &quot;;[.C49];&quot; x &quot;;[.D49];&quot; x &quot;;[.E49])" office:value-type="string" office:string-value="200 x 75 x 25 x 4,25" calcext:value-type="string">
            <text:p>200 x 75 x 25 x 4,25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25" calcext:value-type="float">
            <text:p>25</text:p>
          </table:table-cell>
          <table:table-cell table:style-name="ce5" office:value-type="float" office:value="4.25" calcext:value-type="float">
            <text:p>4,25</text:p>
          </table:table-cell>
          <table:table-cell table:style-name="ce6"/>
          <table:table-cell table:style-name="ce7" table:formula="of:=[.C49]/[.B49]" office:value-type="float" office:value="0.375" calcext:value-type="float">
            <text:p>0,375</text:p>
          </table:table-cell>
          <table:table-cell table:style-name="ce8" table:formula="of:=[.B49]/[.E49]" office:value-type="float" office:value="47.0588235294118" calcext:value-type="float">
            <text:p>47,059</text:p>
          </table:table-cell>
          <table:table-cell table:style-name="ce9" table:formula="of:=IF(N(ISNA([.K49]));IF(MAX([.L49:.O49])=0;[.P49];MAX([.L49:.O49]));[.K49])" office:value-type="float" office:value="0.245012214589766" calcext:value-type="float">
            <text:p>0,245012</text:p>
          </table:table-cell>
          <table:table-cell table:style-name="ce10" table:formula="of:=[.D49]/[.B49]" office:value-type="float" office:value="0.125" calcext:value-type="float">
            <text:p>0,125</text:p>
          </table:table-cell>
          <table:table-cell table:style-name="ce12" table:formula="of:=INDEX([.$T$4:.$X$12];MATCH([.G49];[.$S$4:.$S$12];0);MATCH([.H49];[.$T$3:.$X$3];0))" office:value-type="string" office:string-value="" calcext:value-type="error">
            <text:p>#N/DISP</text:p>
          </table:table-cell>
          <table:table-cell table:style-name="ce11" table:formula="of:=IF([.H49]=250;0.05;IF([.H49]=200;0.06;0))" office:value-type="float" office:value="0" calcext:value-type="float">
            <text:p>0</text:p>
          </table:table-cell>
          <table:table-cell table:style-name="ce11" table:formula="of:=IF(AND([.H49]=125;[.G49]&gt;=0.4;[.G49]&lt;=0.6);0.1;IF(AND([.G49]&gt;=0.8;[.G49]&lt;=2);0.09;0))" office:value-type="float" office:value="0" calcext:value-type="float">
            <text:p>0</text:p>
          </table:table-cell>
          <table:table-cell table:style-name="ce11" table:formula="of:=IF(AND([.H49]=[.$W$3];[.G49]&gt;=[.$S$4];[.G49]&lt;=[.$S$6]);0.12;IF(AND([.G49]&gt;=[.$S$7];[.G49]&lt;=[.$S$8]);0.11;IF(AND([.G49]&gt;=[.$S$9];[.G49]&lt;=[.$S$12]);0.1;0)))" office:value-type="float" office:value="0" calcext:value-type="float">
            <text:p>0</text:p>
          </table:table-cell>
          <table:table-cell table:style-name="ce11" table:formula="of:=IF(AND([.H49]=[.$X$3];[.G49]&gt;=[.$S$4];[.G49]&lt;=[.$S$5]);0.25;IF(AND([.G49]&gt;=[.$S$6];[.G49]&lt;=[.$S$7]);0.22;IF(AND([.G49]&gt;=[.$S$8];[.G49]&lt;=[.$S$10]);0.2;IF(AND([.G49]&gt;=[.$S$11];[.G49]&lt;=[.$S$12]);0.19;0))))" office:value-type="float" office:value="0" calcext:value-type="float">
            <text:p>0</text:p>
          </table:table-cell>
          <table:table-cell table:style-name="ce14" table:formula="of:=-0.001887993421053*[.H49]-0.038404605263158*[.G49]+0.348260690789474" office:value-type="float" office:value="0.245012214589766" calcext:value-type="float">
            <text:p>0,245012</text:p>
          </table:table-cell>
          <table:table-cell table:style-name="ce62" table:formula="of:=IF([.I49]&gt;[.J49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  <table:table-cell table:number-columns-repeated="8"/>
          <table:table-cell table:style-name="ce75" office:value-type="float" office:value="0.245012214589766" calcext:value-type="float">
            <text:p>0,245012</text:p>
          </table:table-cell>
          <table:table-cell table:style-name="ce75" office:value-type="float" office:value="0.25" calcext:value-type="float">
            <text:p>0,250000</text:p>
          </table:table-cell>
          <table:table-cell table:style-name="ce78" table:formula="of:=[.Z49]-[.$I49]" office:value-type="float" office:value="0" calcext:value-type="float">
            <text:p>0,0000</text:p>
          </table:table-cell>
          <table:table-cell table:style-name="ce78" table:formula="of:=[.AA49]-[.$I49]" office:value-type="float" office:value="0.00498778541023376" calcext:value-type="float">
            <text:p>0,0050</text:p>
          </table:table-cell>
          <table:table-cell table:style-name="ce80" table:formula="of:=IF([.AA49]&gt;[.J49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</table:table-row>
        <table:table-row table:style-name="ro1">
          <table:table-cell table:style-name="ce3" table:formula="of:=COM.MICROSOFT.CONCAT([.B50];&quot; x &quot;;[.C50];&quot; x &quot;;[.D50];&quot; x &quot;;[.E50])" office:value-type="string" office:string-value="200 x 75 x 25 x 4,75" calcext:value-type="string">
            <text:p>200 x 75 x 25 x 4,75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25" calcext:value-type="float">
            <text:p>25</text:p>
          </table:table-cell>
          <table:table-cell table:style-name="ce5" office:value-type="float" office:value="4.75" calcext:value-type="float">
            <text:p>4,75</text:p>
          </table:table-cell>
          <table:table-cell table:style-name="ce6"/>
          <table:table-cell table:style-name="ce7" table:formula="of:=[.C50]/[.B50]" office:value-type="float" office:value="0.375" calcext:value-type="float">
            <text:p>0,375</text:p>
          </table:table-cell>
          <table:table-cell table:style-name="ce8" table:formula="of:=[.B50]/[.E50]" office:value-type="float" office:value="42.1052631578947" calcext:value-type="float">
            <text:p>42,105</text:p>
          </table:table-cell>
          <table:table-cell table:style-name="ce9" table:formula="of:=IF(N(ISNA([.K50]));IF(MAX([.L50:.O50])=0;[.P50];MAX([.L50:.O50]));[.K50])" office:value-type="float" office:value="0.254364503981979" calcext:value-type="float">
            <text:p>0,254365</text:p>
          </table:table-cell>
          <table:table-cell table:style-name="ce10" table:formula="of:=[.D50]/[.B50]" office:value-type="float" office:value="0.125" calcext:value-type="float">
            <text:p>0,125</text:p>
          </table:table-cell>
          <table:table-cell table:style-name="ce12" table:formula="of:=INDEX([.$T$4:.$X$12];MATCH([.G50];[.$S$4:.$S$12];0);MATCH([.H50];[.$T$3:.$X$3];0))" office:value-type="string" office:string-value="" calcext:value-type="error">
            <text:p>#N/DISP</text:p>
          </table:table-cell>
          <table:table-cell table:style-name="ce11" table:formula="of:=IF([.H50]=250;0.05;IF([.H50]=200;0.06;0))" office:value-type="float" office:value="0" calcext:value-type="float">
            <text:p>0</text:p>
          </table:table-cell>
          <table:table-cell table:style-name="ce11" table:formula="of:=IF(AND([.H50]=125;[.G50]&gt;=0.4;[.G50]&lt;=0.6);0.1;IF(AND([.G50]&gt;=0.8;[.G50]&lt;=2);0.09;0))" office:value-type="float" office:value="0" calcext:value-type="float">
            <text:p>0</text:p>
          </table:table-cell>
          <table:table-cell table:style-name="ce11" table:formula="of:=IF(AND([.H50]=[.$W$3];[.G50]&gt;=[.$S$4];[.G50]&lt;=[.$S$6]);0.12;IF(AND([.G50]&gt;=[.$S$7];[.G50]&lt;=[.$S$8]);0.11;IF(AND([.G50]&gt;=[.$S$9];[.G50]&lt;=[.$S$12]);0.1;0)))" office:value-type="float" office:value="0" calcext:value-type="float">
            <text:p>0</text:p>
          </table:table-cell>
          <table:table-cell table:style-name="ce11" table:formula="of:=IF(AND([.H50]=[.$X$3];[.G50]&gt;=[.$S$4];[.G50]&lt;=[.$S$5]);0.25;IF(AND([.G50]&gt;=[.$S$6];[.G50]&lt;=[.$S$7]);0.22;IF(AND([.G50]&gt;=[.$S$8];[.G50]&lt;=[.$S$10]);0.2;IF(AND([.G50]&gt;=[.$S$11];[.G50]&lt;=[.$S$12]);0.19;0))))" office:value-type="float" office:value="0" calcext:value-type="float">
            <text:p>0</text:p>
          </table:table-cell>
          <table:table-cell table:style-name="ce14" table:formula="of:=-0.001887993421053*[.H50]-0.038404605263158*[.G50]+0.348260690789474" office:value-type="float" office:value="0.254364503981979" calcext:value-type="float">
            <text:p>0,254365</text:p>
          </table:table-cell>
          <table:table-cell table:style-name="ce62" table:formula="of:=IF([.I50]&gt;[.J50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  <table:table-cell table:number-columns-repeated="8"/>
          <table:table-cell table:style-name="ce75" office:value-type="float" office:value="0.254364503981979" calcext:value-type="float">
            <text:p>0,254365</text:p>
          </table:table-cell>
          <table:table-cell table:style-name="ce75" office:value-type="float" office:value="0.25" calcext:value-type="float">
            <text:p>0,250000</text:p>
          </table:table-cell>
          <table:table-cell table:style-name="ce78" table:formula="of:=[.Z50]-[.$I50]" office:value-type="float" office:value="0" calcext:value-type="float">
            <text:p>0,0000</text:p>
          </table:table-cell>
          <table:table-cell table:style-name="ce78" table:formula="of:=[.AA50]-[.$I50]" office:value-type="float" office:value="-0.00436450398197924" calcext:value-type="float">
            <text:p>-0,0044</text:p>
          </table:table-cell>
          <table:table-cell table:style-name="ce80" table:formula="of:=IF([.AA50]&gt;[.J50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</table:table-row>
        <table:table-row table:style-name="ro1">
          <table:table-cell table:style-name="ce3" table:formula="of:=COM.MICROSOFT.CONCAT([.B51];&quot; x &quot;;[.C51];&quot; x &quot;;[.D51];&quot; x &quot;;[.E51])" office:value-type="string" office:string-value="200 x 75 x 30 x 6,3" calcext:value-type="string">
            <text:p>200 x 75 x 30 x 6,3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30" calcext:value-type="float">
            <text:p>30</text:p>
          </table:table-cell>
          <table:table-cell table:style-name="ce5" office:value-type="float" office:value="6.3" calcext:value-type="float">
            <text:p>6,30</text:p>
          </table:table-cell>
          <table:table-cell table:style-name="ce6"/>
          <table:table-cell table:style-name="ce7" table:formula="of:=[.C51]/[.B51]" office:value-type="float" office:value="0.375" calcext:value-type="float">
            <text:p>0,375</text:p>
          </table:table-cell>
          <table:table-cell table:style-name="ce8" table:formula="of:=[.B51]/[.E51]" office:value-type="float" office:value="31.7460317460317" calcext:value-type="float">
            <text:p>31,746</text:p>
          </table:table-cell>
          <table:table-cell table:style-name="ce9" table:formula="of:=IF(N(ISNA([.K51]));IF(MAX([.L51:.O51])=0;[.P51];MAX([.L51:.O51]));[.K51])" office:value-type="float" office:value="0.273922664734742" calcext:value-type="float">
            <text:p>0,273923</text:p>
          </table:table-cell>
          <table:table-cell table:style-name="ce10" table:formula="of:=[.D51]/[.B51]" office:value-type="float" office:value="0.15" calcext:value-type="float">
            <text:p>0,150</text:p>
          </table:table-cell>
          <table:table-cell table:style-name="ce12" table:formula="of:=INDEX([.$T$4:.$X$12];MATCH([.G51];[.$S$4:.$S$12];0);MATCH([.H51];[.$T$3:.$X$3];0))" office:value-type="string" office:string-value="" calcext:value-type="error">
            <text:p>#N/DISP</text:p>
          </table:table-cell>
          <table:table-cell table:style-name="ce11" table:formula="of:=IF([.H51]=250;0.05;IF([.H51]=200;0.06;0))" office:value-type="float" office:value="0" calcext:value-type="float">
            <text:p>0</text:p>
          </table:table-cell>
          <table:table-cell table:style-name="ce11" table:formula="of:=IF(AND([.H51]=125;[.G51]&gt;=0.4;[.G51]&lt;=0.6);0.1;IF(AND([.G51]&gt;=0.8;[.G51]&lt;=2);0.09;0))" office:value-type="float" office:value="0" calcext:value-type="float">
            <text:p>0</text:p>
          </table:table-cell>
          <table:table-cell table:style-name="ce11" table:formula="of:=IF(AND([.H51]=[.$W$3];[.G51]&gt;=[.$S$4];[.G51]&lt;=[.$S$6]);0.12;IF(AND([.G51]&gt;=[.$S$7];[.G51]&lt;=[.$S$8]);0.11;IF(AND([.G51]&gt;=[.$S$9];[.G51]&lt;=[.$S$12]);0.1;0)))" office:value-type="float" office:value="0" calcext:value-type="float">
            <text:p>0</text:p>
          </table:table-cell>
          <table:table-cell table:style-name="ce11" table:formula="of:=IF(AND([.H51]=[.$X$3];[.G51]&gt;=[.$S$4];[.G51]&lt;=[.$S$5]);0.25;IF(AND([.G51]&gt;=[.$S$6];[.G51]&lt;=[.$S$7]);0.22;IF(AND([.G51]&gt;=[.$S$8];[.G51]&lt;=[.$S$10]);0.2;IF(AND([.G51]&gt;=[.$S$11];[.G51]&lt;=[.$S$12]);0.19;0))))" office:value-type="float" office:value="0" calcext:value-type="float">
            <text:p>0</text:p>
          </table:table-cell>
          <table:table-cell table:style-name="ce14" table:formula="of:=-0.001887993421053*[.H51]-0.038404605263158*[.G51]+0.348260690789474" office:value-type="float" office:value="0.273922664734742" calcext:value-type="float">
            <text:p>0,273923</text:p>
          </table:table-cell>
          <table:table-cell table:style-name="ce62" table:formula="of:=IF([.I51]&gt;[.J51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  <table:table-cell table:number-columns-repeated="8"/>
          <table:table-cell table:style-name="ce75" office:value-type="float" office:value="0.27092584978069" calcext:value-type="float">
            <text:p>0,270926</text:p>
          </table:table-cell>
          <table:table-cell table:style-name="ce75" office:value-type="float" office:value="0.25" calcext:value-type="float">
            <text:p>0,250000</text:p>
          </table:table-cell>
          <table:table-cell table:style-name="ce78" table:formula="of:=[.Z51]-[.$I51]" office:value-type="float" office:value="-0.00299681495405235" calcext:value-type="float">
            <text:p>-0,0030</text:p>
          </table:table-cell>
          <table:table-cell table:style-name="ce78" table:formula="of:=[.AA51]-[.$I51]" office:value-type="float" office:value="-0.0239226647347421" calcext:value-type="float">
            <text:p>-0,0239</text:p>
          </table:table-cell>
          <table:table-cell table:style-name="ce80" table:formula="of:=IF([.AA51]&gt;[.J51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</table:table-row>
        <table:table-row table:style-name="ro1">
          <table:table-cell table:style-name="ce3" table:formula="of:=COM.MICROSOFT.CONCAT([.B52];&quot; x &quot;;[.C52];&quot; x &quot;;[.D52];&quot; x &quot;;[.E52])" office:value-type="string" office:string-value="200 x 100 x 25 x 2,65" calcext:value-type="string">
            <text:p>200 x 100 x 25 x 2,65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5" calcext:value-type="float">
            <text:p>25</text:p>
          </table:table-cell>
          <table:table-cell table:style-name="ce5" office:value-type="float" office:value="2.65" calcext:value-type="float">
            <text:p>2,65</text:p>
          </table:table-cell>
          <table:table-cell table:style-name="ce6"/>
          <table:table-cell table:style-name="ce7" table:formula="of:=[.C52]/[.B52]" office:value-type="float" office:value="0.5" calcext:value-type="float">
            <text:p>0,500</text:p>
          </table:table-cell>
          <table:table-cell table:style-name="ce8" table:formula="of:=[.B52]/[.E52]" office:value-type="float" office:value="75.4716981132076" calcext:value-type="float">
            <text:p>75,472</text:p>
          </table:table-cell>
          <table:table-cell table:style-name="ce9" table:formula="of:=IF(N(ISNA([.K52]));IF(MAX([.L52:.O52])=0;[.P52];MAX([.L52:.O52]));[.K52])" office:value-type="float" office:value="0.186568318644461" calcext:value-type="float">
            <text:p>0,186568</text:p>
          </table:table-cell>
          <table:table-cell table:style-name="ce10" table:formula="of:=[.D52]/[.B52]" office:value-type="float" office:value="0.125" calcext:value-type="float">
            <text:p>0,125</text:p>
          </table:table-cell>
          <table:table-cell table:style-name="ce12" table:formula="of:=INDEX([.$T$4:.$X$12];MATCH([.G52];[.$S$4:.$S$12];0);MATCH([.H52];[.$T$3:.$X$3];0))" office:value-type="string" office:string-value="" calcext:value-type="error">
            <text:p>#N/DISP</text:p>
          </table:table-cell>
          <table:table-cell table:style-name="ce11" table:formula="of:=IF([.H52]=250;0.05;IF([.H52]=200;0.06;0))" office:value-type="float" office:value="0" calcext:value-type="float">
            <text:p>0</text:p>
          </table:table-cell>
          <table:table-cell table:style-name="ce11" table:formula="of:=IF(AND([.H52]=125;[.G52]&gt;=0.4;[.G52]&lt;=0.6);0.1;IF(AND([.G52]&gt;=0.8;[.G52]&lt;=2);0.09;0))" office:value-type="float" office:value="0" calcext:value-type="float">
            <text:p>0</text:p>
          </table:table-cell>
          <table:table-cell table:style-name="ce11" table:formula="of:=IF(AND([.H52]=[.$W$3];[.G52]&gt;=[.$S$4];[.G52]&lt;=[.$S$6]);0.12;IF(AND([.G52]&gt;=[.$S$7];[.G52]&lt;=[.$S$8]);0.11;IF(AND([.G52]&gt;=[.$S$9];[.G52]&lt;=[.$S$12]);0.1;0)))" office:value-type="float" office:value="0" calcext:value-type="float">
            <text:p>0</text:p>
          </table:table-cell>
          <table:table-cell table:style-name="ce11" table:formula="of:=IF(AND([.H52]=[.$X$3];[.G52]&gt;=[.$S$4];[.G52]&lt;=[.$S$5]);0.25;IF(AND([.G52]&gt;=[.$S$6];[.G52]&lt;=[.$S$7]);0.22;IF(AND([.G52]&gt;=[.$S$8];[.G52]&lt;=[.$S$10]);0.2;IF(AND([.G52]&gt;=[.$S$11];[.G52]&lt;=[.$S$12]);0.19;0))))" office:value-type="float" office:value="0" calcext:value-type="float">
            <text:p>0</text:p>
          </table:table-cell>
          <table:table-cell table:style-name="ce14" table:formula="of:=-0.001887993421053*[.H52]-0.038404605263158*[.G52]+0.348260690789474" office:value-type="float" office:value="0.186568318644461" calcext:value-type="float">
            <text:p>0,186568</text:p>
          </table:table-cell>
          <table:table-cell table:style-name="ce62" table:formula="of:=IF([.I52]&gt;[.J52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  <table:table-cell table:number-columns-repeated="8"/>
          <table:table-cell table:style-name="ce75" office:value-type="float" office:value="0.186568318644461" calcext:value-type="float">
            <text:p>0,186568</text:p>
          </table:table-cell>
          <table:table-cell table:style-name="ce75" office:value-type="float" office:value="0.159460924043217" calcext:value-type="float">
            <text:p>0,159461</text:p>
          </table:table-cell>
          <table:table-cell table:style-name="ce78" table:formula="of:=[.Z52]-[.$I52]" office:value-type="float" office:value="0" calcext:value-type="float">
            <text:p>0,0000</text:p>
          </table:table-cell>
          <table:table-cell table:style-name="ce78" table:formula="of:=[.AA52]-[.$I52]" office:value-type="float" office:value="-0.0271073946012439" calcext:value-type="float">
            <text:p>-0,0271</text:p>
          </table:table-cell>
          <table:table-cell table:style-name="ce80" table:formula="of:=IF([.AA52]&gt;[.J52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</table:table-row>
        <table:table-row table:style-name="ro1">
          <table:table-cell table:style-name="ce3" table:formula="of:=COM.MICROSOFT.CONCAT([.B53];&quot; x &quot;;[.C53];&quot; x &quot;;[.D53];&quot; x &quot;;[.E53])" office:value-type="string" office:string-value="200 x 100 x 25 x 3" calcext:value-type="string">
            <text:p>200 x 100 x 25 x 3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5" calcext:value-type="float">
            <text:p>25</text:p>
          </table:table-cell>
          <table:table-cell table:style-name="ce5" office:value-type="float" office:value="3" calcext:value-type="float">
            <text:p>3,00</text:p>
          </table:table-cell>
          <table:table-cell table:style-name="ce6"/>
          <table:table-cell table:style-name="ce7" table:formula="of:=[.C53]/[.B53]" office:value-type="float" office:value="0.5" calcext:value-type="float">
            <text:p>0,500</text:p>
          </table:table-cell>
          <table:table-cell table:style-name="ce8" table:formula="of:=[.B53]/[.E53]" office:value-type="float" office:value="66.6666666666667" calcext:value-type="float">
            <text:p>66,667</text:p>
          </table:table-cell>
          <table:table-cell table:style-name="ce9" table:formula="of:=IF(N(ISNA([.K53]));IF(MAX([.L53:.O53])=0;[.P53];MAX([.L53:.O53]));[.K53])" office:value-type="float" office:value="0.203192160087695" calcext:value-type="float">
            <text:p>0,203192</text:p>
          </table:table-cell>
          <table:table-cell table:style-name="ce10" table:formula="of:=[.D53]/[.B53]" office:value-type="float" office:value="0.125" calcext:value-type="float">
            <text:p>0,125</text:p>
          </table:table-cell>
          <table:table-cell table:style-name="ce12" table:formula="of:=INDEX([.$T$4:.$X$12];MATCH([.G53];[.$S$4:.$S$12];0);MATCH([.H53];[.$T$3:.$X$3];0))" office:value-type="string" office:string-value="" calcext:value-type="error">
            <text:p>#N/DISP</text:p>
          </table:table-cell>
          <table:table-cell table:style-name="ce11" table:formula="of:=IF([.H53]=250;0.05;IF([.H53]=200;0.06;0))" office:value-type="float" office:value="0" calcext:value-type="float">
            <text:p>0</text:p>
          </table:table-cell>
          <table:table-cell table:style-name="ce11" table:formula="of:=IF(AND([.H53]=125;[.G53]&gt;=0.4;[.G53]&lt;=0.6);0.1;IF(AND([.G53]&gt;=0.8;[.G53]&lt;=2);0.09;0))" office:value-type="float" office:value="0" calcext:value-type="float">
            <text:p>0</text:p>
          </table:table-cell>
          <table:table-cell table:style-name="ce11" table:formula="of:=IF(AND([.H53]=[.$W$3];[.G53]&gt;=[.$S$4];[.G53]&lt;=[.$S$6]);0.12;IF(AND([.G53]&gt;=[.$S$7];[.G53]&lt;=[.$S$8]);0.11;IF(AND([.G53]&gt;=[.$S$9];[.G53]&lt;=[.$S$12]);0.1;0)))" office:value-type="float" office:value="0" calcext:value-type="float">
            <text:p>0</text:p>
          </table:table-cell>
          <table:table-cell table:style-name="ce11" table:formula="of:=IF(AND([.H53]=[.$X$3];[.G53]&gt;=[.$S$4];[.G53]&lt;=[.$S$5]);0.25;IF(AND([.G53]&gt;=[.$S$6];[.G53]&lt;=[.$S$7]);0.22;IF(AND([.G53]&gt;=[.$S$8];[.G53]&lt;=[.$S$10]);0.2;IF(AND([.G53]&gt;=[.$S$11];[.G53]&lt;=[.$S$12]);0.19;0))))" office:value-type="float" office:value="0" calcext:value-type="float">
            <text:p>0</text:p>
          </table:table-cell>
          <table:table-cell table:style-name="ce14" table:formula="of:=-0.001887993421053*[.H53]-0.038404605263158*[.G53]+0.348260690789474" office:value-type="float" office:value="0.203192160087695" calcext:value-type="float">
            <text:p>0,203192</text:p>
          </table:table-cell>
          <table:table-cell table:style-name="ce62" table:formula="of:=IF([.I53]&gt;[.J53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  <table:table-cell table:number-columns-repeated="8"/>
          <table:table-cell table:style-name="ce75" office:value-type="float" office:value="0.203192160087695" calcext:value-type="float">
            <text:p>0,203192</text:p>
          </table:table-cell>
          <table:table-cell table:style-name="ce75" office:value-type="float" office:value="0.185876402078717" calcext:value-type="float">
            <text:p>0,185876</text:p>
          </table:table-cell>
          <table:table-cell table:style-name="ce78" table:formula="of:=[.Z53]-[.$I53]" office:value-type="float" office:value="0" calcext:value-type="float">
            <text:p>0,0000</text:p>
          </table:table-cell>
          <table:table-cell table:style-name="ce78" table:formula="of:=[.AA53]-[.$I53]" office:value-type="float" office:value="-0.0173157580089781" calcext:value-type="float">
            <text:p>-0,0173</text:p>
          </table:table-cell>
          <table:table-cell table:style-name="ce80" table:formula="of:=IF([.AA53]&gt;[.J53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</table:table-row>
        <table:table-row table:style-name="ro1">
          <table:table-cell table:style-name="ce3" table:formula="of:=COM.MICROSOFT.CONCAT([.B54];&quot; x &quot;;[.C54];&quot; x &quot;;[.D54];&quot; x &quot;;[.E54])" office:value-type="string" office:string-value="200 x 100 x 25 x 3,35" calcext:value-type="string">
            <text:p>200 x 100 x 25 x 3,35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5" calcext:value-type="float">
            <text:p>25</text:p>
          </table:table-cell>
          <table:table-cell table:style-name="ce5" office:value-type="float" office:value="3.35" calcext:value-type="float">
            <text:p>3,35</text:p>
          </table:table-cell>
          <table:table-cell table:style-name="ce6"/>
          <table:table-cell table:style-name="ce7" table:formula="of:=[.C54]/[.B54]" office:value-type="float" office:value="0.5" calcext:value-type="float">
            <text:p>0,500</text:p>
          </table:table-cell>
          <table:table-cell table:style-name="ce8" table:formula="of:=[.B54]/[.E54]" office:value-type="float" office:value="59.7014925373134" calcext:value-type="float">
            <text:p>59,701</text:p>
          </table:table-cell>
          <table:table-cell table:style-name="ce9" table:formula="of:=IF(N(ISNA([.K54]));IF(MAX([.L54:.O54])=0;[.P54];MAX([.L54:.O54]));[.K54])" office:value-type="float" office:value="0.216342363020402" calcext:value-type="float">
            <text:p>0,216342</text:p>
          </table:table-cell>
          <table:table-cell table:style-name="ce10" table:formula="of:=[.D54]/[.B54]" office:value-type="float" office:value="0.125" calcext:value-type="float">
            <text:p>0,125</text:p>
          </table:table-cell>
          <table:table-cell table:style-name="ce12" table:formula="of:=INDEX([.$T$4:.$X$12];MATCH([.G54];[.$S$4:.$S$12];0);MATCH([.H54];[.$T$3:.$X$3];0))" office:value-type="string" office:string-value="" calcext:value-type="error">
            <text:p>#N/DISP</text:p>
          </table:table-cell>
          <table:table-cell table:style-name="ce11" table:formula="of:=IF([.H54]=250;0.05;IF([.H54]=200;0.06;0))" office:value-type="float" office:value="0" calcext:value-type="float">
            <text:p>0</text:p>
          </table:table-cell>
          <table:table-cell table:style-name="ce11" table:formula="of:=IF(AND([.H54]=125;[.G54]&gt;=0.4;[.G54]&lt;=0.6);0.1;IF(AND([.G54]&gt;=0.8;[.G54]&lt;=2);0.09;0))" office:value-type="float" office:value="0" calcext:value-type="float">
            <text:p>0</text:p>
          </table:table-cell>
          <table:table-cell table:style-name="ce11" table:formula="of:=IF(AND([.H54]=[.$W$3];[.G54]&gt;=[.$S$4];[.G54]&lt;=[.$S$6]);0.12;IF(AND([.G54]&gt;=[.$S$7];[.G54]&lt;=[.$S$8]);0.11;IF(AND([.G54]&gt;=[.$S$9];[.G54]&lt;=[.$S$12]);0.1;0)))" office:value-type="float" office:value="0" calcext:value-type="float">
            <text:p>0</text:p>
          </table:table-cell>
          <table:table-cell table:style-name="ce11" table:formula="of:=IF(AND([.H54]=[.$X$3];[.G54]&gt;=[.$S$4];[.G54]&lt;=[.$S$5]);0.25;IF(AND([.G54]&gt;=[.$S$6];[.G54]&lt;=[.$S$7]);0.22;IF(AND([.G54]&gt;=[.$S$8];[.G54]&lt;=[.$S$10]);0.2;IF(AND([.G54]&gt;=[.$S$11];[.G54]&lt;=[.$S$12]);0.19;0))))" office:value-type="float" office:value="0" calcext:value-type="float">
            <text:p>0</text:p>
          </table:table-cell>
          <table:table-cell table:style-name="ce14" table:formula="of:=-0.001887993421053*[.H54]-0.038404605263158*[.G54]+0.348260690789474" office:value-type="float" office:value="0.216342363020402" calcext:value-type="float">
            <text:p>0,216342</text:p>
          </table:table-cell>
          <table:table-cell table:style-name="ce62" table:formula="of:=IF([.I54]&gt;[.J54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  <table:table-cell table:number-columns-repeated="8"/>
          <table:table-cell table:style-name="ce75" office:value-type="float" office:value="0.216342363020402" calcext:value-type="float">
            <text:p>0,216342</text:p>
          </table:table-cell>
          <table:table-cell table:style-name="ce75" office:value-type="float" office:value="0.212618905740119" calcext:value-type="float">
            <text:p>0,212619</text:p>
          </table:table-cell>
          <table:table-cell table:style-name="ce78" table:formula="of:=[.Z54]-[.$I54]" office:value-type="float" office:value="0" calcext:value-type="float">
            <text:p>0,0000</text:p>
          </table:table-cell>
          <table:table-cell table:style-name="ce78" table:formula="of:=[.AA54]-[.$I54]" office:value-type="float" office:value="-0.00372345728028359" calcext:value-type="float">
            <text:p>-0,0037</text:p>
          </table:table-cell>
          <table:table-cell table:style-name="ce80" table:formula="of:=IF([.AA54]&gt;[.J54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</table:table-row>
        <table:table-row table:style-name="ro1">
          <table:table-cell table:style-name="ce3" table:formula="of:=COM.MICROSOFT.CONCAT([.B55];&quot; x &quot;;[.C55];&quot; x &quot;;[.D55];&quot; x &quot;;[.E55])" office:value-type="string" office:string-value="200 x 100 x 25 x 3,75" calcext:value-type="string">
            <text:p>200 x 100 x 25 x 3,75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5" calcext:value-type="float">
            <text:p>25</text:p>
          </table:table-cell>
          <table:table-cell table:style-name="ce5" office:value-type="float" office:value="3.75" calcext:value-type="float">
            <text:p>3,75</text:p>
          </table:table-cell>
          <table:table-cell table:style-name="ce6"/>
          <table:table-cell table:style-name="ce7" table:formula="of:=[.C55]/[.B55]" office:value-type="float" office:value="0.5" calcext:value-type="float">
            <text:p>0,500</text:p>
          </table:table-cell>
          <table:table-cell table:style-name="ce8" table:formula="of:=[.B55]/[.E55]" office:value-type="float" office:value="53.3333333333333" calcext:value-type="float">
            <text:p>53,333</text:p>
          </table:table-cell>
          <table:table-cell table:style-name="ce9" table:formula="of:=IF(N(ISNA([.K55]));IF(MAX([.L55:.O55])=0;[.P55];MAX([.L55:.O55]));[.K55])" office:value-type="float" office:value="0.228365405701735" calcext:value-type="float">
            <text:p>0,228365</text:p>
          </table:table-cell>
          <table:table-cell table:style-name="ce10" table:formula="of:=[.D55]/[.B55]" office:value-type="float" office:value="0.125" calcext:value-type="float">
            <text:p>0,125</text:p>
          </table:table-cell>
          <table:table-cell table:style-name="ce12" table:formula="of:=INDEX([.$T$4:.$X$12];MATCH([.G55];[.$S$4:.$S$12];0);MATCH([.H55];[.$T$3:.$X$3];0))" office:value-type="string" office:string-value="" calcext:value-type="error">
            <text:p>#N/DISP</text:p>
          </table:table-cell>
          <table:table-cell table:style-name="ce11" table:formula="of:=IF([.H55]=250;0.05;IF([.H55]=200;0.06;0))" office:value-type="float" office:value="0" calcext:value-type="float">
            <text:p>0</text:p>
          </table:table-cell>
          <table:table-cell table:style-name="ce11" table:formula="of:=IF(AND([.H55]=125;[.G55]&gt;=0.4;[.G55]&lt;=0.6);0.1;IF(AND([.G55]&gt;=0.8;[.G55]&lt;=2);0.09;0))" office:value-type="float" office:value="0" calcext:value-type="float">
            <text:p>0</text:p>
          </table:table-cell>
          <table:table-cell table:style-name="ce11" table:formula="of:=IF(AND([.H55]=[.$W$3];[.G55]&gt;=[.$S$4];[.G55]&lt;=[.$S$6]);0.12;IF(AND([.G55]&gt;=[.$S$7];[.G55]&lt;=[.$S$8]);0.11;IF(AND([.G55]&gt;=[.$S$9];[.G55]&lt;=[.$S$12]);0.1;0)))" office:value-type="float" office:value="0" calcext:value-type="float">
            <text:p>0</text:p>
          </table:table-cell>
          <table:table-cell table:style-name="ce11" table:formula="of:=IF(AND([.H55]=[.$X$3];[.G55]&gt;=[.$S$4];[.G55]&lt;=[.$S$5]);0.25;IF(AND([.G55]&gt;=[.$S$6];[.G55]&lt;=[.$S$7]);0.22;IF(AND([.G55]&gt;=[.$S$8];[.G55]&lt;=[.$S$10]);0.2;IF(AND([.G55]&gt;=[.$S$11];[.G55]&lt;=[.$S$12]);0.19;0))))" office:value-type="float" office:value="0" calcext:value-type="float">
            <text:p>0</text:p>
          </table:table-cell>
          <table:table-cell table:style-name="ce14" table:formula="of:=-0.001887993421053*[.H55]-0.038404605263158*[.G55]+0.348260690789474" office:value-type="float" office:value="0.228365405701735" calcext:value-type="float">
            <text:p>0,228365</text:p>
          </table:table-cell>
          <table:table-cell table:style-name="ce62" table:formula="of:=IF([.I55]&gt;[.J55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  <table:table-cell table:number-columns-repeated="8"/>
          <table:table-cell table:style-name="ce75" office:value-type="float" office:value="0.228365405701735" calcext:value-type="float">
            <text:p>0,228365</text:p>
          </table:table-cell>
          <table:table-cell table:style-name="ce75" office:value-type="float" office:value="0.242202587728184" calcext:value-type="float">
            <text:p>0,242203</text:p>
          </table:table-cell>
          <table:table-cell table:style-name="ce78" table:formula="of:=[.Z55]-[.$I55]" office:value-type="float" office:value="0" calcext:value-type="float">
            <text:p>0,0000</text:p>
          </table:table-cell>
          <table:table-cell table:style-name="ce78" table:formula="of:=[.AA55]-[.$I55]" office:value-type="float" office:value="0.013837182026449" calcext:value-type="float">
            <text:p>0,0138</text:p>
          </table:table-cell>
          <table:table-cell table:style-name="ce80" table:formula="of:=IF([.AA55]&gt;[.J55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</table:table-row>
        <table:table-row table:style-name="ro1">
          <table:table-cell table:style-name="ce3" table:formula="of:=COM.MICROSOFT.CONCAT([.B56];&quot; x &quot;;[.C56];&quot; x &quot;;[.D56];&quot; x &quot;;[.E56])" office:value-type="string" office:string-value="200 x 100 x 25 x 4,25" calcext:value-type="string">
            <text:p>200 x 100 x 25 x 4,25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5" calcext:value-type="float">
            <text:p>25</text:p>
          </table:table-cell>
          <table:table-cell table:style-name="ce5" office:value-type="float" office:value="4.25" calcext:value-type="float">
            <text:p>4,25</text:p>
          </table:table-cell>
          <table:table-cell table:style-name="ce6"/>
          <table:table-cell table:style-name="ce7" table:formula="of:=[.C56]/[.B56]" office:value-type="float" office:value="0.5" calcext:value-type="float">
            <text:p>0,500</text:p>
          </table:table-cell>
          <table:table-cell table:style-name="ce8" table:formula="of:=[.B56]/[.E56]" office:value-type="float" office:value="47.0588235294118" calcext:value-type="float">
            <text:p>47,059</text:p>
          </table:table-cell>
          <table:table-cell table:style-name="ce9" table:formula="of:=IF(N(ISNA([.K56]));IF(MAX([.L56:.O56])=0;[.P56];MAX([.L56:.O56]));[.K56])" office:value-type="float" office:value="0.240211638931871" calcext:value-type="float">
            <text:p>0,240212</text:p>
          </table:table-cell>
          <table:table-cell table:style-name="ce10" table:formula="of:=[.D56]/[.B56]" office:value-type="float" office:value="0.125" calcext:value-type="float">
            <text:p>0,125</text:p>
          </table:table-cell>
          <table:table-cell table:style-name="ce12" table:formula="of:=INDEX([.$T$4:.$X$12];MATCH([.G56];[.$S$4:.$S$12];0);MATCH([.H56];[.$T$3:.$X$3];0))" office:value-type="string" office:string-value="" calcext:value-type="error">
            <text:p>#N/DISP</text:p>
          </table:table-cell>
          <table:table-cell table:style-name="ce11" table:formula="of:=IF([.H56]=250;0.05;IF([.H56]=200;0.06;0))" office:value-type="float" office:value="0" calcext:value-type="float">
            <text:p>0</text:p>
          </table:table-cell>
          <table:table-cell table:style-name="ce11" table:formula="of:=IF(AND([.H56]=125;[.G56]&gt;=0.4;[.G56]&lt;=0.6);0.1;IF(AND([.G56]&gt;=0.8;[.G56]&lt;=2);0.09;0))" office:value-type="float" office:value="0" calcext:value-type="float">
            <text:p>0</text:p>
          </table:table-cell>
          <table:table-cell table:style-name="ce11" table:formula="of:=IF(AND([.H56]=[.$W$3];[.G56]&gt;=[.$S$4];[.G56]&lt;=[.$S$6]);0.12;IF(AND([.G56]&gt;=[.$S$7];[.G56]&lt;=[.$S$8]);0.11;IF(AND([.G56]&gt;=[.$S$9];[.G56]&lt;=[.$S$12]);0.1;0)))" office:value-type="float" office:value="0" calcext:value-type="float">
            <text:p>0</text:p>
          </table:table-cell>
          <table:table-cell table:style-name="ce11" table:formula="of:=IF(AND([.H56]=[.$X$3];[.G56]&gt;=[.$S$4];[.G56]&lt;=[.$S$5]);0.25;IF(AND([.G56]&gt;=[.$S$6];[.G56]&lt;=[.$S$7]);0.22;IF(AND([.G56]&gt;=[.$S$8];[.G56]&lt;=[.$S$10]);0.2;IF(AND([.G56]&gt;=[.$S$11];[.G56]&lt;=[.$S$12]);0.19;0))))" office:value-type="float" office:value="0" calcext:value-type="float">
            <text:p>0</text:p>
          </table:table-cell>
          <table:table-cell table:style-name="ce14" table:formula="of:=-0.001887993421053*[.H56]-0.038404605263158*[.G56]+0.348260690789474" office:value-type="float" office:value="0.240211638931871" calcext:value-type="float">
            <text:p>0,240212</text:p>
          </table:table-cell>
          <table:table-cell table:style-name="ce62" table:formula="of:=IF([.I56]&gt;[.J56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  <table:table-cell table:number-columns-repeated="8"/>
          <table:table-cell table:style-name="ce75" office:value-type="float" office:value="0.240211638931871" calcext:value-type="float">
            <text:p>0,240212</text:p>
          </table:table-cell>
          <table:table-cell table:style-name="ce75" office:value-type="float" office:value="0.25981891025641" calcext:value-type="float">
            <text:p>0,259819</text:p>
          </table:table-cell>
          <table:table-cell table:style-name="ce78" table:formula="of:=[.Z56]-[.$I56]" office:value-type="float" office:value="0" calcext:value-type="float">
            <text:p>0,0000</text:p>
          </table:table-cell>
          <table:table-cell table:style-name="ce78" table:formula="of:=[.AA56]-[.$I56]" office:value-type="float" office:value="0.0196072713245388" calcext:value-type="float">
            <text:p>0,0196</text:p>
          </table:table-cell>
          <table:table-cell table:style-name="ce80" table:formula="of:=IF([.AA56]&gt;[.J56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</table:table-row>
        <table:table-row table:style-name="ro1">
          <table:table-cell table:style-name="ce3" table:formula="of:=COM.MICROSOFT.CONCAT([.B57];&quot; x &quot;;[.C57];&quot; x &quot;;[.D57];&quot; x &quot;;[.E57])" office:value-type="string" office:string-value="200 x 100 x 25 x 4,75" calcext:value-type="string">
            <text:p>200 x 100 x 25 x 4,75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5" calcext:value-type="float">
            <text:p>25</text:p>
          </table:table-cell>
          <table:table-cell table:style-name="ce5" office:value-type="float" office:value="4.75" calcext:value-type="float">
            <text:p>4,75</text:p>
          </table:table-cell>
          <table:table-cell table:style-name="ce6"/>
          <table:table-cell table:style-name="ce7" table:formula="of:=[.C57]/[.B57]" office:value-type="float" office:value="0.5" calcext:value-type="float">
            <text:p>0,500</text:p>
          </table:table-cell>
          <table:table-cell table:style-name="ce8" table:formula="of:=[.B57]/[.E57]" office:value-type="float" office:value="42.1052631578947" calcext:value-type="float">
            <text:p>42,105</text:p>
          </table:table-cell>
          <table:table-cell table:style-name="ce9" table:formula="of:=IF(N(ISNA([.K57]));IF(MAX([.L57:.O57])=0;[.P57];MAX([.L57:.O57]));[.K57])" office:value-type="float" office:value="0.249563928324084" calcext:value-type="float">
            <text:p>0,249564</text:p>
          </table:table-cell>
          <table:table-cell table:style-name="ce10" table:formula="of:=[.D57]/[.B57]" office:value-type="float" office:value="0.125" calcext:value-type="float">
            <text:p>0,125</text:p>
          </table:table-cell>
          <table:table-cell table:style-name="ce12" table:formula="of:=INDEX([.$T$4:.$X$12];MATCH([.G57];[.$S$4:.$S$12];0);MATCH([.H57];[.$T$3:.$X$3];0))" office:value-type="string" office:string-value="" calcext:value-type="error">
            <text:p>#N/DISP</text:p>
          </table:table-cell>
          <table:table-cell table:style-name="ce11" table:formula="of:=IF([.H57]=250;0.05;IF([.H57]=200;0.06;0))" office:value-type="float" office:value="0" calcext:value-type="float">
            <text:p>0</text:p>
          </table:table-cell>
          <table:table-cell table:style-name="ce11" table:formula="of:=IF(AND([.H57]=125;[.G57]&gt;=0.4;[.G57]&lt;=0.6);0.1;IF(AND([.G57]&gt;=0.8;[.G57]&lt;=2);0.09;0))" office:value-type="float" office:value="0" calcext:value-type="float">
            <text:p>0</text:p>
          </table:table-cell>
          <table:table-cell table:style-name="ce11" table:formula="of:=IF(AND([.H57]=[.$W$3];[.G57]&gt;=[.$S$4];[.G57]&lt;=[.$S$6]);0.12;IF(AND([.G57]&gt;=[.$S$7];[.G57]&lt;=[.$S$8]);0.11;IF(AND([.G57]&gt;=[.$S$9];[.G57]&lt;=[.$S$12]);0.1;0)))" office:value-type="float" office:value="0" calcext:value-type="float">
            <text:p>0</text:p>
          </table:table-cell>
          <table:table-cell table:style-name="ce11" table:formula="of:=IF(AND([.H57]=[.$X$3];[.G57]&gt;=[.$S$4];[.G57]&lt;=[.$S$5]);0.25;IF(AND([.G57]&gt;=[.$S$6];[.G57]&lt;=[.$S$7]);0.22;IF(AND([.G57]&gt;=[.$S$8];[.G57]&lt;=[.$S$10]);0.2;IF(AND([.G57]&gt;=[.$S$11];[.G57]&lt;=[.$S$12]);0.19;0))))" office:value-type="float" office:value="0" calcext:value-type="float">
            <text:p>0</text:p>
          </table:table-cell>
          <table:table-cell table:style-name="ce14" table:formula="of:=-0.001887993421053*[.H57]-0.038404605263158*[.G57]+0.348260690789474" office:value-type="float" office:value="0.249563928324084" calcext:value-type="float">
            <text:p>0,249564</text:p>
          </table:table-cell>
          <table:table-cell table:style-name="ce62" table:formula="of:=IF([.I57]&gt;[.J57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  <table:table-cell table:number-columns-repeated="8"/>
          <table:table-cell table:style-name="ce75" office:value-type="float" office:value="0.249563928324084" calcext:value-type="float">
            <text:p>0,249564</text:p>
          </table:table-cell>
          <table:table-cell table:style-name="ce75" office:value-type="float" office:value="0.25981891025641" calcext:value-type="float">
            <text:p>0,259819</text:p>
          </table:table-cell>
          <table:table-cell table:style-name="ce78" table:formula="of:=[.Z57]-[.$I57]" office:value-type="float" office:value="0" calcext:value-type="float">
            <text:p>0,0000</text:p>
          </table:table-cell>
          <table:table-cell table:style-name="ce78" table:formula="of:=[.AA57]-[.$I57]" office:value-type="float" office:value="0.0102549819323258" calcext:value-type="float">
            <text:p>0,0103</text:p>
          </table:table-cell>
          <table:table-cell table:style-name="ce80" table:formula="of:=IF([.AA57]&gt;[.J57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</table:table-row>
        <table:table-row table:style-name="ro1">
          <table:table-cell table:style-name="ce3" table:formula="of:=COM.MICROSOFT.CONCAT([.B58];&quot; x &quot;;[.C58];&quot; x &quot;;[.D58];&quot; x &quot;;[.E58])" office:value-type="string" office:string-value="250 x 85 x 25 x 2" calcext:value-type="string">
            <text:p>250 x 85 x 25 x 2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25" calcext:value-type="float">
            <text:p>25</text:p>
          </table:table-cell>
          <table:table-cell table:style-name="ce5" office:value-type="float" office:value="2" calcext:value-type="float">
            <text:p>2,00</text:p>
          </table:table-cell>
          <table:table-cell table:style-name="ce6"/>
          <table:table-cell table:style-name="ce7" table:formula="of:=[.C58]/[.B58]" office:value-type="float" office:value="0.34" calcext:value-type="float">
            <text:p>0,340</text:p>
          </table:table-cell>
          <table:table-cell table:style-name="ce8" table:formula="of:=[.B58]/[.E58]" office:value-type="float" office:value="125" calcext:value-type="float">
            <text:p>125,000</text:p>
          </table:table-cell>
          <table:table-cell table:style-name="ce9" table:formula="of:=IF(N(ISNA([.K58]));IF(MAX([.L58:.O58])=0;[.P58];MAX([.L58:.O58]));[.K58])" office:value-type="float" office:value="0.0992039473683753" calcext:value-type="float">
            <text:p>0,099204</text:p>
          </table:table-cell>
          <table:table-cell table:style-name="ce10" table:formula="of:=[.D58]/[.B58]" office:value-type="float" office:value="0.1" calcext:value-type="float">
            <text:p>0,100</text:p>
          </table:table-cell>
          <table:table-cell table:style-name="ce12" table:formula="of:=INDEX([.$T$4:.$X$12];MATCH([.G58];[.$S$4:.$S$12];0);MATCH([.H58];[.$T$3:.$X$3];0))" office:value-type="string" office:string-value="" calcext:value-type="error">
            <text:p>#N/DISP</text:p>
          </table:table-cell>
          <table:table-cell table:style-name="ce11" table:formula="of:=IF([.H58]=250;0.05;IF([.H58]=200;0.06;0))" office:value-type="float" office:value="0" calcext:value-type="float">
            <text:p>0</text:p>
          </table:table-cell>
          <table:table-cell table:style-name="ce11" table:formula="of:=IF(AND([.H58]=125;[.G58]&gt;=0.4;[.G58]&lt;=0.6);0.1;IF(AND([.G58]&gt;=0.8;[.G58]&lt;=2);0.09;0))" office:value-type="float" office:value="0" calcext:value-type="float">
            <text:p>0</text:p>
          </table:table-cell>
          <table:table-cell table:style-name="ce11" table:formula="of:=IF(AND([.H58]=[.$W$3];[.G58]&gt;=[.$S$4];[.G58]&lt;=[.$S$6]);0.12;IF(AND([.G58]&gt;=[.$S$7];[.G58]&lt;=[.$S$8]);0.11;IF(AND([.G58]&gt;=[.$S$9];[.G58]&lt;=[.$S$12]);0.1;0)))" office:value-type="float" office:value="0" calcext:value-type="float">
            <text:p>0</text:p>
          </table:table-cell>
          <table:table-cell table:style-name="ce11" table:formula="of:=IF(AND([.H58]=[.$X$3];[.G58]&gt;=[.$S$4];[.G58]&lt;=[.$S$5]);0.25;IF(AND([.G58]&gt;=[.$S$6];[.G58]&lt;=[.$S$7]);0.22;IF(AND([.G58]&gt;=[.$S$8];[.G58]&lt;=[.$S$10]);0.2;IF(AND([.G58]&gt;=[.$S$11];[.G58]&lt;=[.$S$12]);0.19;0))))" office:value-type="float" office:value="0" calcext:value-type="float">
            <text:p>0</text:p>
          </table:table-cell>
          <table:table-cell table:style-name="ce14" table:formula="of:=-0.001887993421053*[.H58]-0.038404605263158*[.G58]+0.348260690789474" office:value-type="float" office:value="0.0992039473683753" calcext:value-type="float">
            <text:p>0,099204</text:p>
          </table:table-cell>
          <table:table-cell table:style-name="ce62" table:formula="of:=IF([.I58]&gt;[.J58];&quot;DEVE-SE VERIFICAR A FLAMBAGEM DISTORCIONAL&quot;;&quot;DISPENSA-SE A ANÁLISE DA FLAMBAGEM DISTORCIONAL&quot;)" office:value-type="string" office:string-value="DISPENSA-SE A ANÁLISE DA FLAMBAGEM DISTORCIONAL" calcext:value-type="string">
            <text:p>DISPENSA-SE A ANÁLISE DA FLAMBAGEM DISTORCIONAL</text:p>
          </table:table-cell>
          <table:table-cell table:number-columns-repeated="8"/>
          <table:table-cell table:number-columns-repeated="2" table:style-name="ce75" office:value-type="float" office:value="0.1" calcext:value-type="float">
            <text:p>0,100000</text:p>
          </table:table-cell>
          <table:table-cell table:style-name="ce78" table:formula="of:=[.Z58]-[.$I58]" office:value-type="float" office:value="0.000796052631624716" calcext:value-type="float">
            <text:p>0,0008</text:p>
          </table:table-cell>
          <table:table-cell table:style-name="ce78" table:formula="of:=[.AA58]-[.$I58]" office:value-type="float" office:value="0.000796052631624716" calcext:value-type="float">
            <text:p>0,0008</text:p>
          </table:table-cell>
          <table:table-cell table:style-name="ce80" table:formula="of:=IF([.AA58]&gt;[.J58];&quot;DEVE-SE VERIFICAR A FLAMBAGEM DISTORCIONAL&quot;;&quot;DISPENSA-SE A ANÁLISE DA FLAMBAGEM DISTORCIONAL&quot;)" office:value-type="string" office:string-value="DISPENSA-SE A ANÁLISE DA FLAMBAGEM DISTORCIONAL" calcext:value-type="string">
            <text:p>DISPENSA-SE A ANÁLISE DA FLAMBAGEM DISTORCIONAL</text:p>
          </table:table-cell>
        </table:table-row>
        <table:table-row table:style-name="ro1">
          <table:table-cell table:style-name="ce3" table:formula="of:=COM.MICROSOFT.CONCAT([.B59];&quot; x &quot;;[.C59];&quot; x &quot;;[.D59];&quot; x &quot;;[.E59])" office:value-type="string" office:string-value="250 x 85 x 25 x 2,25" calcext:value-type="string">
            <text:p>250 x 85 x 25 x 2,25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25" calcext:value-type="float">
            <text:p>25</text:p>
          </table:table-cell>
          <table:table-cell table:style-name="ce5" office:value-type="float" office:value="2.25" calcext:value-type="float">
            <text:p>2,25</text:p>
          </table:table-cell>
          <table:table-cell table:style-name="ce6"/>
          <table:table-cell table:style-name="ce7" table:formula="of:=[.C59]/[.B59]" office:value-type="float" office:value="0.34" calcext:value-type="float">
            <text:p>0,340</text:p>
          </table:table-cell>
          <table:table-cell table:style-name="ce8" table:formula="of:=[.B59]/[.E59]" office:value-type="float" office:value="111.111111111111" calcext:value-type="float">
            <text:p>111,111</text:p>
          </table:table-cell>
          <table:table-cell table:style-name="ce9" table:formula="of:=IF(N(ISNA([.K59]));IF(MAX([.L59:.O59])=0;[.P59];MAX([.L59:.O59]));[.K59])" office:value-type="float" office:value="0.125426078216334" calcext:value-type="float">
            <text:p>0,125426</text:p>
          </table:table-cell>
          <table:table-cell table:style-name="ce10" table:formula="of:=[.D59]/[.B59]" office:value-type="float" office:value="0.1" calcext:value-type="float">
            <text:p>0,100</text:p>
          </table:table-cell>
          <table:table-cell table:style-name="ce12" table:formula="of:=INDEX([.$T$4:.$X$12];MATCH([.G59];[.$S$4:.$S$12];0);MATCH([.H59];[.$T$3:.$X$3];0))" office:value-type="string" office:string-value="" calcext:value-type="error">
            <text:p>#N/DISP</text:p>
          </table:table-cell>
          <table:table-cell table:style-name="ce11" table:formula="of:=IF([.H59]=250;0.05;IF([.H59]=200;0.06;0))" office:value-type="float" office:value="0" calcext:value-type="float">
            <text:p>0</text:p>
          </table:table-cell>
          <table:table-cell table:style-name="ce11" table:formula="of:=IF(AND([.H59]=125;[.G59]&gt;=0.4;[.G59]&lt;=0.6);0.1;IF(AND([.G59]&gt;=0.8;[.G59]&lt;=2);0.09;0))" office:value-type="float" office:value="0" calcext:value-type="float">
            <text:p>0</text:p>
          </table:table-cell>
          <table:table-cell table:style-name="ce11" table:formula="of:=IF(AND([.H59]=[.$W$3];[.G59]&gt;=[.$S$4];[.G59]&lt;=[.$S$6]);0.12;IF(AND([.G59]&gt;=[.$S$7];[.G59]&lt;=[.$S$8]);0.11;IF(AND([.G59]&gt;=[.$S$9];[.G59]&lt;=[.$S$12]);0.1;0)))" office:value-type="float" office:value="0" calcext:value-type="float">
            <text:p>0</text:p>
          </table:table-cell>
          <table:table-cell table:style-name="ce11" table:formula="of:=IF(AND([.H59]=[.$X$3];[.G59]&gt;=[.$S$4];[.G59]&lt;=[.$S$5]);0.25;IF(AND([.G59]&gt;=[.$S$6];[.G59]&lt;=[.$S$7]);0.22;IF(AND([.G59]&gt;=[.$S$8];[.G59]&lt;=[.$S$10]);0.2;IF(AND([.G59]&gt;=[.$S$11];[.G59]&lt;=[.$S$12]);0.19;0))))" office:value-type="float" office:value="0" calcext:value-type="float">
            <text:p>0</text:p>
          </table:table-cell>
          <table:table-cell table:style-name="ce14" table:formula="of:=-0.001887993421053*[.H59]-0.038404605263158*[.G59]+0.348260690789474" office:value-type="float" office:value="0.125426078216334" calcext:value-type="float">
            <text:p>0,125426</text:p>
          </table:table-cell>
          <table:table-cell table:style-name="ce62" table:formula="of:=IF([.I59]&gt;[.J59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  <table:table-cell table:number-columns-repeated="8"/>
          <table:table-cell table:style-name="ce75" office:value-type="float" office:value="0.125426078216334" calcext:value-type="float">
            <text:p>0,125426</text:p>
          </table:table-cell>
          <table:table-cell table:style-name="ce75" office:value-type="float" office:value="0.10961090426111" calcext:value-type="float">
            <text:p>0,109611</text:p>
          </table:table-cell>
          <table:table-cell table:style-name="ce78" table:formula="of:=[.Z59]-[.$I59]" office:value-type="float" office:value="0" calcext:value-type="float">
            <text:p>0,0000</text:p>
          </table:table-cell>
          <table:table-cell table:style-name="ce78" table:formula="of:=[.AA59]-[.$I59]" office:value-type="float" office:value="-0.0158151739552235" calcext:value-type="float">
            <text:p>-0,0158</text:p>
          </table:table-cell>
          <table:table-cell table:style-name="ce80" table:formula="of:=IF([.AA59]&gt;[.J59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</table:table-row>
        <table:table-row table:style-name="ro1">
          <table:table-cell table:style-name="ce3" table:formula="of:=COM.MICROSOFT.CONCAT([.B60];&quot; x &quot;;[.C60];&quot; x &quot;;[.D60];&quot; x &quot;;[.E60])" office:value-type="string" office:string-value="250 x 85 x 25 x 2,65" calcext:value-type="string">
            <text:p>250 x 85 x 25 x 2,65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25" calcext:value-type="float">
            <text:p>25</text:p>
          </table:table-cell>
          <table:table-cell table:style-name="ce5" office:value-type="float" office:value="2.65" calcext:value-type="float">
            <text:p>2,65</text:p>
          </table:table-cell>
          <table:table-cell table:style-name="ce6"/>
          <table:table-cell table:style-name="ce7" table:formula="of:=[.C60]/[.B60]" office:value-type="float" office:value="0.34" calcext:value-type="float">
            <text:p>0,340</text:p>
          </table:table-cell>
          <table:table-cell table:style-name="ce8" table:formula="of:=[.B60]/[.E60]" office:value-type="float" office:value="94.3396226415094" calcext:value-type="float">
            <text:p>94,340</text:p>
          </table:table-cell>
          <table:table-cell table:style-name="ce9" table:formula="of:=IF(N(ISNA([.K60]));IF(MAX([.L60:.O60])=0;[.P60];MAX([.L60:.O60]));[.K60])" office:value-type="float" office:value="0.157090538108208" calcext:value-type="float">
            <text:p>0,157091</text:p>
          </table:table-cell>
          <table:table-cell table:style-name="ce10" table:formula="of:=[.D60]/[.B60]" office:value-type="float" office:value="0.1" calcext:value-type="float">
            <text:p>0,100</text:p>
          </table:table-cell>
          <table:table-cell table:style-name="ce12" table:formula="of:=INDEX([.$T$4:.$X$12];MATCH([.G60];[.$S$4:.$S$12];0);MATCH([.H60];[.$T$3:.$X$3];0))" office:value-type="string" office:string-value="" calcext:value-type="error">
            <text:p>#N/DISP</text:p>
          </table:table-cell>
          <table:table-cell table:style-name="ce11" table:formula="of:=IF([.H60]=250;0.05;IF([.H60]=200;0.06;0))" office:value-type="float" office:value="0" calcext:value-type="float">
            <text:p>0</text:p>
          </table:table-cell>
          <table:table-cell table:style-name="ce11" table:formula="of:=IF(AND([.H60]=125;[.G60]&gt;=0.4;[.G60]&lt;=0.6);0.1;IF(AND([.G60]&gt;=0.8;[.G60]&lt;=2);0.09;0))" office:value-type="float" office:value="0" calcext:value-type="float">
            <text:p>0</text:p>
          </table:table-cell>
          <table:table-cell table:style-name="ce11" table:formula="of:=IF(AND([.H60]=[.$W$3];[.G60]&gt;=[.$S$4];[.G60]&lt;=[.$S$6]);0.12;IF(AND([.G60]&gt;=[.$S$7];[.G60]&lt;=[.$S$8]);0.11;IF(AND([.G60]&gt;=[.$S$9];[.G60]&lt;=[.$S$12]);0.1;0)))" office:value-type="float" office:value="0" calcext:value-type="float">
            <text:p>0</text:p>
          </table:table-cell>
          <table:table-cell table:style-name="ce11" table:formula="of:=IF(AND([.H60]=[.$X$3];[.G60]&gt;=[.$S$4];[.G60]&lt;=[.$S$5]);0.25;IF(AND([.G60]&gt;=[.$S$6];[.G60]&lt;=[.$S$7]);0.22;IF(AND([.G60]&gt;=[.$S$8];[.G60]&lt;=[.$S$10]);0.2;IF(AND([.G60]&gt;=[.$S$11];[.G60]&lt;=[.$S$12]);0.19;0))))" office:value-type="float" office:value="0" calcext:value-type="float">
            <text:p>0</text:p>
          </table:table-cell>
          <table:table-cell table:style-name="ce14" table:formula="of:=-0.001887993421053*[.H60]-0.038404605263158*[.G60]+0.348260690789474" office:value-type="float" office:value="0.157090538108208" calcext:value-type="float">
            <text:p>0,157091</text:p>
          </table:table-cell>
          <table:table-cell table:style-name="ce62" table:formula="of:=IF([.I60]&gt;[.J60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  <table:table-cell table:number-columns-repeated="8"/>
          <table:table-cell table:style-name="ce75" office:value-type="float" office:value="0.157090538108208" calcext:value-type="float">
            <text:p>0,157091</text:p>
          </table:table-cell>
          <table:table-cell table:style-name="ce75" office:value-type="float" office:value="0.126895516497" calcext:value-type="float">
            <text:p>0,126896</text:p>
          </table:table-cell>
          <table:table-cell table:style-name="ce78" table:formula="of:=[.Z60]-[.$I60]" office:value-type="float" office:value="0" calcext:value-type="float">
            <text:p>0,0000</text:p>
          </table:table-cell>
          <table:table-cell table:style-name="ce78" table:formula="of:=[.AA60]-[.$I60]" office:value-type="float" office:value="-0.0301950216112082" calcext:value-type="float">
            <text:p>-0,0302</text:p>
          </table:table-cell>
          <table:table-cell table:style-name="ce80" table:formula="of:=IF([.AA60]&gt;[.J60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</table:table-row>
        <table:table-row table:style-name="ro1">
          <table:table-cell table:style-name="ce3" table:formula="of:=COM.MICROSOFT.CONCAT([.B61];&quot; x &quot;;[.C61];&quot; x &quot;;[.D61];&quot; x &quot;;[.E61])" office:value-type="string" office:string-value="250 x 85 x 25 x 3" calcext:value-type="string">
            <text:p>250 x 85 x 25 x 3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25" calcext:value-type="float">
            <text:p>25</text:p>
          </table:table-cell>
          <table:table-cell table:style-name="ce5" office:value-type="float" office:value="3" calcext:value-type="float">
            <text:p>3,00</text:p>
          </table:table-cell>
          <table:table-cell table:style-name="ce6"/>
          <table:table-cell table:style-name="ce7" table:formula="of:=[.C61]/[.B61]" office:value-type="float" office:value="0.34" calcext:value-type="float">
            <text:p>0,340</text:p>
          </table:table-cell>
          <table:table-cell table:style-name="ce8" table:formula="of:=[.B61]/[.E61]" office:value-type="float" office:value="83.3333333333333" calcext:value-type="float">
            <text:p>83,333</text:p>
          </table:table-cell>
          <table:table-cell table:style-name="ce9" table:formula="of:=IF(N(ISNA([.K61]));IF(MAX([.L61:.O61])=0;[.P61];MAX([.L61:.O61]));[.K61])" office:value-type="float" office:value="0.17787033991225" calcext:value-type="float">
            <text:p>0,177870</text:p>
          </table:table-cell>
          <table:table-cell table:style-name="ce10" table:formula="of:=[.D61]/[.B61]" office:value-type="float" office:value="0.1" calcext:value-type="float">
            <text:p>0,100</text:p>
          </table:table-cell>
          <table:table-cell table:style-name="ce12" table:formula="of:=INDEX([.$T$4:.$X$12];MATCH([.G61];[.$S$4:.$S$12];0);MATCH([.H61];[.$T$3:.$X$3];0))" office:value-type="string" office:string-value="" calcext:value-type="error">
            <text:p>#N/DISP</text:p>
          </table:table-cell>
          <table:table-cell table:style-name="ce11" table:formula="of:=IF([.H61]=250;0.05;IF([.H61]=200;0.06;0))" office:value-type="float" office:value="0" calcext:value-type="float">
            <text:p>0</text:p>
          </table:table-cell>
          <table:table-cell table:style-name="ce11" table:formula="of:=IF(AND([.H61]=125;[.G61]&gt;=0.4;[.G61]&lt;=0.6);0.1;IF(AND([.G61]&gt;=0.8;[.G61]&lt;=2);0.09;0))" office:value-type="float" office:value="0" calcext:value-type="float">
            <text:p>0</text:p>
          </table:table-cell>
          <table:table-cell table:style-name="ce11" table:formula="of:=IF(AND([.H61]=[.$W$3];[.G61]&gt;=[.$S$4];[.G61]&lt;=[.$S$6]);0.12;IF(AND([.G61]&gt;=[.$S$7];[.G61]&lt;=[.$S$8]);0.11;IF(AND([.G61]&gt;=[.$S$9];[.G61]&lt;=[.$S$12]);0.1;0)))" office:value-type="float" office:value="0" calcext:value-type="float">
            <text:p>0</text:p>
          </table:table-cell>
          <table:table-cell table:style-name="ce11" table:formula="of:=IF(AND([.H61]=[.$X$3];[.G61]&gt;=[.$S$4];[.G61]&lt;=[.$S$5]);0.25;IF(AND([.G61]&gt;=[.$S$6];[.G61]&lt;=[.$S$7]);0.22;IF(AND([.G61]&gt;=[.$S$8];[.G61]&lt;=[.$S$10]);0.2;IF(AND([.G61]&gt;=[.$S$11];[.G61]&lt;=[.$S$12]);0.19;0))))" office:value-type="float" office:value="0" calcext:value-type="float">
            <text:p>0</text:p>
          </table:table-cell>
          <table:table-cell table:style-name="ce14" table:formula="of:=-0.001887993421053*[.H61]-0.038404605263158*[.G61]+0.348260690789474" office:value-type="float" office:value="0.17787033991225" calcext:value-type="float">
            <text:p>0,177870</text:p>
          </table:table-cell>
          <table:table-cell table:style-name="ce62" table:formula="of:=IF([.I61]&gt;[.J61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  <table:table-cell table:number-columns-repeated="8"/>
          <table:table-cell table:style-name="ce75" office:value-type="float" office:value="0.17787033991225" calcext:value-type="float">
            <text:p>0,177870</text:p>
          </table:table-cell>
          <table:table-cell table:style-name="ce75" office:value-type="float" office:value="0.144591416813639" calcext:value-type="float">
            <text:p>0,144591</text:p>
          </table:table-cell>
          <table:table-cell table:style-name="ce78" table:formula="of:=[.Z61]-[.$I61]" office:value-type="float" office:value="0" calcext:value-type="float">
            <text:p>0,0000</text:p>
          </table:table-cell>
          <table:table-cell table:style-name="ce78" table:formula="of:=[.AA61]-[.$I61]" office:value-type="float" office:value="-0.0332789230986112" calcext:value-type="float">
            <text:p>-0,0333</text:p>
          </table:table-cell>
          <table:table-cell table:style-name="ce80" table:formula="of:=IF([.AA61]&gt;[.J61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</table:table-row>
        <table:table-row table:style-name="ro1">
          <table:table-cell table:style-name="ce3" table:formula="of:=COM.MICROSOFT.CONCAT([.B62];&quot; x &quot;;[.C62];&quot; x &quot;;[.D62];&quot; x &quot;;[.E62])" office:value-type="string" office:string-value="250 x 85 x 25 x 3,35" calcext:value-type="string">
            <text:p>250 x 85 x 25 x 3,35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25" calcext:value-type="float">
            <text:p>25</text:p>
          </table:table-cell>
          <table:table-cell table:style-name="ce5" office:value-type="float" office:value="3.35" calcext:value-type="float">
            <text:p>3,35</text:p>
          </table:table-cell>
          <table:table-cell table:style-name="ce6"/>
          <table:table-cell table:style-name="ce7" table:formula="of:=[.C62]/[.B62]" office:value-type="float" office:value="0.34" calcext:value-type="float">
            <text:p>0,340</text:p>
          </table:table-cell>
          <table:table-cell table:style-name="ce8" table:formula="of:=[.B62]/[.E62]" office:value-type="float" office:value="74.6268656716418" calcext:value-type="float">
            <text:p>74,627</text:p>
          </table:table-cell>
          <table:table-cell table:style-name="ce9" table:formula="of:=IF(N(ISNA([.K62]));IF(MAX([.L62:.O62])=0;[.P62];MAX([.L62:.O62]));[.K62])" office:value-type="float" office:value="0.194308093578135" calcext:value-type="float">
            <text:p>0,194308</text:p>
          </table:table-cell>
          <table:table-cell table:style-name="ce10" table:formula="of:=[.D62]/[.B62]" office:value-type="float" office:value="0.1" calcext:value-type="float">
            <text:p>0,100</text:p>
          </table:table-cell>
          <table:table-cell table:style-name="ce12" table:formula="of:=INDEX([.$T$4:.$X$12];MATCH([.G62];[.$S$4:.$S$12];0);MATCH([.H62];[.$T$3:.$X$3];0))" office:value-type="string" office:string-value="" calcext:value-type="error">
            <text:p>#N/DISP</text:p>
          </table:table-cell>
          <table:table-cell table:style-name="ce11" table:formula="of:=IF([.H62]=250;0.05;IF([.H62]=200;0.06;0))" office:value-type="float" office:value="0" calcext:value-type="float">
            <text:p>0</text:p>
          </table:table-cell>
          <table:table-cell table:style-name="ce11" table:formula="of:=IF(AND([.H62]=125;[.G62]&gt;=0.4;[.G62]&lt;=0.6);0.1;IF(AND([.G62]&gt;=0.8;[.G62]&lt;=2);0.09;0))" office:value-type="float" office:value="0" calcext:value-type="float">
            <text:p>0</text:p>
          </table:table-cell>
          <table:table-cell table:style-name="ce11" table:formula="of:=IF(AND([.H62]=[.$W$3];[.G62]&gt;=[.$S$4];[.G62]&lt;=[.$S$6]);0.12;IF(AND([.G62]&gt;=[.$S$7];[.G62]&lt;=[.$S$8]);0.11;IF(AND([.G62]&gt;=[.$S$9];[.G62]&lt;=[.$S$12]);0.1;0)))" office:value-type="float" office:value="0" calcext:value-type="float">
            <text:p>0</text:p>
          </table:table-cell>
          <table:table-cell table:style-name="ce11" table:formula="of:=IF(AND([.H62]=[.$X$3];[.G62]&gt;=[.$S$4];[.G62]&lt;=[.$S$5]);0.25;IF(AND([.G62]&gt;=[.$S$6];[.G62]&lt;=[.$S$7]);0.22;IF(AND([.G62]&gt;=[.$S$8];[.G62]&lt;=[.$S$10]);0.2;IF(AND([.G62]&gt;=[.$S$11];[.G62]&lt;=[.$S$12]);0.19;0))))" office:value-type="float" office:value="0" calcext:value-type="float">
            <text:p>0</text:p>
          </table:table-cell>
          <table:table-cell table:style-name="ce14" table:formula="of:=-0.001887993421053*[.H62]-0.038404605263158*[.G62]+0.348260690789474" office:value-type="float" office:value="0.194308093578135" calcext:value-type="float">
            <text:p>0,194308</text:p>
          </table:table-cell>
          <table:table-cell table:style-name="ce62" table:formula="of:=IF([.I62]&gt;[.J62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  <table:table-cell table:number-columns-repeated="8"/>
          <table:table-cell table:style-name="ce75" office:value-type="float" office:value="0.194308093578135" calcext:value-type="float">
            <text:p>0,194308</text:p>
          </table:table-cell>
          <table:table-cell table:style-name="ce75" office:value-type="float" office:value="0.163619052685527" calcext:value-type="float">
            <text:p>0,163619</text:p>
          </table:table-cell>
          <table:table-cell table:style-name="ce78" table:formula="of:=[.Z62]-[.$I62]" office:value-type="float" office:value="0" calcext:value-type="float">
            <text:p>0,0000</text:p>
          </table:table-cell>
          <table:table-cell table:style-name="ce78" table:formula="of:=[.AA62]-[.$I62]" office:value-type="float" office:value="-0.0306890408926076" calcext:value-type="float">
            <text:p>-0,0307</text:p>
          </table:table-cell>
          <table:table-cell table:style-name="ce80" table:formula="of:=IF([.AA62]&gt;[.J62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</table:table-row>
        <table:table-row table:style-name="ro1">
          <table:table-cell table:style-name="ce3" table:formula="of:=COM.MICROSOFT.CONCAT([.B63];&quot; x &quot;;[.C63];&quot; x &quot;;[.D63];&quot; x &quot;;[.E63])" office:value-type="string" office:string-value="250 x 85 x 25 x 3,75" calcext:value-type="string">
            <text:p>250 x 85 x 25 x 3,75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25" calcext:value-type="float">
            <text:p>25</text:p>
          </table:table-cell>
          <table:table-cell table:style-name="ce5" office:value-type="float" office:value="3.75" calcext:value-type="float">
            <text:p>3,75</text:p>
          </table:table-cell>
          <table:table-cell table:style-name="ce6"/>
          <table:table-cell table:style-name="ce7" table:formula="of:=[.C63]/[.B63]" office:value-type="float" office:value="0.34" calcext:value-type="float">
            <text:p>0,340</text:p>
          </table:table-cell>
          <table:table-cell table:style-name="ce8" table:formula="of:=[.B63]/[.E63]" office:value-type="float" office:value="66.6666666666667" calcext:value-type="float">
            <text:p>66,667</text:p>
          </table:table-cell>
          <table:table-cell table:style-name="ce9" table:formula="of:=IF(N(ISNA([.K63]));IF(MAX([.L63:.O63])=0;[.P63];MAX([.L63:.O63]));[.K63])" office:value-type="float" office:value="0.2093368969298" calcext:value-type="float">
            <text:p>0,209337</text:p>
          </table:table-cell>
          <table:table-cell table:style-name="ce10" table:formula="of:=[.D63]/[.B63]" office:value-type="float" office:value="0.1" calcext:value-type="float">
            <text:p>0,100</text:p>
          </table:table-cell>
          <table:table-cell table:style-name="ce12" table:formula="of:=INDEX([.$T$4:.$X$12];MATCH([.G63];[.$S$4:.$S$12];0);MATCH([.H63];[.$T$3:.$X$3];0))" office:value-type="string" office:string-value="" calcext:value-type="error">
            <text:p>#N/DISP</text:p>
          </table:table-cell>
          <table:table-cell table:style-name="ce11" table:formula="of:=IF([.H63]=250;0.05;IF([.H63]=200;0.06;0))" office:value-type="float" office:value="0" calcext:value-type="float">
            <text:p>0</text:p>
          </table:table-cell>
          <table:table-cell table:style-name="ce11" table:formula="of:=IF(AND([.H63]=125;[.G63]&gt;=0.4;[.G63]&lt;=0.6);0.1;IF(AND([.G63]&gt;=0.8;[.G63]&lt;=2);0.09;0))" office:value-type="float" office:value="0" calcext:value-type="float">
            <text:p>0</text:p>
          </table:table-cell>
          <table:table-cell table:style-name="ce11" table:formula="of:=IF(AND([.H63]=[.$W$3];[.G63]&gt;=[.$S$4];[.G63]&lt;=[.$S$6]);0.12;IF(AND([.G63]&gt;=[.$S$7];[.G63]&lt;=[.$S$8]);0.11;IF(AND([.G63]&gt;=[.$S$9];[.G63]&lt;=[.$S$12]);0.1;0)))" office:value-type="float" office:value="0" calcext:value-type="float">
            <text:p>0</text:p>
          </table:table-cell>
          <table:table-cell table:style-name="ce11" table:formula="of:=IF(AND([.H63]=[.$X$3];[.G63]&gt;=[.$S$4];[.G63]&lt;=[.$S$5]);0.25;IF(AND([.G63]&gt;=[.$S$6];[.G63]&lt;=[.$S$7]);0.22;IF(AND([.G63]&gt;=[.$S$8];[.G63]&lt;=[.$S$10]);0.2;IF(AND([.G63]&gt;=[.$S$11];[.G63]&lt;=[.$S$12]);0.19;0))))" office:value-type="float" office:value="0" calcext:value-type="float">
            <text:p>0</text:p>
          </table:table-cell>
          <table:table-cell table:style-name="ce14" table:formula="of:=-0.001887993421053*[.H63]-0.038404605263158*[.G63]+0.348260690789474" office:value-type="float" office:value="0.2093368969298" calcext:value-type="float">
            <text:p>0,209337</text:p>
          </table:table-cell>
          <table:table-cell table:style-name="ce62" table:formula="of:=IF([.I63]&gt;[.J63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  <table:table-cell table:number-columns-repeated="8"/>
          <table:table-cell table:style-name="ce75" office:value-type="float" office:value="0.2093368969298" calcext:value-type="float">
            <text:p>0,209337</text:p>
          </table:table-cell>
          <table:table-cell table:style-name="ce75" office:value-type="float" office:value="0.185761316872428" calcext:value-type="float">
            <text:p>0,185761</text:p>
          </table:table-cell>
          <table:table-cell table:style-name="ce78" table:formula="of:=[.Z63]-[.$I63]" office:value-type="float" office:value="0" calcext:value-type="float">
            <text:p>0,0000</text:p>
          </table:table-cell>
          <table:table-cell table:style-name="ce78" table:formula="of:=[.AA63]-[.$I63]" office:value-type="float" office:value="-0.0235755800573723" calcext:value-type="float">
            <text:p>-0,0236</text:p>
          </table:table-cell>
          <table:table-cell table:style-name="ce80" table:formula="of:=IF([.AA63]&gt;[.J63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</table:table-row>
        <table:table-row table:style-name="ro1">
          <table:table-cell table:style-name="ce3" table:formula="of:=COM.MICROSOFT.CONCAT([.B64];&quot; x &quot;;[.C64];&quot; x &quot;;[.D64];&quot; x &quot;;[.E64])" office:value-type="string" office:string-value="250 x 85 x 25 x 4,25" calcext:value-type="string">
            <text:p>250 x 85 x 25 x 4,25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25" calcext:value-type="float">
            <text:p>25</text:p>
          </table:table-cell>
          <table:table-cell table:style-name="ce5" office:value-type="float" office:value="4.25" calcext:value-type="float">
            <text:p>4,25</text:p>
          </table:table-cell>
          <table:table-cell table:style-name="ce6"/>
          <table:table-cell table:style-name="ce7" table:formula="of:=[.C64]/[.B64]" office:value-type="float" office:value="0.34" calcext:value-type="float">
            <text:p>0,340</text:p>
          </table:table-cell>
          <table:table-cell table:style-name="ce8" table:formula="of:=[.B64]/[.E64]" office:value-type="float" office:value="58.8235294117647" calcext:value-type="float">
            <text:p>58,824</text:p>
          </table:table-cell>
          <table:table-cell table:style-name="ce9" table:formula="of:=IF(N(ISNA([.K64]));IF(MAX([.L64:.O64])=0;[.P64];MAX([.L64:.O64]));[.K64])" office:value-type="float" office:value="0.224144688467471" calcext:value-type="float">
            <text:p>0,224145</text:p>
          </table:table-cell>
          <table:table-cell table:style-name="ce10" table:formula="of:=[.D64]/[.B64]" office:value-type="float" office:value="0.1" calcext:value-type="float">
            <text:p>0,100</text:p>
          </table:table-cell>
          <table:table-cell table:style-name="ce12" table:formula="of:=INDEX([.$T$4:.$X$12];MATCH([.G64];[.$S$4:.$S$12];0);MATCH([.H64];[.$T$3:.$X$3];0))" office:value-type="string" office:string-value="" calcext:value-type="error">
            <text:p>#N/DISP</text:p>
          </table:table-cell>
          <table:table-cell table:style-name="ce11" table:formula="of:=IF([.H64]=250;0.05;IF([.H64]=200;0.06;0))" office:value-type="float" office:value="0" calcext:value-type="float">
            <text:p>0</text:p>
          </table:table-cell>
          <table:table-cell table:style-name="ce11" table:formula="of:=IF(AND([.H64]=125;[.G64]&gt;=0.4;[.G64]&lt;=0.6);0.1;IF(AND([.G64]&gt;=0.8;[.G64]&lt;=2);0.09;0))" office:value-type="float" office:value="0" calcext:value-type="float">
            <text:p>0</text:p>
          </table:table-cell>
          <table:table-cell table:style-name="ce11" table:formula="of:=IF(AND([.H64]=[.$W$3];[.G64]&gt;=[.$S$4];[.G64]&lt;=[.$S$6]);0.12;IF(AND([.G64]&gt;=[.$S$7];[.G64]&lt;=[.$S$8]);0.11;IF(AND([.G64]&gt;=[.$S$9];[.G64]&lt;=[.$S$12]);0.1;0)))" office:value-type="float" office:value="0" calcext:value-type="float">
            <text:p>0</text:p>
          </table:table-cell>
          <table:table-cell table:style-name="ce11" table:formula="of:=IF(AND([.H64]=[.$X$3];[.G64]&gt;=[.$S$4];[.G64]&lt;=[.$S$5]);0.25;IF(AND([.G64]&gt;=[.$S$6];[.G64]&lt;=[.$S$7]);0.22;IF(AND([.G64]&gt;=[.$S$8];[.G64]&lt;=[.$S$10]);0.2;IF(AND([.G64]&gt;=[.$S$11];[.G64]&lt;=[.$S$12]);0.19;0))))" office:value-type="float" office:value="0" calcext:value-type="float">
            <text:p>0</text:p>
          </table:table-cell>
          <table:table-cell table:style-name="ce14" table:formula="of:=-0.001887993421053*[.H64]-0.038404605263158*[.G64]+0.348260690789474" office:value-type="float" office:value="0.224144688467471" calcext:value-type="float">
            <text:p>0,224145</text:p>
          </table:table-cell>
          <table:table-cell table:style-name="ce62" table:formula="of:=IF([.I64]&gt;[.J64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  <table:table-cell table:number-columns-repeated="8"/>
          <table:table-cell table:style-name="ce75" office:value-type="float" office:value="0.224144688467471" calcext:value-type="float">
            <text:p>0,224145</text:p>
          </table:table-cell>
          <table:table-cell table:style-name="ce75" office:value-type="float" office:value="0.212721351516385" calcext:value-type="float">
            <text:p>0,212721</text:p>
          </table:table-cell>
          <table:table-cell table:style-name="ce78" table:formula="of:=[.Z64]-[.$I64]" office:value-type="float" office:value="0" calcext:value-type="float">
            <text:p>0,0000</text:p>
          </table:table-cell>
          <table:table-cell table:style-name="ce78" table:formula="of:=[.AA64]-[.$I64]" office:value-type="float" office:value="-0.0114233369510857" calcext:value-type="float">
            <text:p>-0,0114</text:p>
          </table:table-cell>
          <table:table-cell table:style-name="ce80" table:formula="of:=IF([.AA64]&gt;[.J64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</table:table-row>
        <table:table-row table:style-name="ro1">
          <table:table-cell table:style-name="ce3" table:formula="of:=COM.MICROSOFT.CONCAT([.B65];&quot; x &quot;;[.C65];&quot; x &quot;;[.D65];&quot; x &quot;;[.E65])" office:value-type="string" office:string-value="250 x 85 x 25 x 4,75" calcext:value-type="string">
            <text:p>250 x 85 x 25 x 4,75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25" calcext:value-type="float">
            <text:p>25</text:p>
          </table:table-cell>
          <table:table-cell table:style-name="ce5" office:value-type="float" office:value="4.75" calcext:value-type="float">
            <text:p>4,75</text:p>
          </table:table-cell>
          <table:table-cell table:style-name="ce6"/>
          <table:table-cell table:style-name="ce7" table:formula="of:=[.C65]/[.B65]" office:value-type="float" office:value="0.34" calcext:value-type="float">
            <text:p>0,340</text:p>
          </table:table-cell>
          <table:table-cell table:style-name="ce8" table:formula="of:=[.B65]/[.E65]" office:value-type="float" office:value="52.6315789473684" calcext:value-type="float">
            <text:p>52,632</text:p>
          </table:table-cell>
          <table:table-cell table:style-name="ce9" table:formula="of:=IF(N(ISNA([.K65]));IF(MAX([.L65:.O65])=0;[.P65];MAX([.L65:.O65]));[.K65])" office:value-type="float" office:value="0.235835050207737" calcext:value-type="float">
            <text:p>0,235835</text:p>
          </table:table-cell>
          <table:table-cell table:style-name="ce10" table:formula="of:=[.D65]/[.B65]" office:value-type="float" office:value="0.1" calcext:value-type="float">
            <text:p>0,100</text:p>
          </table:table-cell>
          <table:table-cell table:style-name="ce12" table:formula="of:=INDEX([.$T$4:.$X$12];MATCH([.G65];[.$S$4:.$S$12];0);MATCH([.H65];[.$T$3:.$X$3];0))" office:value-type="string" office:string-value="" calcext:value-type="error">
            <text:p>#N/DISP</text:p>
          </table:table-cell>
          <table:table-cell table:style-name="ce11" table:formula="of:=IF([.H65]=250;0.05;IF([.H65]=200;0.06;0))" office:value-type="float" office:value="0" calcext:value-type="float">
            <text:p>0</text:p>
          </table:table-cell>
          <table:table-cell table:style-name="ce11" table:formula="of:=IF(AND([.H65]=125;[.G65]&gt;=0.4;[.G65]&lt;=0.6);0.1;IF(AND([.G65]&gt;=0.8;[.G65]&lt;=2);0.09;0))" office:value-type="float" office:value="0" calcext:value-type="float">
            <text:p>0</text:p>
          </table:table-cell>
          <table:table-cell table:style-name="ce11" table:formula="of:=IF(AND([.H65]=[.$W$3];[.G65]&gt;=[.$S$4];[.G65]&lt;=[.$S$6]);0.12;IF(AND([.G65]&gt;=[.$S$7];[.G65]&lt;=[.$S$8]);0.11;IF(AND([.G65]&gt;=[.$S$9];[.G65]&lt;=[.$S$12]);0.1;0)))" office:value-type="float" office:value="0" calcext:value-type="float">
            <text:p>0</text:p>
          </table:table-cell>
          <table:table-cell table:style-name="ce11" table:formula="of:=IF(AND([.H65]=[.$X$3];[.G65]&gt;=[.$S$4];[.G65]&lt;=[.$S$5]);0.25;IF(AND([.G65]&gt;=[.$S$6];[.G65]&lt;=[.$S$7]);0.22;IF(AND([.G65]&gt;=[.$S$8];[.G65]&lt;=[.$S$10]);0.2;IF(AND([.G65]&gt;=[.$S$11];[.G65]&lt;=[.$S$12]);0.19;0))))" office:value-type="float" office:value="0" calcext:value-type="float">
            <text:p>0</text:p>
          </table:table-cell>
          <table:table-cell table:style-name="ce14" table:formula="of:=-0.001887993421053*[.H65]-0.038404605263158*[.G65]+0.348260690789474" office:value-type="float" office:value="0.235835050207737" calcext:value-type="float">
            <text:p>0,235835</text:p>
          </table:table-cell>
          <table:table-cell table:style-name="ce62" table:formula="of:=IF([.I65]&gt;[.J65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  <table:table-cell table:number-columns-repeated="8"/>
          <table:table-cell table:style-name="ce75" office:value-type="float" office:value="0.235835050207737" calcext:value-type="float">
            <text:p>0,235835</text:p>
          </table:table-cell>
          <table:table-cell table:style-name="ce75" office:value-type="float" office:value="0.238058442505155" calcext:value-type="float">
            <text:p>0,238058</text:p>
          </table:table-cell>
          <table:table-cell table:style-name="ce78" table:formula="of:=[.Z65]-[.$I65]" office:value-type="float" office:value="0" calcext:value-type="float">
            <text:p>0,0000</text:p>
          </table:table-cell>
          <table:table-cell table:style-name="ce78" table:formula="of:=[.AA65]-[.$I65]" office:value-type="float" office:value="0.00222339229741786" calcext:value-type="float">
            <text:p>0,0022</text:p>
          </table:table-cell>
          <table:table-cell table:style-name="ce80" table:formula="of:=IF([.AA65]&gt;[.J65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</table:table-row>
        <table:table-row table:style-name="ro1">
          <table:table-cell table:style-name="ce3" table:formula="of:=COM.MICROSOFT.CONCAT([.B66];&quot; x &quot;;[.C66];&quot; x &quot;;[.D66];&quot; x &quot;;[.E66])" office:value-type="string" office:string-value="250 x 85 x 25 x 6,3" calcext:value-type="string">
            <text:p>250 x 85 x 25 x 6,3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25" calcext:value-type="float">
            <text:p>25</text:p>
          </table:table-cell>
          <table:table-cell table:style-name="ce5" office:value-type="float" office:value="6.3" calcext:value-type="float">
            <text:p>6,30</text:p>
          </table:table-cell>
          <table:table-cell table:style-name="ce6"/>
          <table:table-cell table:style-name="ce7" table:formula="of:=[.C66]/[.B66]" office:value-type="float" office:value="0.34" calcext:value-type="float">
            <text:p>0,340</text:p>
          </table:table-cell>
          <table:table-cell table:style-name="ce8" table:formula="of:=[.B66]/[.E66]" office:value-type="float" office:value="39.6825396825397" calcext:value-type="float">
            <text:p>39,683</text:p>
          </table:table-cell>
          <table:table-cell table:style-name="ce9" table:formula="of:=IF(N(ISNA([.K66]));IF(MAX([.L66:.O66])=0;[.P66];MAX([.L66:.O66]));[.K66])" office:value-type="float" office:value="0.260282751148691" calcext:value-type="float">
            <text:p>0,260283</text:p>
          </table:table-cell>
          <table:table-cell table:style-name="ce10" table:formula="of:=[.D66]/[.B66]" office:value-type="float" office:value="0.1" calcext:value-type="float">
            <text:p>0,100</text:p>
          </table:table-cell>
          <table:table-cell table:style-name="ce12" table:formula="of:=INDEX([.$T$4:.$X$12];MATCH([.G66];[.$S$4:.$S$12];0);MATCH([.H66];[.$T$3:.$X$3];0))" office:value-type="string" office:string-value="" calcext:value-type="error">
            <text:p>#N/DISP</text:p>
          </table:table-cell>
          <table:table-cell table:style-name="ce11" table:formula="of:=IF([.H66]=250;0.05;IF([.H66]=200;0.06;0))" office:value-type="float" office:value="0" calcext:value-type="float">
            <text:p>0</text:p>
          </table:table-cell>
          <table:table-cell table:style-name="ce11" table:formula="of:=IF(AND([.H66]=125;[.G66]&gt;=0.4;[.G66]&lt;=0.6);0.1;IF(AND([.G66]&gt;=0.8;[.G66]&lt;=2);0.09;0))" office:value-type="float" office:value="0" calcext:value-type="float">
            <text:p>0</text:p>
          </table:table-cell>
          <table:table-cell table:style-name="ce11" table:formula="of:=IF(AND([.H66]=[.$W$3];[.G66]&gt;=[.$S$4];[.G66]&lt;=[.$S$6]);0.12;IF(AND([.G66]&gt;=[.$S$7];[.G66]&lt;=[.$S$8]);0.11;IF(AND([.G66]&gt;=[.$S$9];[.G66]&lt;=[.$S$12]);0.1;0)))" office:value-type="float" office:value="0" calcext:value-type="float">
            <text:p>0</text:p>
          </table:table-cell>
          <table:table-cell table:style-name="ce11" table:formula="of:=IF(AND([.H66]=[.$X$3];[.G66]&gt;=[.$S$4];[.G66]&lt;=[.$S$5]);0.25;IF(AND([.G66]&gt;=[.$S$6];[.G66]&lt;=[.$S$7]);0.22;IF(AND([.G66]&gt;=[.$S$8];[.G66]&lt;=[.$S$10]);0.2;IF(AND([.G66]&gt;=[.$S$11];[.G66]&lt;=[.$S$12]);0.19;0))))" office:value-type="float" office:value="0" calcext:value-type="float">
            <text:p>0</text:p>
          </table:table-cell>
          <table:table-cell table:style-name="ce14" table:formula="of:=-0.001887993421053*[.H66]-0.038404605263158*[.G66]+0.348260690789474" office:value-type="float" office:value="0.260282751148691" calcext:value-type="float">
            <text:p>0,260283</text:p>
          </table:table-cell>
          <table:table-cell table:style-name="ce62" table:formula="of:=IF([.I66]&gt;[.J66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  <table:table-cell table:number-columns-repeated="8"/>
          <table:table-cell table:style-name="ce75" office:value-type="float" office:value="0.256536732456125" calcext:value-type="float">
            <text:p>0,256537</text:p>
          </table:table-cell>
          <table:table-cell table:style-name="ce75" office:value-type="float" office:value="0.25" calcext:value-type="float">
            <text:p>0,250000</text:p>
          </table:table-cell>
          <table:table-cell table:style-name="ce78" table:formula="of:=[.Z66]-[.$I66]" office:value-type="float" office:value="-0.00374601869256547" calcext:value-type="float">
            <text:p>-0,0037</text:p>
          </table:table-cell>
          <table:table-cell table:style-name="ce78" table:formula="of:=[.AA66]-[.$I66]" office:value-type="float" office:value="-0.0102827511486908" calcext:value-type="float">
            <text:p>-0,0103</text:p>
          </table:table-cell>
          <table:table-cell table:style-name="ce80" table:formula="of:=IF([.AA66]&gt;[.J66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</table:table-row>
        <table:table-row table:style-name="ro1">
          <table:table-cell table:style-name="ce3" table:formula="of:=COM.MICROSOFT.CONCAT([.B67];&quot; x &quot;;[.C67];&quot; x &quot;;[.D67];&quot; x &quot;;[.E67])" office:value-type="string" office:string-value="250 x 100 x 25 x 2,65" calcext:value-type="string">
            <text:p>250 x 100 x 25 x 2,65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5" calcext:value-type="float">
            <text:p>25</text:p>
          </table:table-cell>
          <table:table-cell table:style-name="ce5" office:value-type="float" office:value="2.65" calcext:value-type="float">
            <text:p>2,65</text:p>
          </table:table-cell>
          <table:table-cell table:style-name="ce6"/>
          <table:table-cell table:style-name="ce7" table:formula="of:=[.C67]/[.B67]" office:value-type="float" office:value="0.4" calcext:value-type="float">
            <text:p>0,400</text:p>
          </table:table-cell>
          <table:table-cell table:style-name="ce8" table:formula="of:=[.B67]/[.E67]" office:value-type="float" office:value="94.3396226415094" calcext:value-type="float">
            <text:p>94,340</text:p>
          </table:table-cell>
          <table:table-cell table:style-name="ce9" table:formula="of:=IF(N(ISNA([.K67]));IF(MAX([.L67:.O67])=0;[.P67];MAX([.L67:.O67]));[.K67])" office:value-type="float" office:value="0.154786261792418" calcext:value-type="float">
            <text:p>0,154786</text:p>
          </table:table-cell>
          <table:table-cell table:style-name="ce10" table:formula="of:=[.D67]/[.B67]" office:value-type="float" office:value="0.1" calcext:value-type="float">
            <text:p>0,100</text:p>
          </table:table-cell>
          <table:table-cell table:style-name="ce12" table:formula="of:=INDEX([.$T$4:.$X$12];MATCH([.G67];[.$S$4:.$S$12];0);MATCH([.H67];[.$T$3:.$X$3];0))" office:value-type="string" office:string-value="" calcext:value-type="error">
            <text:p>#N/DISP</text:p>
          </table:table-cell>
          <table:table-cell table:style-name="ce11" table:formula="of:=IF([.H67]=250;0.05;IF([.H67]=200;0.06;0))" office:value-type="float" office:value="0" calcext:value-type="float">
            <text:p>0</text:p>
          </table:table-cell>
          <table:table-cell table:style-name="ce11" table:formula="of:=IF(AND([.H67]=125;[.G67]&gt;=0.4;[.G67]&lt;=0.6);0.1;IF(AND([.G67]&gt;=0.8;[.G67]&lt;=2);0.09;0))" office:value-type="float" office:value="0" calcext:value-type="float">
            <text:p>0</text:p>
          </table:table-cell>
          <table:table-cell table:style-name="ce11" table:formula="of:=IF(AND([.H67]=[.$W$3];[.G67]&gt;=[.$S$4];[.G67]&lt;=[.$S$6]);0.12;IF(AND([.G67]&gt;=[.$S$7];[.G67]&lt;=[.$S$8]);0.11;IF(AND([.G67]&gt;=[.$S$9];[.G67]&lt;=[.$S$12]);0.1;0)))" office:value-type="float" office:value="0" calcext:value-type="float">
            <text:p>0</text:p>
          </table:table-cell>
          <table:table-cell table:style-name="ce11" table:formula="of:=IF(AND([.H67]=[.$X$3];[.G67]&gt;=[.$S$4];[.G67]&lt;=[.$S$5]);0.25;IF(AND([.G67]&gt;=[.$S$6];[.G67]&lt;=[.$S$7]);0.22;IF(AND([.G67]&gt;=[.$S$8];[.G67]&lt;=[.$S$10]);0.2;IF(AND([.G67]&gt;=[.$S$11];[.G67]&lt;=[.$S$12]);0.19;0))))" office:value-type="float" office:value="0" calcext:value-type="float">
            <text:p>0</text:p>
          </table:table-cell>
          <table:table-cell table:style-name="ce14" table:formula="of:=-0.001887993421053*[.H67]-0.038404605263158*[.G67]+0.348260690789474" office:value-type="float" office:value="0.154786261792418" calcext:value-type="float">
            <text:p>0,154786</text:p>
          </table:table-cell>
          <table:table-cell table:style-name="ce62" table:formula="of:=IF([.I67]&gt;[.J67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  <table:table-cell table:number-columns-repeated="8"/>
          <table:table-cell table:style-name="ce75" office:value-type="float" office:value="0.154786261792418" calcext:value-type="float">
            <text:p>0,154786</text:p>
          </table:table-cell>
          <table:table-cell table:style-name="ce75" office:value-type="float" office:value="0.126895516497" calcext:value-type="float">
            <text:p>0,126896</text:p>
          </table:table-cell>
          <table:table-cell table:style-name="ce78" table:formula="of:=[.Z67]-[.$I67]" office:value-type="float" office:value="0" calcext:value-type="float">
            <text:p>0,0000</text:p>
          </table:table-cell>
          <table:table-cell table:style-name="ce78" table:formula="of:=[.AA67]-[.$I67]" office:value-type="float" office:value="-0.0278907452954188" calcext:value-type="float">
            <text:p>-0,0279</text:p>
          </table:table-cell>
          <table:table-cell table:style-name="ce80" table:formula="of:=IF([.AA67]&gt;[.J67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</table:table-row>
        <table:table-row table:style-name="ro1">
          <table:table-cell table:style-name="ce3" table:formula="of:=COM.MICROSOFT.CONCAT([.B68];&quot; x &quot;;[.C68];&quot; x &quot;;[.D68];&quot; x &quot;;[.E68])" office:value-type="string" office:string-value="250 x 100 x 25 x 3" calcext:value-type="string">
            <text:p>250 x 100 x 25 x 3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5" calcext:value-type="float">
            <text:p>25</text:p>
          </table:table-cell>
          <table:table-cell table:style-name="ce5" office:value-type="float" office:value="3" calcext:value-type="float">
            <text:p>3,00</text:p>
          </table:table-cell>
          <table:table-cell table:style-name="ce6"/>
          <table:table-cell table:style-name="ce7" table:formula="of:=[.C68]/[.B68]" office:value-type="float" office:value="0.4" calcext:value-type="float">
            <text:p>0,400</text:p>
          </table:table-cell>
          <table:table-cell table:style-name="ce8" table:formula="of:=[.B68]/[.E68]" office:value-type="float" office:value="83.3333333333333" calcext:value-type="float">
            <text:p>83,333</text:p>
          </table:table-cell>
          <table:table-cell table:style-name="ce9" table:formula="of:=IF(N(ISNA([.K68]));IF(MAX([.L68:.O68])=0;[.P68];MAX([.L68:.O68]));[.K68])" office:value-type="float" office:value="0.175566063596461" calcext:value-type="float">
            <text:p>0,175566</text:p>
          </table:table-cell>
          <table:table-cell table:style-name="ce10" table:formula="of:=[.D68]/[.B68]" office:value-type="float" office:value="0.1" calcext:value-type="float">
            <text:p>0,100</text:p>
          </table:table-cell>
          <table:table-cell table:style-name="ce12" table:formula="of:=INDEX([.$T$4:.$X$12];MATCH([.G68];[.$S$4:.$S$12];0);MATCH([.H68];[.$T$3:.$X$3];0))" office:value-type="string" office:string-value="" calcext:value-type="error">
            <text:p>#N/DISP</text:p>
          </table:table-cell>
          <table:table-cell table:style-name="ce11" table:formula="of:=IF([.H68]=250;0.05;IF([.H68]=200;0.06;0))" office:value-type="float" office:value="0" calcext:value-type="float">
            <text:p>0</text:p>
          </table:table-cell>
          <table:table-cell table:style-name="ce11" table:formula="of:=IF(AND([.H68]=125;[.G68]&gt;=0.4;[.G68]&lt;=0.6);0.1;IF(AND([.G68]&gt;=0.8;[.G68]&lt;=2);0.09;0))" office:value-type="float" office:value="0" calcext:value-type="float">
            <text:p>0</text:p>
          </table:table-cell>
          <table:table-cell table:style-name="ce11" table:formula="of:=IF(AND([.H68]=[.$W$3];[.G68]&gt;=[.$S$4];[.G68]&lt;=[.$S$6]);0.12;IF(AND([.G68]&gt;=[.$S$7];[.G68]&lt;=[.$S$8]);0.11;IF(AND([.G68]&gt;=[.$S$9];[.G68]&lt;=[.$S$12]);0.1;0)))" office:value-type="float" office:value="0" calcext:value-type="float">
            <text:p>0</text:p>
          </table:table-cell>
          <table:table-cell table:style-name="ce11" table:formula="of:=IF(AND([.H68]=[.$X$3];[.G68]&gt;=[.$S$4];[.G68]&lt;=[.$S$5]);0.25;IF(AND([.G68]&gt;=[.$S$6];[.G68]&lt;=[.$S$7]);0.22;IF(AND([.G68]&gt;=[.$S$8];[.G68]&lt;=[.$S$10]);0.2;IF(AND([.G68]&gt;=[.$S$11];[.G68]&lt;=[.$S$12]);0.19;0))))" office:value-type="float" office:value="0" calcext:value-type="float">
            <text:p>0</text:p>
          </table:table-cell>
          <table:table-cell table:style-name="ce14" table:formula="of:=-0.001887993421053*[.H68]-0.038404605263158*[.G68]+0.348260690789474" office:value-type="float" office:value="0.175566063596461" calcext:value-type="float">
            <text:p>0,175566</text:p>
          </table:table-cell>
          <table:table-cell table:style-name="ce62" table:formula="of:=IF([.I68]&gt;[.J68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  <table:table-cell table:number-columns-repeated="8"/>
          <table:table-cell table:style-name="ce75" office:value-type="float" office:value="0.175566063596461" calcext:value-type="float">
            <text:p>0,175566</text:p>
          </table:table-cell>
          <table:table-cell table:style-name="ce75" office:value-type="float" office:value="0.144591416813639" calcext:value-type="float">
            <text:p>0,144591</text:p>
          </table:table-cell>
          <table:table-cell table:style-name="ce78" table:formula="of:=[.Z68]-[.$I68]" office:value-type="float" office:value="0" calcext:value-type="float">
            <text:p>0,0000</text:p>
          </table:table-cell>
          <table:table-cell table:style-name="ce78" table:formula="of:=[.AA68]-[.$I68]" office:value-type="float" office:value="-0.0309746467828217" calcext:value-type="float">
            <text:p>-0,0310</text:p>
          </table:table-cell>
          <table:table-cell table:style-name="ce80" table:formula="of:=IF([.AA68]&gt;[.J68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</table:table-row>
        <table:table-row table:style-name="ro1">
          <table:table-cell table:style-name="ce3" table:formula="of:=COM.MICROSOFT.CONCAT([.B69];&quot; x &quot;;[.C69];&quot; x &quot;;[.D69];&quot; x &quot;;[.E69])" office:value-type="string" office:string-value="250 x 100 x 25 x 3,35" calcext:value-type="string">
            <text:p>250 x 100 x 25 x 3,35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5" calcext:value-type="float">
            <text:p>25</text:p>
          </table:table-cell>
          <table:table-cell table:style-name="ce5" office:value-type="float" office:value="3.35" calcext:value-type="float">
            <text:p>3,35</text:p>
          </table:table-cell>
          <table:table-cell table:style-name="ce6"/>
          <table:table-cell table:style-name="ce7" table:formula="of:=[.C69]/[.B69]" office:value-type="float" office:value="0.4" calcext:value-type="float">
            <text:p>0,400</text:p>
          </table:table-cell>
          <table:table-cell table:style-name="ce8" table:formula="of:=[.B69]/[.E69]" office:value-type="float" office:value="74.6268656716418" calcext:value-type="float">
            <text:p>74,627</text:p>
          </table:table-cell>
          <table:table-cell table:style-name="ce9" table:formula="of:=IF(N(ISNA([.K69]));IF(MAX([.L69:.O69])=0;[.P69];MAX([.L69:.O69]));[.K69])" office:value-type="float" office:value="0.192003817262345" calcext:value-type="float">
            <text:p>0,192004</text:p>
          </table:table-cell>
          <table:table-cell table:style-name="ce10" table:formula="of:=[.D69]/[.B69]" office:value-type="float" office:value="0.1" calcext:value-type="float">
            <text:p>0,100</text:p>
          </table:table-cell>
          <table:table-cell table:style-name="ce12" table:formula="of:=INDEX([.$T$4:.$X$12];MATCH([.G69];[.$S$4:.$S$12];0);MATCH([.H69];[.$T$3:.$X$3];0))" office:value-type="string" office:string-value="" calcext:value-type="error">
            <text:p>#N/DISP</text:p>
          </table:table-cell>
          <table:table-cell table:style-name="ce11" table:formula="of:=IF([.H69]=250;0.05;IF([.H69]=200;0.06;0))" office:value-type="float" office:value="0" calcext:value-type="float">
            <text:p>0</text:p>
          </table:table-cell>
          <table:table-cell table:style-name="ce11" table:formula="of:=IF(AND([.H69]=125;[.G69]&gt;=0.4;[.G69]&lt;=0.6);0.1;IF(AND([.G69]&gt;=0.8;[.G69]&lt;=2);0.09;0))" office:value-type="float" office:value="0" calcext:value-type="float">
            <text:p>0</text:p>
          </table:table-cell>
          <table:table-cell table:style-name="ce11" table:formula="of:=IF(AND([.H69]=[.$W$3];[.G69]&gt;=[.$S$4];[.G69]&lt;=[.$S$6]);0.12;IF(AND([.G69]&gt;=[.$S$7];[.G69]&lt;=[.$S$8]);0.11;IF(AND([.G69]&gt;=[.$S$9];[.G69]&lt;=[.$S$12]);0.1;0)))" office:value-type="float" office:value="0" calcext:value-type="float">
            <text:p>0</text:p>
          </table:table-cell>
          <table:table-cell table:style-name="ce11" table:formula="of:=IF(AND([.H69]=[.$X$3];[.G69]&gt;=[.$S$4];[.G69]&lt;=[.$S$5]);0.25;IF(AND([.G69]&gt;=[.$S$6];[.G69]&lt;=[.$S$7]);0.22;IF(AND([.G69]&gt;=[.$S$8];[.G69]&lt;=[.$S$10]);0.2;IF(AND([.G69]&gt;=[.$S$11];[.G69]&lt;=[.$S$12]);0.19;0))))" office:value-type="float" office:value="0" calcext:value-type="float">
            <text:p>0</text:p>
          </table:table-cell>
          <table:table-cell table:style-name="ce14" table:formula="of:=-0.001887993421053*[.H69]-0.038404605263158*[.G69]+0.348260690789474" office:value-type="float" office:value="0.192003817262345" calcext:value-type="float">
            <text:p>0,192004</text:p>
          </table:table-cell>
          <table:table-cell table:style-name="ce62" table:formula="of:=IF([.I69]&gt;[.J69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  <table:table-cell table:number-columns-repeated="8"/>
          <table:table-cell table:style-name="ce75" office:value-type="float" office:value="0.192003817262345" calcext:value-type="float">
            <text:p>0,192004</text:p>
          </table:table-cell>
          <table:table-cell table:style-name="ce75" office:value-type="float" office:value="0.163619052685527" calcext:value-type="float">
            <text:p>0,163619</text:p>
          </table:table-cell>
          <table:table-cell table:style-name="ce78" table:formula="of:=[.Z69]-[.$I69]" office:value-type="float" office:value="0" calcext:value-type="float">
            <text:p>0,0000</text:p>
          </table:table-cell>
          <table:table-cell table:style-name="ce78" table:formula="of:=[.AA69]-[.$I69]" office:value-type="float" office:value="-0.0283847645768181" calcext:value-type="float">
            <text:p>-0,0284</text:p>
          </table:table-cell>
          <table:table-cell table:style-name="ce80" table:formula="of:=IF([.AA69]&gt;[.J69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</table:table-row>
        <table:table-row table:style-name="ro1">
          <table:table-cell table:style-name="ce3" table:formula="of:=COM.MICROSOFT.CONCAT([.B70];&quot; x &quot;;[.C70];&quot; x &quot;;[.D70];&quot; x &quot;;[.E70])" office:value-type="string" office:string-value="250 x 100 x 25 x 3,75" calcext:value-type="string">
            <text:p>250 x 100 x 25 x 3,75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5" calcext:value-type="float">
            <text:p>25</text:p>
          </table:table-cell>
          <table:table-cell table:style-name="ce5" office:value-type="float" office:value="3.75" calcext:value-type="float">
            <text:p>3,75</text:p>
          </table:table-cell>
          <table:table-cell table:style-name="ce6"/>
          <table:table-cell table:style-name="ce7" table:formula="of:=[.C70]/[.B70]" office:value-type="float" office:value="0.4" calcext:value-type="float">
            <text:p>0,400</text:p>
          </table:table-cell>
          <table:table-cell table:style-name="ce8" table:formula="of:=[.B70]/[.E70]" office:value-type="float" office:value="66.6666666666667" calcext:value-type="float">
            <text:p>66,667</text:p>
          </table:table-cell>
          <table:table-cell table:style-name="ce9" table:formula="of:=IF(N(ISNA([.K70]));IF(MAX([.L70:.O70])=0;[.P70];MAX([.L70:.O70]));[.K70])" office:value-type="float" office:value="0.207032620614011" calcext:value-type="float">
            <text:p>0,207033</text:p>
          </table:table-cell>
          <table:table-cell table:style-name="ce10" table:formula="of:=[.D70]/[.B70]" office:value-type="float" office:value="0.1" calcext:value-type="float">
            <text:p>0,100</text:p>
          </table:table-cell>
          <table:table-cell table:style-name="ce12" table:formula="of:=INDEX([.$T$4:.$X$12];MATCH([.G70];[.$S$4:.$S$12];0);MATCH([.H70];[.$T$3:.$X$3];0))" office:value-type="string" office:string-value="" calcext:value-type="error">
            <text:p>#N/DISP</text:p>
          </table:table-cell>
          <table:table-cell table:style-name="ce11" table:formula="of:=IF([.H70]=250;0.05;IF([.H70]=200;0.06;0))" office:value-type="float" office:value="0" calcext:value-type="float">
            <text:p>0</text:p>
          </table:table-cell>
          <table:table-cell table:style-name="ce11" table:formula="of:=IF(AND([.H70]=125;[.G70]&gt;=0.4;[.G70]&lt;=0.6);0.1;IF(AND([.G70]&gt;=0.8;[.G70]&lt;=2);0.09;0))" office:value-type="float" office:value="0" calcext:value-type="float">
            <text:p>0</text:p>
          </table:table-cell>
          <table:table-cell table:style-name="ce11" table:formula="of:=IF(AND([.H70]=[.$W$3];[.G70]&gt;=[.$S$4];[.G70]&lt;=[.$S$6]);0.12;IF(AND([.G70]&gt;=[.$S$7];[.G70]&lt;=[.$S$8]);0.11;IF(AND([.G70]&gt;=[.$S$9];[.G70]&lt;=[.$S$12]);0.1;0)))" office:value-type="float" office:value="0" calcext:value-type="float">
            <text:p>0</text:p>
          </table:table-cell>
          <table:table-cell table:style-name="ce11" table:formula="of:=IF(AND([.H70]=[.$X$3];[.G70]&gt;=[.$S$4];[.G70]&lt;=[.$S$5]);0.25;IF(AND([.G70]&gt;=[.$S$6];[.G70]&lt;=[.$S$7]);0.22;IF(AND([.G70]&gt;=[.$S$8];[.G70]&lt;=[.$S$10]);0.2;IF(AND([.G70]&gt;=[.$S$11];[.G70]&lt;=[.$S$12]);0.19;0))))" office:value-type="float" office:value="0" calcext:value-type="float">
            <text:p>0</text:p>
          </table:table-cell>
          <table:table-cell table:style-name="ce14" table:formula="of:=-0.001887993421053*[.H70]-0.038404605263158*[.G70]+0.348260690789474" office:value-type="float" office:value="0.207032620614011" calcext:value-type="float">
            <text:p>0,207033</text:p>
          </table:table-cell>
          <table:table-cell table:style-name="ce62" table:formula="of:=IF([.I70]&gt;[.J70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  <table:table-cell table:number-columns-repeated="8"/>
          <table:table-cell table:style-name="ce75" office:value-type="float" office:value="0.207032620614011" calcext:value-type="float">
            <text:p>0,207033</text:p>
          </table:table-cell>
          <table:table-cell table:style-name="ce75" office:value-type="float" office:value="0.185761316872428" calcext:value-type="float">
            <text:p>0,185761</text:p>
          </table:table-cell>
          <table:table-cell table:style-name="ce78" table:formula="of:=[.Z70]-[.$I70]" office:value-type="float" office:value="0" calcext:value-type="float">
            <text:p>0,0000</text:p>
          </table:table-cell>
          <table:table-cell table:style-name="ce78" table:formula="of:=[.AA70]-[.$I70]" office:value-type="float" office:value="-0.0212713037415828" calcext:value-type="float">
            <text:p>-0,0213</text:p>
          </table:table-cell>
          <table:table-cell table:style-name="ce80" table:formula="of:=IF([.AA70]&gt;[.J70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</table:table-row>
        <table:table-row table:style-name="ro1">
          <table:table-cell table:style-name="ce3" table:formula="of:=COM.MICROSOFT.CONCAT([.B71];&quot; x &quot;;[.C71];&quot; x &quot;;[.D71];&quot; x &quot;;[.E71])" office:value-type="string" office:string-value="250 x 100 x 25 x 4,25" calcext:value-type="string">
            <text:p>250 x 100 x 25 x 4,25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5" calcext:value-type="float">
            <text:p>25</text:p>
          </table:table-cell>
          <table:table-cell table:style-name="ce5" office:value-type="float" office:value="4.25" calcext:value-type="float">
            <text:p>4,25</text:p>
          </table:table-cell>
          <table:table-cell table:style-name="ce6"/>
          <table:table-cell table:style-name="ce7" table:formula="of:=[.C71]/[.B71]" office:value-type="float" office:value="0.4" calcext:value-type="float">
            <text:p>0,400</text:p>
          </table:table-cell>
          <table:table-cell table:style-name="ce8" table:formula="of:=[.B71]/[.E71]" office:value-type="float" office:value="58.8235294117647" calcext:value-type="float">
            <text:p>58,824</text:p>
          </table:table-cell>
          <table:table-cell table:style-name="ce9" table:formula="of:=IF(N(ISNA([.K71]));IF(MAX([.L71:.O71])=0;[.P71];MAX([.L71:.O71]));[.K71])" office:value-type="float" office:value="0.221840412151681" calcext:value-type="float">
            <text:p>0,221840</text:p>
          </table:table-cell>
          <table:table-cell table:style-name="ce10" table:formula="of:=[.D71]/[.B71]" office:value-type="float" office:value="0.1" calcext:value-type="float">
            <text:p>0,100</text:p>
          </table:table-cell>
          <table:table-cell table:style-name="ce12" table:formula="of:=INDEX([.$T$4:.$X$12];MATCH([.G71];[.$S$4:.$S$12];0);MATCH([.H71];[.$T$3:.$X$3];0))" office:value-type="string" office:string-value="" calcext:value-type="error">
            <text:p>#N/DISP</text:p>
          </table:table-cell>
          <table:table-cell table:style-name="ce11" table:formula="of:=IF([.H71]=250;0.05;IF([.H71]=200;0.06;0))" office:value-type="float" office:value="0" calcext:value-type="float">
            <text:p>0</text:p>
          </table:table-cell>
          <table:table-cell table:style-name="ce11" table:formula="of:=IF(AND([.H71]=125;[.G71]&gt;=0.4;[.G71]&lt;=0.6);0.1;IF(AND([.G71]&gt;=0.8;[.G71]&lt;=2);0.09;0))" office:value-type="float" office:value="0" calcext:value-type="float">
            <text:p>0</text:p>
          </table:table-cell>
          <table:table-cell table:style-name="ce11" table:formula="of:=IF(AND([.H71]=[.$W$3];[.G71]&gt;=[.$S$4];[.G71]&lt;=[.$S$6]);0.12;IF(AND([.G71]&gt;=[.$S$7];[.G71]&lt;=[.$S$8]);0.11;IF(AND([.G71]&gt;=[.$S$9];[.G71]&lt;=[.$S$12]);0.1;0)))" office:value-type="float" office:value="0" calcext:value-type="float">
            <text:p>0</text:p>
          </table:table-cell>
          <table:table-cell table:style-name="ce11" table:formula="of:=IF(AND([.H71]=[.$X$3];[.G71]&gt;=[.$S$4];[.G71]&lt;=[.$S$5]);0.25;IF(AND([.G71]&gt;=[.$S$6];[.G71]&lt;=[.$S$7]);0.22;IF(AND([.G71]&gt;=[.$S$8];[.G71]&lt;=[.$S$10]);0.2;IF(AND([.G71]&gt;=[.$S$11];[.G71]&lt;=[.$S$12]);0.19;0))))" office:value-type="float" office:value="0" calcext:value-type="float">
            <text:p>0</text:p>
          </table:table-cell>
          <table:table-cell table:style-name="ce14" table:formula="of:=-0.001887993421053*[.H71]-0.038404605263158*[.G71]+0.348260690789474" office:value-type="float" office:value="0.221840412151681" calcext:value-type="float">
            <text:p>0,221840</text:p>
          </table:table-cell>
          <table:table-cell table:style-name="ce62" table:formula="of:=IF([.I71]&gt;[.J71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  <table:table-cell table:number-columns-repeated="8"/>
          <table:table-cell table:style-name="ce75" office:value-type="float" office:value="0.221840412151681" calcext:value-type="float">
            <text:p>0,221840</text:p>
          </table:table-cell>
          <table:table-cell table:style-name="ce75" office:value-type="float" office:value="0.212721351516385" calcext:value-type="float">
            <text:p>0,212721</text:p>
          </table:table-cell>
          <table:table-cell table:style-name="ce78" table:formula="of:=[.Z71]-[.$I71]" office:value-type="float" office:value="0" calcext:value-type="float">
            <text:p>0,0000</text:p>
          </table:table-cell>
          <table:table-cell table:style-name="ce78" table:formula="of:=[.AA71]-[.$I71]" office:value-type="float" office:value="-0.00911906063529625" calcext:value-type="float">
            <text:p>-0,0091</text:p>
          </table:table-cell>
          <table:table-cell table:style-name="ce80" table:formula="of:=IF([.AA71]&gt;[.J71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</table:table-row>
        <table:table-row table:style-name="ro1">
          <table:table-cell table:style-name="ce3" table:formula="of:=COM.MICROSOFT.CONCAT([.B72];&quot; x &quot;;[.C72];&quot; x &quot;;[.D72];&quot; x &quot;;[.E72])" office:value-type="string" office:string-value="250 x 100 x 25 x 4,75" calcext:value-type="string">
            <text:p>250 x 100 x 25 x 4,75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5" calcext:value-type="float">
            <text:p>25</text:p>
          </table:table-cell>
          <table:table-cell table:style-name="ce5" office:value-type="float" office:value="4.75" calcext:value-type="float">
            <text:p>4,75</text:p>
          </table:table-cell>
          <table:table-cell table:style-name="ce6"/>
          <table:table-cell table:style-name="ce7" table:formula="of:=[.C72]/[.B72]" office:value-type="float" office:value="0.4" calcext:value-type="float">
            <text:p>0,400</text:p>
          </table:table-cell>
          <table:table-cell table:style-name="ce8" table:formula="of:=[.B72]/[.E72]" office:value-type="float" office:value="52.6315789473684" calcext:value-type="float">
            <text:p>52,632</text:p>
          </table:table-cell>
          <table:table-cell table:style-name="ce9" table:formula="of:=IF(N(ISNA([.K72]));IF(MAX([.L72:.O72])=0;[.P72];MAX([.L72:.O72]));[.K72])" office:value-type="float" office:value="0.233530773891948" calcext:value-type="float">
            <text:p>0,233531</text:p>
          </table:table-cell>
          <table:table-cell table:style-name="ce10" table:formula="of:=[.D72]/[.B72]" office:value-type="float" office:value="0.1" calcext:value-type="float">
            <text:p>0,100</text:p>
          </table:table-cell>
          <table:table-cell table:style-name="ce12" table:formula="of:=INDEX([.$T$4:.$X$12];MATCH([.G72];[.$S$4:.$S$12];0);MATCH([.H72];[.$T$3:.$X$3];0))" office:value-type="string" office:string-value="" calcext:value-type="error">
            <text:p>#N/DISP</text:p>
          </table:table-cell>
          <table:table-cell table:style-name="ce11" table:formula="of:=IF([.H72]=250;0.05;IF([.H72]=200;0.06;0))" office:value-type="float" office:value="0" calcext:value-type="float">
            <text:p>0</text:p>
          </table:table-cell>
          <table:table-cell table:style-name="ce11" table:formula="of:=IF(AND([.H72]=125;[.G72]&gt;=0.4;[.G72]&lt;=0.6);0.1;IF(AND([.G72]&gt;=0.8;[.G72]&lt;=2);0.09;0))" office:value-type="float" office:value="0" calcext:value-type="float">
            <text:p>0</text:p>
          </table:table-cell>
          <table:table-cell table:style-name="ce11" table:formula="of:=IF(AND([.H72]=[.$W$3];[.G72]&gt;=[.$S$4];[.G72]&lt;=[.$S$6]);0.12;IF(AND([.G72]&gt;=[.$S$7];[.G72]&lt;=[.$S$8]);0.11;IF(AND([.G72]&gt;=[.$S$9];[.G72]&lt;=[.$S$12]);0.1;0)))" office:value-type="float" office:value="0" calcext:value-type="float">
            <text:p>0</text:p>
          </table:table-cell>
          <table:table-cell table:style-name="ce11" table:formula="of:=IF(AND([.H72]=[.$X$3];[.G72]&gt;=[.$S$4];[.G72]&lt;=[.$S$5]);0.25;IF(AND([.G72]&gt;=[.$S$6];[.G72]&lt;=[.$S$7]);0.22;IF(AND([.G72]&gt;=[.$S$8];[.G72]&lt;=[.$S$10]);0.2;IF(AND([.G72]&gt;=[.$S$11];[.G72]&lt;=[.$S$12]);0.19;0))))" office:value-type="float" office:value="0" calcext:value-type="float">
            <text:p>0</text:p>
          </table:table-cell>
          <table:table-cell table:style-name="ce14" table:formula="of:=-0.001887993421053*[.H72]-0.038404605263158*[.G72]+0.348260690789474" office:value-type="float" office:value="0.233530773891948" calcext:value-type="float">
            <text:p>0,233531</text:p>
          </table:table-cell>
          <table:table-cell table:style-name="ce62" table:formula="of:=IF([.I72]&gt;[.J72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  <table:table-cell table:number-columns-repeated="8"/>
          <table:table-cell table:style-name="ce75" office:value-type="float" office:value="0.233530773891948" calcext:value-type="float">
            <text:p>0,233531</text:p>
          </table:table-cell>
          <table:table-cell table:style-name="ce75" office:value-type="float" office:value="0.238058442505155" calcext:value-type="float">
            <text:p>0,238058</text:p>
          </table:table-cell>
          <table:table-cell table:style-name="ce78" table:formula="of:=[.Z72]-[.$I72]" office:value-type="float" office:value="0" calcext:value-type="float">
            <text:p>0,0000</text:p>
          </table:table-cell>
          <table:table-cell table:style-name="ce78" table:formula="of:=[.AA72]-[.$I72]" office:value-type="float" office:value="0.00452766861320736" calcext:value-type="float">
            <text:p>0,0045</text:p>
          </table:table-cell>
          <table:table-cell table:style-name="ce80" table:formula="of:=IF([.AA72]&gt;[.J72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</table:table-row>
        <table:table-row table:style-name="ro1">
          <table:table-cell table:style-name="ce3" table:formula="of:=COM.MICROSOFT.CONCAT([.B73];&quot; x &quot;;[.C73];&quot; x &quot;;[.D73];&quot; x &quot;;[.E73])" office:value-type="string" office:string-value="300 x 85 x 25 x 2" calcext:value-type="string">
            <text:p>300 x 85 x 25 x 2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25" calcext:value-type="float">
            <text:p>25</text:p>
          </table:table-cell>
          <table:table-cell table:style-name="ce5" office:value-type="float" office:value="2" calcext:value-type="float">
            <text:p>2,00</text:p>
          </table:table-cell>
          <table:table-cell table:style-name="ce6"/>
          <table:table-cell table:style-name="ce7" table:formula="of:=[.C73]/[.B73]" office:value-type="float" office:value="0.283333333333333" calcext:value-type="float">
            <text:p>0,283</text:p>
          </table:table-cell>
          <table:table-cell table:style-name="ce8" table:formula="of:=[.B73]/[.E73]" office:value-type="float" office:value="150" calcext:value-type="float">
            <text:p>150,000</text:p>
          </table:table-cell>
          <table:table-cell table:style-name="ce9" table:formula="of:=IF(N(ISNA([.K73]));IF(MAX([.L73:.O73])=0;[.P73];MAX([.L73:.O73]));[.K73])" office:value-type="float" office:value="0.0541803728069625" calcext:value-type="float">
            <text:p>0,054180</text:p>
          </table:table-cell>
          <table:table-cell table:style-name="ce10" table:formula="of:=[.D73]/[.B73]" office:value-type="float" office:value="0.0833333333333333" calcext:value-type="float">
            <text:p>0,083</text:p>
          </table:table-cell>
          <table:table-cell table:style-name="ce12" table:formula="of:=INDEX([.$T$4:.$X$12];MATCH([.G73];[.$S$4:.$S$12];0);MATCH([.H73];[.$T$3:.$X$3];0))" office:value-type="string" office:string-value="" calcext:value-type="error">
            <text:p>#N/DISP</text:p>
          </table:table-cell>
          <table:table-cell table:style-name="ce11" table:formula="of:=IF([.H73]=250;0.05;IF([.H73]=200;0.06;0))" office:value-type="float" office:value="0" calcext:value-type="float">
            <text:p>0</text:p>
          </table:table-cell>
          <table:table-cell table:style-name="ce11" table:formula="of:=IF(AND([.H73]=125;[.G73]&gt;=0.4;[.G73]&lt;=0.6);0.1;IF(AND([.G73]&gt;=0.8;[.G73]&lt;=2);0.09;0))" office:value-type="float" office:value="0" calcext:value-type="float">
            <text:p>0</text:p>
          </table:table-cell>
          <table:table-cell table:style-name="ce11" table:formula="of:=IF(AND([.H73]=[.$W$3];[.G73]&gt;=[.$S$4];[.G73]&lt;=[.$S$6]);0.12;IF(AND([.G73]&gt;=[.$S$7];[.G73]&lt;=[.$S$8]);0.11;IF(AND([.G73]&gt;=[.$S$9];[.G73]&lt;=[.$S$12]);0.1;0)))" office:value-type="float" office:value="0" calcext:value-type="float">
            <text:p>0</text:p>
          </table:table-cell>
          <table:table-cell table:style-name="ce11" table:formula="of:=IF(AND([.H73]=[.$X$3];[.G73]&gt;=[.$S$4];[.G73]&lt;=[.$S$5]);0.25;IF(AND([.G73]&gt;=[.$S$6];[.G73]&lt;=[.$S$7]);0.22;IF(AND([.G73]&gt;=[.$S$8];[.G73]&lt;=[.$S$10]);0.2;IF(AND([.G73]&gt;=[.$S$11];[.G73]&lt;=[.$S$12]);0.19;0))))" office:value-type="float" office:value="0" calcext:value-type="float">
            <text:p>0</text:p>
          </table:table-cell>
          <table:table-cell table:style-name="ce14" table:formula="of:=-0.001887993421053*[.H73]-0.038404605263158*[.G73]+0.348260690789474" office:value-type="float" office:value="0.0541803728069625" calcext:value-type="float">
            <text:p>0,054180</text:p>
          </table:table-cell>
          <table:table-cell table:style-name="ce62" table:formula="of:=IF([.I73]&gt;[.J73];&quot;DEVE-SE VERIFICAR A FLAMBAGEM DISTORCIONAL&quot;;&quot;DISPENSA-SE A ANÁLISE DA FLAMBAGEM DISTORCIONAL&quot;)" office:value-type="string" office:string-value="DISPENSA-SE A ANÁLISE DA FLAMBAGEM DISTORCIONAL" calcext:value-type="string">
            <text:p>DISPENSA-SE A ANÁLISE DA FLAMBAGEM DISTORCIONAL</text:p>
          </table:table-cell>
          <table:table-cell table:number-columns-repeated="8"/>
          <table:table-cell table:style-name="ce75" office:value-type="float" office:value="0.0541803728069626" calcext:value-type="float">
            <text:p>0,054180</text:p>
          </table:table-cell>
          <table:table-cell table:style-name="ce75" office:value-type="float" office:value="0.0846031746031746" calcext:value-type="float">
            <text:p>0,084603</text:p>
          </table:table-cell>
          <table:table-cell table:style-name="ce78" table:formula="of:=[.Z73]-[.$I73]" office:value-type="float" office:value="0" calcext:value-type="float">
            <text:p>0,0000</text:p>
          </table:table-cell>
          <table:table-cell table:style-name="ce78" table:formula="of:=[.AA73]-[.$I73]" office:value-type="float" office:value="0.0304228017962121" calcext:value-type="float">
            <text:p>0,0304</text:p>
          </table:table-cell>
          <table:table-cell table:style-name="ce80" table:formula="of:=IF([.AA73]&gt;[.J73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</table:table-row>
        <table:table-row table:style-name="ro1">
          <table:table-cell table:style-name="ce3" table:formula="of:=COM.MICROSOFT.CONCAT([.B74];&quot; x &quot;;[.C74];&quot; x &quot;;[.D74];&quot; x &quot;;[.E74])" office:value-type="string" office:string-value="300 x 85 x 25 x 2,25" calcext:value-type="string">
            <text:p>300 x 85 x 25 x 2,25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25" calcext:value-type="float">
            <text:p>25</text:p>
          </table:table-cell>
          <table:table-cell table:style-name="ce5" office:value-type="float" office:value="2.25" calcext:value-type="float">
            <text:p>2,25</text:p>
          </table:table-cell>
          <table:table-cell table:style-name="ce6"/>
          <table:table-cell table:style-name="ce7" table:formula="of:=[.C74]/[.B74]" office:value-type="float" office:value="0.283333333333333" calcext:value-type="float">
            <text:p>0,283</text:p>
          </table:table-cell>
          <table:table-cell table:style-name="ce8" table:formula="of:=[.B74]/[.E74]" office:value-type="float" office:value="133.333333333333" calcext:value-type="float">
            <text:p>133,333</text:p>
          </table:table-cell>
          <table:table-cell table:style-name="ce9" table:formula="of:=IF(N(ISNA([.K74]));IF(MAX([.L74:.O74])=0;[.P74];MAX([.L74:.O74]));[.K74])" office:value-type="float" office:value="0.0856469298245126" calcext:value-type="float">
            <text:p>0,085647</text:p>
          </table:table-cell>
          <table:table-cell table:style-name="ce10" table:formula="of:=[.D74]/[.B74]" office:value-type="float" office:value="0.0833333333333333" calcext:value-type="float">
            <text:p>0,083</text:p>
          </table:table-cell>
          <table:table-cell table:style-name="ce12" table:formula="of:=INDEX([.$T$4:.$X$12];MATCH([.G74];[.$S$4:.$S$12];0);MATCH([.H74];[.$T$3:.$X$3];0))" office:value-type="string" office:string-value="" calcext:value-type="error">
            <text:p>#N/DISP</text:p>
          </table:table-cell>
          <table:table-cell table:style-name="ce11" table:formula="of:=IF([.H74]=250;0.05;IF([.H74]=200;0.06;0))" office:value-type="float" office:value="0" calcext:value-type="float">
            <text:p>0</text:p>
          </table:table-cell>
          <table:table-cell table:style-name="ce11" table:formula="of:=IF(AND([.H74]=125;[.G74]&gt;=0.4;[.G74]&lt;=0.6);0.1;IF(AND([.G74]&gt;=0.8;[.G74]&lt;=2);0.09;0))" office:value-type="float" office:value="0" calcext:value-type="float">
            <text:p>0</text:p>
          </table:table-cell>
          <table:table-cell table:style-name="ce11" table:formula="of:=IF(AND([.H74]=[.$W$3];[.G74]&gt;=[.$S$4];[.G74]&lt;=[.$S$6]);0.12;IF(AND([.G74]&gt;=[.$S$7];[.G74]&lt;=[.$S$8]);0.11;IF(AND([.G74]&gt;=[.$S$9];[.G74]&lt;=[.$S$12]);0.1;0)))" office:value-type="float" office:value="0" calcext:value-type="float">
            <text:p>0</text:p>
          </table:table-cell>
          <table:table-cell table:style-name="ce11" table:formula="of:=IF(AND([.H74]=[.$X$3];[.G74]&gt;=[.$S$4];[.G74]&lt;=[.$S$5]);0.25;IF(AND([.G74]&gt;=[.$S$6];[.G74]&lt;=[.$S$7]);0.22;IF(AND([.G74]&gt;=[.$S$8];[.G74]&lt;=[.$S$10]);0.2;IF(AND([.G74]&gt;=[.$S$11];[.G74]&lt;=[.$S$12]);0.19;0))))" office:value-type="float" office:value="0" calcext:value-type="float">
            <text:p>0</text:p>
          </table:table-cell>
          <table:table-cell table:style-name="ce14" table:formula="of:=-0.001887993421053*[.H74]-0.038404605263158*[.G74]+0.348260690789474" office:value-type="float" office:value="0.0856469298245126" calcext:value-type="float">
            <text:p>0,085647</text:p>
          </table:table-cell>
          <table:table-cell table:style-name="ce62" table:formula="of:=IF([.I74]&gt;[.J74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  <table:table-cell table:number-columns-repeated="8"/>
          <table:table-cell table:style-name="ce75" office:value-type="float" office:value="0.0856469298245126" calcext:value-type="float">
            <text:p>0,085647</text:p>
          </table:table-cell>
          <table:table-cell table:style-name="ce75" office:value-type="float" office:value="0.0947325102880658" calcext:value-type="float">
            <text:p>0,094733</text:p>
          </table:table-cell>
          <table:table-cell table:style-name="ce78" table:formula="of:=[.Z74]-[.$I74]" office:value-type="float" office:value="0" calcext:value-type="float">
            <text:p>0,0000</text:p>
          </table:table-cell>
          <table:table-cell table:style-name="ce78" table:formula="of:=[.AA74]-[.$I74]" office:value-type="float" office:value="0.00908558046355329" calcext:value-type="float">
            <text:p>0,0091</text:p>
          </table:table-cell>
          <table:table-cell table:style-name="ce80" table:formula="of:=IF([.AA74]&gt;[.J74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</table:table-row>
        <table:table-row table:style-name="ro1">
          <table:table-cell table:style-name="ce3" table:formula="of:=COM.MICROSOFT.CONCAT([.B75];&quot; x &quot;;[.C75];&quot; x &quot;;[.D75];&quot; x &quot;;[.E75])" office:value-type="string" office:string-value="300 x 85 x 25 x 2,65" calcext:value-type="string">
            <text:p>300 x 85 x 25 x 2,65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25" calcext:value-type="float">
            <text:p>25</text:p>
          </table:table-cell>
          <table:table-cell table:style-name="ce5" office:value-type="float" office:value="2.65" calcext:value-type="float">
            <text:p>2,65</text:p>
          </table:table-cell>
          <table:table-cell table:style-name="ce6"/>
          <table:table-cell table:style-name="ce7" table:formula="of:=[.C75]/[.B75]" office:value-type="float" office:value="0.283333333333333" calcext:value-type="float">
            <text:p>0,283</text:p>
          </table:table-cell>
          <table:table-cell table:style-name="ce8" table:formula="of:=[.B75]/[.E75]" office:value-type="float" office:value="113.207547169811" calcext:value-type="float">
            <text:p>113,208</text:p>
          </table:table-cell>
          <table:table-cell table:style-name="ce9" table:formula="of:=IF(N(ISNA([.K75]));IF(MAX([.L75:.O75])=0;[.P75];MAX([.L75:.O75]));[.K75])" office:value-type="float" office:value="0.123644281694762" calcext:value-type="float">
            <text:p>0,123644</text:p>
          </table:table-cell>
          <table:table-cell table:style-name="ce10" table:formula="of:=[.D75]/[.B75]" office:value-type="float" office:value="0.0833333333333333" calcext:value-type="float">
            <text:p>0,083</text:p>
          </table:table-cell>
          <table:table-cell table:style-name="ce12" table:formula="of:=INDEX([.$T$4:.$X$12];MATCH([.G75];[.$S$4:.$S$12];0);MATCH([.H75];[.$T$3:.$X$3];0))" office:value-type="string" office:string-value="" calcext:value-type="error">
            <text:p>#N/DISP</text:p>
          </table:table-cell>
          <table:table-cell table:style-name="ce11" table:formula="of:=IF([.H75]=250;0.05;IF([.H75]=200;0.06;0))" office:value-type="float" office:value="0" calcext:value-type="float">
            <text:p>0</text:p>
          </table:table-cell>
          <table:table-cell table:style-name="ce11" table:formula="of:=IF(AND([.H75]=125;[.G75]&gt;=0.4;[.G75]&lt;=0.6);0.1;IF(AND([.G75]&gt;=0.8;[.G75]&lt;=2);0.09;0))" office:value-type="float" office:value="0" calcext:value-type="float">
            <text:p>0</text:p>
          </table:table-cell>
          <table:table-cell table:style-name="ce11" table:formula="of:=IF(AND([.H75]=[.$W$3];[.G75]&gt;=[.$S$4];[.G75]&lt;=[.$S$6]);0.12;IF(AND([.G75]&gt;=[.$S$7];[.G75]&lt;=[.$S$8]);0.11;IF(AND([.G75]&gt;=[.$S$9];[.G75]&lt;=[.$S$12]);0.1;0)))" office:value-type="float" office:value="0" calcext:value-type="float">
            <text:p>0</text:p>
          </table:table-cell>
          <table:table-cell table:style-name="ce11" table:formula="of:=IF(AND([.H75]=[.$X$3];[.G75]&gt;=[.$S$4];[.G75]&lt;=[.$S$5]);0.25;IF(AND([.G75]&gt;=[.$S$6];[.G75]&lt;=[.$S$7]);0.22;IF(AND([.G75]&gt;=[.$S$8];[.G75]&lt;=[.$S$10]);0.2;IF(AND([.G75]&gt;=[.$S$11];[.G75]&lt;=[.$S$12]);0.19;0))))" office:value-type="float" office:value="0" calcext:value-type="float">
            <text:p>0</text:p>
          </table:table-cell>
          <table:table-cell table:style-name="ce14" table:formula="of:=-0.001887993421053*[.H75]-0.038404605263158*[.G75]+0.348260690789474" office:value-type="float" office:value="0.123644281694762" calcext:value-type="float">
            <text:p>0,123644</text:p>
          </table:table-cell>
          <table:table-cell table:style-name="ce62" table:formula="of:=IF([.I75]&gt;[.J75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  <table:table-cell table:number-columns-repeated="8"/>
          <table:table-cell table:style-name="ce75" office:value-type="float" office:value="0.123644281694762" calcext:value-type="float">
            <text:p>0,123644</text:p>
          </table:table-cell>
          <table:table-cell table:style-name="ce75" office:value-type="float" office:value="0.107996160887474" calcext:value-type="float">
            <text:p>0,107996</text:p>
          </table:table-cell>
          <table:table-cell table:style-name="ce78" table:formula="of:=[.Z75]-[.$I75]" office:value-type="float" office:value="0" calcext:value-type="float">
            <text:p>0,0000</text:p>
          </table:table-cell>
          <table:table-cell table:style-name="ce78" table:formula="of:=[.AA75]-[.$I75]" office:value-type="float" office:value="-0.0156481208072877" calcext:value-type="float">
            <text:p>-0,0156</text:p>
          </table:table-cell>
          <table:table-cell table:style-name="ce80" table:formula="of:=IF([.AA75]&gt;[.J75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</table:table-row>
        <table:table-row table:style-name="ro1">
          <table:table-cell table:style-name="ce3" table:formula="of:=COM.MICROSOFT.CONCAT([.B76];&quot; x &quot;;[.C76];&quot; x &quot;;[.D76];&quot; x &quot;;[.E76])" office:value-type="string" office:string-value="300 x 85 x 25 x 3" calcext:value-type="string">
            <text:p>300 x 85 x 25 x 3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25" calcext:value-type="float">
            <text:p>25</text:p>
          </table:table-cell>
          <table:table-cell table:style-name="ce5" office:value-type="float" office:value="3" calcext:value-type="float">
            <text:p>3,00</text:p>
          </table:table-cell>
          <table:table-cell table:style-name="ce6"/>
          <table:table-cell table:style-name="ce7" table:formula="of:=[.C76]/[.B76]" office:value-type="float" office:value="0.283333333333333" calcext:value-type="float">
            <text:p>0,283</text:p>
          </table:table-cell>
          <table:table-cell table:style-name="ce8" table:formula="of:=[.B76]/[.E76]" office:value-type="float" office:value="100" calcext:value-type="float">
            <text:p>100,000</text:p>
          </table:table-cell>
          <table:table-cell table:style-name="ce9" table:formula="of:=IF(N(ISNA([.K76]));IF(MAX([.L76:.O76])=0;[.P76];MAX([.L76:.O76]));[.K76])" office:value-type="float" office:value="0.148580043859613" calcext:value-type="float">
            <text:p>0,148580</text:p>
          </table:table-cell>
          <table:table-cell table:style-name="ce10" table:formula="of:=[.D76]/[.B76]" office:value-type="float" office:value="0.0833333333333333" calcext:value-type="float">
            <text:p>0,083</text:p>
          </table:table-cell>
          <table:table-cell table:style-name="ce12" table:formula="of:=INDEX([.$T$4:.$X$12];MATCH([.G76];[.$S$4:.$S$12];0);MATCH([.H76];[.$T$3:.$X$3];0))" office:value-type="string" office:string-value="" calcext:value-type="error">
            <text:p>#N/DISP</text:p>
          </table:table-cell>
          <table:table-cell table:style-name="ce11" table:formula="of:=IF([.H76]=250;0.05;IF([.H76]=200;0.06;0))" office:value-type="float" office:value="0" calcext:value-type="float">
            <text:p>0</text:p>
          </table:table-cell>
          <table:table-cell table:style-name="ce11" table:formula="of:=IF(AND([.H76]=125;[.G76]&gt;=0.4;[.G76]&lt;=0.6);0.1;IF(AND([.G76]&gt;=0.8;[.G76]&lt;=2);0.09;0))" office:value-type="float" office:value="0" calcext:value-type="float">
            <text:p>0</text:p>
          </table:table-cell>
          <table:table-cell table:style-name="ce11" table:formula="of:=IF(AND([.H76]=[.$W$3];[.G76]&gt;=[.$S$4];[.G76]&lt;=[.$S$6]);0.12;IF(AND([.G76]&gt;=[.$S$7];[.G76]&lt;=[.$S$8]);0.11;IF(AND([.G76]&gt;=[.$S$9];[.G76]&lt;=[.$S$12]);0.1;0)))" office:value-type="float" office:value="0" calcext:value-type="float">
            <text:p>0</text:p>
          </table:table-cell>
          <table:table-cell table:style-name="ce11" table:formula="of:=IF(AND([.H76]=[.$X$3];[.G76]&gt;=[.$S$4];[.G76]&lt;=[.$S$5]);0.25;IF(AND([.G76]&gt;=[.$S$6];[.G76]&lt;=[.$S$7]);0.22;IF(AND([.G76]&gt;=[.$S$8];[.G76]&lt;=[.$S$10]);0.2;IF(AND([.G76]&gt;=[.$S$11];[.G76]&lt;=[.$S$12]);0.19;0))))" office:value-type="float" office:value="0" calcext:value-type="float">
            <text:p>0</text:p>
          </table:table-cell>
          <table:table-cell table:style-name="ce14" table:formula="of:=-0.001887993421053*[.H76]-0.038404605263158*[.G76]+0.348260690789474" office:value-type="float" office:value="0.148580043859613" calcext:value-type="float">
            <text:p>0,148580</text:p>
          </table:table-cell>
          <table:table-cell table:style-name="ce62" table:formula="of:=IF([.I76]&gt;[.J76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  <table:table-cell table:number-columns-repeated="8"/>
          <table:table-cell table:number-columns-repeated="2" table:style-name="ce75" office:value-type="float" office:value="0.12" calcext:value-type="float">
            <text:p>0,120000</text:p>
          </table:table-cell>
          <table:table-cell table:style-name="ce78" table:formula="of:=[.Z76]-[.$I76]" office:value-type="float" office:value="-0.0285800438596126" calcext:value-type="float">
            <text:p>-0,0286</text:p>
          </table:table-cell>
          <table:table-cell table:style-name="ce78" table:formula="of:=[.AA76]-[.$I76]" office:value-type="float" office:value="-0.0285800438596126" calcext:value-type="float">
            <text:p>-0,0286</text:p>
          </table:table-cell>
          <table:table-cell table:style-name="ce80" table:formula="of:=IF([.AA76]&gt;[.J76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</table:table-row>
        <table:table-row table:style-name="ro1">
          <table:table-cell table:style-name="ce3" table:formula="of:=COM.MICROSOFT.CONCAT([.B77];&quot; x &quot;;[.C77];&quot; x &quot;;[.D77];&quot; x &quot;;[.E77])" office:value-type="string" office:string-value="300 x 85 x 25 x 3,35" calcext:value-type="string">
            <text:p>300 x 85 x 25 x 3,35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25" calcext:value-type="float">
            <text:p>25</text:p>
          </table:table-cell>
          <table:table-cell table:style-name="ce5" office:value-type="float" office:value="3.35" calcext:value-type="float">
            <text:p>3,35</text:p>
          </table:table-cell>
          <table:table-cell table:style-name="ce6"/>
          <table:table-cell table:style-name="ce7" table:formula="of:=[.C77]/[.B77]" office:value-type="float" office:value="0.283333333333333" calcext:value-type="float">
            <text:p>0,283</text:p>
          </table:table-cell>
          <table:table-cell table:style-name="ce8" table:formula="of:=[.B77]/[.E77]" office:value-type="float" office:value="89.5522388059701" calcext:value-type="float">
            <text:p>89,552</text:p>
          </table:table-cell>
          <table:table-cell table:style-name="ce9" table:formula="of:=IF(N(ISNA([.K77]));IF(MAX([.L77:.O77])=0;[.P77];MAX([.L77:.O77]));[.K77])" office:value-type="float" office:value="0.168305348258674" calcext:value-type="float">
            <text:p>0,168305</text:p>
          </table:table-cell>
          <table:table-cell table:style-name="ce10" table:formula="of:=[.D77]/[.B77]" office:value-type="float" office:value="0.0833333333333333" calcext:value-type="float">
            <text:p>0,083</text:p>
          </table:table-cell>
          <table:table-cell table:style-name="ce12" table:formula="of:=INDEX([.$T$4:.$X$12];MATCH([.G77];[.$S$4:.$S$12];0);MATCH([.H77];[.$T$3:.$X$3];0))" office:value-type="string" office:string-value="" calcext:value-type="error">
            <text:p>#N/DISP</text:p>
          </table:table-cell>
          <table:table-cell table:style-name="ce11" table:formula="of:=IF([.H77]=250;0.05;IF([.H77]=200;0.06;0))" office:value-type="float" office:value="0" calcext:value-type="float">
            <text:p>0</text:p>
          </table:table-cell>
          <table:table-cell table:style-name="ce11" table:formula="of:=IF(AND([.H77]=125;[.G77]&gt;=0.4;[.G77]&lt;=0.6);0.1;IF(AND([.G77]&gt;=0.8;[.G77]&lt;=2);0.09;0))" office:value-type="float" office:value="0" calcext:value-type="float">
            <text:p>0</text:p>
          </table:table-cell>
          <table:table-cell table:style-name="ce11" table:formula="of:=IF(AND([.H77]=[.$W$3];[.G77]&gt;=[.$S$4];[.G77]&lt;=[.$S$6]);0.12;IF(AND([.G77]&gt;=[.$S$7];[.G77]&lt;=[.$S$8]);0.11;IF(AND([.G77]&gt;=[.$S$9];[.G77]&lt;=[.$S$12]);0.1;0)))" office:value-type="float" office:value="0" calcext:value-type="float">
            <text:p>0</text:p>
          </table:table-cell>
          <table:table-cell table:style-name="ce11" table:formula="of:=IF(AND([.H77]=[.$X$3];[.G77]&gt;=[.$S$4];[.G77]&lt;=[.$S$5]);0.25;IF(AND([.G77]&gt;=[.$S$6];[.G77]&lt;=[.$S$7]);0.22;IF(AND([.G77]&gt;=[.$S$8];[.G77]&lt;=[.$S$10]);0.2;IF(AND([.G77]&gt;=[.$S$11];[.G77]&lt;=[.$S$12]);0.19;0))))" office:value-type="float" office:value="0" calcext:value-type="float">
            <text:p>0</text:p>
          </table:table-cell>
          <table:table-cell table:style-name="ce14" table:formula="of:=-0.001887993421053*[.H77]-0.038404605263158*[.G77]+0.348260690789474" office:value-type="float" office:value="0.168305348258674" calcext:value-type="float">
            <text:p>0,168305</text:p>
          </table:table-cell>
          <table:table-cell table:style-name="ce62" table:formula="of:=IF([.I77]&gt;[.J77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  <table:table-cell table:number-columns-repeated="8"/>
          <table:table-cell table:style-name="ce75" office:value-type="float" office:value="0.168305348258674" calcext:value-type="float">
            <text:p>0,168305</text:p>
          </table:table-cell>
          <table:table-cell table:style-name="ce75" office:value-type="float" office:value="0.133824048244705" calcext:value-type="float">
            <text:p>0,133824</text:p>
          </table:table-cell>
          <table:table-cell table:style-name="ce78" table:formula="of:=[.Z77]-[.$I77]" office:value-type="float" office:value="0" calcext:value-type="float">
            <text:p>0,0000</text:p>
          </table:table-cell>
          <table:table-cell table:style-name="ce78" table:formula="of:=[.AA77]-[.$I77]" office:value-type="float" office:value="-0.0344813000139687" calcext:value-type="float">
            <text:p>-0,0345</text:p>
          </table:table-cell>
          <table:table-cell table:style-name="ce80" table:formula="of:=IF([.AA77]&gt;[.J77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</table:table-row>
        <table:table-row table:style-name="ro1">
          <table:table-cell table:style-name="ce3" table:formula="of:=COM.MICROSOFT.CONCAT([.B78];&quot; x &quot;;[.C78];&quot; x &quot;;[.D78];&quot; x &quot;;[.E78])" office:value-type="string" office:string-value="300 x 85 x 25 x 3,75" calcext:value-type="string">
            <text:p>300 x 85 x 25 x 3,75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25" calcext:value-type="float">
            <text:p>25</text:p>
          </table:table-cell>
          <table:table-cell table:style-name="ce5" office:value-type="float" office:value="3.75" calcext:value-type="float">
            <text:p>3,75</text:p>
          </table:table-cell>
          <table:table-cell table:style-name="ce6"/>
          <table:table-cell table:style-name="ce7" table:formula="of:=[.C78]/[.B78]" office:value-type="float" office:value="0.283333333333333" calcext:value-type="float">
            <text:p>0,283</text:p>
          </table:table-cell>
          <table:table-cell table:style-name="ce8" table:formula="of:=[.B78]/[.E78]" office:value-type="float" office:value="80" calcext:value-type="float">
            <text:p>80,000</text:p>
          </table:table-cell>
          <table:table-cell table:style-name="ce9" table:formula="of:=IF(N(ISNA([.K78]));IF(MAX([.L78:.O78])=0;[.P78];MAX([.L78:.O78]));[.K78])" office:value-type="float" office:value="0.186339912280673" calcext:value-type="float">
            <text:p>0,186340</text:p>
          </table:table-cell>
          <table:table-cell table:style-name="ce10" table:formula="of:=[.D78]/[.B78]" office:value-type="float" office:value="0.0833333333333333" calcext:value-type="float">
            <text:p>0,083</text:p>
          </table:table-cell>
          <table:table-cell table:style-name="ce12" table:formula="of:=INDEX([.$T$4:.$X$12];MATCH([.G78];[.$S$4:.$S$12];0);MATCH([.H78];[.$T$3:.$X$3];0))" office:value-type="string" office:string-value="" calcext:value-type="error">
            <text:p>#N/DISP</text:p>
          </table:table-cell>
          <table:table-cell table:style-name="ce11" table:formula="of:=IF([.H78]=250;0.05;IF([.H78]=200;0.06;0))" office:value-type="float" office:value="0" calcext:value-type="float">
            <text:p>0</text:p>
          </table:table-cell>
          <table:table-cell table:style-name="ce11" table:formula="of:=IF(AND([.H78]=125;[.G78]&gt;=0.4;[.G78]&lt;=0.6);0.1;IF(AND([.G78]&gt;=0.8;[.G78]&lt;=2);0.09;0))" office:value-type="float" office:value="0" calcext:value-type="float">
            <text:p>0</text:p>
          </table:table-cell>
          <table:table-cell table:style-name="ce11" table:formula="of:=IF(AND([.H78]=[.$W$3];[.G78]&gt;=[.$S$4];[.G78]&lt;=[.$S$6]);0.12;IF(AND([.G78]&gt;=[.$S$7];[.G78]&lt;=[.$S$8]);0.11;IF(AND([.G78]&gt;=[.$S$9];[.G78]&lt;=[.$S$12]);0.1;0)))" office:value-type="float" office:value="0" calcext:value-type="float">
            <text:p>0</text:p>
          </table:table-cell>
          <table:table-cell table:style-name="ce11" table:formula="of:=IF(AND([.H78]=[.$X$3];[.G78]&gt;=[.$S$4];[.G78]&lt;=[.$S$5]);0.25;IF(AND([.G78]&gt;=[.$S$6];[.G78]&lt;=[.$S$7]);0.22;IF(AND([.G78]&gt;=[.$S$8];[.G78]&lt;=[.$S$10]);0.2;IF(AND([.G78]&gt;=[.$S$11];[.G78]&lt;=[.$S$12]);0.19;0))))" office:value-type="float" office:value="0" calcext:value-type="float">
            <text:p>0</text:p>
          </table:table-cell>
          <table:table-cell table:style-name="ce14" table:formula="of:=-0.001887993421053*[.H78]-0.038404605263158*[.G78]+0.348260690789474" office:value-type="float" office:value="0.186339912280673" calcext:value-type="float">
            <text:p>0,186340</text:p>
          </table:table-cell>
          <table:table-cell table:style-name="ce62" table:formula="of:=IF([.I78]&gt;[.J78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  <table:table-cell table:number-columns-repeated="8"/>
          <table:table-cell table:style-name="ce75" office:value-type="float" office:value="0.186339912280673" calcext:value-type="float">
            <text:p>0,186340</text:p>
          </table:table-cell>
          <table:table-cell table:style-name="ce75" office:value-type="float" office:value="0.151291428571429" calcext:value-type="float">
            <text:p>0,151291</text:p>
          </table:table-cell>
          <table:table-cell table:style-name="ce78" table:formula="of:=[.Z78]-[.$I78]" office:value-type="float" office:value="0" calcext:value-type="float">
            <text:p>0,0000</text:p>
          </table:table-cell>
          <table:table-cell table:style-name="ce78" table:formula="of:=[.AA78]-[.$I78]" office:value-type="float" office:value="-0.035048483709244" calcext:value-type="float">
            <text:p>-0,0350</text:p>
          </table:table-cell>
          <table:table-cell table:style-name="ce80" table:formula="of:=IF([.AA78]&gt;[.J78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</table:table-row>
        <table:table-row table:style-name="ro1">
          <table:table-cell table:style-name="ce3" table:formula="of:=COM.MICROSOFT.CONCAT([.B79];&quot; x &quot;;[.C79];&quot; x &quot;;[.D79];&quot; x &quot;;[.E79])" office:value-type="string" office:string-value="300 x 85 x 25 x 4,25" calcext:value-type="string">
            <text:p>300 x 85 x 25 x 4,25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25" calcext:value-type="float">
            <text:p>25</text:p>
          </table:table-cell>
          <table:table-cell table:style-name="ce5" office:value-type="float" office:value="4.25" calcext:value-type="float">
            <text:p>4,25</text:p>
          </table:table-cell>
          <table:table-cell table:style-name="ce6"/>
          <table:table-cell table:style-name="ce7" table:formula="of:=[.C79]/[.B79]" office:value-type="float" office:value="0.283333333333333" calcext:value-type="float">
            <text:p>0,283</text:p>
          </table:table-cell>
          <table:table-cell table:style-name="ce8" table:formula="of:=[.B79]/[.E79]" office:value-type="float" office:value="70.5882352941177" calcext:value-type="float">
            <text:p>70,588</text:p>
          </table:table-cell>
          <table:table-cell table:style-name="ce9" table:formula="of:=IF(N(ISNA([.K79]));IF(MAX([.L79:.O79])=0;[.P79];MAX([.L79:.O79]));[.K79])" office:value-type="float" office:value="0.204109262125877" calcext:value-type="float">
            <text:p>0,204109</text:p>
          </table:table-cell>
          <table:table-cell table:style-name="ce10" table:formula="of:=[.D79]/[.B79]" office:value-type="float" office:value="0.0833333333333333" calcext:value-type="float">
            <text:p>0,083</text:p>
          </table:table-cell>
          <table:table-cell table:style-name="ce12" table:formula="of:=INDEX([.$T$4:.$X$12];MATCH([.G79];[.$S$4:.$S$12];0);MATCH([.H79];[.$T$3:.$X$3];0))" office:value-type="string" office:string-value="" calcext:value-type="error">
            <text:p>#N/DISP</text:p>
          </table:table-cell>
          <table:table-cell table:style-name="ce11" table:formula="of:=IF([.H79]=250;0.05;IF([.H79]=200;0.06;0))" office:value-type="float" office:value="0" calcext:value-type="float">
            <text:p>0</text:p>
          </table:table-cell>
          <table:table-cell table:style-name="ce11" table:formula="of:=IF(AND([.H79]=125;[.G79]&gt;=0.4;[.G79]&lt;=0.6);0.1;IF(AND([.G79]&gt;=0.8;[.G79]&lt;=2);0.09;0))" office:value-type="float" office:value="0" calcext:value-type="float">
            <text:p>0</text:p>
          </table:table-cell>
          <table:table-cell table:style-name="ce11" table:formula="of:=IF(AND([.H79]=[.$W$3];[.G79]&gt;=[.$S$4];[.G79]&lt;=[.$S$6]);0.12;IF(AND([.G79]&gt;=[.$S$7];[.G79]&lt;=[.$S$8]);0.11;IF(AND([.G79]&gt;=[.$S$9];[.G79]&lt;=[.$S$12]);0.1;0)))" office:value-type="float" office:value="0" calcext:value-type="float">
            <text:p>0</text:p>
          </table:table-cell>
          <table:table-cell table:style-name="ce11" table:formula="of:=IF(AND([.H79]=[.$X$3];[.G79]&gt;=[.$S$4];[.G79]&lt;=[.$S$5]);0.25;IF(AND([.G79]&gt;=[.$S$6];[.G79]&lt;=[.$S$7]);0.22;IF(AND([.G79]&gt;=[.$S$8];[.G79]&lt;=[.$S$10]);0.2;IF(AND([.G79]&gt;=[.$S$11];[.G79]&lt;=[.$S$12]);0.19;0))))" office:value-type="float" office:value="0" calcext:value-type="float">
            <text:p>0</text:p>
          </table:table-cell>
          <table:table-cell table:style-name="ce14" table:formula="of:=-0.001887993421053*[.H79]-0.038404605263158*[.G79]+0.348260690789474" office:value-type="float" office:value="0.204109262125877" calcext:value-type="float">
            <text:p>0,204109</text:p>
          </table:table-cell>
          <table:table-cell table:style-name="ce62" table:formula="of:=IF([.I79]&gt;[.J79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  <table:table-cell table:number-columns-repeated="8"/>
          <table:table-cell table:style-name="ce75" office:value-type="float" office:value="0.204109262125877" calcext:value-type="float">
            <text:p>0,204109</text:p>
          </table:table-cell>
          <table:table-cell table:style-name="ce75" office:value-type="float" office:value="0.17423931971866" calcext:value-type="float">
            <text:p>0,174239</text:p>
          </table:table-cell>
          <table:table-cell table:style-name="ce78" table:formula="of:=[.Z79]-[.$I79]" office:value-type="float" office:value="0" calcext:value-type="float">
            <text:p>0,0000</text:p>
          </table:table-cell>
          <table:table-cell table:style-name="ce78" table:formula="of:=[.AA79]-[.$I79]" office:value-type="float" office:value="-0.029869942407217" calcext:value-type="float">
            <text:p>-0,0299</text:p>
          </table:table-cell>
          <table:table-cell table:style-name="ce80" table:formula="of:=IF([.AA79]&gt;[.J79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</table:table-row>
        <table:table-row table:style-name="ro1">
          <table:table-cell table:style-name="ce3" table:formula="of:=COM.MICROSOFT.CONCAT([.B80];&quot; x &quot;;[.C80];&quot; x &quot;;[.D80];&quot; x &quot;;[.E80])" office:value-type="string" office:string-value="300 x 85 x 25 x 4,75" calcext:value-type="string">
            <text:p>300 x 85 x 25 x 4,75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25" calcext:value-type="float">
            <text:p>25</text:p>
          </table:table-cell>
          <table:table-cell table:style-name="ce5" office:value-type="float" office:value="4.75" calcext:value-type="float">
            <text:p>4,75</text:p>
          </table:table-cell>
          <table:table-cell table:style-name="ce6"/>
          <table:table-cell table:style-name="ce7" table:formula="of:=[.C80]/[.B80]" office:value-type="float" office:value="0.283333333333333" calcext:value-type="float">
            <text:p>0,283</text:p>
          </table:table-cell>
          <table:table-cell table:style-name="ce8" table:formula="of:=[.B80]/[.E80]" office:value-type="float" office:value="63.1578947368421" calcext:value-type="float">
            <text:p>63,158</text:p>
          </table:table-cell>
          <table:table-cell table:style-name="ce9" table:formula="of:=IF(N(ISNA([.K80]));IF(MAX([.L80:.O80])=0;[.P80];MAX([.L80:.O80]));[.K80])" office:value-type="float" office:value="0.218137696214197" calcext:value-type="float">
            <text:p>0,218138</text:p>
          </table:table-cell>
          <table:table-cell table:style-name="ce10" table:formula="of:=[.D80]/[.B80]" office:value-type="float" office:value="0.0833333333333333" calcext:value-type="float">
            <text:p>0,083</text:p>
          </table:table-cell>
          <table:table-cell table:style-name="ce12" table:formula="of:=INDEX([.$T$4:.$X$12];MATCH([.G80];[.$S$4:.$S$12];0);MATCH([.H80];[.$T$3:.$X$3];0))" office:value-type="string" office:string-value="" calcext:value-type="error">
            <text:p>#N/DISP</text:p>
          </table:table-cell>
          <table:table-cell table:style-name="ce11" table:formula="of:=IF([.H80]=250;0.05;IF([.H80]=200;0.06;0))" office:value-type="float" office:value="0" calcext:value-type="float">
            <text:p>0</text:p>
          </table:table-cell>
          <table:table-cell table:style-name="ce11" table:formula="of:=IF(AND([.H80]=125;[.G80]&gt;=0.4;[.G80]&lt;=0.6);0.1;IF(AND([.G80]&gt;=0.8;[.G80]&lt;=2);0.09;0))" office:value-type="float" office:value="0" calcext:value-type="float">
            <text:p>0</text:p>
          </table:table-cell>
          <table:table-cell table:style-name="ce11" table:formula="of:=IF(AND([.H80]=[.$W$3];[.G80]&gt;=[.$S$4];[.G80]&lt;=[.$S$6]);0.12;IF(AND([.G80]&gt;=[.$S$7];[.G80]&lt;=[.$S$8]);0.11;IF(AND([.G80]&gt;=[.$S$9];[.G80]&lt;=[.$S$12]);0.1;0)))" office:value-type="float" office:value="0" calcext:value-type="float">
            <text:p>0</text:p>
          </table:table-cell>
          <table:table-cell table:style-name="ce11" table:formula="of:=IF(AND([.H80]=[.$X$3];[.G80]&gt;=[.$S$4];[.G80]&lt;=[.$S$5]);0.25;IF(AND([.G80]&gt;=[.$S$6];[.G80]&lt;=[.$S$7]);0.22;IF(AND([.G80]&gt;=[.$S$8];[.G80]&lt;=[.$S$10]);0.2;IF(AND([.G80]&gt;=[.$S$11];[.G80]&lt;=[.$S$12]);0.19;0))))" office:value-type="float" office:value="0" calcext:value-type="float">
            <text:p>0</text:p>
          </table:table-cell>
          <table:table-cell table:style-name="ce14" table:formula="of:=-0.001887993421053*[.H80]-0.038404605263158*[.G80]+0.348260690789474" office:value-type="float" office:value="0.218137696214197" calcext:value-type="float">
            <text:p>0,218138</text:p>
          </table:table-cell>
          <table:table-cell table:style-name="ce62" table:formula="of:=IF([.I80]&gt;[.J80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  <table:table-cell table:number-columns-repeated="8"/>
          <table:table-cell table:style-name="ce75" office:value-type="float" office:value="0.218137696214197" calcext:value-type="float">
            <text:p>0,218138</text:p>
          </table:table-cell>
          <table:table-cell table:style-name="ce75" office:value-type="float" office:value="0.197150540247202" calcext:value-type="float">
            <text:p>0,197151</text:p>
          </table:table-cell>
          <table:table-cell table:style-name="ce78" table:formula="of:=[.Z80]-[.$I80]" office:value-type="float" office:value="0" calcext:value-type="float">
            <text:p>0,0000</text:p>
          </table:table-cell>
          <table:table-cell table:style-name="ce78" table:formula="of:=[.AA80]-[.$I80]" office:value-type="float" office:value="-0.0209871559669952" calcext:value-type="float">
            <text:p>-0,0210</text:p>
          </table:table-cell>
          <table:table-cell table:style-name="ce80" table:formula="of:=IF([.AA80]&gt;[.J80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</table:table-row>
        <table:table-row table:style-name="ro1">
          <table:table-cell table:style-name="ce3" table:formula="of:=COM.MICROSOFT.CONCAT([.B81];&quot; x &quot;;[.C81];&quot; x &quot;;[.D81];&quot; x &quot;;[.E81])" office:value-type="string" office:string-value="300 x 85 x 25 x 6,3" calcext:value-type="string">
            <text:p>300 x 85 x 25 x 6,3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25" calcext:value-type="float">
            <text:p>25</text:p>
          </table:table-cell>
          <table:table-cell table:style-name="ce5" office:value-type="float" office:value="6.3" calcext:value-type="float">
            <text:p>6,30</text:p>
          </table:table-cell>
          <table:table-cell table:style-name="ce6"/>
          <table:table-cell table:style-name="ce7" table:formula="of:=[.C81]/[.B81]" office:value-type="float" office:value="0.283333333333333" calcext:value-type="float">
            <text:p>0,283</text:p>
          </table:table-cell>
          <table:table-cell table:style-name="ce8" table:formula="of:=[.B81]/[.E81]" office:value-type="float" office:value="47.6190476190476" calcext:value-type="float">
            <text:p>47,619</text:p>
          </table:table-cell>
          <table:table-cell table:style-name="ce9" table:formula="of:=IF(N(ISNA([.K81]));IF(MAX([.L81:.O81])=0;[.P81];MAX([.L81:.O81]));[.K81])" office:value-type="float" office:value="0.247474937343341" calcext:value-type="float">
            <text:p>0,247475</text:p>
          </table:table-cell>
          <table:table-cell table:style-name="ce10" table:formula="of:=[.D81]/[.B81]" office:value-type="float" office:value="0.0833333333333333" calcext:value-type="float">
            <text:p>0,083</text:p>
          </table:table-cell>
          <table:table-cell table:style-name="ce12" table:formula="of:=INDEX([.$T$4:.$X$12];MATCH([.G81];[.$S$4:.$S$12];0);MATCH([.H81];[.$T$3:.$X$3];0))" office:value-type="string" office:string-value="" calcext:value-type="error">
            <text:p>#N/DISP</text:p>
          </table:table-cell>
          <table:table-cell table:style-name="ce11" table:formula="of:=IF([.H81]=250;0.05;IF([.H81]=200;0.06;0))" office:value-type="float" office:value="0" calcext:value-type="float">
            <text:p>0</text:p>
          </table:table-cell>
          <table:table-cell table:style-name="ce11" table:formula="of:=IF(AND([.H81]=125;[.G81]&gt;=0.4;[.G81]&lt;=0.6);0.1;IF(AND([.G81]&gt;=0.8;[.G81]&lt;=2);0.09;0))" office:value-type="float" office:value="0" calcext:value-type="float">
            <text:p>0</text:p>
          </table:table-cell>
          <table:table-cell table:style-name="ce11" table:formula="of:=IF(AND([.H81]=[.$W$3];[.G81]&gt;=[.$S$4];[.G81]&lt;=[.$S$6]);0.12;IF(AND([.G81]&gt;=[.$S$7];[.G81]&lt;=[.$S$8]);0.11;IF(AND([.G81]&gt;=[.$S$9];[.G81]&lt;=[.$S$12]);0.1;0)))" office:value-type="float" office:value="0" calcext:value-type="float">
            <text:p>0</text:p>
          </table:table-cell>
          <table:table-cell table:style-name="ce11" table:formula="of:=IF(AND([.H81]=[.$X$3];[.G81]&gt;=[.$S$4];[.G81]&lt;=[.$S$5]);0.25;IF(AND([.G81]&gt;=[.$S$6];[.G81]&lt;=[.$S$7]);0.22;IF(AND([.G81]&gt;=[.$S$8];[.G81]&lt;=[.$S$10]);0.2;IF(AND([.G81]&gt;=[.$S$11];[.G81]&lt;=[.$S$12]);0.19;0))))" office:value-type="float" office:value="0" calcext:value-type="float">
            <text:p>0</text:p>
          </table:table-cell>
          <table:table-cell table:style-name="ce14" table:formula="of:=-0.001887993421053*[.H81]-0.038404605263158*[.G81]+0.348260690789474" office:value-type="float" office:value="0.247474937343341" calcext:value-type="float">
            <text:p>0,247475</text:p>
          </table:table-cell>
          <table:table-cell table:style-name="ce62" table:formula="of:=IF([.I81]&gt;[.J81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  <table:table-cell table:number-columns-repeated="8"/>
          <table:table-cell table:number-columns-repeated="2" table:style-name="ce75" office:value-type="float" office:value="0.25" calcext:value-type="float">
            <text:p>0,250000</text:p>
          </table:table-cell>
          <table:table-cell table:style-name="ce78" table:formula="of:=[.Z81]-[.$I81]" office:value-type="float" office:value="0.00252506265665883" calcext:value-type="float">
            <text:p>0,0025</text:p>
          </table:table-cell>
          <table:table-cell table:style-name="ce78" table:formula="of:=[.AA81]-[.$I81]" office:value-type="float" office:value="0.00252506265665883" calcext:value-type="float">
            <text:p>0,0025</text:p>
          </table:table-cell>
          <table:table-cell table:style-name="ce80" table:formula="of:=IF([.AA81]&gt;[.J81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</table:table-row>
        <table:table-row table:style-name="ro1">
          <table:table-cell table:style-name="ce3" table:formula="of:=COM.MICROSOFT.CONCAT([.B82];&quot; x &quot;;[.C82];&quot; x &quot;;[.D82];&quot; x &quot;;[.E82])" office:value-type="string" office:string-value="300 x 100 x 25 x 2,65" calcext:value-type="string">
            <text:p>300 x 100 x 25 x 2,65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5" calcext:value-type="float">
            <text:p>25</text:p>
          </table:table-cell>
          <table:table-cell table:style-name="ce5" office:value-type="float" office:value="2.65" calcext:value-type="float">
            <text:p>2,65</text:p>
          </table:table-cell>
          <table:table-cell table:style-name="ce6"/>
          <table:table-cell table:style-name="ce7" table:formula="of:=[.C82]/[.B82]" office:value-type="float" office:value="0.333333333333333" calcext:value-type="float">
            <text:p>0,333</text:p>
          </table:table-cell>
          <table:table-cell table:style-name="ce8" table:formula="of:=[.B82]/[.E82]" office:value-type="float" office:value="113.207547169811" calcext:value-type="float">
            <text:p>113,208</text:p>
          </table:table-cell>
          <table:table-cell table:style-name="ce9" table:formula="of:=IF(N(ISNA([.K82]));IF(MAX([.L82:.O82])=0;[.P82];MAX([.L82:.O82]));[.K82])" office:value-type="float" office:value="0.121724051431604" calcext:value-type="float">
            <text:p>0,121724</text:p>
          </table:table-cell>
          <table:table-cell table:style-name="ce10" table:formula="of:=[.D82]/[.B82]" office:value-type="float" office:value="0.0833333333333333" calcext:value-type="float">
            <text:p>0,083</text:p>
          </table:table-cell>
          <table:table-cell table:style-name="ce12" table:formula="of:=INDEX([.$T$4:.$X$12];MATCH([.G82];[.$S$4:.$S$12];0);MATCH([.H82];[.$T$3:.$X$3];0))" office:value-type="string" office:string-value="" calcext:value-type="error">
            <text:p>#N/DISP</text:p>
          </table:table-cell>
          <table:table-cell table:style-name="ce11" table:formula="of:=IF([.H82]=250;0.05;IF([.H82]=200;0.06;0))" office:value-type="float" office:value="0" calcext:value-type="float">
            <text:p>0</text:p>
          </table:table-cell>
          <table:table-cell table:style-name="ce11" table:formula="of:=IF(AND([.H82]=125;[.G82]&gt;=0.4;[.G82]&lt;=0.6);0.1;IF(AND([.G82]&gt;=0.8;[.G82]&lt;=2);0.09;0))" office:value-type="float" office:value="0" calcext:value-type="float">
            <text:p>0</text:p>
          </table:table-cell>
          <table:table-cell table:style-name="ce11" table:formula="of:=IF(AND([.H82]=[.$W$3];[.G82]&gt;=[.$S$4];[.G82]&lt;=[.$S$6]);0.12;IF(AND([.G82]&gt;=[.$S$7];[.G82]&lt;=[.$S$8]);0.11;IF(AND([.G82]&gt;=[.$S$9];[.G82]&lt;=[.$S$12]);0.1;0)))" office:value-type="float" office:value="0" calcext:value-type="float">
            <text:p>0</text:p>
          </table:table-cell>
          <table:table-cell table:style-name="ce11" table:formula="of:=IF(AND([.H82]=[.$X$3];[.G82]&gt;=[.$S$4];[.G82]&lt;=[.$S$5]);0.25;IF(AND([.G82]&gt;=[.$S$6];[.G82]&lt;=[.$S$7]);0.22;IF(AND([.G82]&gt;=[.$S$8];[.G82]&lt;=[.$S$10]);0.2;IF(AND([.G82]&gt;=[.$S$11];[.G82]&lt;=[.$S$12]);0.19;0))))" office:value-type="float" office:value="0" calcext:value-type="float">
            <text:p>0</text:p>
          </table:table-cell>
          <table:table-cell table:style-name="ce14" table:formula="of:=-0.001887993421053*[.H82]-0.038404605263158*[.G82]+0.348260690789474" office:value-type="float" office:value="0.121724051431604" calcext:value-type="float">
            <text:p>0,121724</text:p>
          </table:table-cell>
          <table:table-cell table:style-name="ce62" table:formula="of:=IF([.I82]&gt;[.J82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  <table:table-cell table:number-columns-repeated="8"/>
          <table:table-cell table:style-name="ce75" office:value-type="float" office:value="0.121724051431604" calcext:value-type="float">
            <text:p>0,121724</text:p>
          </table:table-cell>
          <table:table-cell table:style-name="ce75" office:value-type="float" office:value="0.107996160887474" calcext:value-type="float">
            <text:p>0,107996</text:p>
          </table:table-cell>
          <table:table-cell table:style-name="ce78" table:formula="of:=[.Z82]-[.$I82]" office:value-type="float" office:value="0" calcext:value-type="float">
            <text:p>0,0000</text:p>
          </table:table-cell>
          <table:table-cell table:style-name="ce78" table:formula="of:=[.AA82]-[.$I82]" office:value-type="float" office:value="-0.0137278905441298" calcext:value-type="float">
            <text:p>-0,0137</text:p>
          </table:table-cell>
          <table:table-cell table:style-name="ce80" table:formula="of:=IF([.AA82]&gt;[.J82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</table:table-row>
        <table:table-row table:style-name="ro1">
          <table:table-cell table:style-name="ce3" table:formula="of:=COM.MICROSOFT.CONCAT([.B83];&quot; x &quot;;[.C83];&quot; x &quot;;[.D83];&quot; x &quot;;[.E83])" office:value-type="string" office:string-value="300 x 100 x 25 x 3" calcext:value-type="string">
            <text:p>300 x 100 x 25 x 3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5" calcext:value-type="float">
            <text:p>25</text:p>
          </table:table-cell>
          <table:table-cell table:style-name="ce5" office:value-type="float" office:value="3" calcext:value-type="float">
            <text:p>3,00</text:p>
          </table:table-cell>
          <table:table-cell table:style-name="ce6"/>
          <table:table-cell table:style-name="ce7" table:formula="of:=[.C83]/[.B83]" office:value-type="float" office:value="0.333333333333333" calcext:value-type="float">
            <text:p>0,333</text:p>
          </table:table-cell>
          <table:table-cell table:style-name="ce8" table:formula="of:=[.B83]/[.E83]" office:value-type="float" office:value="100" calcext:value-type="float">
            <text:p>100,000</text:p>
          </table:table-cell>
          <table:table-cell table:style-name="ce9" table:formula="of:=IF(N(ISNA([.K83]));IF(MAX([.L83:.O83])=0;[.P83];MAX([.L83:.O83]));[.K83])" office:value-type="float" office:value="0.146659813596455" calcext:value-type="float">
            <text:p>0,146660</text:p>
          </table:table-cell>
          <table:table-cell table:style-name="ce10" table:formula="of:=[.D83]/[.B83]" office:value-type="float" office:value="0.0833333333333333" calcext:value-type="float">
            <text:p>0,083</text:p>
          </table:table-cell>
          <table:table-cell table:style-name="ce12" table:formula="of:=INDEX([.$T$4:.$X$12];MATCH([.G83];[.$S$4:.$S$12];0);MATCH([.H83];[.$T$3:.$X$3];0))" office:value-type="string" office:string-value="" calcext:value-type="error">
            <text:p>#N/DISP</text:p>
          </table:table-cell>
          <table:table-cell table:style-name="ce11" table:formula="of:=IF([.H83]=250;0.05;IF([.H83]=200;0.06;0))" office:value-type="float" office:value="0" calcext:value-type="float">
            <text:p>0</text:p>
          </table:table-cell>
          <table:table-cell table:style-name="ce11" table:formula="of:=IF(AND([.H83]=125;[.G83]&gt;=0.4;[.G83]&lt;=0.6);0.1;IF(AND([.G83]&gt;=0.8;[.G83]&lt;=2);0.09;0))" office:value-type="float" office:value="0" calcext:value-type="float">
            <text:p>0</text:p>
          </table:table-cell>
          <table:table-cell table:style-name="ce11" table:formula="of:=IF(AND([.H83]=[.$W$3];[.G83]&gt;=[.$S$4];[.G83]&lt;=[.$S$6]);0.12;IF(AND([.G83]&gt;=[.$S$7];[.G83]&lt;=[.$S$8]);0.11;IF(AND([.G83]&gt;=[.$S$9];[.G83]&lt;=[.$S$12]);0.1;0)))" office:value-type="float" office:value="0" calcext:value-type="float">
            <text:p>0</text:p>
          </table:table-cell>
          <table:table-cell table:style-name="ce11" table:formula="of:=IF(AND([.H83]=[.$X$3];[.G83]&gt;=[.$S$4];[.G83]&lt;=[.$S$5]);0.25;IF(AND([.G83]&gt;=[.$S$6];[.G83]&lt;=[.$S$7]);0.22;IF(AND([.G83]&gt;=[.$S$8];[.G83]&lt;=[.$S$10]);0.2;IF(AND([.G83]&gt;=[.$S$11];[.G83]&lt;=[.$S$12]);0.19;0))))" office:value-type="float" office:value="0" calcext:value-type="float">
            <text:p>0</text:p>
          </table:table-cell>
          <table:table-cell table:style-name="ce14" table:formula="of:=-0.001887993421053*[.H83]-0.038404605263158*[.G83]+0.348260690789474" office:value-type="float" office:value="0.146659813596455" calcext:value-type="float">
            <text:p>0,146660</text:p>
          </table:table-cell>
          <table:table-cell table:style-name="ce62" table:formula="of:=IF([.I83]&gt;[.J83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  <table:table-cell table:number-columns-repeated="8"/>
          <table:table-cell table:number-columns-repeated="2" table:style-name="ce75" office:value-type="float" office:value="0.12" calcext:value-type="float">
            <text:p>0,120000</text:p>
          </table:table-cell>
          <table:table-cell table:style-name="ce78" table:formula="of:=[.Z83]-[.$I83]" office:value-type="float" office:value="-0.0266598135964547" calcext:value-type="float">
            <text:p>-0,0267</text:p>
          </table:table-cell>
          <table:table-cell table:style-name="ce78" table:formula="of:=[.AA83]-[.$I83]" office:value-type="float" office:value="-0.0266598135964547" calcext:value-type="float">
            <text:p>-0,0267</text:p>
          </table:table-cell>
          <table:table-cell table:style-name="ce80" table:formula="of:=IF([.AA83]&gt;[.J83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</table:table-row>
        <table:table-row table:style-name="ro1">
          <table:table-cell table:style-name="ce3" table:formula="of:=COM.MICROSOFT.CONCAT([.B84];&quot; x &quot;;[.C84];&quot; x &quot;;[.D84];&quot; x &quot;;[.E84])" office:value-type="string" office:string-value="300 x 100 x 25 x 3,35" calcext:value-type="string">
            <text:p>300 x 100 x 25 x 3,35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5" calcext:value-type="float">
            <text:p>25</text:p>
          </table:table-cell>
          <table:table-cell table:style-name="ce5" office:value-type="float" office:value="3.35" calcext:value-type="float">
            <text:p>3,35</text:p>
          </table:table-cell>
          <table:table-cell table:style-name="ce6"/>
          <table:table-cell table:style-name="ce7" table:formula="of:=[.C84]/[.B84]" office:value-type="float" office:value="0.333333333333333" calcext:value-type="float">
            <text:p>0,333</text:p>
          </table:table-cell>
          <table:table-cell table:style-name="ce8" table:formula="of:=[.B84]/[.E84]" office:value-type="float" office:value="89.5522388059701" calcext:value-type="float">
            <text:p>89,552</text:p>
          </table:table-cell>
          <table:table-cell table:style-name="ce9" table:formula="of:=IF(N(ISNA([.K84]));IF(MAX([.L84:.O84])=0;[.P84];MAX([.L84:.O84]));[.K84])" office:value-type="float" office:value="0.166385117995516" calcext:value-type="float">
            <text:p>0,166385</text:p>
          </table:table-cell>
          <table:table-cell table:style-name="ce10" table:formula="of:=[.D84]/[.B84]" office:value-type="float" office:value="0.0833333333333333" calcext:value-type="float">
            <text:p>0,083</text:p>
          </table:table-cell>
          <table:table-cell table:style-name="ce12" table:formula="of:=INDEX([.$T$4:.$X$12];MATCH([.G84];[.$S$4:.$S$12];0);MATCH([.H84];[.$T$3:.$X$3];0))" office:value-type="string" office:string-value="" calcext:value-type="error">
            <text:p>#N/DISP</text:p>
          </table:table-cell>
          <table:table-cell table:style-name="ce11" table:formula="of:=IF([.H84]=250;0.05;IF([.H84]=200;0.06;0))" office:value-type="float" office:value="0" calcext:value-type="float">
            <text:p>0</text:p>
          </table:table-cell>
          <table:table-cell table:style-name="ce11" table:formula="of:=IF(AND([.H84]=125;[.G84]&gt;=0.4;[.G84]&lt;=0.6);0.1;IF(AND([.G84]&gt;=0.8;[.G84]&lt;=2);0.09;0))" office:value-type="float" office:value="0" calcext:value-type="float">
            <text:p>0</text:p>
          </table:table-cell>
          <table:table-cell table:style-name="ce11" table:formula="of:=IF(AND([.H84]=[.$W$3];[.G84]&gt;=[.$S$4];[.G84]&lt;=[.$S$6]);0.12;IF(AND([.G84]&gt;=[.$S$7];[.G84]&lt;=[.$S$8]);0.11;IF(AND([.G84]&gt;=[.$S$9];[.G84]&lt;=[.$S$12]);0.1;0)))" office:value-type="float" office:value="0" calcext:value-type="float">
            <text:p>0</text:p>
          </table:table-cell>
          <table:table-cell table:style-name="ce11" table:formula="of:=IF(AND([.H84]=[.$X$3];[.G84]&gt;=[.$S$4];[.G84]&lt;=[.$S$5]);0.25;IF(AND([.G84]&gt;=[.$S$6];[.G84]&lt;=[.$S$7]);0.22;IF(AND([.G84]&gt;=[.$S$8];[.G84]&lt;=[.$S$10]);0.2;IF(AND([.G84]&gt;=[.$S$11];[.G84]&lt;=[.$S$12]);0.19;0))))" office:value-type="float" office:value="0" calcext:value-type="float">
            <text:p>0</text:p>
          </table:table-cell>
          <table:table-cell table:style-name="ce14" table:formula="of:=-0.001887993421053*[.H84]-0.038404605263158*[.G84]+0.348260690789474" office:value-type="float" office:value="0.166385117995516" calcext:value-type="float">
            <text:p>0,166385</text:p>
          </table:table-cell>
          <table:table-cell table:style-name="ce62" table:formula="of:=IF([.I84]&gt;[.J84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  <table:table-cell table:number-columns-repeated="8"/>
          <table:table-cell table:style-name="ce75" office:value-type="float" office:value="0.166385117995516" calcext:value-type="float">
            <text:p>0,166385</text:p>
          </table:table-cell>
          <table:table-cell table:style-name="ce75" office:value-type="float" office:value="0.133824048244705" calcext:value-type="float">
            <text:p>0,133824</text:p>
          </table:table-cell>
          <table:table-cell table:style-name="ce78" table:formula="of:=[.Z84]-[.$I84]" office:value-type="float" office:value="0" calcext:value-type="float">
            <text:p>0,0000</text:p>
          </table:table-cell>
          <table:table-cell table:style-name="ce78" table:formula="of:=[.AA84]-[.$I84]" office:value-type="float" office:value="-0.0325610697508108" calcext:value-type="float">
            <text:p>-0,0326</text:p>
          </table:table-cell>
          <table:table-cell table:style-name="ce80" table:formula="of:=IF([.AA84]&gt;[.J84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</table:table-row>
        <table:table-row table:style-name="ro1">
          <table:table-cell table:style-name="ce3" table:formula="of:=COM.MICROSOFT.CONCAT([.B85];&quot; x &quot;;[.C85];&quot; x &quot;;[.D85];&quot; x &quot;;[.E85])" office:value-type="string" office:string-value="300 x 100 x 25 x 3,75" calcext:value-type="string">
            <text:p>300 x 100 x 25 x 3,75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5" calcext:value-type="float">
            <text:p>25</text:p>
          </table:table-cell>
          <table:table-cell table:style-name="ce5" office:value-type="float" office:value="3.75" calcext:value-type="float">
            <text:p>3,75</text:p>
          </table:table-cell>
          <table:table-cell table:style-name="ce6"/>
          <table:table-cell table:style-name="ce7" table:formula="of:=[.C85]/[.B85]" office:value-type="float" office:value="0.333333333333333" calcext:value-type="float">
            <text:p>0,333</text:p>
          </table:table-cell>
          <table:table-cell table:style-name="ce8" table:formula="of:=[.B85]/[.E85]" office:value-type="float" office:value="80" calcext:value-type="float">
            <text:p>80,000</text:p>
          </table:table-cell>
          <table:table-cell table:style-name="ce9" table:formula="of:=IF(N(ISNA([.K85]));IF(MAX([.L85:.O85])=0;[.P85];MAX([.L85:.O85]));[.K85])" office:value-type="float" office:value="0.184419682017515" calcext:value-type="float">
            <text:p>0,184420</text:p>
          </table:table-cell>
          <table:table-cell table:style-name="ce10" table:formula="of:=[.D85]/[.B85]" office:value-type="float" office:value="0.0833333333333333" calcext:value-type="float">
            <text:p>0,083</text:p>
          </table:table-cell>
          <table:table-cell table:style-name="ce12" table:formula="of:=INDEX([.$T$4:.$X$12];MATCH([.G85];[.$S$4:.$S$12];0);MATCH([.H85];[.$T$3:.$X$3];0))" office:value-type="string" office:string-value="" calcext:value-type="error">
            <text:p>#N/DISP</text:p>
          </table:table-cell>
          <table:table-cell table:style-name="ce11" table:formula="of:=IF([.H85]=250;0.05;IF([.H85]=200;0.06;0))" office:value-type="float" office:value="0" calcext:value-type="float">
            <text:p>0</text:p>
          </table:table-cell>
          <table:table-cell table:style-name="ce11" table:formula="of:=IF(AND([.H85]=125;[.G85]&gt;=0.4;[.G85]&lt;=0.6);0.1;IF(AND([.G85]&gt;=0.8;[.G85]&lt;=2);0.09;0))" office:value-type="float" office:value="0" calcext:value-type="float">
            <text:p>0</text:p>
          </table:table-cell>
          <table:table-cell table:style-name="ce11" table:formula="of:=IF(AND([.H85]=[.$W$3];[.G85]&gt;=[.$S$4];[.G85]&lt;=[.$S$6]);0.12;IF(AND([.G85]&gt;=[.$S$7];[.G85]&lt;=[.$S$8]);0.11;IF(AND([.G85]&gt;=[.$S$9];[.G85]&lt;=[.$S$12]);0.1;0)))" office:value-type="float" office:value="0" calcext:value-type="float">
            <text:p>0</text:p>
          </table:table-cell>
          <table:table-cell table:style-name="ce11" table:formula="of:=IF(AND([.H85]=[.$X$3];[.G85]&gt;=[.$S$4];[.G85]&lt;=[.$S$5]);0.25;IF(AND([.G85]&gt;=[.$S$6];[.G85]&lt;=[.$S$7]);0.22;IF(AND([.G85]&gt;=[.$S$8];[.G85]&lt;=[.$S$10]);0.2;IF(AND([.G85]&gt;=[.$S$11];[.G85]&lt;=[.$S$12]);0.19;0))))" office:value-type="float" office:value="0" calcext:value-type="float">
            <text:p>0</text:p>
          </table:table-cell>
          <table:table-cell table:style-name="ce14" table:formula="of:=-0.001887993421053*[.H85]-0.038404605263158*[.G85]+0.348260690789474" office:value-type="float" office:value="0.184419682017515" calcext:value-type="float">
            <text:p>0,184420</text:p>
          </table:table-cell>
          <table:table-cell table:style-name="ce62" table:formula="of:=IF([.I85]&gt;[.J85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  <table:table-cell table:number-columns-repeated="8"/>
          <table:table-cell table:style-name="ce75" office:value-type="float" office:value="0.184419682017515" calcext:value-type="float">
            <text:p>0,184420</text:p>
          </table:table-cell>
          <table:table-cell table:style-name="ce75" office:value-type="float" office:value="0.151291428571429" calcext:value-type="float">
            <text:p>0,151291</text:p>
          </table:table-cell>
          <table:table-cell table:style-name="ce78" table:formula="of:=[.Z85]-[.$I85]" office:value-type="float" office:value="0" calcext:value-type="float">
            <text:p>0,0000</text:p>
          </table:table-cell>
          <table:table-cell table:style-name="ce78" table:formula="of:=[.AA85]-[.$I85]" office:value-type="float" office:value="-0.0331282534460861" calcext:value-type="float">
            <text:p>-0,0331</text:p>
          </table:table-cell>
          <table:table-cell table:style-name="ce80" table:formula="of:=IF([.AA85]&gt;[.J85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</table:table-row>
        <table:table-row table:style-name="ro1">
          <table:table-cell table:style-name="ce3" table:formula="of:=COM.MICROSOFT.CONCAT([.B86];&quot; x &quot;;[.C86];&quot; x &quot;;[.D86];&quot; x &quot;;[.E86])" office:value-type="string" office:string-value="300 x 100 x 25 x 4,25" calcext:value-type="string">
            <text:p>300 x 100 x 25 x 4,25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5" calcext:value-type="float">
            <text:p>25</text:p>
          </table:table-cell>
          <table:table-cell table:style-name="ce5" office:value-type="float" office:value="4.25" calcext:value-type="float">
            <text:p>4,25</text:p>
          </table:table-cell>
          <table:table-cell table:style-name="ce6"/>
          <table:table-cell table:style-name="ce7" table:formula="of:=[.C86]/[.B86]" office:value-type="float" office:value="0.333333333333333" calcext:value-type="float">
            <text:p>0,333</text:p>
          </table:table-cell>
          <table:table-cell table:style-name="ce8" table:formula="of:=[.B86]/[.E86]" office:value-type="float" office:value="70.5882352941177" calcext:value-type="float">
            <text:p>70,588</text:p>
          </table:table-cell>
          <table:table-cell table:style-name="ce9" table:formula="of:=IF(N(ISNA([.K86]));IF(MAX([.L86:.O86])=0;[.P86];MAX([.L86:.O86]));[.K86])" office:value-type="float" office:value="0.202189031862719" calcext:value-type="float">
            <text:p>0,202189</text:p>
          </table:table-cell>
          <table:table-cell table:style-name="ce10" table:formula="of:=[.D86]/[.B86]" office:value-type="float" office:value="0.0833333333333333" calcext:value-type="float">
            <text:p>0,083</text:p>
          </table:table-cell>
          <table:table-cell table:style-name="ce12" table:formula="of:=INDEX([.$T$4:.$X$12];MATCH([.G86];[.$S$4:.$S$12];0);MATCH([.H86];[.$T$3:.$X$3];0))" office:value-type="string" office:string-value="" calcext:value-type="error">
            <text:p>#N/DISP</text:p>
          </table:table-cell>
          <table:table-cell table:style-name="ce11" table:formula="of:=IF([.H86]=250;0.05;IF([.H86]=200;0.06;0))" office:value-type="float" office:value="0" calcext:value-type="float">
            <text:p>0</text:p>
          </table:table-cell>
          <table:table-cell table:style-name="ce11" table:formula="of:=IF(AND([.H86]=125;[.G86]&gt;=0.4;[.G86]&lt;=0.6);0.1;IF(AND([.G86]&gt;=0.8;[.G86]&lt;=2);0.09;0))" office:value-type="float" office:value="0" calcext:value-type="float">
            <text:p>0</text:p>
          </table:table-cell>
          <table:table-cell table:style-name="ce11" table:formula="of:=IF(AND([.H86]=[.$W$3];[.G86]&gt;=[.$S$4];[.G86]&lt;=[.$S$6]);0.12;IF(AND([.G86]&gt;=[.$S$7];[.G86]&lt;=[.$S$8]);0.11;IF(AND([.G86]&gt;=[.$S$9];[.G86]&lt;=[.$S$12]);0.1;0)))" office:value-type="float" office:value="0" calcext:value-type="float">
            <text:p>0</text:p>
          </table:table-cell>
          <table:table-cell table:style-name="ce11" table:formula="of:=IF(AND([.H86]=[.$X$3];[.G86]&gt;=[.$S$4];[.G86]&lt;=[.$S$5]);0.25;IF(AND([.G86]&gt;=[.$S$6];[.G86]&lt;=[.$S$7]);0.22;IF(AND([.G86]&gt;=[.$S$8];[.G86]&lt;=[.$S$10]);0.2;IF(AND([.G86]&gt;=[.$S$11];[.G86]&lt;=[.$S$12]);0.19;0))))" office:value-type="float" office:value="0" calcext:value-type="float">
            <text:p>0</text:p>
          </table:table-cell>
          <table:table-cell table:style-name="ce14" table:formula="of:=-0.001887993421053*[.H86]-0.038404605263158*[.G86]+0.348260690789474" office:value-type="float" office:value="0.202189031862719" calcext:value-type="float">
            <text:p>0,202189</text:p>
          </table:table-cell>
          <table:table-cell table:style-name="ce62" table:formula="of:=IF([.I86]&gt;[.J86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  <table:table-cell table:number-columns-repeated="8"/>
          <table:table-cell table:style-name="ce75" office:value-type="float" office:value="0.202189031862719" calcext:value-type="float">
            <text:p>0,202189</text:p>
          </table:table-cell>
          <table:table-cell table:style-name="ce75" office:value-type="float" office:value="0.17423931971866" calcext:value-type="float">
            <text:p>0,174239</text:p>
          </table:table-cell>
          <table:table-cell table:style-name="ce78" table:formula="of:=[.Z86]-[.$I86]" office:value-type="float" office:value="0" calcext:value-type="float">
            <text:p>0,0000</text:p>
          </table:table-cell>
          <table:table-cell table:style-name="ce78" table:formula="of:=[.AA86]-[.$I86]" office:value-type="float" office:value="-0.0279497121440591" calcext:value-type="float">
            <text:p>-0,0279</text:p>
          </table:table-cell>
          <table:table-cell table:style-name="ce80" table:formula="of:=IF([.AA86]&gt;[.J86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</table:table-row>
        <table:table-row table:style-name="ro1">
          <table:table-cell table:style-name="ce3" table:formula="of:=COM.MICROSOFT.CONCAT([.B87];&quot; x &quot;;[.C87];&quot; x &quot;;[.D87];&quot; x &quot;;[.E87])" office:value-type="string" office:string-value="300 x 100 x 25 x 4,75" calcext:value-type="string">
            <text:p>300 x 100 x 25 x 4,75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5" calcext:value-type="float">
            <text:p>25</text:p>
          </table:table-cell>
          <table:table-cell table:style-name="ce5" office:value-type="float" office:value="4.75" calcext:value-type="float">
            <text:p>4,75</text:p>
          </table:table-cell>
          <table:table-cell table:style-name="ce6"/>
          <table:table-cell table:style-name="ce7" table:formula="of:=[.C87]/[.B87]" office:value-type="float" office:value="0.333333333333333" calcext:value-type="float">
            <text:p>0,333</text:p>
          </table:table-cell>
          <table:table-cell table:style-name="ce8" table:formula="of:=[.B87]/[.E87]" office:value-type="float" office:value="63.1578947368421" calcext:value-type="float">
            <text:p>63,158</text:p>
          </table:table-cell>
          <table:table-cell table:style-name="ce9" table:formula="of:=IF(N(ISNA([.K87]));IF(MAX([.L87:.O87])=0;[.P87];MAX([.L87:.O87]));[.K87])" office:value-type="float" office:value="0.216217465951039" calcext:value-type="float">
            <text:p>0,216217</text:p>
          </table:table-cell>
          <table:table-cell table:style-name="ce10" table:formula="of:=[.D87]/[.B87]" office:value-type="float" office:value="0.0833333333333333" calcext:value-type="float">
            <text:p>0,083</text:p>
          </table:table-cell>
          <table:table-cell table:style-name="ce12" table:formula="of:=INDEX([.$T$4:.$X$12];MATCH([.G87];[.$S$4:.$S$12];0);MATCH([.H87];[.$T$3:.$X$3];0))" office:value-type="string" office:string-value="" calcext:value-type="error">
            <text:p>#N/DISP</text:p>
          </table:table-cell>
          <table:table-cell table:style-name="ce11" table:formula="of:=IF([.H87]=250;0.05;IF([.H87]=200;0.06;0))" office:value-type="float" office:value="0" calcext:value-type="float">
            <text:p>0</text:p>
          </table:table-cell>
          <table:table-cell table:style-name="ce11" table:formula="of:=IF(AND([.H87]=125;[.G87]&gt;=0.4;[.G87]&lt;=0.6);0.1;IF(AND([.G87]&gt;=0.8;[.G87]&lt;=2);0.09;0))" office:value-type="float" office:value="0" calcext:value-type="float">
            <text:p>0</text:p>
          </table:table-cell>
          <table:table-cell table:style-name="ce11" table:formula="of:=IF(AND([.H87]=[.$W$3];[.G87]&gt;=[.$S$4];[.G87]&lt;=[.$S$6]);0.12;IF(AND([.G87]&gt;=[.$S$7];[.G87]&lt;=[.$S$8]);0.11;IF(AND([.G87]&gt;=[.$S$9];[.G87]&lt;=[.$S$12]);0.1;0)))" office:value-type="float" office:value="0" calcext:value-type="float">
            <text:p>0</text:p>
          </table:table-cell>
          <table:table-cell table:style-name="ce11" table:formula="of:=IF(AND([.H87]=[.$X$3];[.G87]&gt;=[.$S$4];[.G87]&lt;=[.$S$5]);0.25;IF(AND([.G87]&gt;=[.$S$6];[.G87]&lt;=[.$S$7]);0.22;IF(AND([.G87]&gt;=[.$S$8];[.G87]&lt;=[.$S$10]);0.2;IF(AND([.G87]&gt;=[.$S$11];[.G87]&lt;=[.$S$12]);0.19;0))))" office:value-type="float" office:value="0" calcext:value-type="float">
            <text:p>0</text:p>
          </table:table-cell>
          <table:table-cell table:style-name="ce14" table:formula="of:=-0.001887993421053*[.H87]-0.038404605263158*[.G87]+0.348260690789474" office:value-type="float" office:value="0.216217465951039" calcext:value-type="float">
            <text:p>0,216217</text:p>
          </table:table-cell>
          <table:table-cell table:style-name="ce62" table:formula="of:=IF([.I87]&gt;[.J87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  <table:table-cell table:number-columns-repeated="8"/>
          <table:table-cell table:style-name="ce75" office:value-type="float" office:value="0.216217465951039" calcext:value-type="float">
            <text:p>0,216217</text:p>
          </table:table-cell>
          <table:table-cell table:style-name="ce75" office:value-type="float" office:value="0.197150540247202" calcext:value-type="float">
            <text:p>0,197151</text:p>
          </table:table-cell>
          <table:table-cell table:style-name="ce78" table:formula="of:=[.Z87]-[.$I87]" office:value-type="float" office:value="0" calcext:value-type="float">
            <text:p>0,0000</text:p>
          </table:table-cell>
          <table:table-cell table:style-name="ce78" table:formula="of:=[.AA87]-[.$I87]" office:value-type="float" office:value="-0.0190669257038373" calcext:value-type="float">
            <text:p>-0,0191</text:p>
          </table:table-cell>
          <table:table-cell table:style-name="ce80" table:formula="of:=IF([.AA87]&gt;[.J87];&quot;DEVE-SE VERIFICAR A FLAMBAGEM DISTORCIONAL&quot;;&quot;DISPENSA-SE A ANÁLISE DA FLAMBAGEM DISTORCIONAL&quot;)" office:value-type="string" office:string-value="DEVE-SE VERIFICAR A FLAMBAGEM DISTORCIONAL" calcext:value-type="string">
            <text:p>DEVE-SE VERIFICAR A FLAMBAGEM DISTORCIONAL</text:p>
          </table:table-cell>
        </table:table-row>
        <table:table-row table:style-name="ro1" table:number-rows-repeated="1048488">
          <table:table-cell table:number-columns-repeated="30"/>
        </table:table-row>
        <table:table-row table:style-name="ro1">
          <table:table-cell table:number-columns-repeated="30"/>
        </table:table-row>
        <table:named-expressions>
          <table:named-expression table:name="a" table:base-cell-address="$'prfs nbr 6355_2'.$O$20" table:expression="#REF!"/>
          <table:named-expression table:name="b" table:base-cell-address="$'prfs nbr 6355_2'.$P$20" table:expression="#REF!"/>
          <table:named-expression table:name="ci" table:base-cell-address="$'prfs nbr 6355_2'.$Q$20" table:expression="#REF!"/>
          <table:named-expression table:name="rm" table:base-cell-address="$'prfs nbr 6355_2'.$R$20" table:expression="#REF!"/>
          <table:named-expression table:name="u1i" table:base-cell-address="$'prfs nbr 6355_2'.$S$20" table:expression="#REF!"/>
        </table:named-expressions>
        <calcext:conditional-formats>
          <calcext:conditional-format calcext:target-range-address="'prfs nbr 6355_2'.H3:'prfs nbr 6355_2'.H87">
            <calcext:condition calcext:apply-style-name="Sem título3" calcext:value="not-between(50,250)" calcext:base-cell-address="'prfs nbr 6355_2'.H3"/>
          </calcext:conditional-format>
          <calcext:conditional-format calcext:target-range-address="'prfs nbr 6355_2'.G3:'prfs nbr 6355_2'.G87">
            <calcext:condition calcext:apply-style-name="Sem título2" calcext:value="not-between(0.4,2)" calcext:base-cell-address="'prfs nbr 6355_2'.G3"/>
          </calcext:conditional-format>
          <calcext:conditional-format calcext:target-range-address="'prfs nbr 6355_2'.Q4:'prfs nbr 6355_2'.Q87">
            <calcext:condition calcext:apply-style-name="Sem título4" calcext:value="!=&quot;DEVE-SE VERIFICAR A FLAMBAGEM DISTORCIONAL&quot;" calcext:base-cell-address="'prfs nbr 6355_2'.Q4"/>
            <calcext:condition calcext:apply-style-name="Sem título5" calcext:value="=&quot;DEVE-SE VERIFICAR A FLAMBAGEM DISTORCIONAL&quot;" calcext:base-cell-address="'prfs nbr 6355_2'.Q4"/>
          </calcext:conditional-format>
          <calcext:conditional-format calcext:target-range-address="'prfs nbr 6355_2'.Q3:'prfs nbr 6355_2'.Q3">
            <calcext:condition calcext:apply-style-name="Sem título4" calcext:value="!=&quot;DEVE-SE VERIFICAR A FLAMBAGEM DISTORCIONAL&quot;" calcext:base-cell-address="'prfs nbr 6355_2'.Q3"/>
            <calcext:condition calcext:apply-style-name="Sem título5" calcext:value="=&quot;DEVE-SE VERIFICAR A FLAMBAGEM DISTORCIONAL&quot;" calcext:base-cell-address="'prfs nbr 6355_2'.Q3"/>
          </calcext:conditional-format>
          <calcext:conditional-format calcext:target-range-address="'prfs nbr 6355_2'.AD3:'prfs nbr 6355_2'.AD87">
            <calcext:condition calcext:apply-style-name="Sem título4" calcext:value="!=&quot;DEVE-SE VERIFICAR A FLAMBAGEM DISTORCIONAL&quot;" calcext:base-cell-address="'prfs nbr 6355_2'.AD3"/>
            <calcext:condition calcext:apply-style-name="Sem título5" calcext:value="=&quot;DEVE-SE VERIFICAR A FLAMBAGEM DISTORCIONAL&quot;" calcext:base-cell-address="'prfs nbr 6355_2'.AD3"/>
          </calcext:conditional-format>
        </calcext:conditional-formats>
      </table:table>
      <table:table table:name="reglin" table:style-name="ta1">
        <table:table-column table:style-name="co6" table:number-columns-repeated="9" table:default-cell-style-name="Default"/>
        <table:table-row table:style-name="ro4">
          <table:table-cell/>
          <table:table-cell table:style-name="ce27"/>
          <table:table-cell table:style-name="ce27" office:value-type="string" calcext:value-type="string">
            <text:p>bw t</text:p>
          </table:table-cell>
          <table:table-cell table:style-name="ce27" table:number-columns-repeated="2"/>
          <table:table-cell table:number-columns-repeated="4"/>
        </table:table-row>
        <table:table-row table:style-name="ro4">
          <table:table-cell/>
          <table:table-cell table:style-name="ce27"/>
          <table:table-cell table:style-name="ce27" office:value-type="float" office:value="125" calcext:value-type="float">
            <text:p>125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50" calcext:value-type="float">
            <text:p>50</text:p>
          </table:table-cell>
          <table:table-cell table:number-columns-repeated="4"/>
        </table:table-row>
        <table:table-row table:style-name="ro4">
          <table:table-cell/>
          <table:table-cell table:style-name="ce27" office:value-type="float" office:value="0.4" calcext:value-type="float">
            <text:p>0,4</text:p>
          </table:table-cell>
          <table:table-cell table:style-name="ce29" office:value-type="float" office:value="0.1" calcext:value-type="float">
            <text:p>0,1</text:p>
          </table:table-cell>
          <table:table-cell table:style-name="ce29" office:value-type="float" office:value="0.12" calcext:value-type="float">
            <text:p>0,12</text:p>
          </table:table-cell>
          <table:table-cell table:style-name="ce29" office:value-type="float" office:value="0.25" calcext:value-type="float">
            <text:p>0,25</text:p>
          </table:table-cell>
          <table:table-cell table:number-columns-repeated="4"/>
        </table:table-row>
        <table:table-row table:style-name="ro4">
          <table:table-cell/>
          <table:table-cell table:style-name="ce28" office:value-type="float" office:value="0.6" calcext:value-type="float">
            <text:p>0,6</text:p>
          </table:table-cell>
          <table:table-cell table:style-name="ce30" office:value-type="float" office:value="0.1" calcext:value-type="float">
            <text:p>0,1</text:p>
          </table:table-cell>
          <table:table-cell table:style-name="ce29" office:value-type="float" office:value="0.12" calcext:value-type="float">
            <text:p>0,12</text:p>
          </table:table-cell>
          <table:table-cell table:style-name="ce29" office:value-type="float" office:value="0.25" calcext:value-type="float">
            <text:p>0,25</text:p>
          </table:table-cell>
          <table:table-cell table:number-columns-repeated="4"/>
        </table:table-row>
        <table:table-row table:style-name="ro4">
          <table:table-cell/>
          <table:table-cell table:style-name="ce28" office:value-type="float" office:value="0.8" calcext:value-type="float">
            <text:p>0,8</text:p>
          </table:table-cell>
          <table:table-cell table:style-name="ce30" office:value-type="float" office:value="0.09" calcext:value-type="float">
            <text:p>0,09</text:p>
          </table:table-cell>
          <table:table-cell table:style-name="ce30" office:value-type="float" office:value="0.12" calcext:value-type="float">
            <text:p>0,12</text:p>
          </table:table-cell>
          <table:table-cell table:style-name="ce29" office:value-type="float" office:value="0.22" calcext:value-type="float">
            <text:p>0,22</text:p>
          </table:table-cell>
          <table:table-cell table:number-columns-repeated="4"/>
        </table:table-row>
        <table:table-row table:style-name="ro4">
          <table:table-cell/>
          <table:table-cell table:style-name="ce27" office:value-type="float" office:value="1" calcext:value-type="float">
            <text:p>1</text:p>
          </table:table-cell>
          <table:table-cell table:style-name="ce29" office:value-type="float" office:value="0.09" calcext:value-type="float">
            <text:p>0,09</text:p>
          </table:table-cell>
          <table:table-cell table:style-name="ce30" office:value-type="float" office:value="0.11" calcext:value-type="float">
            <text:p>0,11</text:p>
          </table:table-cell>
          <table:table-cell table:style-name="ce30" office:value-type="float" office:value="0.22" calcext:value-type="float">
            <text:p>0,22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bf bw</text:p>
          </table:table-cell>
          <table:table-cell table:style-name="ce27" office:value-type="float" office:value="1.2" calcext:value-type="float">
            <text:p>1,2</text:p>
          </table:table-cell>
          <table:table-cell table:style-name="ce29" office:value-type="float" office:value="0.09" calcext:value-type="float">
            <text:p>0,09</text:p>
          </table:table-cell>
          <table:table-cell table:style-name="ce30" office:value-type="float" office:value="0.11" calcext:value-type="float">
            <text:p>0,11</text:p>
          </table:table-cell>
          <table:table-cell table:style-name="ce30" office:value-type="float" office:value="0.2" calcext:value-type="float">
            <text:p>0,2</text:p>
          </table:table-cell>
          <table:table-cell table:number-columns-repeated="4"/>
        </table:table-row>
        <table:table-row table:style-name="ro4">
          <table:table-cell/>
          <table:table-cell table:style-name="ce27" office:value-type="float" office:value="1.4" calcext:value-type="float">
            <text:p>1,4</text:p>
          </table:table-cell>
          <table:table-cell table:style-name="ce29" office:value-type="float" office:value="0.09" calcext:value-type="float">
            <text:p>0,09</text:p>
          </table:table-cell>
          <table:table-cell table:style-name="ce30" office:value-type="float" office:value="0.1" calcext:value-type="float">
            <text:p>0,1</text:p>
          </table:table-cell>
          <table:table-cell table:style-name="ce29" office:value-type="float" office:value="0.2" calcext:value-type="float">
            <text:p>0,2</text:p>
          </table:table-cell>
          <table:table-cell table:number-columns-repeated="4"/>
        </table:table-row>
        <table:table-row table:style-name="ro4">
          <table:table-cell/>
          <table:table-cell table:style-name="ce27" office:value-type="float" office:value="1.6" calcext:value-type="float">
            <text:p>1,6</text:p>
          </table:table-cell>
          <table:table-cell table:style-name="ce29" office:value-type="float" office:value="0.09" calcext:value-type="float">
            <text:p>0,09</text:p>
          </table:table-cell>
          <table:table-cell table:style-name="ce29" office:value-type="float" office:value="0.1" calcext:value-type="float">
            <text:p>0,1</text:p>
          </table:table-cell>
          <table:table-cell table:style-name="ce30" office:value-type="float" office:value="0.2" calcext:value-type="float">
            <text:p>0,2</text:p>
          </table:table-cell>
          <table:table-cell/>
          <table:table-cell table:style-name="ce3" table:formula="of:=([.E10]-[.E9])/([.B10]-[.B9])" office:value-type="float" office:value="-0.0500000000000001" calcext:value-type="float">
            <text:p>-0,05</text:p>
          </table:table-cell>
          <table:table-cell table:formula="of:=0.3-0.06" office:value-type="float" office:value="0.24" calcext:value-type="float">
            <text:p>0,24</text:p>
          </table:table-cell>
          <table:table-cell table:style-name="ce6" table:formula="of:=[.G9]*[.B5]+[.H9]" office:value-type="float" office:value="0.2" calcext:value-type="float">
            <text:p>0,20</text:p>
          </table:table-cell>
        </table:table-row>
        <table:table-row table:style-name="ro4">
          <table:table-cell/>
          <table:table-cell table:style-name="ce27" office:value-type="float" office:value="1.8" calcext:value-type="float">
            <text:p>1,8</text:p>
          </table:table-cell>
          <table:table-cell table:style-name="ce29" office:value-type="float" office:value="0.09" calcext:value-type="float">
            <text:p>0,09</text:p>
          </table:table-cell>
          <table:table-cell table:style-name="ce29" office:value-type="float" office:value="0.1" calcext:value-type="float">
            <text:p>0,1</text:p>
          </table:table-cell>
          <table:table-cell table:style-name="ce30" office:value-type="float" office:value="0.19" calcext:value-type="float">
            <text:p>0,19</text:p>
          </table:table-cell>
          <table:table-cell/>
          <table:table-cell table:style-name="ce3" table:formula="of:=[.G9]" office:value-type="float" office:value="-0.0500000000000001" calcext:value-type="float">
            <text:p>-0,05</text:p>
          </table:table-cell>
          <table:table-cell table:formula="of:=[.H9]" office:value-type="float" office:value="0.24" calcext:value-type="float">
            <text:p>0,24</text:p>
          </table:table-cell>
          <table:table-cell table:style-name="ce3" table:formula="of:=[.G10]*[.B6]+[.H10]" office:value-type="float" office:value="0.19" calcext:value-type="float">
            <text:p>0,19</text:p>
          </table:table-cell>
        </table:table-row>
        <table:table-row table:style-name="ro4">
          <table:table-cell/>
          <table:table-cell table:style-name="ce27" office:value-type="float" office:value="2" calcext:value-type="float">
            <text:p>2</text:p>
          </table:table-cell>
          <table:table-cell table:style-name="ce29" office:value-type="float" office:value="0.09" calcext:value-type="float">
            <text:p>0,09</text:p>
          </table:table-cell>
          <table:table-cell table:style-name="ce29" office:value-type="float" office:value="0.1" calcext:value-type="float">
            <text:p>0,1</text:p>
          </table:table-cell>
          <table:table-cell table:style-name="ce29" office:value-type="float" office:value="0.19" calcext:value-type="float">
            <text:p>0,19</text:p>
          </table:table-cell>
          <table:table-cell/>
          <table:table-cell office:value-type="float" office:value="-0.05" calcext:value-type="float">
            <text:p>-0,05</text:p>
          </table:table-cell>
          <table:table-cell office:value-type="float" office:value="0.24" calcext:value-type="float">
            <text:p>0,24</text:p>
          </table:table-cell>
          <table:table-cell/>
        </table:table-row>
        <table:table-row table:style-name="ro4">
          <table:table-cell table:number-columns-repeated="9"/>
        </table:table-row>
        <table:table-row table:style-name="ro4">
          <table:table-cell table:style-name="ce3" office:value-type="string" calcext:value-type="string">
            <text:p>bfbw</text:p>
          </table:table-cell>
          <table:table-cell table:style-name="ce3" office:value-type="string" calcext:value-type="string">
            <text:p>bwt</text:p>
          </table:table-cell>
          <table:table-cell table:style-name="ce3" office:value-type="string" calcext:value-type="string">
            <text:p>dbw</text:p>
          </table:table-cell>
          <table:table-cell/>
          <table:table-cell table:style-name="ce31" office:value-type="string" calcext:value-type="string">
            <text:p>bwt</text:p>
          </table:table-cell>
          <table:table-cell table:style-name="ce36" office:value-type="string" calcext:value-type="string">
            <text:p>bfbw</text:p>
          </table:table-cell>
          <table:table-cell table:style-name="ce38" office:value-type="string" calcext:value-type="string">
            <text:p>cte</text:p>
          </table:table-cell>
          <table:table-cell table:number-columns-repeated="2"/>
        </table:table-row>
        <table:table-row table:style-name="ro4">
          <table:table-cell table:style-name="ce3" office:value-type="float" office:value="0.6" calcext:value-type="float">
            <text:p>0,6</text:p>
          </table:table-cell>
          <table:table-cell table:style-name="ce3" office:value-type="float" office:value="125" calcext:value-type="float">
            <text:p>125</text:p>
          </table:table-cell>
          <table:table-cell table:style-name="ce29" office:value-type="float" office:value="0.1" calcext:value-type="float">
            <text:p>0,1</text:p>
          </table:table-cell>
          <table:table-cell table:formula="of:=[.$E$14]*[.B14]+[.$F$14]*[.A14]+[.$G$14]" office:value-type="float" office:value="0.08921875" calcext:value-type="float">
            <text:p>0,08921875</text:p>
          </table:table-cell>
          <table:table-cell table:style-name="ce32" table:number-matrix-columns-spanned="3" table:number-matrix-rows-spanned="5" table:formula="of:=LINEST([.C14:.C23];[.A14:.B23];1;1)" office:value-type="float" office:value="-0.00188799342105263" calcext:value-type="float">
            <text:p>-0,001887993421053</text:p>
          </table:table-cell>
          <table:table-cell office:value-type="float" office:value="-0.0384046052631578" calcext:value-type="float">
            <text:p>-0,038404605263158</text:p>
          </table:table-cell>
          <table:table-cell table:style-name="ce39" office:value-type="float" office:value="0.348260690789474" calcext:value-type="float">
            <text:p>0,348260690789474</text:p>
          </table:table-cell>
          <table:table-cell table:number-columns-repeated="2"/>
        </table:table-row>
        <table:table-row table:style-name="ro4">
          <table:table-cell table:style-name="ce3" office:value-type="float" office:value="0.8" calcext:value-type="float">
            <text:p>0,8</text:p>
          </table:table-cell>
          <table:table-cell table:style-name="ce3" office:value-type="float" office:value="125" calcext:value-type="float">
            <text:p>125</text:p>
          </table:table-cell>
          <table:table-cell table:style-name="ce29" office:value-type="float" office:value="0.09" calcext:value-type="float">
            <text:p>0,09</text:p>
          </table:table-cell>
          <table:table-cell table:formula="of:=[.$E$14]*[.B15]+[.$F$14]*[.A15]+[.$G$14]" office:value-type="float" office:value="0.0815378289473684" calcext:value-type="float">
            <text:p>0,081537828947369</text:p>
          </table:table-cell>
          <table:table-cell table:style-name="ce32" office:value-type="float" office:value="0.000134167889415492" calcext:value-type="float">
            <text:p>0,000134167889415</text:p>
          </table:table-cell>
          <table:table-cell office:value-type="float" office:value="0.0112327820110186" calcext:value-type="float">
            <text:p>0,011232782011019</text:p>
          </table:table-cell>
          <table:table-cell table:style-name="ce39" office:value-type="float" office:value="0.0224413693100661" calcext:value-type="float">
            <text:p>0,022441369310066</text:p>
          </table:table-cell>
          <table:table-cell table:number-columns-repeated="2"/>
        </table:table-row>
        <table:table-row table:style-name="ro4">
          <table:table-cell table:style-name="ce3" office:value-type="float" office:value="0.8" calcext:value-type="float">
            <text:p>0,8</text:p>
          </table:table-cell>
          <table:table-cell table:style-name="ce3" office:value-type="float" office:value="100" calcext:value-type="float">
            <text:p>100</text:p>
          </table:table-cell>
          <table:table-cell table:style-name="ce29" office:value-type="float" office:value="0.12" calcext:value-type="float">
            <text:p>0,12</text:p>
          </table:table-cell>
          <table:table-cell table:formula="of:=[.$E$14]*[.B16]+[.$F$14]*[.A16]+[.$G$14]" office:value-type="float" office:value="0.128737664473684" calcext:value-type="float">
            <text:p>0,128737664473684</text:p>
          </table:table-cell>
          <table:table-cell table:style-name="ce33" office:value-type="float" office:value="0.974971920809785" calcext:value-type="float">
            <text:p>0,974971920809785</text:p>
          </table:table-cell>
          <table:table-cell office:value-type="float" office:value="0.00923246916280284" calcext:value-type="float">
            <text:p>0,009232469162803</text:p>
          </table:table-cell>
          <table:table-cell table:style-name="ce39" office:value-type="string" office:string-value="" calcext:value-type="error">
            <text:p>#N/DISP</text:p>
          </table:table-cell>
          <table:table-cell table:number-columns-repeated="2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29" office:value-type="float" office:value="0.11" calcext:value-type="float">
            <text:p>0,11</text:p>
          </table:table-cell>
          <table:table-cell table:formula="of:=[.$E$14]*[.B17]+[.$F$14]*[.A17]+[.$G$14]" office:value-type="float" office:value="0.121056743421053" calcext:value-type="float">
            <text:p>0,121056743421053</text:p>
          </table:table-cell>
          <table:table-cell table:style-name="ce32" office:value-type="float" office:value="136.342932947419" calcext:value-type="float">
            <text:p>136,342932947419</text:p>
          </table:table-cell>
          <table:table-cell office:value-type="float" office:value="7" calcext:value-type="float">
            <text:p>7</text:p>
          </table:table-cell>
          <table:table-cell table:style-name="ce39" office:value-type="string" office:string-value="" calcext:value-type="error">
            <text:p>#N/DISP</text:p>
          </table:table-cell>
          <table:table-cell table:number-columns-repeated="2"/>
        </table:table-row>
        <table:table-row table:style-name="ro4">
          <table:table-cell table:style-name="ce3" office:value-type="float" office:value="1.2" calcext:value-type="float">
            <text:p>1,2</text:p>
          </table:table-cell>
          <table:table-cell table:style-name="ce3" office:value-type="float" office:value="100" calcext:value-type="float">
            <text:p>100</text:p>
          </table:table-cell>
          <table:table-cell table:style-name="ce29" office:value-type="float" office:value="0.11" calcext:value-type="float">
            <text:p>0,11</text:p>
          </table:table-cell>
          <table:table-cell table:formula="of:=[.$E$14]*[.B18]+[.$F$14]*[.A18]+[.$G$14]" office:value-type="float" office:value="0.113375822368421" calcext:value-type="float">
            <text:p>0,113375822368421</text:p>
          </table:table-cell>
          <table:table-cell table:style-name="ce34" office:value-type="float" office:value="0.0232433305921053" calcext:value-type="float">
            <text:p>0,023243330592105</text:p>
          </table:table-cell>
          <table:table-cell table:style-name="ce37" office:value-type="float" office:value="0.000596669407894737" calcext:value-type="float">
            <text:p>0,000596669407895</text:p>
          </table:table-cell>
          <table:table-cell table:style-name="ce40" office:value-type="string" office:string-value="" calcext:value-type="error">
            <text:p>#N/DISP</text:p>
          </table:table-cell>
          <table:table-cell table:number-columns-repeated="2"/>
        </table:table-row>
        <table:table-row table:style-name="ro4">
          <table:table-cell table:style-name="ce3" office:value-type="float" office:value="1.4" calcext:value-type="float">
            <text:p>1,4</text:p>
          </table:table-cell>
          <table:table-cell table:style-name="ce3" office:value-type="float" office:value="100" calcext:value-type="float">
            <text:p>100</text:p>
          </table:table-cell>
          <table:table-cell table:style-name="ce29" office:value-type="float" office:value="0.1" calcext:value-type="float">
            <text:p>0,1</text:p>
          </table:table-cell>
          <table:table-cell table:formula="of:=[.$E$14]*[.B19]+[.$F$14]*[.A19]+[.$G$14]" office:value-type="float" office:value="0.10569490131579" calcext:value-type="float">
            <text:p>0,10569490131579</text:p>
          </table:table-cell>
          <table:table-cell table:number-columns-repeated="5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0.22" calcext:value-type="float">
            <text:p>0,22</text:p>
          </table:table-cell>
          <table:table-cell table:formula="of:=[.$E$14]*[.B20]+[.$F$14]*[.A20]+[.$G$14]" office:value-type="float" office:value="0.215456414473684" calcext:value-type="float">
            <text:p>0,215456414473684</text:p>
          </table:table-cell>
          <table:table-cell table:number-columns-repeated="5"/>
        </table:table-row>
        <table:table-row table:style-name="ro4">
          <table:table-cell table:style-name="ce3" office:value-type="float" office:value="1.2" calcext:value-type="float">
            <text:p>1,2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0.2" calcext:value-type="float">
            <text:p>0,2</text:p>
          </table:table-cell>
          <table:table-cell table:formula="of:=[.$E$14]*[.B21]+[.$F$14]*[.A21]+[.$G$14]" office:value-type="float" office:value="0.207775493421053" calcext:value-type="float">
            <text:p>0,207775493421053</text:p>
          </table:table-cell>
          <table:table-cell table:number-columns-repeated="5"/>
        </table:table-row>
        <table:table-row table:style-name="ro4">
          <table:table-cell table:style-name="ce3" office:value-type="float" office:value="1.6" calcext:value-type="float">
            <text:p>1,6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0.2" calcext:value-type="float">
            <text:p>0,2</text:p>
          </table:table-cell>
          <table:table-cell table:formula="of:=[.$E$14]*[.B22]+[.$F$14]*[.A22]+[.$G$14]" office:value-type="float" office:value="0.19241365131579" calcext:value-type="float">
            <text:p>0,19241365131579</text:p>
          </table:table-cell>
          <table:table-cell table:number-columns-repeated="5"/>
        </table:table-row>
        <table:table-row table:style-name="ro4">
          <table:table-cell table:style-name="ce3" office:value-type="float" office:value="1.8" calcext:value-type="float">
            <text:p>1,8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0.19" calcext:value-type="float">
            <text:p>0,19</text:p>
          </table:table-cell>
          <table:table-cell table:formula="of:=[.$E$14]*[.B23]+[.$F$14]*[.A23]+[.$G$14]" office:value-type="float" office:value="0.184732730263158" calcext:value-type="float">
            <text:p>0,184732730263158</text:p>
          </table:table-cell>
          <table:table-cell table:number-columns-repeated="5"/>
        </table:table-row>
        <table:table-row table:style-name="ro4">
          <table:table-cell office:value-type="float" office:value="0.4" calcext:value-type="float">
            <text:p>0,4</text:p>
          </table:table-cell>
          <table:table-cell office:value-type="float" office:value="250" calcext:value-type="float">
            <text:p>250</text:p>
          </table:table-cell>
          <table:table-cell/>
          <table:table-cell table:formula="of:=[.$E$14]*[.B24]+[.$F$14]*[.A24]+[.$G$14]" office:value-type="float" office:value="-0.139099506578947" calcext:value-type="float">
            <text:p>-0,139099506578947</text:p>
          </table:table-cell>
          <table:table-cell table:number-columns-repeated="5"/>
        </table:table-row>
        <table:table-row table:style-name="ro4">
          <table:table-cell table:number-columns-repeated="9"/>
        </table:table-row>
        <table:table-row table:style-name="ro4">
          <table:table-cell table:number-columns-repeated="4"/>
          <table:table-cell office:value-type="string" calcext:value-type="string">
            <text:p>bwt</text:p>
          </table:table-cell>
          <table:table-cell office:value-type="string" calcext:value-type="string">
            <text:p>bfbw</text:p>
          </table:table-cell>
          <table:table-cell office:value-type="string" calcext:value-type="string">
            <text:p>cte</text:p>
          </table:table-cell>
          <table:table-cell table:number-columns-repeated="2"/>
        </table:table-row>
        <table:table-row table:style-name="ro4">
          <table:table-cell table:number-columns-repeated="4"/>
          <table:table-cell table:style-name="ce35" office:value-type="string" calcext:value-type="string">
            <text:p>-0,001887993421053</text:p>
          </table:table-cell>
          <table:table-cell office:value-type="string" calcext:value-type="string">
            <text:p>-0,038404605263158</text:p>
          </table:table-cell>
          <table:table-cell office:value-type="string" calcext:value-type="string">
            <text:p>0,348260690789474</text:p>
          </table:table-cell>
          <table:table-cell table:number-columns-repeated="2"/>
        </table:table-row>
        <table:table-row table:style-name="ro4" table:number-rows-repeated="1048548">
          <table:table-cell table:number-columns-repeated="9"/>
        </table:table-row>
        <table:table-row table:style-name="ro4">
          <table:table-cell table:number-columns-repeated="9"/>
        </table:table-row>
      </table:table>
      <table:table table:name="Planilha3" table:style-name="ta1">
        <table:table-column table:style-name="co6" table:number-columns-repeated="3" table:default-cell-style-name="ce3"/>
        <table:table-column table:style-name="co6" table:default-cell-style-name="Default"/>
        <table:table-row table:style-name="ro1">
          <table:table-cell office:value-type="string" calcext:value-type="string">
            <text:p>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m</text:p>
          </table:table-cell>
          <table:table-cell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1.1" calcext:value-type="float">
            <text:p>1,1</text:p>
          </table:table-cell>
          <table:table-cell office:value-type="string" calcext:value-type="string">
            <text:p>kN/m</text:p>
          </table:table-cell>
          <table:table-cell/>
        </table:table-row>
        <table:table-row table:style-name="ro1">
          <table:table-cell office:value-type="string" calcext:value-type="string">
            <text:p>Mmx</text:p>
          </table:table-cell>
          <table:table-cell table:formula="of:=[.B2]*(([.B1]/100)^2)/8" office:value-type="float" office:value="0.55" calcext:value-type="float">
            <text:p>0,55</text:p>
          </table:table-cell>
          <table:table-cell office:value-type="string" calcext:value-type="string">
            <text:p>kN.m</text:p>
          </table:table-cell>
          <table:table-cell/>
        </table:table-row>
        <table:table-row table:style-name="ro1">
          <table:table-cell office:value-type="string" calcext:value-type="string">
            <text:p>Ma</text:p>
          </table:table-cell>
          <table:table-cell table:formula="of:=([.$B$2]*(([.$B$1])^2)/2)*([.D4]/([.$B$1]))*(1-[.D4]/([.$B$1]))/10000" office:value-type="float" office:value="0.4125" calcext:value-type="float">
            <text:p>0,4125</text:p>
          </table:table-cell>
          <table:table-cell table:formula="of:=1/4" office:value-type="float" office:value="0.25" calcext:value-type="float">
            <text:p>0,25</text:p>
          </table:table-cell>
          <table:table-cell table:style-name="ce3" table:formula="of:=[.C4]*[.$B$1]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b</text:p>
          </table:table-cell>
          <table:table-cell table:formula="of:=([.$B$2]*(([.$B$1])^2)/2)*([.D5]/([.$B$1]))*(1-[.D5]/([.$B$1]))/10000" office:value-type="float" office:value="0.55" calcext:value-type="float">
            <text:p>0,55</text:p>
          </table:table-cell>
          <table:table-cell table:formula="of:=1/2" office:value-type="float" office:value="0.5" calcext:value-type="float">
            <text:p>0,5</text:p>
          </table:table-cell>
          <table:table-cell table:style-name="ce3" table:formula="of:=[.C5]*[.$B$1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table:formula="of:=([.$B$2]*(([.$B$1])^2)/2)*([.D6]/([.$B$1]))*(1-[.D6]/([.$B$1]))/10000" office:value-type="float" office:value="0.4125" calcext:value-type="float">
            <text:p>0,4125</text:p>
          </table:table-cell>
          <table:table-cell table:formula="of:=3/4" office:value-type="float" office:value="0.75" calcext:value-type="float">
            <text:p>0,75</text:p>
          </table:table-cell>
          <table:table-cell table:style-name="ce3" table:formula="of:=[.C6]*[.$B$1]" office:value-type="float" office:value="150" calcext:value-type="float">
            <text:p>150</text:p>
          </table:table-cell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Mx</text:p>
          </table:table-cell>
          <table:table-cell table:formula="of:=([.$B$2]*(([.$B$1])^2)/2)*([.C8]/([.$B$1]))*(1-[.C8]/([.$B$1]))/10000" office:value-type="float" office:value="0.55" calcext:value-type="float">
            <text:p>0,5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Nmx</text:p>
          </table:table-cell>
          <table:table-cell table:formula="of:=[.B2]*([.B1]/100)/2*(1-([.D10]/100))" office:value-type="float" office:value="1.1" calcext:value-type="float">
            <text:p>1,1</text:p>
          </table:table-cell>
          <table:table-cell table:style-name="Default"/>
          <table:table-cell table:style-name="ce3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'prfs nbr 6355_2'.G2:'prfs nbr 6355_2'.Q87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number number:decimal-places="16" loext:min-decimal-places="16" number:min-integer-digits="1"/>
    </number:number-style>
    <number:number-style style:name="N112">
      <number:number number:decimal-places="17" loext:min-decimal-places="17" number:min-integer-digits="1"/>
    </number:number-style>
    <number:number-style style:name="N113">
      <number:number number:decimal-places="18" loext:min-decimal-places="18" number:min-integer-digits="1"/>
    </number:number-style>
    <number:number-style style:name="N114">
      <number:number number:decimal-places="15" loext:min-decimal-places="15" number:min-integer-digits="1"/>
    </number:number-style>
    <number:number-style style:name="N115">
      <number:number number:decimal-places="14" loext:min-decimal-places="14" number:min-integer-digits="1"/>
    </number:number-style>
    <number:number-style style:name="N116">
      <number:number number:decimal-places="13" loext:min-decimal-places="13" number:min-integer-digits="1"/>
    </number:number-style>
    <number:number-style style:name="N117">
      <number:number number:decimal-places="12" loext:min-decimal-places="12" number:min-integer-digits="1"/>
    </number:number-style>
    <number:number-style style:name="N118">
      <number:number number:decimal-places="11" loext:min-decimal-places="11" number:min-integer-digits="1"/>
    </number:number-style>
    <number:number-style style:name="N119">
      <number:number number:decimal-places="10" loext:min-decimal-places="10" number:min-integer-digits="1"/>
    </number:number-style>
    <number:number-style style:name="N120">
      <number:number number:decimal-places="9" loext:min-decimal-places="9" number:min-integer-digits="1"/>
    </number:number-style>
    <number:number-style style:name="N121">
      <number:number number:decimal-places="8" loext:min-decimal-places="8" number:min-integer-digits="1"/>
    </number:number-style>
    <number:number-style style:name="N122">
      <number:number number:decimal-places="7" loext:min-decimal-places="7" number:min-integer-digits="1"/>
    </number:number-style>
    <number:number-style style:name="N123">
      <number:number number:decimal-places="6" loext:min-decimal-places="6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4" loext:min-decimal-places="4" number:min-integer-digits="1"/>
    </number:number-style>
    <number:number-style style:name="N126">
      <number:number number:min-integer-digits="1"/>
      <number:text>º</number:text>
    </number:number-style>
    <number:number-style style:name="N127">
      <number:number number:decimal-places="3" loext:min-decimal-places="3" number:min-integer-digits="1" number:grouping="true"/>
    </number:number-style>
    <number:number-style style:name="N128">
      <number:number number:decimal-places="3" loext:min-decimal-places="3" number:min-integer-digits="1"/>
    </number:number-style>
    <number:number-style style:name="N130P0" style:volatile="true">
      <number:text>R$ </number:text>
      <number:number number:decimal-places="0" loext:min-decimal-places="0" number:min-integer-digits="1" number:grouping="true"/>
    </number:number-style>
    <number:number-style style:name="N130">
      <number:text>-R$ </number:text>
      <number:number number:decimal-places="0" loext:min-decimal-places="0" number:min-integer-digits="1" number:grouping="true"/>
      <style:map style:condition="value()&gt;=0" style:apply-style-name="N130P0"/>
    </number:number-style>
    <number:number-style style:name="N131P0" style:volatile="true">
      <number:text>R$ </number:text>
      <number:number number:decimal-places="0" loext:min-decimal-places="0" number:min-integer-digits="1" number:grouping="true"/>
    </number:number-style>
    <number:number-style style:name="N131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31P0"/>
    </number:number-style>
    <number:number-style style:name="N133P0" style:volatile="true">
      <number:text>R$ </number:text>
      <number:number number:decimal-places="2" loext:min-decimal-places="2" number:min-integer-digits="1" number:grouping="true"/>
    </number:number-style>
    <number:number-style style:name="N133">
      <number:text>-R$ </number:text>
      <number:number number:decimal-places="2" loext:min-decimal-places="2" number:min-integer-digits="1" number:grouping="true"/>
      <style:map style:condition="value()&gt;=0" style:apply-style-name="N133P0"/>
    </number:number-style>
    <number:number-style style:name="N134P0" style:volatile="true">
      <number:text>R$ </number:text>
      <number:number number:decimal-places="2" loext:min-decimal-places="2" number:min-integer-digits="1" number:grouping="true"/>
    </number:number-style>
    <number:number-style style:name="N134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34P0"/>
    </number:number-style>
    <number:number-style style:name="N135P0" style:volatile="true">
      <number:number number:decimal-places="0" loext:min-decimal-places="0" number:min-integer-digits="1" number:grouping="true"/>
    </number:number-style>
    <number:number-style style:name="N135">
      <number:text>-</number:text>
      <number:number number:decimal-places="0" loext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0" loext:min-decimal-places="0" number:min-integer-digits="1" number:grouping="true"/>
    </number:number-style>
    <number:number-style style:name="N13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</number:number-style>
    <number:number-style style:name="N137">
      <number:text>-</number:text>
      <number:number number:decimal-places="2" loext:min-decimal-places="2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loext:min-decimal-places="2" number:min-integer-digits="1" number:grouping="true"/>
    </number:number-style>
    <number:number-style style:name="N13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8P0"/>
    </number:number-style>
    <number:number-style style:name="N14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2P2" style:volatile="true">
      <loext:text> </loext:text>
      <loext:fill-character> </loext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2" style:volatile="true">
      <loext:text> R$ 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6P0" style:volatile="true">
      <number:text>Sim</number:text>
    </number:number-style>
    <number:number-style style:name="N156P1" style:volatile="true">
      <number:text>Sim</number:text>
    </number:number-style>
    <number:number-style style:name="N156">
      <number:text>Não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Verdadeiro</number:text>
    </number:number-style>
    <number:number-style style:name="N158P1" style:volatile="true">
      <number:text>Verdadeiro</number:text>
    </number:number-style>
    <number:number-style style:name="N158">
      <number:text>Fals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Ativado</number:text>
    </number:number-style>
    <number:number-style style:name="N160P1" style:volatile="true">
      <number:text>Ativado</number:text>
    </number:number-style>
    <number:number-style style:name="N160">
      <number:text>Desativado</number:text>
      <style:map style:condition="value()&gt;0" style:apply-style-name="N160P0"/>
      <style:map style:condition="value()&lt;0" style:apply-style-name="N160P1"/>
    </number:number-style>
    <number:currency-style style:name="N162P0" style:volatile="true"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percentage-style style:name="N163">
      <number:number number:decimal-places="1" loext:min-decimal-places="1" number:min-integer-digits="1"/>
      <number:text>%</number:text>
    </number:percentage-style>
    <number:number-style style:name="N166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66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6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">
      <number:number number:decimal-places="1" loext:min-decimal-places="1" number:min-integer-digits="1"/>
    </number:number-style>
    <number:number-style style:name="N168">
      <number:number number:decimal-places="4" loext:min-decimal-places="4" number:min-integer-digits="1" number:grouping="true"/>
    </number:number-style>
    <number:number-style style:name="N169">
      <number:number number:decimal-places="5" loext:min-decimal-places="5" number:min-integer-digits="1" number:grouping="true"/>
    </number:number-style>
    <number:number-style style:name="N170">
      <number:number number:decimal-places="6" loext:min-decimal-places="6" number:min-integer-digits="1" number:grouping="true"/>
    </number:number-style>
    <number:number-style style:name="N2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2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20107P0"/>
    </number:number-style>
    <number:number-style style:name="N2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2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20108P0"/>
    </number:number-style>
    <number:number-style style:name="N2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2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20109P0"/>
    </number:number-style>
    <number:number-style style:name="N2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2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20110P0"/>
    </number:number-style>
    <number:date-style style:name="N20111" number:language="pt" number:country="BR">
      <number:day/>
      <number:text>/</number:text>
      <number:month/>
      <number:text>/</number:text>
      <number:year number:style="long"/>
    </number:date-style>
    <number:date-style style:name="N20112" number:language="pt" number:country="BR">
      <number:day/>
      <number:text>/</number:text>
      <number:month number:textual="true"/>
      <number:text>/</number:text>
      <number:year/>
    </number:date-style>
    <number:date-style style:name="N20113" number:language="pt" number:country="BR">
      <number:day/>
      <number:text>/</number:text>
      <number:month number:textual="true"/>
    </number:date-style>
    <number:date-style style:name="N20114" number:language="pt" number:country="BR">
      <number:month number:textual="true"/>
      <number:text>/</number:text>
      <number:year/>
    </number:date-style>
    <number:time-style style:name="N20115" number:language="pt" number:country="BR">
      <number:hours/>
      <number:text>:</number:text>
      <number:minutes number:style="long"/>
      <number:text> </number:text>
      <number:am-pm/>
    </number:time-style>
    <number:time-style style:name="N2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2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2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18P0"/>
    </number:number-style>
    <number:number-style style:name="N2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2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19P0"/>
    </number:number-style>
    <number:number-style style:name="N2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2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20P0"/>
    </number:number-style>
    <number:number-style style:name="N2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2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21P0"/>
    </number:number-style>
    <number:number-style style:name="N2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0122P2" style:volatile="true" number:language="pt" number:country="BR">
      <loext:text> </loext:text>
      <loext:fill-character> </loext:fill-character>
      <number:text>- </number:text>
    </number:number-style>
    <number:text-style style:name="N20122" number:language="pt" number:country="BR">
      <number:text> </number:text>
      <number:text-content/>
      <number:text> </number:text>
      <style:map style:condition="value()&gt;0" style:apply-style-name="N20122P0"/>
      <style:map style:condition="value()&lt;0" style:apply-style-name="N20122P1"/>
      <style:map style:condition="value()=0" style:apply-style-name="N20122P2"/>
    </number:text-style>
    <number:number-style style:name="N2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0123P2" style:volatile="true" number:language="pt" number:country="BR">
      <loext:text> R$ </loext:text>
      <loext:fill-character> </loext:fill-character>
      <number:text>- </number:text>
    </number:number-style>
    <number:text-style style:name="N20123" number:language="pt" number:country="BR">
      <number:text> </number:text>
      <number:text-content/>
      <number:text> </number:text>
      <style:map style:condition="value()&gt;0" style:apply-style-name="N20123P0"/>
      <style:map style:condition="value()&lt;0" style:apply-style-name="N20123P1"/>
      <style:map style:condition="value()=0" style:apply-style-name="N20123P2"/>
    </number:text-style>
    <number:number-style style:name="N2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24" number:language="pt" number:country="BR">
      <number:text> </number:text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25" number:language="pt" number:country="BR">
      <number:text> </number:text>
      <number:text-content/>
      <number:text> </number:text>
      <style:map style:condition="value()&gt;0" style:apply-style-name="N20125P0"/>
      <style:map style:condition="value()&lt;0" style:apply-style-name="N20125P1"/>
      <style:map style:condition="value()=0" style:apply-style-name="N20125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Sem_20_título1" style:display-name="Sem título1" style:family="table-cell" style:parent-style-name="Default">
      <style:table-cell-properties fo:background-color="#fff9ae" loext:vertical-justify="auto"/>
      <style:paragraph-properties css3t:text-justify="auto"/>
      <style:text-properties fo:color="#ce181e"/>
    </style:style>
    <style:style style:name="Sem_20_título2" style:display-name="Sem título2" style:family="table-cell" style:parent-style-name="Default">
      <style:table-cell-properties fo:background-color="#ffdaa2"/>
      <style:text-properties fo:color="#ce181e"/>
    </style:style>
    <style:style style:name="Sem_20_título4" style:display-name="Sem título4" style:family="table-cell" style:parent-style-name="Default">
      <style:table-cell-properties fo:background-color="#bee3d3"/>
    </style:style>
    <style:style style:name="Sem_20_título5" style:display-name="Sem título5" style:family="table-cell" style:parent-style-name="Default">
      <style:table-cell-properties fo:background-color="#fcd3c1"/>
    </style:style>
    <style:style style:name="Sem_20_título3" style:display-name="Sem título3" style:family="table-cell" style:parent-style-name="Default">
      <style:table-cell-properties fo:background-color="#f8aa97"/>
      <style:text-properties fo:color="#ff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7">00/00/0000</text:date>, <text:time style:data-style-name="N2" text:time-value="09:38:29.01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5T16:47:38.847000000</meta:creation-date>
    <dc:date>2021-07-07T12:32:59.003000000</dc:date>
    <meta:editing-duration>PT1H30M45S</meta:editing-duration>
    <meta:editing-cycles>8</meta:editing-cycles>
    <meta:generator>LibreOffice/6.0.6.2$Windows_X86_64 LibreOffice_project/0c292870b25a325b5ed35f6b45599d2ea4458e77</meta:generator>
    <meta:document-statistic meta:table-count="3" meta:cell-count="2015" meta:object-count="0"/>
  </office:meta>
</office:document-meta>
</file>